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mputer Modern" svg:font-family="'Computer 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yriadProular" svg:font-family="MyriadProular"/>
    <style:font-face style:name="Nimbus Roman No9 L" svg:font-family="'Nimbus Roman No9 L'"/>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59cm" fo:break-before="page" table:align="margins"/>
    </style:style>
    <style:style style:name="Таблица1.A" style:family="table-column">
      <style:table-column-properties style:column-width="8.793cm" style:rel-column-width="4985*"/>
    </style:style>
    <style:style style:name="Таблица1.B" style:family="table-column">
      <style:table-column-properties style:column-width="8.797cm" style:rel-column-width="4987*"/>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3" style:family="table-row">
      <style:table-row-properties style:min-row-height="9.195cm"/>
    </style:style>
    <style:style style:name="Таблица1.6" style:family="table-row">
      <style:table-row-properties style:min-row-height="3.552cm"/>
    </style:style>
    <style:style style:name="Таблица1.7" style:family="table-row">
      <style:table-row-properties style:min-row-height="10.303cm"/>
    </style:style>
    <style:style style:name="P1" style:family="paragraph" style:parent-style-name="Table_20_Contents">
      <style:text-properties officeooo:paragraph-rsid="00099e0c"/>
    </style:style>
    <style:style style:name="P2" style:family="paragraph" style:parent-style-name="Table_20_Contents">
      <style:text-properties officeooo:paragraph-rsid="000aea0d"/>
    </style:style>
    <style:style style:name="P3" style:family="paragraph" style:parent-style-name="Table_20_Contents">
      <style:text-properties officeooo:paragraph-rsid="000afc6f"/>
    </style:style>
    <style:style style:name="P4" style:family="paragraph" style:parent-style-name="Table_20_Contents">
      <style:text-properties officeooo:rsid="000afc6f" officeooo:paragraph-rsid="000afc6f"/>
    </style:style>
    <style:style style:name="P5" style:family="paragraph" style:parent-style-name="Table_20_Contents">
      <style:text-properties officeooo:rsid="000afc6f" officeooo:paragraph-rsid="000ca7a6"/>
    </style:style>
    <style:style style:name="P6" style:family="paragraph" style:parent-style-name="Table_20_Contents">
      <style:text-properties officeooo:paragraph-rsid="000ca7a6"/>
    </style:style>
    <style:style style:name="P7" style:family="paragraph" style:parent-style-name="Table_20_Contents">
      <style:text-properties officeooo:paragraph-rsid="000d31a2"/>
    </style:style>
    <style:style style:name="P8" style:family="paragraph" style:parent-style-name="Table_20_Contents">
      <style:text-properties officeooo:paragraph-rsid="000d3e30"/>
    </style:style>
    <style:style style:name="P9" style:family="paragraph" style:parent-style-name="Table_20_Contents">
      <style:text-properties officeooo:rsid="000df048" officeooo:paragraph-rsid="000df048"/>
    </style:style>
    <style:style style:name="P10" style:family="paragraph" style:parent-style-name="Table_20_Contents">
      <style:text-properties officeooo:paragraph-rsid="000df048"/>
    </style:style>
    <style:style style:name="P11" style:family="paragraph" style:parent-style-name="Table_20_Contents">
      <style:text-properties officeooo:paragraph-rsid="000f6579"/>
    </style:style>
    <style:style style:name="P12" style:family="paragraph" style:parent-style-name="Table_20_Contents">
      <style:text-properties officeooo:paragraph-rsid="00103c2e"/>
    </style:style>
    <style:style style:name="P13" style:family="paragraph" style:parent-style-name="Table_20_Contents">
      <style:text-properties officeooo:paragraph-rsid="000ca7a6"/>
    </style:style>
    <style:style style:name="P14" style:family="paragraph" style:parent-style-name="Table_20_Contents">
      <style:text-properties officeooo:paragraph-rsid="00103c2e"/>
    </style:style>
    <style:style style:name="P15" style:family="paragraph" style:parent-style-name="Table_20_Contents">
      <style:text-properties officeooo:paragraph-rsid="0011fa32"/>
    </style:style>
    <style:style style:name="P16" style:family="paragraph" style:parent-style-name="Table_20_Contents">
      <style:text-properties officeooo:paragraph-rsid="0013eea9"/>
    </style:style>
    <style:style style:name="P17" style:family="paragraph" style:parent-style-name="Table_20_Contents">
      <style:text-properties fo:font-weight="bold" officeooo:paragraph-rsid="000ca7a6" style:font-weight-asian="bold" style:font-weight-complex="bold"/>
    </style:style>
    <style:style style:name="P18" style:family="paragraph" style:parent-style-name="Table_20_Contents">
      <style:text-properties fo:font-weight="bold" officeooo:paragraph-rsid="00103c2e" style:font-weight-asian="bold" style:font-weight-complex="bold"/>
    </style:style>
    <style:style style:name="P19" style:family="paragraph" style:parent-style-name="Table_20_Contents">
      <style:text-properties fo:font-weight="bold" officeooo:paragraph-rsid="0018b3e1" style:font-weight-asian="bold" style:font-weight-complex="bold"/>
    </style:style>
    <style:style style:name="P20" style:family="paragraph" style:parent-style-name="Table_20_Contents">
      <style:text-properties fo:font-weight="bold" officeooo:paragraph-rsid="001bf3a4"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fo:font-weight="bold" officeooo:rsid="001cb642" officeooo:paragraph-rsid="001cb642" style:font-weight-asian="bold" style:font-weight-complex="bold"/>
    </style:style>
    <style:style style:name="P23" style:family="paragraph" style:parent-style-name="Table_20_Contents">
      <style:text-properties fo:font-weight="normal" officeooo:paragraph-rsid="00103c2e" style:font-weight-asian="normal" style:font-weight-complex="normal"/>
    </style:style>
    <style:style style:name="P24" style:family="paragraph" style:parent-style-name="Table_20_Contents">
      <style:text-properties fo:font-weight="normal" officeooo:paragraph-rsid="0013eea9" style:font-weight-asian="normal" style:font-weight-complex="normal"/>
    </style:style>
    <style:style style:name="P25" style:family="paragraph" style:parent-style-name="Table_20_Contents">
      <style:text-properties fo:font-weight="normal" officeooo:paragraph-rsid="00157b4d" style:font-weight-asian="normal" style:font-weight-complex="normal"/>
    </style:style>
    <style:style style:name="P26" style:family="paragraph" style:parent-style-name="Table_20_Contents">
      <style:text-properties fo:font-weight="normal" officeooo:paragraph-rsid="0016f84a" style:font-weight-asian="normal" style:font-weight-complex="normal"/>
    </style:style>
    <style:style style:name="P27" style:family="paragraph" style:parent-style-name="Table_20_Contents">
      <style:text-properties fo:font-weight="normal" officeooo:paragraph-rsid="0018b3e1" style:font-weight-asian="normal" style:font-weight-complex="normal"/>
    </style:style>
    <style:style style:name="P28" style:family="paragraph" style:parent-style-name="Table_20_Contents">
      <style:text-properties fo:font-weight="normal" officeooo:paragraph-rsid="001a89f1" style:font-weight-asian="normal" style:font-weight-complex="normal"/>
    </style:style>
    <style:style style:name="P29" style:family="paragraph" style:parent-style-name="Table_20_Contents">
      <style:text-properties fo:font-weight="normal" officeooo:paragraph-rsid="001aaf6a" style:font-weight-asian="normal" style:font-weight-complex="normal"/>
    </style:style>
    <style:style style:name="P30" style:family="paragraph" style:parent-style-name="Table_20_Contents">
      <style:text-properties fo:font-weight="normal" officeooo:paragraph-rsid="001bf3a4" style:font-weight-asian="normal" style:font-weight-complex="normal"/>
    </style:style>
    <style:style style:name="P31" style:family="paragraph" style:parent-style-name="Table_20_Contents">
      <style:text-properties fo:font-weight="normal" officeooo:paragraph-rsid="001cb642" style:font-weight-asian="normal" style:font-weight-complex="normal"/>
    </style:style>
    <style:style style:name="P32" style:family="paragraph" style:parent-style-name="Table_20_Contents">
      <style:text-properties fo:font-weight="normal" officeooo:paragraph-rsid="001ee8fb" style:font-weight-asian="normal" style:font-weight-complex="normal"/>
    </style:style>
    <style:style style:name="P33" style:family="paragraph" style:parent-style-name="Table_20_Contents">
      <style:text-properties fo:font-weight="normal" officeooo:paragraph-rsid="001fcefe" style:font-weight-asian="normal" style:font-weight-complex="normal"/>
    </style:style>
    <style:style style:name="P34" style:family="paragraph" style:parent-style-name="Table_20_Contents">
      <style:text-properties fo:font-weight="normal" officeooo:paragraph-rsid="0020ab7a" style:font-weight-asian="normal" style:font-weight-complex="normal"/>
    </style:style>
    <style:style style:name="P35" style:family="paragraph" style:parent-style-name="Table_20_Contents">
      <style:text-properties officeooo:paragraph-rsid="00157b4d"/>
    </style:style>
    <style:style style:name="P36" style:family="paragraph" style:parent-style-name="Table_20_Contents">
      <style:text-properties officeooo:paragraph-rsid="0016f84a"/>
    </style:style>
    <style:style style:name="P37" style:family="paragraph" style:parent-style-name="Table_20_Contents">
      <style:text-properties officeooo:paragraph-rsid="0018b3e1"/>
    </style:style>
    <style:style style:name="P38" style:family="paragraph" style:parent-style-name="Table_20_Contents">
      <style:text-properties officeooo:paragraph-rsid="001a89f1"/>
    </style:style>
    <style:style style:name="P39" style:family="paragraph" style:parent-style-name="Table_20_Contents">
      <style:text-properties officeooo:paragraph-rsid="001aaf6a"/>
    </style:style>
    <style:style style:name="P40" style:family="paragraph" style:parent-style-name="Table_20_Contents">
      <style:text-properties officeooo:paragraph-rsid="001bf3a4"/>
    </style:style>
    <style:style style:name="P41" style:family="paragraph" style:parent-style-name="Table_20_Contents">
      <style:text-properties officeooo:paragraph-rsid="001cb642"/>
    </style:style>
    <style:style style:name="P42" style:family="paragraph" style:parent-style-name="Table_20_Contents">
      <style:text-properties officeooo:rsid="001cb642" officeooo:paragraph-rsid="001cb642"/>
    </style:style>
    <style:style style:name="P43" style:family="paragraph" style:parent-style-name="Table_20_Contents">
      <style:text-properties officeooo:rsid="001cb642" officeooo:paragraph-rsid="001ee8fb"/>
    </style:style>
    <style:style style:name="P44" style:family="paragraph" style:parent-style-name="Table_20_Contents">
      <style:text-properties officeooo:paragraph-rsid="00221396"/>
    </style:style>
    <style:style style:name="P45" style:family="paragraph" style:parent-style-name="Table_20_Contents">
      <style:text-properties officeooo:rsid="00221396" officeooo:paragraph-rsid="00221396"/>
    </style:style>
    <style:style style:name="P46" style:family="paragraph">
      <loext:graphic-properties draw:fill="none"/>
    </style:style>
    <style:style style:name="P47" style:family="paragraph">
      <style:paragraph-properties fo:text-align="start" style:writing-mode="lr-tb"/>
    </style:style>
    <style:style style:name="P48" style:family="paragraph">
      <loext:graphic-properties draw:fill="none"/>
      <style:paragraph-properties fo:text-align="start" style:writing-mode="lr-tb"/>
      <style:text-properties fo:font-size="10.3999996185303pt" style:font-size-asian="10.3999996185303pt" style:font-size-complex="10.3999996185303pt"/>
    </style:style>
    <style:style style:name="P49" style:family="paragraph">
      <loext:graphic-properties draw:fill="none"/>
      <style:paragraph-properties fo:text-align="start" style:writing-mode="lr-tb"/>
      <style:text-properties fo:font-size="7.59999990463257pt" style:font-size-asian="7.59999990463257pt" style:font-size-complex="7.59999990463257pt"/>
    </style:style>
    <style:style style:name="P50" style:family="paragraph">
      <loext:graphic-properties draw:fill="none"/>
      <style:paragraph-properties fo:text-align="start" style:writing-mode="lr-tb"/>
      <style:text-properties fo:font-size="10.8999996185303pt" style:font-size-asian="10.8999996185303pt" style:font-size-complex="10.8999996185303pt"/>
    </style:style>
    <style:style style:name="P51" style:family="paragraph">
      <loext:graphic-properties draw:fill="none"/>
      <style:paragraph-properties fo:text-align="start" style:writing-mode="lr-tb"/>
      <style:text-properties fo:font-size="8pt" style:font-size-asian="8pt" style:font-size-complex="8pt"/>
    </style:style>
    <style:style style:name="P52" style:family="paragraph">
      <loext:graphic-properties draw:fill="solid" draw:fill-color="#ab84c9"/>
    </style:style>
    <style:style style:name="P53" style:family="paragraph">
      <loext:graphic-properties draw:fill="solid" draw:fill-color="#393939"/>
    </style:style>
    <style:style style:name="P54" style:family="paragraph">
      <loext:graphic-properties draw:fill="solid" draw:fill-color="#bee6a7"/>
    </style:style>
    <style:style style:name="P55" style:family="paragraph">
      <loext:graphic-properties draw:fill="solid" draw:fill-color="#c2c5e8"/>
    </style:style>
    <style:style style:name="P56" style:family="paragraph">
      <loext:graphic-properties draw:fill="solid" draw:fill-color="#ffffff"/>
    </style:style>
    <style:style style:name="P57" style:family="paragraph">
      <loext:graphic-properties draw:fill="none"/>
      <style:paragraph-properties fo:text-align="start" style:writing-mode="lr-tb"/>
      <style:text-properties fo:font-size="10.3000001907349pt" style:font-size-asian="10.3000001907349pt" style:font-size-complex="10.3000001907349pt"/>
    </style:style>
    <style:style style:name="P58" style:family="paragraph">
      <loext:graphic-properties draw:fill="none"/>
      <style:paragraph-properties fo:text-align="start" style:writing-mode="lr-tb"/>
      <style:text-properties fo:font-size="9pt" style:font-size-asian="9pt" style:font-size-complex="9pt"/>
    </style:style>
    <style:style style:name="P59" style:family="paragraph">
      <loext:graphic-properties draw:fill="solid" draw:fill-color="#d3d2d0"/>
    </style:style>
    <style:style style:name="P60" style:family="paragraph">
      <loext:graphic-properties draw:fill="solid" draw:fill-color="#f0f0ef"/>
    </style:style>
    <style:style style:name="P61" style:family="paragraph">
      <loext:graphic-properties draw:fill="solid" draw:fill-color="#242221"/>
    </style:style>
    <style:style style:name="P62" style:family="paragraph">
      <loext:graphic-properties draw:fill="solid" draw:fill-color="#8cd144"/>
    </style:style>
    <style:style style:name="P63" style:family="paragraph">
      <loext:graphic-properties draw:fill="solid" draw:fill-color="#929ed7"/>
    </style:style>
    <style:style style:name="P64" style:family="paragraph">
      <loext:graphic-properties draw:fill="solid" draw:fill-color="#faf9aa"/>
    </style:style>
    <style:style style:name="P65" style:family="paragraph">
      <loext:graphic-properties draw:fill="none"/>
      <style:paragraph-properties fo:text-align="start" style:writing-mode="lr-tb"/>
      <style:text-properties fo:font-size="12.3000001907349pt" style:font-size-asian="12.3000001907349pt" style:font-size-complex="12.3000001907349pt"/>
    </style:style>
    <style:style style:name="P66" style:family="paragraph">
      <loext:graphic-properties draw:fill="solid" draw:fill-color="#3a3a3a"/>
    </style:style>
    <style:style style:name="P67" style:family="paragraph">
      <loext:graphic-properties draw:fill="none"/>
      <style:paragraph-properties fo:text-align="start" style:writing-mode="lr-tb"/>
      <style:text-properties fo:font-size="4.30000019073486pt" style:font-size-asian="4.30000019073486pt" style:font-size-complex="4.30000019073486pt"/>
    </style:style>
    <style:style style:name="P68" style:family="paragraph">
      <loext:graphic-properties draw:fill="none"/>
      <style:paragraph-properties fo:text-align="start" style:writing-mode="lr-tb"/>
      <style:text-properties fo:font-size="10.8000001907349pt" style:font-size-asian="10.8000001907349pt" style:font-size-complex="10.8000001907349pt"/>
    </style:style>
    <style:style style:name="T1" style:family="text">
      <style:text-properties officeooo:rsid="00087f5c"/>
    </style:style>
    <style:style style:name="T2" style:family="text">
      <style:text-properties officeooo:rsid="00099e0c"/>
    </style:style>
    <style:style style:name="T3" style:family="text">
      <style:text-properties officeooo:rsid="000ca7a6"/>
    </style:style>
    <style:style style:name="T4" style:family="text">
      <style:text-properties officeooo:rsid="000d3e30"/>
    </style:style>
    <style:style style:name="T5" style:family="text">
      <style:text-properties officeooo:rsid="000df048"/>
    </style:style>
    <style:style style:name="T6" style:family="text">
      <style:text-properties officeooo:rsid="001044c5"/>
    </style:style>
    <style:style style:name="T7" style:family="text">
      <style:text-properties officeooo:rsid="0013eea9"/>
    </style:style>
    <style:style style:name="T8" style:family="text">
      <style:text-properties fo:font-weight="bold" style:font-weight-asian="bold" style:font-weight-complex="bold"/>
    </style:style>
    <style:style style:name="T9" style:family="text">
      <style:text-properties officeooo:rsid="0018b3e1"/>
    </style:style>
    <style:style style:name="T10" style:family="text">
      <style:text-properties officeooo:rsid="001aaf6a"/>
    </style:style>
    <style:style style:name="T11" style:family="text">
      <style:text-properties officeooo:rsid="001ee8fb"/>
    </style:style>
    <style:style style:name="T12" style:family="text">
      <style:text-properties officeooo:rsid="0020ab7a"/>
    </style:style>
    <style:style style:name="T13" style:family="text">
      <style:text-properties fo:color="#000000" loext:opacity="100%" style:font-name="Nimbus Roman No9 L" fo:font-size="10.3999996185303pt" style:font-size-asian="10.3999996185303pt" style:font-name-complex="Nimbus Roman No9 L" style:font-size-complex="10.3999996185303pt"/>
    </style:style>
    <style:style style:name="T14" style:family="text">
      <style:text-properties fo:color="#000000" loext:opacity="100%" style:font-name="Nimbus Roman No9 L" fo:font-size="7.59999990463257pt" style:font-size-asian="7.59999990463257pt" style:font-name-complex="Nimbus Roman No9 L" style:font-size-complex="7.59999990463257pt"/>
    </style:style>
    <style:style style:name="T15" style:family="text">
      <style:text-properties fo:color="#000000" loext:opacity="100%" style:font-name="Computer Modern" fo:font-size="10.3999996185303pt" fo:font-style="italic" style:font-size-asian="10.3999996185303pt" style:font-name-complex="Computer Modern" style:font-size-complex="10.3999996185303pt" style:font-style-complex="italic"/>
    </style:style>
    <style:style style:name="T16" style:family="text">
      <style:text-properties fo:color="#000000" loext:opacity="100%" style:font-name="Nimbus Roman No9 L" fo:font-size="10.8999996185303pt" fo:font-weight="bold" style:font-size-asian="10.8999996185303pt" style:font-name-complex="Nimbus Roman No9 L" style:font-size-complex="10.8999996185303pt" style:font-weight-complex="bold"/>
    </style:style>
    <style:style style:name="T17" style:family="text">
      <style:text-properties fo:color="#000000" loext:opacity="100%" style:font-name="Nimbus Roman No9 L" fo:font-size="10.8999996185303pt" style:font-size-asian="10.8999996185303pt" style:font-name-complex="Nimbus Roman No9 L" style:font-size-complex="10.8999996185303pt"/>
    </style:style>
    <style:style style:name="T18" style:family="text">
      <style:text-properties fo:color="#000000" loext:opacity="100%" style:font-name="Nimbus Roman No9 L" fo:font-size="8pt" style:font-size-asian="8pt" style:font-name-complex="Nimbus Roman No9 L" style:font-size-complex="8pt"/>
    </style:style>
    <style:style style:name="T19" style:family="text">
      <style:text-properties fo:color="#000080" loext:opacity="100%" style:font-name="Nimbus Roman No9 L" fo:font-size="10.8999996185303pt" style:font-size-asian="10.8999996185303pt" style:font-name-complex="Nimbus Roman No9 L" style:font-size-complex="10.8999996185303pt"/>
    </style:style>
    <style:style style:name="T20" style:family="text">
      <style:text-properties fo:color="#000000" loext:opacity="100%" style:font-name="Computer Modern" fo:font-size="8pt" fo:font-style="italic" style:font-size-asian="8pt" style:font-name-complex="Computer Modern" style:font-size-complex="8pt" style:font-style-complex="italic"/>
    </style:style>
    <style:style style:name="T21" style:family="text">
      <style:text-properties fo:color="#000000" loext:opacity="100%" style:font-name="Computer Modern" fo:font-size="10.8999996185303pt" fo:font-style="italic" style:font-size-asian="10.8999996185303pt" style:font-name-complex="Computer Modern" style:font-size-complex="10.8999996185303pt" style:font-style-complex="italic"/>
    </style:style>
    <style:style style:name="T22" style:family="text">
      <style:text-properties fo:color="#000000" loext:opacity="100%" style:font-name="Computer Modern" fo:font-size="10.8999996185303pt" style:font-size-asian="10.8999996185303pt" style:font-name-complex="Computer Modern" style:font-size-complex="10.8999996185303pt"/>
    </style:style>
    <style:style style:name="T23" style:family="text">
      <style:text-properties fo:color="#000000" loext:opacity="100%" style:font-name="Computer Modern" fo:font-size="8pt" style:font-size-asian="8pt" style:font-name-complex="Computer Modern" style:font-size-complex="8pt"/>
    </style:style>
    <style:style style:name="T24" style:family="text">
      <style:text-properties fo:color="#000000" loext:opacity="100%" style:font-name="Computer Modern" fo:font-size="10.8999996185303pt" fo:font-style="italic" fo:font-weight="bold" style:font-size-asian="10.8999996185303pt" style:font-name-complex="Computer Modern" style:font-size-complex="10.8999996185303pt" style:font-style-complex="italic" style:font-weight-complex="bold"/>
    </style:style>
    <style:style style:name="T25" style:family="text">
      <style:text-properties fo:color="#231f20" loext:opacity="100%" style:font-name="MyriadProular" fo:font-size="10.3000001907349pt" style:font-size-asian="10.3000001907349pt" style:font-name-complex="MyriadProular" style:font-size-complex="10.3000001907349pt"/>
    </style:style>
    <style:style style:name="T26" style:family="text">
      <style:text-properties fo:color="#231f20" loext:opacity="100%" style:font-name="MyriadProular" fo:font-size="9pt" style:font-size-asian="9pt" style:font-name-complex="MyriadProular" style:font-size-complex="9pt"/>
    </style:style>
    <style:style style:name="T27" style:family="text">
      <style:text-properties fo:color="#231f20" loext:opacity="100%" style:font-name="MyriadProular" fo:font-size="12.3000001907349pt" style:font-size-asian="12.3000001907349pt" style:font-name-complex="MyriadProular" style:font-size-complex="12.3000001907349pt"/>
    </style:style>
    <style:style style:name="T28" style:family="text">
      <style:text-properties fo:color="#ffffff" loext:opacity="100%" style:font-name="Arial" fo:font-size="4.30000019073486pt" fo:font-weight="bold" style:font-size-asian="4.30000019073486pt" style:font-name-complex="Arial" style:font-size-complex="4.30000019073486pt" style:font-weight-complex="bold"/>
    </style:style>
    <style:style style:name="T29" style:family="text">
      <style:text-properties fo:color="#ffffff" loext:opacity="100%" style:font-name="Arial" fo:font-size="4.30000019073486pt" fo:font-style="italic" fo:font-weight="bold" style:font-size-asian="4.30000019073486pt" style:font-name-complex="Arial" style:font-size-complex="4.30000019073486pt" style:font-style-complex="italic" style:font-weight-complex="bold"/>
    </style:style>
    <style:style style:name="T30" style:family="text">
      <style:text-properties fo:color="#231f20" loext:opacity="100%" style:font-name="MyriadProular" fo:font-size="10.8000001907349pt" style:font-size-asian="10.8000001907349pt" style:font-name-complex="MyriadProular" style:font-size-complex="10.8000001907349pt"/>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4cm" svg:stroke-color="#000000" draw:marker-start="" draw:marker-end="" draw:stroke-linejoin="miter" svg:stroke-linecap="butt" draw:fill="none" fo:padding-top="0.016cm" fo:padding-bottom="0.016cm" fo:padding-left="0.016cm" fo:padding-right="0.016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65cm" fo:min-width="1.254cm" fo:padding-top="0cm" fo:padding-bottom="0cm" fo:padding-left="0cm" fo:padding-right="0cm" style:run-through="foreground"/>
      <style:paragraph-properties style:writing-mode="lr-tb"/>
    </style:style>
    <style:style style:name="gr4" style:family="graphic">
      <style:graphic-properties draw:stroke="solid" svg:stroke-width="0.018cm" svg:stroke-color="#000000" draw:marker-start="" draw:marker-end="" draw:stroke-linejoin="miter" svg:stroke-linecap="butt" draw:fill="none" fo:padding-top="0.009cm" fo:padding-bottom="0.009cm" fo:padding-left="0.009cm" fo:padding-right="0.009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65cm" fo:min-width="2.24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365cm" fo:min-width="0.933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268cm" fo:min-width="0.884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65cm" fo:min-width="1.311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425cm" fo:min-width="0.365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65cm" fo:min-width="0.365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365cm" fo:min-width="1.492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365cm" fo:min-width="0.954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65cm" fo:min-width="1.221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65cm" fo:min-width="1.402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65cm" fo:min-width="1.319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68cm" fo:min-width="0.651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65cm" fo:min-width="1.039cm" fo:padding-top="0cm" fo:padding-bottom="0cm" fo:padding-left="0cm" fo:padding-right="0cm" style:run-through="foreground"/>
      <style:paragraph-properties style:writing-mode="lr-tb"/>
    </style:style>
    <style:style style:name="gr18" style:family="graphic">
      <style:graphic-properties draw:stroke="solid" svg:stroke-width="0.035cm" svg:stroke-color="#000000" draw:marker-start="" draw:marker-end="" draw:stroke-linejoin="miter" svg:stroke-linecap="butt" draw:fill="none" fo:padding-top="0.018cm" fo:padding-bottom="0.018cm" fo:padding-left="0.018cm" fo:padding-right="0.018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386cm" fo:min-width="0.385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386cm" fo:min-width="1.011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86cm" fo:min-width="0.993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86cm" fo:min-width="0.778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86cm" fo:min-width="1.416cm" fo:padding-top="0cm" fo:padding-bottom="0cm" fo:padding-left="0cm" fo:padding-right="0cm" style:run-through="foreground"/>
      <style:paragraph-properties style:writing-mode="lr-tb"/>
    </style:style>
    <style:style style:name="gr24" style:family="graphic">
      <style:graphic-properties draw:stroke="solid" svg:stroke-width="0.011cm" svg:stroke-color="#000000" draw:marker-start="" draw:marker-end="" draw:stroke-linejoin="miter" svg:stroke-linecap="butt" draw:fill="none" fo:padding-top="0.005cm" fo:padding-bottom="0.005cm" fo:padding-left="0.005cm" fo:padding-right="0.005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86cm" fo:min-width="1.716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86cm" fo:min-width="0.619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8cm" fo:min-width="0.28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386cm" fo:min-width="0.727cm" fo:padding-top="0cm" fo:padding-bottom="0cm" fo:padding-left="0cm" fo:padding-right="0cm" style:run-through="foreground"/>
      <style:paragraph-properties style:writing-mode="lr-tb"/>
    </style:style>
    <style:style style:name="gr29" style:family="graphic">
      <style:graphic-properties draw:stroke="solid" svg:stroke-width="0.019cm" svg:stroke-color="#000000" draw:marker-start="" draw:marker-end="" draw:stroke-linejoin="miter" svg:stroke-linecap="butt" draw:fill="none" fo:padding-top="0.009cm" fo:padding-bottom="0.009cm" fo:padding-left="0.009cm" fo:padding-right="0.009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cm" fo:min-width="0.933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86cm" fo:min-width="3.12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86cm" fo:min-width="0.684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386cm" fo:min-width="1.471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28cm" fo:min-width="0.716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86cm" fo:min-width="5.509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86cm" fo:min-width="6.673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86cm" fo:min-width="6.588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86cm" fo:min-width="2.817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28cm" fo:min-width="0.688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86cm" fo:min-width="4.7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386cm" fo:min-width="4.65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86cm" fo:min-width="5.51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26cm" fo:min-width="0.2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386cm" fo:min-width="0.788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446cm" fo:min-width="1.62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28cm" fo:min-width="0.358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6cm" fo:min-width="2.40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28cm" fo:min-width="0.633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86cm" fo:min-width="0.452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446cm" fo:min-width="1.023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6cm" fo:min-width="0.385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446cm" fo:min-width="0.94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326cm" fo:min-width="0.4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446cm" fo:min-width="2.284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26cm" fo:min-width="0.413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446cm" fo:min-width="0.651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446cm" fo:min-width="0.912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446cm" fo:min-width="2.986cm" fo:padding-top="0cm" fo:padding-bottom="0cm" fo:padding-left="0cm" fo:padding-right="0cm"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446cm" fo:min-width="1.316cm" fo:padding-top="0cm" fo:padding-bottom="0cm" fo:padding-left="0cm" fo:padding-right="0cm" style:run-through="foreground"/>
      <style:paragraph-properties style:writing-mode="lr-tb"/>
    </style:style>
    <style:style style:name="gr60" style:family="graphic">
      <style:graphic-properties draw:stroke="solid" svg:stroke-width="0.016cm" svg:stroke-color="#000000" draw:marker-start="" draw:marker-end="" draw:stroke-linejoin="miter" svg:stroke-linecap="butt" draw:fill="none" fo:padding-top="0.007cm" fo:padding-bottom="0.007cm" fo:padding-left="0.007cm" fo:padding-right="0.007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46cm" fo:min-width="0.524cm" fo:padding-top="0cm" fo:padding-bottom="0cm" fo:padding-left="0cm" fo:padding-right="0cm" style:run-through="foreground"/>
      <style:paragraph-properties style:writing-mode="lr-tb"/>
    </style:style>
    <style:style style:name="gr62" style:family="graphic">
      <style:graphic-properties draw:stroke="solid" svg:stroke-width="0.035cm" svg:stroke-color="#393939" draw:marker-start="" draw:marker-end="" draw:stroke-linejoin="miter" svg:stroke-linecap="butt" draw:fill="solid" draw:fill-color="#ab84c9" fo:padding-top="0.018cm" fo:padding-bottom="0.018cm" fo:padding-left="0.018cm" fo:padding-right="0.018cm" style:run-through="foreground"/>
    </style:style>
    <style:style style:name="gr63" style:family="graphic">
      <style:graphic-properties draw:stroke="solid" svg:stroke-width="0.026cm" svg:stroke-color="#393939" draw:marker-start="" draw:marker-end="" draw:stroke-linejoin="miter" svg:stroke-linecap="butt" draw:fill="none" fo:padding-top="0.012cm" fo:padding-bottom="0.012cm" fo:padding-left="0.012cm" fo:padding-right="0.012cm" style:run-through="foreground"/>
    </style:style>
    <style:style style:name="gr64" style:family="graphic">
      <style:graphic-properties draw:stroke="none" draw:marker-start="" draw:marker-end="" draw:fill="solid" draw:fill-color="#393939" style:run-through="foreground"/>
    </style:style>
    <style:style style:name="gr65" style:family="graphic">
      <style:graphic-properties draw:stroke="solid" svg:stroke-width="0.035cm" svg:stroke-color="#393939" draw:marker-start="" draw:marker-end="" draw:stroke-linejoin="miter" svg:stroke-linecap="butt" draw:fill="none" fo:padding-top="0.018cm" fo:padding-bottom="0.018cm" fo:padding-left="0.018cm" fo:padding-right="0.018cm" style:run-through="foreground"/>
    </style:style>
    <style:style style:name="gr66" style:family="graphic">
      <style:graphic-properties draw:stroke="solid" svg:stroke-width="0.035cm" svg:stroke-color="#393939" draw:marker-start="" draw:marker-end="" draw:stroke-linejoin="miter" svg:stroke-linecap="butt" draw:fill="solid" draw:fill-color="#bee6a7" fo:padding-top="0.018cm" fo:padding-bottom="0.018cm" fo:padding-left="0.018cm" fo:padding-right="0.018cm" style:run-through="foreground"/>
    </style:style>
    <style:style style:name="gr67" style:family="graphic">
      <style:graphic-properties draw:stroke="solid" svg:stroke-width="0.035cm" svg:stroke-color="#393939" draw:marker-start="" draw:marker-end="" draw:stroke-linejoin="miter" svg:stroke-linecap="butt" draw:fill="solid" draw:fill-color="#c2c5e8" fo:padding-top="0.018cm" fo:padding-bottom="0.018cm" fo:padding-left="0.018cm" fo:padding-right="0.018cm" style:run-through="foreground"/>
    </style:style>
    <style:style style:name="gr68" style:family="graphic">
      <style:graphic-properties draw:stroke="solid" svg:stroke-width="0.018cm" svg:stroke-color="#393939" draw:marker-start="" draw:marker-end="" draw:stroke-linejoin="miter" svg:stroke-linecap="butt" draw:fill="none" fo:padding-top="0.009cm" fo:padding-bottom="0.009cm" fo:padding-left="0.009cm" fo:padding-right="0.009cm" style:run-through="foreground"/>
    </style:style>
    <style:style style:name="gr69" style:family="graphic">
      <style:graphic-properties draw:stroke="dash" draw:stroke-dash="stroke-dash129" svg:stroke-width="0.018cm" svg:stroke-color="#393939" draw:marker-start="" draw:marker-end="" draw:stroke-linejoin="miter" svg:stroke-linecap="butt" draw:fill="none" fo:padding-top="0.009cm" fo:padding-bottom="0.009cm" fo:padding-left="0.009cm" fo:padding-right="0.009cm" style:run-through="foreground"/>
    </style:style>
    <style:style style:name="gr70" style:family="graphic">
      <style:graphic-properties draw:stroke="dash" draw:stroke-dash="stroke-dash78" svg:stroke-width="0.009cm" svg:stroke-color="#393939" draw:marker-start="" draw:marker-end="" draw:stroke-linejoin="miter" svg:stroke-linecap="butt" draw:fill="solid" draw:fill-color="#ffffff" fo:padding-top="0.004cm" fo:padding-bottom="0.004cm" fo:padding-left="0.004cm" fo:padding-right="0.004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425cm" fo:min-width="0.351cm" fo:padding-top="0cm" fo:padding-bottom="0cm" fo:padding-left="0cm" fo:padding-right="0cm" style:run-through="foreground"/>
      <style:paragraph-properties style:writing-mode="lr-tb"/>
    </style:style>
    <style:style style:name="gr72" style:family="graphic">
      <style:graphic-properties draw:stroke="none" draw:marker-start="" draw:marker-end="" draw:fill="solid" draw:fill-color="#ffffff" style:run-through="foreground"/>
    </style:style>
    <style:style style:name="gr73" style:family="graphic">
      <style:graphic-properties draw:stroke="dash" draw:stroke-dash="stroke-dash78" svg:stroke-width="0.009cm" svg:stroke-color="#393939" draw:marker-start="" draw:marker-end="" draw:stroke-linejoin="miter" svg:stroke-linecap="butt" draw:fill="none" fo:padding-top="0.004cm" fo:padding-bottom="0.004cm" fo:padding-left="0.004cm" fo:padding-right="0.004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372cm" fo:min-width="0.265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372cm" fo:min-width="0.263cm" fo:padding-top="0cm" fo:padding-bottom="0cm" fo:padding-left="0cm" fo:padding-right="0cm" style:run-through="foreground"/>
      <style:paragraph-properties style:writing-mode="lr-tb"/>
    </style:style>
    <style:style style:name="gr76" style:family="graphic">
      <style:graphic-properties draw:stroke="solid" svg:stroke-width="0.035cm" svg:stroke-color="#393939" draw:marker-start="" draw:marker-end="" draw:stroke-linejoin="miter" svg:stroke-linecap="butt" draw:fill="solid" draw:fill-color="#d3d2d0" fo:padding-top="0.018cm" fo:padding-bottom="0.018cm" fo:padding-left="0.018cm" fo:padding-right="0.018cm" style:run-through="foreground"/>
    </style:style>
    <style:style style:name="gr77" style:family="graphic">
      <style:graphic-properties draw:stroke="solid" svg:stroke-width="0.035cm" svg:stroke-color="#393939" draw:marker-start="" draw:marker-end="" draw:stroke-linejoin="miter" svg:stroke-linecap="butt" draw:fill="solid" draw:fill-color="#f0f0ef" fo:padding-top="0.018cm" fo:padding-bottom="0.018cm" fo:padding-left="0.018cm" fo:padding-right="0.018cm" style:run-through="foreground"/>
    </style:style>
    <style:style style:name="gr78" style:family="graphic">
      <style:graphic-properties draw:stroke="solid" svg:stroke-width="0.026cm" svg:stroke-color="#242221" draw:marker-start="" draw:marker-end="" draw:stroke-linejoin="miter" svg:stroke-linecap="butt" draw:fill="none" fo:padding-top="0.012cm" fo:padding-bottom="0.012cm" fo:padding-left="0.012cm" fo:padding-right="0.012cm" style:run-through="foreground"/>
    </style:style>
    <style:style style:name="gr79" style:family="graphic">
      <style:graphic-properties draw:stroke="solid" svg:stroke-width="0.018cm" svg:stroke-color="#4c4d4e" draw:marker-start="" draw:marker-end="" draw:stroke-linejoin="miter" svg:stroke-linecap="butt" draw:fill="none" fo:padding-top="0.009cm" fo:padding-bottom="0.009cm" fo:padding-left="0.009cm" fo:padding-right="0.009cm" style:run-through="foreground"/>
    </style:style>
    <style:style style:name="gr80" style:family="graphic">
      <style:graphic-properties draw:stroke="none" draw:marker-start="" draw:marker-end="" draw:fill="solid" draw:fill-color="#242221" style:run-through="foreground"/>
    </style:style>
    <style:style style:name="gr81" style:family="graphic">
      <style:graphic-properties draw:stroke="solid" svg:stroke-width="0.035cm" svg:stroke-color="#393939" draw:marker-start="" draw:marker-end="" draw:stroke-linejoin="miter" svg:stroke-linecap="butt" draw:fill="solid" draw:fill-color="#ffffff" fo:padding-top="0.018cm" fo:padding-bottom="0.018cm" fo:padding-left="0.018cm" fo:padding-right="0.018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72cm" fo:min-width="0.266cm" fo:padding-top="0cm" fo:padding-bottom="0cm" fo:padding-left="0cm" fo:padding-right="0cm" style:run-through="foreground"/>
      <style:paragraph-properties style:writing-mode="lr-tb"/>
    </style:style>
    <style:style style:name="gr83" style:family="graphic">
      <style:graphic-properties draw:stroke="solid" svg:stroke-width="0.026cm" svg:stroke-color="#1e1c1b" draw:marker-start="" draw:marker-end="" draw:stroke-linejoin="miter" svg:stroke-linecap="butt" draw:fill="none" fo:padding-top="0.012cm" fo:padding-bottom="0.012cm" fo:padding-left="0.012cm" fo:padding-right="0.012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72cm" fo:min-width="1.395cm" fo:padding-top="0cm" fo:padding-bottom="0cm" fo:padding-left="0cm" fo:padding-right="0cm" style:run-through="foreground"/>
      <style:paragraph-properties style:writing-mode="lr-tb"/>
    </style:style>
    <style:style style:name="gr85" style:family="graphic">
      <style:graphic-properties draw:stroke="solid" svg:stroke-width="0.035cm" svg:stroke-color="#393939" draw:marker-start="" draw:marker-end="" draw:stroke-linejoin="miter" svg:stroke-linecap="butt" draw:fill="solid" draw:fill-color="#8cd144" fo:padding-top="0.018cm" fo:padding-bottom="0.018cm" fo:padding-left="0.018cm" fo:padding-right="0.018cm" style:run-through="foreground"/>
    </style:style>
    <style:style style:name="gr86" style:family="graphic">
      <style:graphic-properties draw:stroke="solid" svg:stroke-width="0.035cm" svg:stroke-color="#393939" draw:marker-start="" draw:marker-end="" draw:stroke-linejoin="miter" svg:stroke-linecap="butt" draw:fill="solid" draw:fill-color="#929ed7" fo:padding-top="0.018cm" fo:padding-bottom="0.018cm" fo:padding-left="0.018cm" fo:padding-right="0.018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81cm" fo:min-width="0.31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335cm" fo:min-width="0.273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335cm" fo:min-width="0.272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0.335cm" fo:min-width="0.2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337cm" fo:min-width="0.273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335cm" fo:min-width="1.249cm" fo:padding-top="0cm" fo:padding-bottom="0cm" fo:padding-left="0cm" fo:padding-right="0cm" style:run-through="foreground"/>
      <style:paragraph-properties style:writing-mode="lr-tb"/>
    </style:style>
    <style:style style:name="gr93" style:family="graphic">
      <style:graphic-properties draw:stroke="solid" svg:stroke-width="0.042cm" svg:stroke-color="#393939" draw:marker-start="" draw:marker-end="" draw:stroke-linejoin="miter" svg:stroke-linecap="butt" draw:fill="solid" draw:fill-color="#faf9aa" fo:padding-top="0.021cm" fo:padding-bottom="0.021cm" fo:padding-left="0.021cm" fo:padding-right="0.021cm" style:run-through="foreground"/>
    </style:style>
    <style:style style:name="gr94" style:family="graphic">
      <style:graphic-properties draw:stroke="solid" svg:stroke-width="0.042cm" svg:stroke-color="#393939" draw:marker-start="" draw:marker-end="" draw:stroke-linejoin="miter" svg:stroke-linecap="butt" draw:fill="solid" draw:fill-color="#ab84c9" fo:padding-top="0.021cm" fo:padding-bottom="0.021cm" fo:padding-left="0.021cm" fo:padding-right="0.021cm" style:run-through="foreground"/>
    </style:style>
    <style:style style:name="gr95" style:family="graphic">
      <style:graphic-properties draw:stroke="solid" svg:stroke-width="0.032cm" svg:stroke-color="#393939" draw:marker-start="" draw:marker-end="" draw:stroke-linejoin="miter" svg:stroke-linecap="butt" draw:fill="none" fo:padding-top="0.016cm" fo:padding-bottom="0.016cm" fo:padding-left="0.016cm" fo:padding-right="0.016cm" style:run-through="foreground"/>
    </style:style>
    <style:style style:name="gr96" style:family="graphic">
      <style:graphic-properties draw:stroke="solid" svg:stroke-width="0.042cm" svg:stroke-color="#393939" draw:marker-start="" draw:marker-end="" draw:stroke-linejoin="miter" svg:stroke-linecap="butt" draw:fill="none" fo:padding-top="0.021cm" fo:padding-bottom="0.021cm" fo:padding-left="0.021cm" fo:padding-right="0.021cm" style:run-through="foreground"/>
    </style:style>
    <style:style style:name="gr97" style:family="graphic">
      <style:graphic-properties draw:stroke="solid" svg:stroke-width="0.042cm" svg:stroke-color="#393939" draw:marker-start="" draw:marker-end="" draw:stroke-linejoin="miter" svg:stroke-linecap="butt" draw:fill="solid" draw:fill-color="#bee6a7" fo:padding-top="0.021cm" fo:padding-bottom="0.021cm" fo:padding-left="0.021cm" fo:padding-right="0.021cm" style:run-through="foreground"/>
    </style:style>
    <style:style style:name="gr98" style:family="graphic">
      <style:graphic-properties draw:stroke="solid" svg:stroke-width="0.042cm" svg:stroke-color="#393939" draw:marker-start="" draw:marker-end="" draw:stroke-linejoin="miter" svg:stroke-linecap="butt" draw:fill="solid" draw:fill-color="#c2c5e8" fo:padding-top="0.021cm" fo:padding-bottom="0.021cm" fo:padding-left="0.021cm" fo:padding-right="0.021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51cm" fo:min-width="0.432cm" fo:padding-top="0cm" fo:padding-bottom="0cm" fo:padding-left="0cm" fo:padding-right="0cm" style:run-through="foreground"/>
      <style:paragraph-properties style:writing-mode="lr-tb"/>
    </style:style>
    <style:style style:name="gr100" style:family="graphic">
      <style:graphic-properties draw:stroke="solid" svg:stroke-width="0.042cm" svg:stroke-color="#393939" draw:marker-start="" draw:marker-end="" draw:stroke-linejoin="miter" svg:stroke-linecap="butt" draw:fill="solid" draw:fill-color="#3a3a3a" fo:padding-top="0.021cm" fo:padding-bottom="0.021cm" fo:padding-left="0.021cm" fo:padding-right="0.021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66cm" fo:min-width="0.15cm" fo:padding-top="0cm" fo:padding-bottom="0cm" fo:padding-left="0cm" fo:padding-right="0cm" style:run-through="foreground"/>
      <style:paragraph-properties style:writing-mode="lr-tb"/>
    </style:style>
    <style:style style:name="gr102" style:family="graphic">
      <style:graphic-properties draw:stroke="solid" svg:stroke-width="0.042cm" svg:stroke-color="#393939" draw:marker-start="" draw:marker-end="" draw:stroke-linejoin="miter" svg:stroke-linecap="butt" draw:fill="solid" draw:fill-color="#d3d2d0" fo:padding-top="0.021cm" fo:padding-bottom="0.021cm" fo:padding-left="0.021cm" fo:padding-right="0.021cm" style:run-through="foreground"/>
    </style:style>
    <style:style style:name="gr103" style:family="graphic">
      <style:graphic-properties draw:stroke="solid" svg:stroke-width="0.042cm" svg:stroke-color="#393939" draw:marker-start="" draw:marker-end="" draw:stroke-linejoin="miter" svg:stroke-linecap="butt" draw:fill="solid" draw:fill-color="#f0f0ef" fo:padding-top="0.021cm" fo:padding-bottom="0.021cm" fo:padding-left="0.021cm" fo:padding-right="0.021cm" style:run-through="foreground"/>
    </style:style>
    <style:style style:name="gr104" style:family="graphic">
      <style:graphic-properties draw:stroke="solid" svg:stroke-width="0.021cm" svg:stroke-color="#393939" draw:marker-start="" draw:marker-end="" draw:stroke-linejoin="miter" svg:stroke-linecap="butt" draw:fill="none" fo:padding-top="0.011cm" fo:padding-bottom="0.011cm" fo:padding-left="0.011cm" fo:padding-right="0.011cm" style:run-through="foreground"/>
    </style:style>
    <style:style style:name="gr105" style:family="graphic">
      <style:graphic-properties draw:stroke="dash" draw:stroke-dash="stroke-dash105" svg:stroke-width="0.021cm" svg:stroke-color="#393939" draw:marker-start="" draw:marker-end="" draw:stroke-linejoin="miter" svg:stroke-linecap="butt" draw:fill="none" fo:padding-top="0.011cm" fo:padding-bottom="0.011cm" fo:padding-left="0.011cm" fo:padding-right="0.011cm" style:run-through="foreground"/>
    </style:style>
    <style:style style:name="gr106" style:family="graphic">
      <style:graphic-properties draw:stroke="dash" draw:stroke-dash="stroke-dash116" svg:stroke-width="0.021cm" svg:stroke-color="#393939" draw:marker-start="" draw:marker-end="" draw:stroke-linejoin="miter" svg:stroke-linecap="butt" draw:fill="none" fo:padding-top="0.011cm" fo:padding-bottom="0.011cm" fo:padding-left="0.011cm" fo:padding-right="0.011cm" style:run-through="foreground"/>
    </style:style>
    <style:style style:name="gr107" style:family="graphic">
      <style:graphic-properties draw:stroke="solid" svg:stroke-width="0.032cm" svg:stroke-color="#242221" draw:marker-start="" draw:marker-end="" draw:stroke-linejoin="miter" svg:stroke-linecap="butt" draw:fill="none" fo:padding-top="0.016cm" fo:padding-bottom="0.016cm" fo:padding-left="0.016cm" fo:padding-right="0.016cm" style:run-through="foreground"/>
    </style:style>
    <style:style style:name="gr108" style:family="graphic">
      <style:graphic-properties draw:stroke="solid" svg:stroke-width="0.021cm" svg:stroke-color="#4c4d4e" draw:marker-start="" draw:marker-end="" draw:stroke-linejoin="miter" svg:stroke-linecap="butt" draw:fill="none" fo:padding-top="0.011cm" fo:padding-bottom="0.011cm" fo:padding-left="0.011cm" fo:padding-right="0.011cm" style:run-through="foreground"/>
    </style:style>
    <style:style style:name="gr109" style:family="graphic">
      <style:graphic-properties draw:stroke="solid" svg:stroke-width="0.042cm" svg:stroke-color="#393939" draw:marker-start="" draw:marker-end="" draw:stroke-linejoin="miter" svg:stroke-linecap="butt" draw:fill="solid" draw:fill-color="#ffffff" fo:padding-top="0.021cm" fo:padding-bottom="0.021cm" fo:padding-left="0.021cm" fo:padding-right="0.021cm" style:run-through="foreground"/>
    </style:style>
    <style:style style:name="gr110" style:family="graphic">
      <style:graphic-properties draw:stroke="dash" draw:stroke-dash="stroke-dash69" svg:stroke-width="0.011cm" svg:stroke-color="#393939" draw:marker-start="" draw:marker-end="" draw:stroke-linejoin="miter" svg:stroke-linecap="butt" draw:fill="solid" draw:fill-color="#ffffff" fo:padding-top="0.005cm" fo:padding-bottom="0.005cm" fo:padding-left="0.005cm" fo:padding-right="0.005cm" style:run-through="foreground"/>
    </style:style>
    <style:style style:name="gr111" style:family="graphic">
      <style:graphic-properties draw:stroke="dash" draw:stroke-dash="stroke-dash69" svg:stroke-width="0.011cm" svg:stroke-color="#393939" draw:marker-start="" draw:marker-end="" draw:stroke-linejoin="miter" svg:stroke-linecap="butt" draw:fill="none" fo:padding-top="0.005cm" fo:padding-bottom="0.005cm" fo:padding-left="0.005cm" fo:padding-right="0.005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446cm" fo:min-width="0.379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TableLine94025294901616">
          <table:table-cell table:style-name="Таблица1.A1" office:value-type="string">
            <text:p text:style-name="Table_20_Contents">Distilling Task-Specific Knowledge from BERT into Simple Neural Networks</text:p>
            <text:p text:style-name="P9">arXiv: 1903.12136v1 [cs.CL] 28 Mar 2019</text:p>
          </table:table-cell>
          <table:table-cell table:style-name="Таблица1.B1" office:value-type="string">
            <text:p text:style-name="Table_20_Contents">Преобразование знаний о конкретных задачах из BERT в Простые нейронные сети</text:p>
          </table:table-cell>
        </table:table-row>
        <table:table-row table:style-name="TableLine94025374391504">
          <table:table-cell table:style-name="Таблица1.A2" office:value-type="string">
            <text:p text:style-name="Table_20_Contents">Raphael Tang ∗ , Yao Lu ∗ , Linqing Liu ∗ , Lili Mou, Olga Vechtomova, and Jimmy Lin</text:p>
            <text:p text:style-name="Table_20_Contents">University of Waterloo</text:p>
            <text:p text:style-name="Table_20_Contents">{r33tang, yao.lu, linqing.liu}@uwaterloo.ca</text:p>
            <text:p text:style-name="Table_20_Contents">doublepower.mou@gmail.com {ovechtom, jimmylin}@uwaterloo.ca</text:p>
          </table:table-cell>
          <table:table-cell table:style-name="Таблица1.B2" office:value-type="string">
            <text:p text:style-name="Table_20_Contents"/>
          </table:table-cell>
        </table:table-row>
        <table:table-row table:style-name="Таблица1.3">
          <table:table-cell table:style-name="Таблица1.A2" office:value-type="string">
            <text:p text:style-name="Table_20_Contents">Abstract</text:p>
            <text:p text:style-name="Table_20_Contents">In the natural language processing literature,</text:p>
            <text:p text:style-name="Table_20_Contents">neural networks are becoming increasingly</text:p>
            <text:p text:style-name="P2">deeper and complex. </text:p>
            <text:p text:style-name="P2"/>
            <text:p text:style-name="P2">The recent poster child of this trend is the deep language representation model, which includes BERT, ELMo, and GPT. </text:p>
            <text:p text:style-name="P2"/>
            <text:p text:style-name="P2">These developments have led to</text:p>
            <text:p text:style-name="Table_20_Contents">the conviction that previous-generation, shal-</text:p>
            <text:p text:style-name="Table_20_Contents">lower neural networks for language under-</text:p>
            <text:p text:style-name="P3">standing are obsolete. </text:p>
            <text:p text:style-name="P3"/>
            <text:p text:style-name="P3">In this paper, however, we demonstrate that rudimentary, lightweight neural networks can still be made competitive without architecture changes, external training data, or additional input features. </text:p>
            <text:p text:style-name="P3"/>
            <text:p text:style-name="P3"/>
            <text:p text:style-name="P3">We propose to distill knowledge from BERT, a state-of-the-art language representation model, into a single-layer BiLSTM, as well as its siamese</text:p>
            <text:p text:style-name="P3">counterpart for sentence-pair tasks. </text:p>
            <text:p text:style-name="P3"/>
            <text:p text:style-name="P3"/>
            <text:p text:style-name="P3">Across multiple datasets in paraphrasing, natural language inference, and sentiment classification,</text:p>
            <text:p text:style-name="Table_20_Contents">we achieve comparable results with ELMo,</text:p>
            <text:p text:style-name="Table_20_Contents">while using roughly 100 times fewer parameters and 15 times less inference time.</text:p>
            <text:p text:style-name="Table_20_Contents"/>
            <text:p text:style-name="Table_20_Contents"/>
            <text:p text:style-name="Table_20_Contents"/>
            <text:p text:style-name="Table_20_Contents">1 Introduction</text:p>
            <text:p text:style-name="Table_20_Contents"/>
            <text:p text:style-name="P6">In the natural language processing (NLP) <text:soft-page-break/>literature, the march of the neural networks has been an unending yet predictable one, with new architectures constantly surpassing previous ones in not only performance and supposed insight but also complexity and depth. </text:p>
            <text:p text:style-name="P6"/>
            <text:p text:style-name="P6"/>
            <text:p text:style-name="P6">In the midst of all this neural progress, it becomes easy to dismiss earlier, “first-generation” neural networks as obsolete.</text:p>
            <text:p text:style-name="P6"/>
            <text:p text:style-name="P6"/>
            <text:p text:style-name="P6">Ostensibly, this appears to be true: Peters et al. (2018) show that using pretrained deep word</text:p>
            <text:p text:style-name="P6">representations achieves state of the art on a variety of tasks. </text:p>
            <text:p text:style-name="P6"/>
            <text:p text:style-name="P6"/>
            <text:p text:style-name="P6"/>
            <text:p text:style-name="P6">Recently, Devlin et al. (2018) have pushed this line of work even further with bidirectional encoder representations from transformers (BERT), deeper models that greatly improve state of the art on more tasks.</text:p>
            <text:p text:style-name="P6"/>
            <text:p text:style-name="P6"/>
            <text:p text:style-name="P6"/>
            <text:p text:style-name="P6">More recently, OpenAI has described GPT-2, a state-of-the-art, larger transformer model trained on even more data.<text:span text:style-name="T3">(1) </text:span></text:p>
            <text:p text:style-name="P6"/>
            <text:p text:style-name="P6"/>
            <text:p text:style-name="P6">Such large neural networks are, however, prob-</text:p>
            <text:p text:style-name="P6">lematic in practice. </text:p>
            <text:p text:style-name="P6"/>
            <text:p text:style-name="P6">Due to the large number of parameters, BERT and GPT-2, for example, are undeployable in resource-restricted systems such as mobile devices. </text:p>
            <text:p text:style-name="P6"/>
            <text:p text:style-name="P6"/>
            <text:p text:style-name="P7">They may be inapplicable in realtime systems either, because of low inference-time efficiency. </text:p>
            <text:p text:style-name="P7"/>
            <text:p text:style-name="P7"/>
            <text:p text:style-name="P7">Furthermore, the continued slowdown of Moore’s Law and Dennard scaling (Han, 2017) suggests that there exists a point in time when we must compress our models and carefully evaluate</text:p>
            <text:p text:style-name="P6"><text:soft-page-break/>our choice of the neural architecture.</text:p>
            <text:p text:style-name="P6"/>
            <text:p text:style-name="P6"/>
            <text:p text:style-name="P6">In this paper, we propose a simple yet effective</text:p>
            <text:p text:style-name="P6">approach that transfers task-specific knowledge</text:p>
            <text:p text:style-name="P6">from BERT to a shallow neural architecture—in</text:p>
            <text:p text:style-name="P6">particular, a bidirectional long short-term memory</text:p>
            <text:p text:style-name="P8">network (BiLSTM). </text:p>
            <text:p text:style-name="P8"/>
            <text:p text:style-name="P8"/>
            <text:p text:style-name="P8"/>
            <text:p text:style-name="P8">Our motivation is twofold: we question whether a simple architecture actually lacks representation power for text modeling, and we wish to study effective approaches to transfer knowledge from BERT to a BiLSTM. </text:p>
            <text:p text:style-name="P8"/>
            <text:p text:style-name="P8"/>
            <text:p text:style-name="P8">Concretely, we leverage the knowledge distillation</text:p>
            <text:p text:style-name="P6">approach (Ba and Caruana, 2014; Hinton et al.,</text:p>
            <text:p text:style-name="P6">2015), where a larger model serves as a teacher</text:p>
            <text:p text:style-name="P6">and a small model learns to mimic the teacher as a</text:p>
            <text:p text:style-name="P8">student. </text:p>
            <text:p text:style-name="P8"/>
            <text:p text:style-name="P8"/>
            <text:p text:style-name="P8">This approach is model agnostic, making</text:p>
            <text:p text:style-name="P6">knowledge transfer possible between BERT and a</text:p>
            <text:p text:style-name="P6">different neural architecture, such as a single-layer</text:p>
            <text:p text:style-name="P6">BiLSTM, in our case.</text:p>
            <text:p text:style-name="P6"/>
            <text:p text:style-name="P6">To facilitate effective knowledge transfer, how-</text:p>
            <text:p text:style-name="P6">ever, we often require a large, unlabeled dataset.</text:p>
            <text:p text:style-name="P6"/>
            <text:p text:style-name="P6"/>
            <text:p text:style-name="P6">The teacher model provides the probability logits</text:p>
            <text:p text:style-name="P6">and estimated labels for these unannotated samples, and the student network learns from the</text:p>
            <text:p text:style-name="P11">teacher’s outputs. </text:p>
            <text:p text:style-name="P11"/>
            <text:p text:style-name="P11">In computer vision, unlabeled images are usually easy to obtain through augmenting the data using rotation, additive noise, and other distortions.</text:p>
            <text:p text:style-name="P6"/>
            <text:p text:style-name="P6"/>
            <text:p text:style-name="P6"/>
            <text:p text:style-name="P11">However, obtaining additional, even unlabeled samples for a specific task can be difficult in NLP. </text:p>
            <text:p text:style-name="P11"/>
            <text:p text:style-name="P11"><text:soft-page-break/>Traditional data augmentation in NLP is typically task-specific (Wang and Eisner, 2016; Serban et al., 2016) and difficult to extend to other NLP tasks. </text:p>
            <text:p text:style-name="P11"/>
            <text:p text:style-name="P11"/>
            <text:p text:style-name="P12">To this end, we further propose a novel, rule-based textual data augmentation approach for constructing the knowledge transfer set. </text:p>
            <text:p text:style-name="P12"/>
            <text:p text:style-name="P12"/>
            <text:p text:style-name="P12">Although our augmented samples are not fluent natural language sentences, experimental results show that our approach works surprisingly well for knowledge distillation.</text:p>
            <text:p text:style-name="P6"/>
            <text:p text:style-name="P6"/>
            <text:p text:style-name="P6">We evaluate our approach on three tasks in sen-</text:p>
            <text:p text:style-name="P15">tence classification and sentence matching. </text:p>
            <text:p text:style-name="P15"/>
            <text:p text:style-name="P15"/>
            <text:p text:style-name="P15">Experiments show that our knowledge distillation procedure significantly outperforms training the original simpler network alone. </text:p>
            <text:p text:style-name="P15"/>
            <text:p text:style-name="P15">To our knowledge, we are the first to explore distilling knowledge from BERT. </text:p>
            <text:p text:style-name="P15"/>
            <text:p text:style-name="P15">With our approach, a shallow BiLSTM- based model achieves results comparable to Embeddings from Language Models (ELMo; Peterset al., 2018), but uses around 100 times fewer parameters and performs inference 15 times faster.</text:p>
            <text:p text:style-name="P6"/>
            <text:p text:style-name="P6"/>
            <text:p text:style-name="P6"/>
            <text:p text:style-name="P6">Therefore, our model becomes a state-of-the-art</text:p>
            <text:p text:style-name="P6">“small” model for neural NLP.</text:p>
            <text:p text:style-name="P6"/>
            <text:p text:style-name="P6"/>
            <text:p text:style-name="P17">2 Related Work</text:p>
            <text:p text:style-name="P6"/>
            <text:p text:style-name="P6">In the past, researchers have developed and applied various neural architectures for NLP, including convolutional neural networks (Kalchbrenner et al., 2014; Kim, 2014), recurrent neural networks (Mikolov et al., 2010, 2011; Graves, 2013), and recursive neural networks <text:soft-page-break/>(Socher et al., 2010, 2011). </text:p>
            <text:p text:style-name="P16"/>
            <text:p text:style-name="P16">These generic architectures can be applied</text:p>
            <text:p text:style-name="P6">to tasks like sentence classification (Zhang et al.,</text:p>
            <text:p text:style-name="P6">2015; Conneau et al., 2016) and sentence match-</text:p>
            <text:p text:style-name="P6">ing (Wan et al., 2016; He et al., 2016), but the</text:p>
            <text:p text:style-name="P6">model is trained only on data of a particular task.</text:p>
            <text:p text:style-name="P6"/>
            <text:p text:style-name="P6"/>
            <text:p text:style-name="P6"/>
            <text:p text:style-name="P35">Recently, Peters et al. (2018) introduce Embeddings from Language Models (ELMo), an approach for learning high-quality, deep contextualized representations using bidirectional language models. </text:p>
            <text:p text:style-name="P35"/>
            <text:p text:style-name="P36">With ELMo, they achieve large improvements on six different NLP tasks. </text:p>
            <text:p text:style-name="P36"/>
            <text:p text:style-name="P36">Devlin et al. (2018) propose Bidirectional Encoder Representations from Transformers (BERT), a new language representation model that obtains state-of-the-art results on eleven natural language processing tasks. </text:p>
            <text:p text:style-name="P35"/>
            <text:p text:style-name="P35"/>
            <text:p text:style-name="P35">Trained with massive corpora for language modeling, BERT has strong syntactic ability (Goldberg, 2019) and captures generic language features. </text:p>
            <text:p text:style-name="P35"/>
            <text:p text:style-name="P35"/>
            <text:p text:style-name="P35">A typical downstream use of BERT is to fine-tune it for the NLP task at hand.</text:p>
            <text:p text:style-name="P35"/>
            <text:p text:style-name="P35"/>
            <text:p text:style-name="P35">This improves training efficiency, but for </text:p>
            <text:p text:style-name="P35">inference efficiency, these models are still considerably slower than traditional neural networks.</text:p>
            <text:p text:style-name="P6"/>
            <text:p text:style-name="P36"><text:span text:style-name="T8">Model compression</text:span>. </text:p>
            <text:p text:style-name="P36"/>
            <text:p text:style-name="P36">A prominent line of work is devoted to compressing large neural networks to accelerate inference. </text:p>
            <text:p text:style-name="P36"/>
            <text:p text:style-name="P36">Early pioneering works include LeCun et al. <text:soft-page-break/>(1990), who propose a local error-based method for pruning unimportant weights. </text:p>
            <text:p text:style-name="P36"/>
            <text:p text:style-name="P36"/>
            <text:p text:style-name="P36">Recently, Han et al. (2015) propose a simple compression pipeline, achieving 40 times</text:p>
            <text:p text:style-name="P6">reduction in model size without hurting accuracy.</text:p>
            <text:p text:style-name="P6"/>
            <text:p text:style-name="P6"/>
            <text:p text:style-name="P6">Unfortunately, these techniques induce irregular</text:p>
            <text:p text:style-name="P6">weight sparsity, which precludes highly optimized</text:p>
            <text:p text:style-name="P36">computation routines. </text:p>
            <text:p text:style-name="P36"/>
            <text:p text:style-name="P36"/>
            <text:p text:style-name="P36">Thus, others explore pruning entire filters (Li et al., 2016; Liu et al., 2017), with some even targeting device-centric metrics, such as floating-point operations (Tang et al., 2018) and latency (Chen et al., 2018). </text:p>
            <text:p text:style-name="P36"/>
            <text:p text:style-name="P36"/>
            <text:p text:style-name="P36"/>
            <text:p text:style-name="P36">Still other studies examine quantizing neural networks (Wu et al., 2018); in the extreme, Courbariaux et al. (2016) propose binarized networks with both binary weights and binary activations.</text:p>
            <text:p text:style-name="P6"/>
            <text:p text:style-name="P6"/>
            <text:p text:style-name="P6">Unlike the aforementioned methods, the knowl-</text:p>
            <text:p text:style-name="P6">edge distillation approach (Ba and Caruana, 2014;</text:p>
            <text:p text:style-name="P6">Hinton et al., 2015) enables the transfer of knowl-</text:p>
            <text:p text:style-name="P6">edge from a large model to a smaller, “student”</text:p>
            <text:p text:style-name="P37">network, which is improved in the process. </text:p>
            <text:p text:style-name="P37"/>
            <text:p text:style-name="P37">The student network can use a completely different architecture, since distillation works at the output level. </text:p>
            <text:p text:style-name="P37"/>
            <text:p text:style-name="P37"/>
            <text:p text:style-name="P37">This is important in our case, since our research objective is to study the representation power of shallower neural networks for language understanding, while simultaneously compressing models like BERT; thus, we follow this approach in our work. </text:p>
            <text:p text:style-name="P37"/>
            <text:p text:style-name="P37"/>
            <text:p text:style-name="P37"><text:soft-page-break/>In the NLP literature, it has previously been used in neural machine translation (Kim and Rush, 2016) and language modeling (Yu et al., 2018).</text:p>
            <text:p text:style-name="P6"/>
            <text:p text:style-name="P6"/>
            <text:p text:style-name="P17">3 Our Approach</text:p>
            <text:p text:style-name="P6"/>
            <text:p text:style-name="P6">First, we choose the desired teacher and student</text:p>
            <text:p text:style-name="P6">models for the knowledge distillation approach.</text:p>
            <text:p text:style-name="P6"/>
            <text:p text:style-name="P6"/>
            <text:p text:style-name="P6">Then, we describe our distillation procedure, which comprises two major components: first,</text:p>
            <text:p text:style-name="P6">the addition of a logits-regression objective, and</text:p>
            <text:p text:style-name="P6">second, the construction of a transfer dataset, which augments the training set for more effective</text:p>
            <text:p text:style-name="P6">knowledge transfer.</text:p>
            <text:p text:style-name="P6"/>
            <text:p text:style-name="P6"><draw:g text:anchor-type="paragraph" draw:z-index="0" draw:name="Групповой объект 1" draw:style-name="gr1"><draw:polygon draw:style-name="gr93" draw:text-style-name="P64" svg:width="0.463cm" svg:height="0.464cm" svg:x="1.002cm" svg:y="0.833cm" svg:viewBox="0 0 464 465" draw:points="464,465 0,465 0,0 464,0"><text:p/></draw:polygon><draw:polygon draw:style-name="gr93" draw:text-style-name="P64" svg:width="0.464cm" svg:height="0.464cm" svg:x="1.465cm" svg:y="0.833cm" svg:viewBox="0 0 465 465" draw:points="465,465 0,465 0,0 465,0"><text:p/></draw:polygon><draw:polygon draw:style-name="gr93" draw:text-style-name="P64" svg:width="0.464cm" svg:height="0.464cm" svg:x="1.929cm" svg:y="0.833cm" svg:viewBox="0 0 465 465" draw:points="465,465 0,465 0,0 465,0"><text:p/></draw:polygon><draw:polygon draw:style-name="gr93" draw:text-style-name="P64" svg:width="0.464cm" svg:height="0.464cm" svg:x="2.393cm" svg:y="0.833cm" svg:viewBox="0 0 465 465" draw:points="465,465 0,465 0,0 465,0"><text:p/></draw:polygon><draw:polygon draw:style-name="gr94" draw:text-style-name="P52" svg:width="0.582cm" svg:height="0.582cm" svg:x="3.38cm" svg:y="0.774cm" svg:viewBox="0 0 583 583" draw:points="583,583 0,583 0,0 583,0"><text:p/></draw:polygon><draw:line draw:style-name="gr95" draw:text-style-name="P46" svg:x1="2.862cm" svg:y1="1.065cm" svg:x2="3.288cm" svg:y2="1.065cm"><text:p/></draw:line><draw:path draw:style-name="gr64" draw:text-style-name="P53" svg:width="0.13cm" svg:height="0.145cm" svg:x="3.25cm" svg:y="0.993cm" svg:viewBox="0 0 131 146" svg:d="M131 73c-43 16-98 44-131 73l26-73-26-73c33 29 88 57 131 73z"><text:p/></draw:path><draw:line draw:style-name="gr95" draw:text-style-name="P46" svg:x1="2.862cm" svg:y1="1.912cm" svg:x2="3.288cm" svg:y2="1.912cm"><text:p/></draw:line><draw:path draw:style-name="gr64" draw:text-style-name="P53" svg:width="0.13cm" svg:height="0.145cm" svg:x="3.25cm" svg:y="1.839cm" svg:viewBox="0 0 131 146" svg:d="M131 74c-43 16-98 43-131 72l26-72-26-74c33 29 88 58 131 74z"><text:p/></draw:path><draw:line draw:style-name="gr95" draw:text-style-name="P46" svg:x1="2.862cm" svg:y1="3.605cm" svg:x2="3.288cm" svg:y2="3.605cm"><text:p/></draw:line><draw:path draw:style-name="gr64" draw:text-style-name="P53" svg:width="0.13cm" svg:height="0.145cm" svg:x="3.25cm" svg:y="3.533cm" svg:viewBox="0 0 131 146" svg:d="M131 72c-43 17-98 45-131 74l26-74-26-72c33 29 88 56 131 72z"><text:p/></draw:path><draw:line draw:style-name="gr96" draw:text-style-name="P46" svg:x1="3.526cm" svg:y1="1.346cm" svg:x2="3.526cm" svg:y2="1.513cm"><text:p/></draw:line><draw:path draw:style-name="gr64" draw:text-style-name="P53" svg:width="0.153cm" svg:height="0.137cm" svg:x="3.45cm" svg:y="1.473cm" svg:viewBox="0 0 154 138" svg:d="M78 138c-17-46-47-103-78-138l78 27 76-27c-30 35-59 92-76 138z"><text:p/></draw:path><draw:line draw:style-name="gr96" draw:text-style-name="P46" svg:x1="3.526cm" svg:y1="2.192cm" svg:x2="3.526cm" svg:y2="2.36cm"><text:p/></draw:line><draw:path draw:style-name="gr64" draw:text-style-name="P53" svg:width="0.153cm" svg:height="0.138cm" svg:x="3.45cm" svg:y="2.319cm" svg:viewBox="0 0 154 139" svg:d="M78 139c-17-46-47-104-78-139l78 28 76-28c-30 35-59 93-76 139z"><text:p/></draw:path><draw:line draw:style-name="gr96" draw:text-style-name="P46" svg:x1="3.526cm" svg:y1="3.032cm" svg:x2="3.526cm" svg:y2="3.199cm"><text:p/></draw:line><draw:path draw:style-name="gr64" draw:text-style-name="P53" svg:width="0.153cm" svg:height="0.137cm" svg:x="3.45cm" svg:y="3.159cm" svg:viewBox="0 0 154 138" svg:d="M78 138c-17-45-47-102-78-138l78 29 76-29c-30 36-59 93-76 138z"><text:p/></draw:path><draw:line draw:style-name="gr96" draw:text-style-name="P46" svg:x1="3.817cm" svg:y1="3.296cm" svg:x2="3.817cm" svg:y2="3.129cm"><text:p/></draw:line><draw:path draw:style-name="gr64" draw:text-style-name="P53" svg:width="0.153cm" svg:height="0.137cm" svg:x="3.741cm" svg:y="3.032cm" svg:viewBox="0 0 154 138" svg:d="M78 0c17 46 46 103 76 138l-76-27-78 27c31-35 61-92 78-138z"><text:p/></draw:path><draw:line draw:style-name="gr96" draw:text-style-name="P46" svg:x1="3.817cm" svg:y1="2.478cm" svg:x2="3.817cm" svg:y2="2.31cm"><text:p/></draw:line><draw:path draw:style-name="gr64" draw:text-style-name="P53" svg:width="0.153cm" svg:height="0.138cm" svg:x="3.741cm" svg:y="2.213cm" svg:viewBox="0 0 154 139" svg:d="M78 0c17 47 46 104 76 139l-76-28-78 28c31-35 61-92 78-139z"><text:p/></draw:path><draw:line draw:style-name="gr96" draw:text-style-name="P46" svg:x1="3.817cm" svg:y1="1.631cm" svg:x2="3.817cm" svg:y2="1.464cm"><text:p/></draw:line><draw:path draw:style-name="gr64" draw:text-style-name="P53" svg:width="0.153cm" svg:height="0.137cm" svg:x="3.741cm" svg:y="1.367cm" svg:viewBox="0 0 154 138" svg:d="M78 0c17 46 46 103 76 138l-76-27-78 27c31-35 61-92 78-138z"><text:p/></draw:path><draw:polygon draw:style-name="gr94" draw:text-style-name="P52" svg:width="0.582cm" svg:height="0.582cm" svg:x="3.38cm" svg:y="1.621cm" svg:viewBox="0 0 583 583" draw:points="583,583 0,583 0,0 583,0"><text:p/></draw:polygon><draw:polygon draw:style-name="gr94" draw:text-style-name="P52" svg:width="0.582cm" svg:height="0.582cm" svg:x="3.38cm" svg:y="3.314cm" svg:viewBox="0 0 583 583" draw:points="583,583 0,583 0,0 583,0"><text:p/></draw:polygon><draw:polygon draw:style-name="gr93" draw:text-style-name="P64" svg:width="0.463cm" svg:height="0.464cm" svg:x="1.002cm" svg:y="1.68cm" svg:viewBox="0 0 464 465" draw:points="464,465 0,465 0,0 464,0"><text:p/></draw:polygon><draw:polygon draw:style-name="gr93" draw:text-style-name="P64" svg:width="0.464cm" svg:height="0.464cm" svg:x="1.465cm" svg:y="1.68cm" svg:viewBox="0 0 465 465" draw:points="465,465 0,465 0,0 465,0"><text:p/></draw:polygon><draw:polygon draw:style-name="gr93" draw:text-style-name="P64" svg:width="0.464cm" svg:height="0.464cm" svg:x="1.929cm" svg:y="1.68cm" svg:viewBox="0 0 465 465" draw:points="465,465 0,465 0,0 465,0"><text:p/></draw:polygon><draw:polygon draw:style-name="gr93" draw:text-style-name="P64" svg:width="0.464cm" svg:height="0.464cm" svg:x="2.393cm" svg:y="1.68cm" svg:viewBox="0 0 465 465" draw:points="465,465 0,465 0,0 465,0"><text:p/></draw:polygon><draw:polygon draw:style-name="gr93" draw:text-style-name="P64" svg:width="0.463cm" svg:height="0.464cm" svg:x="1.002cm" svg:y="3.373cm" svg:viewBox="0 0 464 465" draw:points="464,465 0,465 0,0 464,0"><text:p/></draw:polygon><draw:polygon draw:style-name="gr93" draw:text-style-name="P64" svg:width="0.464cm" svg:height="0.464cm" svg:x="1.465cm" svg:y="3.373cm" svg:viewBox="0 0 465 465" draw:points="465,465 0,465 0,0 465,0"><text:p/></draw:polygon><draw:polygon draw:style-name="gr93" draw:text-style-name="P64" svg:width="0.464cm" svg:height="0.464cm" svg:x="1.929cm" svg:y="3.373cm" svg:viewBox="0 0 465 465" draw:points="465,465 0,465 0,0 465,0"><text:p/></draw:polygon><draw:polygon draw:style-name="gr93" draw:text-style-name="P64" svg:width="0.464cm" svg:height="0.464cm" svg:x="2.393cm" svg:y="3.373cm" svg:viewBox="0 0 465 465" draw:points="465,465 0,465 0,0 465,0"><text:p/></draw:polygon><draw:polygon draw:style-name="gr97" draw:text-style-name="P54" svg:width="0.464cm" svg:height="0.464cm" svg:x="4.47cm" svg:y="0.943cm" svg:viewBox="0 0 465 465" draw:points="0,0 465,0 465,465 0,465"><text:p/></draw:polygon><draw:polygon draw:style-name="gr97" draw:text-style-name="P54" svg:width="0.464cm" svg:height="0.464cm" svg:x="4.47cm" svg:y="1.407cm" svg:viewBox="0 0 465 465" draw:points="0,0 465,0 465,465 0,465"><text:p/></draw:polygon><draw:polygon draw:style-name="gr97" draw:text-style-name="P54" svg:width="0.464cm" svg:height="0.464cm" svg:x="4.47cm" svg:y="1.871cm" svg:viewBox="0 0 465 465" draw:points="0,0 465,0 465,465 0,465"><text:p/></draw:polygon><draw:polygon draw:style-name="gr98" draw:text-style-name="P55" svg:width="0.464cm" svg:height="0.464cm" svg:x="4.47cm" svg:y="2.335cm" svg:viewBox="0 0 465 465" draw:points="0,0 465,0 465,465 0,465"><text:p/></draw:polygon><draw:polygon draw:style-name="gr98" draw:text-style-name="P55" svg:width="0.464cm" svg:height="0.464cm" svg:x="4.47cm" svg:y="2.799cm" svg:viewBox="0 0 465 465" draw:points="0,0 465,0 465,465 0,465"><text:p/></draw:polygon><draw:polygon draw:style-name="gr98" draw:text-style-name="P55" svg:width="0.464cm" svg:height="0.464cm" svg:x="4.47cm" svg:y="3.263cm" svg:viewBox="0 0 465 465" draw:points="0,0 465,0 465,465 0,465"><text:p/></draw:polygon><draw:polyline draw:style-name="gr95" draw:text-style-name="P46" svg:width="0.42cm" svg:height="0.574cm" svg:x="3.962cm" svg:y="1.065cm" svg:viewBox="0 0 421 575" draw:points="0,0 255,0 255,575 421,575"><text:p/></draw:polyline><draw:path draw:style-name="gr64" draw:text-style-name="P53" svg:width="0.125cm" svg:height="0.14cm" svg:x="4.346cm" svg:y="1.57cm" svg:viewBox="0 0 126 141" svg:d="M126 70c-42 16-94 42-126 71l26-71-26-70c32 29 84 55 126 70z"><text:p/></draw:path><draw:polyline draw:style-name="gr95" draw:text-style-name="P46" svg:width="0.42cm" svg:height="0.574cm" svg:x="3.962cm" svg:y="3.031cm" svg:viewBox="0 0 421 575" draw:points="0,575 255,575 255,0 421,0"><text:p/></draw:polyline><draw:path draw:style-name="gr64" draw:text-style-name="P53" svg:width="0.125cm" svg:height="0.139cm" svg:x="4.346cm" svg:y="2.962cm" svg:viewBox="0 0 126 140" svg:d="M126 70c-41 15-93 41-126 70l27-71-26-69c32 28 84 54 125 70z"><text:p/></draw:path><draw:frame draw:style-name="gr99" draw:text-style-name="P65" svg:width="0.435cm" svg:height="0.511cm" draw:transform="rotate (-1.5707963267949) translate (4.05341666666667cm 2.58586111111111cm)"><draw:text-box><text:p text:style-name="P47"><text:span text:style-name="T27">...</text:span></text:p></draw:text-box></draw:frame><draw:polygon draw:style-name="gr100" draw:text-style-name="P66" svg:width="0.249cm" svg:height="0.154cm" svg:x="1.002cm" svg:y="0.679cm" svg:viewBox="0 0 250 155" draw:points="250,155 0,155 0,0 154,0"><text:p/></draw:polygon><draw:frame draw:style-name="gr99" draw:text-style-name="P65" svg:width="0.435cm" svg:height="0.509cm" draw:transform="rotate (-1.5707963267949) translate (2.33186111111111cm 2.58586111111111cm)"><draw:text-box><text:p text:style-name="P47"><text:span text:style-name="T27">...</text:span></text:p></draw:text-box></draw:frame><draw:polygon draw:style-name="gr100" draw:text-style-name="P66" svg:width="0.249cm" svg:height="0.154cm" svg:x="1.002cm" svg:y="1.52cm" svg:viewBox="0 0 250 155" draw:points="250,155 0,155 0,0 154,0"><text:p/></draw:polygon><draw:frame draw:style-name="gr101" draw:text-style-name="P67" svg:width="0.151cm" svg:height="0.167cm" svg:x="1.028cm" svg:y="0.672cm"><draw:text-box><text:p text:style-name="P47"><text:span text:style-name="T28">1</text:span></text:p></draw:text-box></draw:frame><draw:polygon draw:style-name="gr100" draw:text-style-name="P66" svg:width="0.249cm" svg:height="0.155cm" svg:x="1.002cm" svg:y="3.219cm" svg:viewBox="0 0 250 156" draw:points="250,156 0,156 0,0 154,0"><text:p/></draw:polygon><draw:frame draw:style-name="gr101" draw:text-style-name="P67" svg:width="0.151cm" svg:height="0.167cm" svg:x="1.028cm" svg:y="1.513cm"><draw:text-box><text:p text:style-name="P47"><text:span text:style-name="T28">2</text:span></text:p></draw:text-box></draw:frame><draw:polygon draw:style-name="gr102" draw:text-style-name="P59" svg:width="0.464cm" svg:height="0.464cm" svg:x="5.211cm" svg:y="1.175cm" svg:viewBox="0 0 465 465" draw:points="0,0 465,0 465,465 0,465"><text:p/></draw:polygon><draw:polygon draw:style-name="gr102" draw:text-style-name="P59" svg:width="0.464cm" svg:height="0.464cm" svg:x="5.211cm" svg:y="1.639cm" svg:viewBox="0 0 465 465" draw:points="0,0 465,0 465,465 0,465"><text:p/></draw:polygon><draw:polygon draw:style-name="gr102" draw:text-style-name="P59" svg:width="0.464cm" svg:height="0.464cm" svg:x="5.211cm" svg:y="2.103cm" svg:viewBox="0 0 465 465" draw:points="0,0 465,0 465,465 0,465"><text:p/></draw:polygon><draw:polygon draw:style-name="gr102" draw:text-style-name="P59" svg:width="0.464cm" svg:height="0.464cm" svg:x="5.211cm" svg:y="0.711cm" svg:viewBox="0 0 465 465" draw:points="0,0 465,0 465,465 0,465"><text:p/></draw:polygon><draw:polygon draw:style-name="gr102" draw:text-style-name="P59" svg:width="0.464cm" svg:height="0.464cm" svg:x="5.211cm" svg:y="2.567cm" svg:viewBox="0 0 465 465" draw:points="0,0 465,0 465,465 0,465"><text:p/></draw:polygon><draw:polygon draw:style-name="gr102" draw:text-style-name="P59" svg:width="0.464cm" svg:height="0.464cm" svg:x="5.211cm" svg:y="3.031cm" svg:viewBox="0 0 465 465" draw:points="0,0 465,0 465,465 0,465"><text:p/></draw:polygon><draw:polygon draw:style-name="gr102" draw:text-style-name="P59" svg:width="0.464cm" svg:height="0.464cm" svg:x="5.211cm" svg:y="3.495cm" svg:viewBox="0 0 465 465" draw:points="0,0 465,0 465,465 0,465"><text:p/></draw:polygon><draw:polygon draw:style-name="gr103" draw:text-style-name="P60" svg:width="0.464cm" svg:height="0.464cm" svg:x="5.952cm" svg:y="1.871cm" svg:viewBox="0 0 465 465" draw:points="0,0 465,0 465,465 0,465"><text:p/></draw:polygon><draw:polygon draw:style-name="gr103" draw:text-style-name="P60" svg:width="0.464cm" svg:height="0.464cm" svg:x="5.952cm" svg:y="2.335cm" svg:viewBox="0 0 465 465" draw:points="0,0 465,0 465,465 0,465"><text:p/></draw:polygon><draw:line draw:style-name="gr104" draw:text-style-name="P46" svg:x1="4.934cm" svg:y1="0.944cm" svg:x2="4.943cm" svg:y2="0.937cm"><text:p/></draw:line><draw:line draw:style-name="gr105" draw:text-style-name="P46" svg:x1="4.966cm" svg:y1="0.918cm" svg:x2="5.192cm" svg:y2="0.728cm"><text:p/></draw:line><draw:line draw:style-name="gr104" draw:text-style-name="P46" svg:x1="5.204cm" svg:y1="0.719cm" svg:x2="5.213cm" svg:y2="0.711cm"><text:p/></draw:line><draw:line draw:style-name="gr104" draw:text-style-name="P46" svg:x1="4.934cm" svg:y1="3.727cm" svg:x2="4.943cm" svg:y2="3.735cm"><text:p/></draw:line><draw:line draw:style-name="gr105" draw:text-style-name="P46" svg:x1="4.966cm" svg:y1="3.753cm" svg:x2="5.192cm" svg:y2="3.943cm"><text:p/></draw:line><draw:line draw:style-name="gr104" draw:text-style-name="P46" svg:x1="5.204cm" svg:y1="3.952cm" svg:x2="5.213cm" svg:y2="3.961cm"><text:p/></draw:line><draw:line draw:style-name="gr104" draw:text-style-name="P46" svg:x1="5.676cm" svg:y1="3.96cm" svg:x2="5.679cm" svg:y2="3.948cm"><text:p/></draw:line><draw:line draw:style-name="gr106" draw:text-style-name="P46" svg:x1="5.685cm" svg:y1="3.919cm" svg:x2="5.947cm" svg:y2="2.824cm"><text:p/></draw:line><draw:line draw:style-name="gr104" draw:text-style-name="P46" svg:x1="5.949cm" svg:y1="2.81cm" svg:x2="5.954cm" svg:y2="2.799cm"><text:p/></draw:line><draw:line draw:style-name="gr104" draw:text-style-name="P46" svg:x1="5.676cm" svg:y1="0.711cm" svg:x2="5.679cm" svg:y2="0.723cm"><text:p/></draw:line><draw:line draw:style-name="gr106" draw:text-style-name="P46" svg:x1="5.685cm" svg:y1="0.752cm" svg:x2="5.947cm" svg:y2="1.847cm"><text:p/></draw:line><draw:line draw:style-name="gr104" draw:text-style-name="P46" svg:x1="5.949cm" svg:y1="1.861cm" svg:x2="5.954cm" svg:y2="1.872cm"><text:p/></draw:line><draw:path draw:style-name="gr107" draw:text-style-name="P46" svg:width="0.502cm" svg:height="0.502cm" svg:x="6.692cm" svg:y="2.084cm" svg:viewBox="0 0 503 503" svg:d="M503 251c0 140-112 252-251 252-140 0-252-112-252-252 0-139 112-251 252-251 139 0 251 112 251 251z"><text:p/></draw:path><draw:path draw:style-name="gr108" draw:text-style-name="P46" svg:width="0.332cm" svg:height="0.259cm" svg:x="6.777cm" svg:y="2.206cm" svg:viewBox="0 0 333 260" svg:d="M0 260c93 0 167 0 167-131 0-129 75-129 166-129"><text:p/></draw:path><draw:line draw:style-name="gr107" draw:text-style-name="P46" svg:x1="6.416cm" svg:y1="2.335cm" svg:x2="6.59cm" svg:y2="2.335cm"><text:p/></draw:line><draw:path draw:style-name="gr80" draw:text-style-name="P61" svg:width="0.144cm" svg:height="0.16cm" svg:x="6.548cm" svg:y="2.255cm" svg:viewBox="0 0 145 161" svg:d="M145 80c-48 18-107 49-145 81l30-81-30-80c38 32 97 62 145 80z"><text:p/></draw:path><draw:polygon draw:style-name="gr109" draw:text-style-name="P56" svg:width="0.464cm" svg:height="0.464cm" svg:x="7.475cm" svg:y="1.871cm" svg:viewBox="0 0 465 465" draw:points="0,0 465,0 465,465 0,465"><text:p/></draw:polygon><draw:polygon draw:style-name="gr109" draw:text-style-name="P56" svg:width="0.464cm" svg:height="0.464cm" svg:x="7.475cm" svg:y="2.335cm" svg:viewBox="0 0 465 465" draw:points="0,0 465,0 465,465 0,465"><text:p/></draw:polygon><draw:line draw:style-name="gr107" draw:text-style-name="P46" svg:x1="7.184cm" svg:y1="2.335cm" svg:x2="7.358cm" svg:y2="2.335cm"><text:p/></draw:line><draw:path draw:style-name="gr80" draw:text-style-name="P61" svg:width="0.144cm" svg:height="0.16cm" svg:x="7.316cm" svg:y="2.255cm" svg:viewBox="0 0 145 161" svg:d="M145 80c-49 18-108 49-145 81l29-81-29-80c37 32 96 62 145 80z"><text:p/></draw:path><draw:path draw:style-name="gr110" draw:text-style-name="P56" svg:width="0.527cm" svg:height="0.527cm" svg:x="1.666cm" svg:y="0cm" svg:viewBox="0 0 528 528" svg:d="M528 264c0 146-118 264-265 264-145 0-263-118-263-264 0-145 118-264 263-264 147 0 265 119 265 264z"><text:p/></draw:path><draw:frame draw:style-name="gr101" draw:text-style-name="P67" svg:width="0.151cm" svg:height="0.167cm" svg:x="1.028cm" svg:y="3.212cm"><draw:text-box><text:p text:style-name="P47"><text:span text:style-name="T29">n</text:span></text:p></draw:text-box></draw:frame><draw:polygon draw:style-name="gr72" draw:text-style-name="P56" svg:width="0cm" svg:height="0.305cm" svg:x="1.929cm" svg:y="0.527cm" svg:viewBox="0 0 0 306" draw:points="0,0 0,306"><text:p/></draw:polygon><draw:line draw:style-name="gr111" draw:text-style-name="P46" svg:x1="1.929cm" svg:y1="0.527cm" svg:x2="1.929cm" svg:y2="0.833cm"><text:p/></draw:line><draw:path draw:style-name="gr110" draw:text-style-name="P56" svg:width="0.528cm" svg:height="0.527cm" svg:x="3.407cm" svg:y="0cm" svg:viewBox="0 0 529 528" svg:d="M529 264c0 146-118 264-264 264s-265-118-265-264c0-145 119-264 265-264s264 119 264 264z"><text:p/></draw:path><draw:frame draw:style-name="gr112" draw:text-style-name="P68" svg:width="0.38cm" svg:height="0.447cm" svg:x="1.838cm" svg:y="0.021cm"><draw:text-box><text:p text:style-name="P47"><text:span text:style-name="T30">a</text:span></text:p></draw:text-box></draw:frame><draw:polygon draw:style-name="gr72" draw:text-style-name="P56" svg:width="0cm" svg:height="0.263cm" svg:x="3.671cm" svg:y="0.527cm" svg:viewBox="0 0 0 264" draw:points="0,0 0,264"><text:p/></draw:polygon><draw:line draw:style-name="gr111" draw:text-style-name="P46" svg:x1="3.671cm" svg:y1="0.527cm" svg:x2="3.671cm" svg:y2="0.791cm"><text:p/></draw:line><draw:path draw:style-name="gr110" draw:text-style-name="P56" svg:width="0.527cm" svg:height="0.527cm" svg:x="4.153cm" svg:y="0cm" svg:viewBox="0 0 528 528" svg:d="M528 264c0 146-119 264-265 264-145 0-263-118-263-264 0-145 118-264 263-264 146 0 265 119 265 264z"><text:p/></draw:path><draw:frame draw:style-name="gr112" draw:text-style-name="P68" svg:width="0.38cm" svg:height="0.447cm" svg:x="3.563cm" svg:y="0.021cm"><draw:text-box><text:p text:style-name="P47"><text:span text:style-name="T30">b</text:span></text:p></draw:text-box></draw:frame><draw:polygon draw:style-name="gr72" draw:text-style-name="P56" svg:width="0.11cm" svg:height="0.505cm" svg:x="4.47cm" svg:y="0.527cm" svg:viewBox="0 0 111 506" draw:points="0,0 111,506"><text:p/></draw:polygon><draw:line draw:style-name="gr111" draw:text-style-name="P46" svg:x1="4.47cm" svg:y1="0.527cm" svg:x2="4.581cm" svg:y2="1.033cm"><text:p/></draw:line><draw:path draw:style-name="gr110" draw:text-style-name="P56" svg:width="0.527cm" svg:height="0.527cm" svg:x="4.798cm" svg:y="0cm" svg:viewBox="0 0 528 528" svg:d="M528 264c0 146-118 264-264 264s-264-118-264-264c0-145 118-264 264-264s264 119 264 264z"><text:p/></draw:path><draw:frame draw:style-name="gr112" draw:text-style-name="P68" svg:width="0.38cm" svg:height="0.447cm" svg:x="4.332cm" svg:y="0.021cm"><draw:text-box><text:p text:style-name="P47"><text:span text:style-name="T30">c</text:span></text:p></draw:text-box></draw:frame><draw:polygon draw:style-name="gr72" draw:text-style-name="P56" svg:width="0cm" svg:height="0.3cm" svg:x="5.062cm" svg:y="0.527cm" svg:viewBox="0 0 0 301" draw:points="0,0 0,301"><text:p/></draw:polygon><draw:line draw:style-name="gr111" draw:text-style-name="P46" svg:x1="5.062cm" svg:y1="0.527cm" svg:x2="5.062cm" svg:y2="0.828cm"><text:p/></draw:line><draw:path draw:style-name="gr110" draw:text-style-name="P56" svg:width="0.528cm" svg:height="0.527cm" svg:x="4.438cm" svg:y="3.959cm" svg:viewBox="0 0 529 528" svg:d="M529 263c0 147-118 265-264 265s-265-118-265-265c0-145 119-263 265-263s264 118 264 263z"><text:p/></draw:path><draw:frame draw:style-name="gr112" draw:text-style-name="P68" svg:width="0.38cm" svg:height="0.447cm" svg:x="4.967cm" svg:y="0.021cm"><draw:text-box><text:p text:style-name="P47"><text:span text:style-name="T30">e</text:span></text:p></draw:text-box></draw:frame><draw:polygon draw:style-name="gr72" draw:text-style-name="P56" svg:width="0cm" svg:height="0.416cm" svg:x="4.702cm" svg:y="3.542cm" svg:viewBox="0 0 0 417" draw:points="0,417 0,0"><text:p/></draw:polygon><draw:line draw:style-name="gr111" draw:text-style-name="P46" svg:x1="4.702cm" svg:y1="3.959cm" svg:x2="4.702cm" svg:y2="3.542cm"><text:p/></draw:line><draw:path draw:style-name="gr110" draw:text-style-name="P56" svg:width="0.528cm" svg:height="0.527cm" svg:x="5.92cm" svg:y="1.043cm" svg:viewBox="0 0 529 528" svg:d="M529 265c0 145-119 263-265 263s-264-118-264-263c0-146 118-265 264-265s265 119 265 265z"><text:p/></draw:path><draw:frame draw:style-name="gr112" draw:text-style-name="P68" svg:width="0.38cm" svg:height="0.447cm" svg:x="4.595cm" svg:y="3.981cm"><draw:text-box><text:p text:style-name="P47"><text:span text:style-name="T30">d</text:span></text:p></draw:text-box></draw:frame><draw:polygon draw:style-name="gr72" draw:text-style-name="P56" svg:width="0cm" svg:height="0.3cm" svg:x="6.184cm" svg:y="1.57cm" svg:viewBox="0 0 0 301" draw:points="0,0 0,301"><text:p/></draw:polygon><draw:line draw:style-name="gr111" draw:text-style-name="P46" svg:x1="6.184cm" svg:y1="1.57cm" svg:x2="6.184cm" svg:y2="1.871cm"><text:p/></draw:line><draw:path draw:style-name="gr110" draw:text-style-name="P56" svg:width="0.528cm" svg:height="0.527cm" svg:x="6.024cm" svg:y="3.191cm" svg:viewBox="0 0 529 528" svg:d="M529 264c0 145-118 264-264 264-147 0-265-119-265-264 0-146 118-264 265-264 146 0 264 118 264 264z"><text:p/></draw:path><draw:frame draw:style-name="gr112" draw:text-style-name="P68" svg:width="0.382cm" svg:height="0.445cm" svg:x="6.078cm" svg:y="1.065cm"><draw:text-box><text:p text:style-name="P47"><text:span text:style-name="T30">h</text:span></text:p></draw:text-box></draw:frame><draw:polygon draw:style-name="gr72" draw:text-style-name="P56" svg:width="0.213cm" svg:height="0.095cm" svg:x="5.852cm" svg:y="3.219cm" svg:viewBox="0 0 214 96" draw:points="0,0 214,96"><text:p/></draw:polygon><draw:line draw:style-name="gr111" draw:text-style-name="P46" svg:x1="5.852cm" svg:y1="3.219cm" svg:x2="6.066cm" svg:y2="3.315cm"><text:p/></draw:line><draw:path draw:style-name="gr110" draw:text-style-name="P56" svg:width="0.528cm" svg:height="0.527cm" svg:x="6.679cm" svg:y="1.043cm" svg:viewBox="0 0 529 528" svg:d="M529 265c0 145-118 263-264 263-145 0-265-118-265-263 0-146 120-265 265-265 146 0 264 119 264 265z"><text:p/></draw:path><draw:frame draw:style-name="gr112" draw:text-style-name="P68" svg:width="0.38cm" svg:height="0.447cm" svg:x="6.183cm" svg:y="3.212cm"><draw:text-box><text:p text:style-name="P47"><text:span text:style-name="T30">g</text:span></text:p></draw:text-box></draw:frame><draw:polygon draw:style-name="gr72" draw:text-style-name="P56" svg:width="0cm" svg:height="0.501cm" svg:x="6.943cm" svg:y="1.57cm" svg:viewBox="0 0 0 502" draw:points="0,0 0,502"><text:p/></draw:polygon><draw:line draw:style-name="gr111" draw:text-style-name="P46" svg:x1="6.943cm" svg:y1="1.57cm" svg:x2="6.943cm" svg:y2="2.072cm"><text:p/></draw:line><draw:path draw:style-name="gr110" draw:text-style-name="P56" svg:width="0.527cm" svg:height="0.527cm" svg:x="7.444cm" svg:y="1.043cm" svg:viewBox="0 0 528 528" svg:d="M528 265c0 145-118 263-265 263-145 0-263-118-263-263 0-146 118-265 263-265 147 0 265 119 265 265z"><text:p/></draw:path><draw:frame draw:style-name="gr112" draw:text-style-name="P68" svg:width="0.382cm" svg:height="0.445cm" svg:x="6.899cm" svg:y="1.065cm"><draw:text-box><text:p text:style-name="P47"><text:span text:style-name="T30">i</text:span></text:p></draw:text-box></draw:frame><draw:polygon draw:style-name="gr72" draw:text-style-name="P56" svg:width="0cm" svg:height="0.3cm" svg:x="7.708cm" svg:y="1.57cm" svg:viewBox="0 0 0 301" draw:points="0,0 0,301"><text:p/></draw:polygon><draw:line draw:style-name="gr111" draw:text-style-name="P46" svg:x1="7.708cm" svg:y1="1.57cm" svg:x2="7.708cm" svg:y2="1.871cm"><text:p/></draw:line><draw:path draw:style-name="gr72" draw:text-style-name="P56" svg:width="0.527cm" svg:height="0.527cm" svg:x="5.497cm" svg:y="0cm" svg:viewBox="0 0 528 528" svg:d="M528 264c0 146-118 264-263 264-147 0-265-118-265-264 0-145 118-264 265-264 145 0 263 119 263 264z"><text:p/></draw:path><draw:path draw:style-name="gr111" draw:text-style-name="P46" svg:width="0.527cm" svg:height="0.527cm" svg:x="5.497cm" svg:y="0cm" svg:viewBox="0 0 528 528" svg:d="M528 264c0 146-118 264-263 264-147 0-265-118-265-264 0-145 118-264 265-264 145 0 263 119 263 264z"><text:p/></draw:path><draw:frame draw:style-name="gr112" draw:text-style-name="P68" svg:width="0.38cm" svg:height="0.445cm" svg:x="7.662cm" svg:y="1.065cm"><draw:text-box><text:p text:style-name="P47"><text:span text:style-name="T30">j</text:span></text:p></draw:text-box></draw:frame><draw:polygon draw:style-name="gr72" draw:text-style-name="P56" svg:width="0.159cm" svg:height="0.237cm" svg:x="5.443cm" svg:y="0.474cm" svg:viewBox="0 0 160 238" draw:points="160,0 0,238"><text:p/></draw:polygon><draw:line draw:style-name="gr111" draw:text-style-name="P46" svg:x1="5.603cm" svg:y1="0.474cm" svg:x2="5.443cm" svg:y2="0.712cm"><text:p/></draw:line><draw:frame draw:style-name="gr112" draw:text-style-name="P68" svg:width="0.382cm" svg:height="0.447cm" svg:x="5.705cm" svg:y="0.021cm"><draw:text-box><text:p text:style-name="P47"><text:span text:style-name="T30">f</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Figure 1: The BiLSTM model for single-sentence</text:p>
            <text:p text:style-name="P6">classification. The labels are (a) input <text:s/><text:span text:style-name="T9">e</text:span>mbeddings, (b) BiLSTM, (c, d) backward and forward hidden states, respectively, (e, g) fully-connected layer; (e) with ReLU, (f) hidden representation, (h) logit outputs, (i) softmax activation, and (j) final probabilities</text:p>
            <text:p text:style-name="P6"/>
            <text:p text:style-name="P6"/>
            <text:p text:style-name="P17">3.1 Model Architecture</text:p>
            <text:p text:style-name="P6"/>
            <text:p text:style-name="P6">For the teacher network, we use the pretrained,</text:p>
            <text:p text:style-name="P6">fine-tuned BERT (Devlin et al., 2018) model,</text:p>
            <text:p text:style-name="P6">a deep, bidirectional transformer encoder that</text:p>
            <text:p text:style-name="P6">achieves state of the art on a variety of language</text:p>
            <text:p text:style-name="P38">understanding tasks. </text:p>
            <text:p text:style-name="P38"/>
            <text:p text:style-name="P38"/>
            <text:p text:style-name="P38"/>
            <text:p text:style-name="P38"><text:soft-page-break/>From an input sentence (pair), BERT computes a feature vector h ∈ R d , upon which we build a classifier for the task. </text:p>
            <text:p text:style-name="P38"/>
            <text:p text:style-name="P38"/>
            <text:p text:style-name="P39">For single-sentence classification, we directly build a softmax layer, i.e., the predicted probabilities are y (B) = softmax(W h), where W ∈ R k×d is the softmax weight matrix and k is the number of labels. </text:p>
            <text:p text:style-name="P39"/>
            <text:p text:style-name="P39"/>
            <text:p text:style-name="P39">For sentence-pair tasks, we concatenate the</text:p>
            <text:p text:style-name="P6">BERT features of both sentences and feed them to</text:p>
            <text:p text:style-name="P39">a softmax layer. </text:p>
            <text:p text:style-name="P39"/>
            <text:p text:style-name="P39">During training, we jointly fine tune the parameters of BERT and the classifier by maximizing the probability of the correct label, using the cross-entropy loss.</text:p>
            <text:p text:style-name="P39"/>
            <text:p text:style-name="P6">In contrast, our student model is a single-layer</text:p>
            <text:p text:style-name="P39">BiLSTM with a non-linear classifier. </text:p>
            <text:p text:style-name="P39"/>
            <text:p text:style-name="P39"/>
            <text:p text:style-name="P39">After feeding the input word embeddings into the BiLSTM, the hidden states of the last step in each direction are concatenated and fed to a fully connected layer with rectified linear units (ReLUs), whose output is then passed to a softmax layer (Figure 1). </text:p>
            <text:p text:style-name="P39"/>
            <text:p text:style-name="P39"/>
            <text:p text:style-name="P40">For sentence-pair tasks, we share BiLSTM encoder weights in a siamese architecture between the two sentence encoders, producing sentence vectors h s1 and h s2 (Figure 2). </text:p>
            <text:p text:style-name="P40"><draw:g text:anchor-type="paragraph" draw:z-index="2" draw:name="Групповой объект 3" draw:style-name="gr1"><draw:polygon draw:style-name="gr62" draw:text-style-name="P52" svg:width="0.416cm" svg:height="0.435cm" svg:x="0.948cm" svg:y="3.654cm" svg:viewBox="0 0 417 436" draw:points="417,436 0,436 0,0 417,0"><text:p/></draw:polygon><draw:line draw:style-name="gr63" draw:text-style-name="P46" svg:x1="1.156cm" svg:y1="4.477cm" svg:x2="1.156cm" svg:y2="4.159cm"><text:p/></draw:line><draw:path draw:style-name="gr64" draw:text-style-name="P53" svg:width="0.104cm" svg:height="0.098cm" svg:x="1.104cm" svg:y="4.09cm" svg:viewBox="0 0 105 99" svg:d="M52 0c11 33 31 74 53 99l-53-20-52 20c21-25 40-66 52-99z"><text:p/></draw:path><draw:line draw:style-name="gr63" draw:text-style-name="P46" svg:x1="1.761cm" svg:y1="4.477cm" svg:x2="1.761cm" svg:y2="4.159cm"><text:p/></draw:line><draw:path draw:style-name="gr64" draw:text-style-name="P53" svg:width="0.104cm" svg:height="0.098cm" svg:x="1.709cm" svg:y="4.09cm" svg:viewBox="0 0 105 99" svg:d="M51 0c12 33 31 74 54 99l-54-20-51 20c21-25 40-66 51-99z"><text:p/></draw:path><draw:line draw:style-name="gr63" draw:text-style-name="P46" svg:x1="2.971cm" svg:y1="4.477cm" svg:x2="2.971cm" svg:y2="4.159cm"><text:p/></draw:line><draw:path draw:style-name="gr64" draw:text-style-name="P53" svg:width="0.104cm" svg:height="0.098cm" svg:x="2.919cm" svg:y="4.09cm" svg:viewBox="0 0 105 99" svg:d="M52 0c12 33 32 74 53 99l-53-20-52 20c21-25 41-66 52-99z"><text:p/></draw:path><draw:line draw:style-name="gr65" draw:text-style-name="P46" svg:x1="1.356cm" svg:y1="3.982cm" svg:x2="1.476cm" svg:y2="3.982cm"><text:p/></draw:line><draw:path draw:style-name="gr64" draw:text-style-name="P53" svg:width="0.098cm" svg:height="0.115cm" svg:x="1.447cm" svg:y="3.923cm" svg:viewBox="0 0 99 116" svg:d="M99 58c-32 13-72 34-99 58l21-58-21-58c27 24 67 46 99 58z"><text:p/></draw:path><draw:line draw:style-name="gr65" draw:text-style-name="P46" svg:x1="1.961cm" svg:y1="3.982cm" svg:x2="2.081cm" svg:y2="3.982cm"><text:p/></draw:line><draw:path draw:style-name="gr64" draw:text-style-name="P53" svg:width="0.098cm" svg:height="0.115cm" svg:x="2.052cm" svg:y="3.923cm" svg:viewBox="0 0 99 116" svg:d="M99 58c-34 13-74 34-99 58l20-58-20-58c25 24 65 46 99 58z"><text:p/></draw:path><draw:line draw:style-name="gr65" draw:text-style-name="P46" svg:x1="2.562cm" svg:y1="3.982cm" svg:x2="2.681cm" svg:y2="3.982cm"><text:p/></draw:line><draw:path draw:style-name="gr64" draw:text-style-name="P53" svg:width="0.098cm" svg:height="0.115cm" svg:x="2.652cm" svg:y="3.923cm" svg:viewBox="0 0 99 116" svg:d="M99 58c-34 13-74 34-99 58l20-58-20-58c25 24 65 46 99 58z"><text:p/></draw:path><draw:line draw:style-name="gr65" draw:text-style-name="P46" svg:x1="2.75cm" svg:y1="3.764cm" svg:x2="2.631cm" svg:y2="3.764cm"><text:p/></draw:line><draw:path draw:style-name="gr64" draw:text-style-name="P53" svg:width="0.098cm" svg:height="0.114cm" svg:x="2.562cm" svg:y="3.706cm" svg:viewBox="0 0 99 115" svg:d="M0 57c33-12 74-34 99-57l-20 57 20 58c-25-23-66-45-99-58z"><text:p/></draw:path><draw:line draw:style-name="gr65" draw:text-style-name="P46" svg:x1="2.165cm" svg:y1="3.764cm" svg:x2="2.046cm" svg:y2="3.764cm"><text:p/></draw:line><draw:path draw:style-name="gr64" draw:text-style-name="P53" svg:width="0.098cm" svg:height="0.114cm" svg:x="1.977cm" svg:y="3.706cm" svg:viewBox="0 0 99 115" svg:d="M0 57c33-12 74-34 99-57l-20 57 20 58c-25-23-66-45-99-58z"><text:p/></draw:path><draw:line draw:style-name="gr65" draw:text-style-name="P46" svg:x1="1.561cm" svg:y1="3.764cm" svg:x2="1.441cm" svg:y2="3.764cm"><text:p/></draw:line><draw:path draw:style-name="gr64" draw:text-style-name="P53" svg:width="0.098cm" svg:height="0.114cm" svg:x="1.371cm" svg:y="3.706cm" svg:viewBox="0 0 99 115" svg:d="M0 57c33-12 73-34 99-57l-20 57 20 58c-26-23-66-45-99-58z"><text:p/></draw:path><draw:polygon draw:style-name="gr62" draw:text-style-name="P52" svg:width="0.416cm" svg:height="0.435cm" svg:x="1.553cm" svg:y="3.654cm" svg:viewBox="0 0 417 436" draw:points="417,436 0,436 0,0 417,0"><text:p/></draw:polygon><draw:polygon draw:style-name="gr62" draw:text-style-name="P52" svg:width="0.416cm" svg:height="0.435cm" svg:x="2.763cm" svg:y="3.654cm" svg:viewBox="0 0 417 436" draw:points="417,436 0,436 0,0 417,0"><text:p/></draw:polygon><draw:polygon draw:style-name="gr66" draw:text-style-name="P54" svg:width="0.332cm" svg:height="0.347cm" svg:x="1.069cm" svg:y="2.928cm" svg:viewBox="0 0 333 348" draw:points="333,348 0,348 0,0 333,0"><text:p/></draw:polygon><draw:polygon draw:style-name="gr66" draw:text-style-name="P54" svg:width="0.331cm" svg:height="0.347cm" svg:x="1.4cm" svg:y="2.928cm" svg:viewBox="0 0 332 348" draw:points="332,348 0,348 0,0 332,0"><text:p/></draw:polygon><draw:polygon draw:style-name="gr66" draw:text-style-name="P54" svg:width="0.332cm" svg:height="0.347cm" svg:x="1.732cm" svg:y="2.928cm" svg:viewBox="0 0 333 348" draw:points="333,348 0,348 0,0 333,0"><text:p/></draw:polygon><draw:polygon draw:style-name="gr67" draw:text-style-name="P55" svg:width="0.332cm" svg:height="0.347cm" svg:x="2.063cm" svg:y="2.928cm" svg:viewBox="0 0 333 348" draw:points="333,348 0,348 0,0 333,0"><text:p/></draw:polygon><draw:polygon draw:style-name="gr67" draw:text-style-name="P55" svg:width="0.331cm" svg:height="0.347cm" svg:x="2.395cm" svg:y="2.928cm" svg:viewBox="0 0 332 348" draw:points="332,348 0,348 0,0 332,0"><text:p/></draw:polygon><draw:polygon draw:style-name="gr67" draw:text-style-name="P55" svg:width="0.332cm" svg:height="0.347cm" svg:x="2.726cm" svg:y="2.928cm" svg:viewBox="0 0 333 348" draw:points="333,348 0,348 0,0 333,0"><text:p/></draw:polygon><draw:polyline draw:style-name="gr63" draw:text-style-name="P46" svg:width="0.41cm" svg:height="0.314cm" svg:x="1.156cm" svg:y="3.341cm" svg:viewBox="0 0 411 315" draw:points="0,315 0,125 411,125 411,0"><text:p/></draw:polyline><draw:path draw:style-name="gr64" draw:text-style-name="P53" svg:width="0.099cm" svg:height="0.093cm" svg:x="1.516cm" svg:y="3.275cm" svg:viewBox="0 0 100 94" svg:d="M51 0c11 30 30 70 49 94l-49-19-51 19c20-24 39-64 51-94z"><text:p/></draw:path><draw:polyline draw:style-name="gr63" draw:text-style-name="P46" svg:width="0.41cm" svg:height="0.314cm" svg:x="2.561cm" svg:y="3.341cm" svg:viewBox="0 0 411 315" draw:points="411,315 411,125 0,125 0,0"><text:p/></draw:polyline><draw:path draw:style-name="gr64" draw:text-style-name="P53" svg:width="0.099cm" svg:height="0.093cm" svg:x="2.511cm" svg:y="3.275cm" svg:viewBox="0 0 100 94" svg:d="M51 0c11 30 30 70 49 94l-49-19-51 19c21-24 40-64 51-94z"><text:p/></draw:path><draw:line draw:style-name="gr68" draw:text-style-name="P46" svg:x1="2.785cm" svg:y1="2.353cm" svg:x2="2.78cm" svg:y2="2.346cm"><text:p/></draw:line><draw:line draw:style-name="gr69" draw:text-style-name="P46" svg:x1="2.766cm" svg:y1="2.331cm" svg:x2="2.631cm" svg:y2="2.163cm"><text:p/></draw:line><draw:line draw:style-name="gr68" draw:text-style-name="P46" svg:x1="2.626cm" svg:y1="2.156cm" svg:x2="2.619cm" svg:y2="2.149cm"><text:p/></draw:line><draw:path draw:style-name="gr70" draw:text-style-name="P56" svg:width="0.376cm" svg:height="0.394cm" svg:x="0.395cm" svg:y="3.676cm" svg:viewBox="0 0 377 395" svg:d="M377 197c0 109-84 198-188 198-105 0-189-89-189-198s84-197 189-197c104 0 188 88 188 197z"><text:p/></draw:path><draw:frame draw:style-name="gr87" draw:text-style-name="P57" svg:width="0.352cm" svg:height="0.426cm" svg:x="2.244cm" svg:y="3.589cm"><draw:text-box><text:p text:style-name="P47"><text:span text:style-name="T25">...</text:span></text:p></draw:text-box></draw:frame><draw:polygon draw:style-name="gr72" draw:text-style-name="P56" svg:width="0.188cm" svg:height="0cm" svg:x="0.771cm" svg:y="3.872cm" svg:viewBox="0 0 189 0" draw:points="0,0 189,0"><text:p/></draw:polygon><draw:line draw:style-name="gr73" draw:text-style-name="P46" svg:x1="0.771cm" svg:y1="3.872cm" svg:x2="0.96cm" svg:y2="3.872cm"><text:p/></draw:line><draw:path draw:style-name="gr70" draw:text-style-name="P56" svg:width="0.376cm" svg:height="0.394cm" svg:x="0.395cm" svg:y="3.118cm" svg:viewBox="0 0 377 395" svg:d="M377 198c0 109-84 197-188 197-105 0-189-88-189-197 0-110 84-198 189-198 104 0 188 88 188 198z"><text:p/></draw:path><draw:frame draw:style-name="gr88" draw:text-style-name="P58" svg:width="0.274cm" svg:height="0.373cm" svg:x="0.517cm" svg:y="3.691cm"><draw:text-box><text:p text:style-name="P47"><text:span text:style-name="T26">a</text:span></text:p></draw:text-box></draw:frame><draw:polygon draw:style-name="gr72" draw:text-style-name="P56" svg:width="0.361cm" svg:height="0.081cm" svg:x="0.771cm" svg:y="3.195cm" svg:viewBox="0 0 362 82" draw:points="0,82 362,0"><text:p/></draw:polygon><draw:line draw:style-name="gr73" draw:text-style-name="P46" svg:x1="0.771cm" svg:y1="3.277cm" svg:x2="1.133cm" svg:y2="3.195cm"><text:p/></draw:line><draw:path draw:style-name="gr70" draw:text-style-name="P56" svg:width="0.376cm" svg:height="0.394cm" svg:x="2.207cm" svg:y="2.329cm" svg:viewBox="0 0 377 395" svg:d="M377 198c0 110-84 197-188 197-105 0-189-87-189-197 0-109 84-198 189-198 104 0 188 89 188 198z"><text:p/></draw:path><draw:frame draw:style-name="gr89" draw:text-style-name="P58" svg:width="0.272cm" svg:height="0.373cm" svg:x="0.506cm" svg:y="3.136cm"><draw:text-box><text:p text:style-name="P47"><text:span text:style-name="T26">b</text:span></text:p></draw:text-box></draw:frame><draw:polygon draw:style-name="gr72" draw:text-style-name="P56" svg:width="0.141cm" svg:height="0.122cm" svg:x="2.561cm" svg:y="2.283cm" svg:viewBox="0 0 142 123" draw:points="0,123 142,0"><text:p/></draw:polygon><draw:line draw:style-name="gr73" draw:text-style-name="P46" svg:x1="2.561cm" svg:y1="2.406cm" svg:x2="2.703cm" svg:y2="2.283cm"><text:p/></draw:line><draw:path draw:style-name="gr70" draw:text-style-name="P56" svg:width="0.376cm" svg:height="0.394cm" svg:x="3.193cm" svg:y="3.325cm" svg:viewBox="0 0 377 395" svg:d="M377 197c0 109-85 198-188 198-105 0-189-89-189-198s84-197 189-197c103 0 188 88 188 197z"><text:p/></draw:path><draw:frame draw:style-name="gr90" draw:text-style-name="P58" svg:width="0.271cm" svg:height="0.373cm" svg:x="2.328cm" svg:y="2.346cm"><draw:text-box><text:p text:style-name="P47"><text:span text:style-name="T26">e</text:span></text:p></draw:text-box></draw:frame><draw:polygon draw:style-name="gr72" draw:text-style-name="P56" svg:width="0.211cm" svg:height="0.22cm" svg:x="3.011cm" svg:y="3.19cm" svg:viewBox="0 0 212 221" draw:points="212,221 0,0"><text:p/></draw:polygon><draw:line draw:style-name="gr73" draw:text-style-name="P46" svg:x1="3.223cm" svg:y1="3.411cm" svg:x2="3.011cm" svg:y2="3.19cm"><text:p/></draw:line><draw:path draw:style-name="gr70" draw:text-style-name="P56" svg:width="0.377cm" svg:height="0.394cm" svg:x="2.018cm" svg:y="1.829cm" svg:viewBox="0 0 378 395" svg:d="M378 196c0 111-85 199-189 199-103 0-189-88-189-199 0-108 86-196 189-196 104 0 189 88 189 196z"><text:p/></draw:path><draw:frame draw:style-name="gr89" draw:text-style-name="P58" svg:width="0.272cm" svg:height="0.373cm" svg:x="3.321cm" svg:y="3.34cm"><draw:text-box><text:p text:style-name="P47"><text:span text:style-name="T26">c</text:span></text:p></draw:text-box></draw:frame><draw:polygon draw:style-name="gr72" draw:text-style-name="P56" svg:width="0.31cm" svg:height="0.003cm" svg:x="2.395cm" svg:y="2.033cm" svg:viewBox="0 0 311 4" draw:points="0,0 311,4"><text:p/></draw:polygon><draw:line draw:style-name="gr73" draw:text-style-name="P46" svg:x1="2.395cm" svg:y1="2.033cm" svg:x2="2.706cm" svg:y2="2.037cm"><text:p/></draw:line><draw:polygon draw:style-name="gr62" draw:text-style-name="P52" svg:width="0.416cm" svg:height="0.435cm" svg:x="4.379cm" svg:y="3.654cm" svg:viewBox="0 0 417 436" draw:points="417,436 0,436 0,0 417,0"><text:p/></draw:polygon><draw:line draw:style-name="gr63" draw:text-style-name="P46" svg:x1="4.588cm" svg:y1="4.477cm" svg:x2="4.588cm" svg:y2="4.159cm"><text:p/></draw:line><draw:path draw:style-name="gr64" draw:text-style-name="P53" svg:width="0.103cm" svg:height="0.098cm" svg:x="4.536cm" svg:y="4.09cm" svg:viewBox="0 0 104 99" svg:d="M52 0c11 33 31 74 52 99l-52-20-52 20c21-25 40-66 52-99z"><text:p/></draw:path><draw:line draw:style-name="gr63" draw:text-style-name="P46" svg:x1="5.193cm" svg:y1="4.477cm" svg:x2="5.193cm" svg:y2="4.159cm"><text:p/></draw:line><draw:path draw:style-name="gr64" draw:text-style-name="P53" svg:width="0.104cm" svg:height="0.098cm" svg:x="5.141cm" svg:y="4.09cm" svg:viewBox="0 0 105 99" svg:d="M52 0c12 33 32 74 53 99l-53-20-52 20c21-25 40-66 52-99z"><text:p/></draw:path><draw:line draw:style-name="gr63" draw:text-style-name="P46" svg:x1="6.403cm" svg:y1="4.477cm" svg:x2="6.403cm" svg:y2="4.159cm"><text:p/></draw:line><draw:path draw:style-name="gr64" draw:text-style-name="P53" svg:width="0.104cm" svg:height="0.098cm" svg:x="6.351cm" svg:y="4.09cm" svg:viewBox="0 0 105 99" svg:d="M52 0c11 33 31 74 53 99l-53-20-52 20c21-25 40-66 52-99z"><text:p/></draw:path><draw:line draw:style-name="gr65" draw:text-style-name="P46" svg:x1="4.788cm" svg:y1="3.982cm" svg:x2="4.907cm" svg:y2="3.982cm"><text:p/></draw:line><draw:path draw:style-name="gr64" draw:text-style-name="P53" svg:width="0.098cm" svg:height="0.115cm" svg:x="4.879cm" svg:y="3.923cm" svg:viewBox="0 0 99 116" svg:d="M99 58c-33 13-73 34-99 58l21-58-21-58c26 24 66 46 99 58z"><text:p/></draw:path><draw:line draw:style-name="gr65" draw:text-style-name="P46" svg:x1="5.393cm" svg:y1="3.982cm" svg:x2="5.513cm" svg:y2="3.982cm"><text:p/></draw:line><draw:path draw:style-name="gr64" draw:text-style-name="P53" svg:width="0.098cm" svg:height="0.115cm" svg:x="5.484cm" svg:y="3.923cm" svg:viewBox="0 0 99 116" svg:d="M99 58c-33 13-74 34-99 58l20-58-20-58c25 24 66 46 99 58z"><text:p/></draw:path><draw:line draw:style-name="gr65" draw:text-style-name="P46" svg:x1="5.993cm" svg:y1="3.982cm" svg:x2="6.112cm" svg:y2="3.982cm"><text:p/></draw:line><draw:path draw:style-name="gr64" draw:text-style-name="P53" svg:width="0.098cm" svg:height="0.115cm" svg:x="6.084cm" svg:y="3.923cm" svg:viewBox="0 0 99 116" svg:d="M99 58c-34 13-74 34-99 58l20-58-20-58c25 24 65 46 99 58z"><text:p/></draw:path><draw:line draw:style-name="gr65" draw:text-style-name="P46" svg:x1="6.181cm" svg:y1="3.764cm" svg:x2="6.062cm" svg:y2="3.764cm"><text:p/></draw:line><draw:path draw:style-name="gr64" draw:text-style-name="P53" svg:width="0.098cm" svg:height="0.114cm" svg:x="5.993cm" svg:y="3.706cm" svg:viewBox="0 0 99 115" svg:d="M0 57c33-12 74-34 99-57l-20 57 20 58c-25-23-66-45-99-58z"><text:p/></draw:path><draw:line draw:style-name="gr65" draw:text-style-name="P46" svg:x1="5.597cm" svg:y1="3.764cm" svg:x2="5.478cm" svg:y2="3.764cm"><text:p/></draw:line><draw:path draw:style-name="gr64" draw:text-style-name="P53" svg:width="0.098cm" svg:height="0.114cm" svg:x="5.408cm" svg:y="3.706cm" svg:viewBox="0 0 99 115" svg:d="M0 57c33-12 74-34 99-57l-20 57 20 58c-25-23-66-45-99-58z"><text:p/></draw:path><draw:line draw:style-name="gr65" draw:text-style-name="P46" svg:x1="4.992cm" svg:y1="3.764cm" svg:x2="4.872cm" svg:y2="3.764cm"><text:p/></draw:line><draw:path draw:style-name="gr64" draw:text-style-name="P53" svg:width="0.098cm" svg:height="0.114cm" svg:x="4.803cm" svg:y="3.706cm" svg:viewBox="0 0 99 115" svg:d="M0 57c33-12 74-34 99-57l-19 57 19 58c-25-23-66-45-99-58z"><text:p/></draw:path><draw:polygon draw:style-name="gr62" draw:text-style-name="P52" svg:width="0.416cm" svg:height="0.435cm" svg:x="4.985cm" svg:y="3.654cm" svg:viewBox="0 0 417 436" draw:points="417,436 0,436 0,0 417,0"><text:p/></draw:polygon><draw:polygon draw:style-name="gr62" draw:text-style-name="P52" svg:width="0.416cm" svg:height="0.435cm" svg:x="6.194cm" svg:y="3.654cm" svg:viewBox="0 0 417 436" draw:points="417,436 0,436 0,0 417,0"><text:p/></draw:polygon><draw:polygon draw:style-name="gr66" draw:text-style-name="P54" svg:width="0.331cm" svg:height="0.347cm" svg:x="4.501cm" svg:y="2.928cm" svg:viewBox="0 0 332 348" draw:points="332,348 0,348 0,0 332,0"><text:p/></draw:polygon><draw:polygon draw:style-name="gr66" draw:text-style-name="P54" svg:width="0.332cm" svg:height="0.347cm" svg:x="4.832cm" svg:y="2.928cm" svg:viewBox="0 0 333 348" draw:points="333,348 0,348 0,0 333,0"><text:p/></draw:polygon><draw:polygon draw:style-name="gr66" draw:text-style-name="P54" svg:width="0.331cm" svg:height="0.347cm" svg:x="5.164cm" svg:y="2.928cm" svg:viewBox="0 0 332 348" draw:points="332,348 0,348 0,0 332,0"><text:p/></draw:polygon><draw:polygon draw:style-name="gr67" draw:text-style-name="P55" svg:width="0.332cm" svg:height="0.347cm" svg:x="5.494cm" svg:y="2.928cm" svg:viewBox="0 0 333 348" draw:points="333,348 0,348 0,0 333,0"><text:p/></draw:polygon><draw:polygon draw:style-name="gr67" draw:text-style-name="P55" svg:width="0.331cm" svg:height="0.347cm" svg:x="5.827cm" svg:y="2.928cm" svg:viewBox="0 0 332 348" draw:points="332,348 0,348 0,0 332,0"><text:p/></draw:polygon><draw:polygon draw:style-name="gr67" draw:text-style-name="P55" svg:width="0.332cm" svg:height="0.347cm" svg:x="6.158cm" svg:y="2.928cm" svg:viewBox="0 0 333 348" draw:points="333,348 0,348 0,0 333,0"><text:p/></draw:polygon><draw:polyline draw:style-name="gr63" draw:text-style-name="P46" svg:width="0.41cm" svg:height="0.314cm" svg:x="4.588cm" svg:y="3.341cm" svg:viewBox="0 0 411 315" draw:points="0,315 0,125 411,125 411,0"><text:p/></draw:polyline><draw:path draw:style-name="gr64" draw:text-style-name="P53" svg:width="0.098cm" svg:height="0.093cm" svg:x="4.949cm" svg:y="3.275cm" svg:viewBox="0 0 99 94" svg:d="M49 0c12 30 31 70 50 94l-50-19-49 19c20-24 39-64 49-94z"><text:p/></draw:path><draw:polyline draw:style-name="gr63" draw:text-style-name="P46" svg:width="0.411cm" svg:height="0.314cm" svg:x="5.992cm" svg:y="3.341cm" svg:viewBox="0 0 412 315" draw:points="412,315 412,125 0,125 1,0"><text:p/></draw:polyline><draw:path draw:style-name="gr64" draw:text-style-name="P53" svg:width="0.098cm" svg:height="0.093cm" svg:x="5.942cm" svg:y="3.275cm" svg:viewBox="0 0 99 94" svg:d="M51 0c11 30 29 70 48 94l-48-19-51 19c20-24 39-64 51-94z"><text:p/></draw:path><draw:frame draw:style-name="gr90" draw:text-style-name="P58" svg:width="0.271cm" svg:height="0.373cm" svg:x="2.168cm" svg:y="1.845cm"><draw:text-box><text:p text:style-name="P47"><text:span text:style-name="T26">f</text:span></text:p></draw:text-box></draw:frame><draw:polygon draw:style-name="gr76" draw:text-style-name="P59" svg:width="0.331cm" svg:height="0.347cm" svg:x="2.951cm" svg:y="1.801cm" svg:viewBox="0 0 332 348" draw:points="332,348 0,348 0,0 332,0"><text:p/></draw:polygon><draw:polygon draw:style-name="gr76" draw:text-style-name="P59" svg:width="0.332cm" svg:height="0.347cm" svg:x="3.281cm" svg:y="1.801cm" svg:viewBox="0 0 333 348" draw:points="333,348 0,348 0,0 333,0"><text:p/></draw:polygon><draw:polygon draw:style-name="gr76" draw:text-style-name="P59" svg:width="0.331cm" svg:height="0.347cm" svg:x="3.614cm" svg:y="1.801cm" svg:viewBox="0 0 332 348" draw:points="332,348 0,348 0,0 332,0"><text:p/></draw:polygon><draw:polygon draw:style-name="gr76" draw:text-style-name="P59" svg:width="0.332cm" svg:height="0.347cm" svg:x="2.619cm" svg:y="1.801cm" svg:viewBox="0 0 333 348" draw:points="333,348 0,348 0,0 333,0"><text:p/></draw:polygon><draw:polygon draw:style-name="gr76" draw:text-style-name="P59" svg:width="0.332cm" svg:height="0.347cm" svg:x="3.945cm" svg:y="1.801cm" svg:viewBox="0 0 333 348" draw:points="333,348 0,348 0,0 333,0"><text:p/></draw:polygon><draw:polygon draw:style-name="gr76" draw:text-style-name="P59" svg:width="0.332cm" svg:height="0.347cm" svg:x="4.276cm" svg:y="1.801cm" svg:viewBox="0 0 333 348" draw:points="333,348 0,348 0,0 333,0"><text:p/></draw:polygon><draw:polygon draw:style-name="gr76" draw:text-style-name="P59" svg:width="0.331cm" svg:height="0.347cm" svg:x="4.608cm" svg:y="1.801cm" svg:viewBox="0 0 332 348" draw:points="332,348 0,348 0,0 332,0"><text:p/></draw:polygon><draw:polygon draw:style-name="gr77" draw:text-style-name="P60" svg:width="0.331cm" svg:height="0.347cm" svg:x="3.448cm" svg:y="1.248cm" svg:viewBox="0 0 332 348" draw:points="332,348 0,348 0,0 332,0"><text:p/></draw:polygon><draw:polygon draw:style-name="gr77" draw:text-style-name="P60" svg:width="0.332cm" svg:height="0.347cm" svg:x="3.779cm" svg:y="1.248cm" svg:viewBox="0 0 333 348" draw:points="333,348 0,348 0,0 333,0"><text:p/></draw:polygon><draw:line draw:style-name="gr68" draw:text-style-name="P46" svg:x1="4.94cm" svg:y1="1.803cm" svg:x2="4.932cm" svg:y2="1.8cm"><text:p/></draw:line><draw:line draw:style-name="gr69" draw:text-style-name="P46" svg:x1="4.911cm" svg:y1="1.794cm" svg:x2="4.129cm" svg:y2="1.599cm"><text:p/></draw:line><draw:line draw:style-name="gr68" draw:text-style-name="P46" svg:x1="4.119cm" svg:y1="1.599cm" svg:x2="4.111cm" svg:y2="1.596cm"><text:p/></draw:line><draw:line draw:style-name="gr68" draw:text-style-name="P46" svg:x1="2.619cm" svg:y1="1.803cm" svg:x2="2.628cm" svg:y2="1.8cm"><text:p/></draw:line><draw:line draw:style-name="gr69" draw:text-style-name="P46" svg:x1="2.647cm" svg:y1="1.794cm" svg:x2="3.429cm" svg:y2="1.599cm"><text:p/></draw:line><draw:line draw:style-name="gr68" draw:text-style-name="P46" svg:x1="3.439cm" svg:y1="1.599cm" svg:x2="3.448cm" svg:y2="1.596cm"><text:p/></draw:line><draw:path draw:style-name="gr78" draw:text-style-name="P46" svg:width="0.359cm" svg:height="0.376cm" svg:x="3.6cm" svg:y="0.666cm" svg:viewBox="0 0 360 377" svg:d="M360 188c0 104-80 189-180 189-99 0-180-85-180-189s81-188 180-188c100 0 180 84 180 188z"><text:p/></draw:path><draw:path draw:style-name="gr79" draw:text-style-name="P46" svg:width="0.237cm" svg:height="0.193cm" svg:x="3.661cm" svg:y="0.758cm" svg:viewBox="0 0 238 194" svg:d="M0 194c65 0 118 0 118-97s53-97 120-97"><text:p/></draw:path><draw:line draw:style-name="gr78" draw:text-style-name="P46" svg:x1="3.779cm" svg:y1="1.249cm" svg:x2="3.779cm" svg:y2="1.118cm"><text:p/></draw:line><draw:path draw:style-name="gr80" draw:text-style-name="P61" svg:width="0.115cm" svg:height="0.107cm" svg:x="3.722cm" svg:y="1.043cm" svg:viewBox="0 0 116 108" svg:d="M57 0c14 36 36 81 59 108l-59-21-57 21c23-27 45-72 57-108z"><text:p/></draw:path><draw:polygon draw:style-name="gr81" draw:text-style-name="P56" svg:width="0.331cm" svg:height="0.347cm" svg:x="3.448cm" svg:y="0.11cm" svg:viewBox="0 0 332 348" draw:points="332,348 0,348 0,0 332,0"><text:p/></draw:polygon><draw:polygon draw:style-name="gr81" draw:text-style-name="P56" svg:width="0.332cm" svg:height="0.347cm" svg:x="3.779cm" svg:y="0.11cm" svg:viewBox="0 0 333 348" draw:points="333,348 0,348 0,0 333,0"><text:p/></draw:polygon><draw:line draw:style-name="gr78" draw:text-style-name="P46" svg:x1="3.779cm" svg:y1="0.675cm" svg:x2="3.779cm" svg:y2="0.544cm"><text:p/></draw:line><draw:path draw:style-name="gr80" draw:text-style-name="P61" svg:width="0.115cm" svg:height="0.107cm" svg:x="3.722cm" svg:y="0.469cm" svg:viewBox="0 0 116 108" svg:d="M57 0c14 37 36 81 59 108l-59-21-57 21c23-27 45-71 57-108z"><text:p/></draw:path><draw:path draw:style-name="gr70" draw:text-style-name="P56" svg:width="0.377cm" svg:height="0.394cm" svg:x="2.856cm" svg:y="1.225cm" svg:viewBox="0 0 378 395" svg:d="M378 197c0 110-85 198-189 198s-189-88-189-198c0-108 85-197 189-197s189 89 189 197z"><text:p/></draw:path><draw:frame draw:style-name="gr87" draw:text-style-name="P57" svg:width="0.352cm" svg:height="0.426cm" svg:x="5.674cm" svg:y="3.589cm"><draw:text-box><text:p text:style-name="P47"><text:span text:style-name="T25">...</text:span></text:p></draw:text-box></draw:frame><draw:polygon draw:style-name="gr72" draw:text-style-name="P56" svg:width="0.214cm" svg:height="0cm" svg:x="3.233cm" svg:y="1.421cm" svg:viewBox="0 0 215 0" draw:points="0,0 215,0"><text:p/></draw:polygon><draw:line draw:style-name="gr73" draw:text-style-name="P46" svg:x1="3.233cm" svg:y1="1.421cm" svg:x2="3.448cm" svg:y2="1.421cm"><text:p/></draw:line><draw:path draw:style-name="gr70" draw:text-style-name="P56" svg:width="0.377cm" svg:height="0.394cm" svg:x="4.39cm" svg:y="1.148cm" svg:viewBox="0 0 378 395" svg:d="M378 198c0 109-85 197-189 197s-189-88-189-197c0-110 85-198 189-198s189 88 189 198z"><text:p/></draw:path><draw:frame draw:style-name="gr91" draw:text-style-name="P58" svg:width="0.274cm" svg:height="0.373cm" svg:x="2.969cm" svg:y="1.241cm"><draw:text-box><text:p text:style-name="P47"><text:span text:style-name="T26">h</text:span></text:p></draw:text-box></draw:frame><draw:polygon draw:style-name="gr72" draw:text-style-name="P56" svg:width="0.068cm" svg:height="0.159cm" svg:x="4.411cm" svg:y="1.51cm" svg:viewBox="0 0 69 160" draw:points="0,160 69,0"><text:p/></draw:polygon><draw:line draw:style-name="gr73" draw:text-style-name="P46" svg:x1="4.411cm" svg:y1="1.67cm" svg:x2="4.48cm" svg:y2="1.51cm"><text:p/></draw:line><draw:path draw:style-name="gr70" draw:text-style-name="P56" svg:width="0.377cm" svg:height="0.394cm" svg:x="2.856cm" svg:y="0.658cm" svg:viewBox="0 0 378 395" svg:d="M378 196c0 111-85 199-189 199s-189-88-189-199c0-108 85-196 189-196s189 88 189 196z"><text:p/></draw:path><draw:frame draw:style-name="gr90" draw:text-style-name="P58" svg:width="0.271cm" svg:height="0.373cm" svg:x="4.505cm" svg:y="1.166cm"><draw:text-box><text:p text:style-name="P47"><text:span text:style-name="T26">g</text:span></text:p></draw:text-box></draw:frame><draw:polygon draw:style-name="gr72" draw:text-style-name="P56" svg:width="0.357cm" svg:height="0cm" svg:x="3.233cm" svg:y="0.853cm" svg:viewBox="0 0 358 0" draw:points="0,0 358,0"><text:p/></draw:polygon><draw:line draw:style-name="gr73" draw:text-style-name="P46" svg:x1="3.233cm" svg:y1="0.853cm" svg:x2="3.591cm" svg:y2="0.853cm"><text:p/></draw:line><draw:path draw:style-name="gr70" draw:text-style-name="P56" svg:width="0.377cm" svg:height="0.394cm" svg:x="2.856cm" svg:y="0.087cm" svg:viewBox="0 0 378 395" svg:d="M378 198c0 109-85 197-189 197s-189-88-189-197 85-198 189-198 189 89 189 198z"><text:p/></draw:path><draw:frame draw:style-name="gr88" draw:text-style-name="P58" svg:width="0.274cm" svg:height="0.373cm" svg:x="3.013cm" svg:y="0.675cm"><draw:text-box><text:p text:style-name="P47"><text:span text:style-name="T26">i</text:span></text:p></draw:text-box></draw:frame><draw:polygon draw:style-name="gr72" draw:text-style-name="P56" svg:width="0.214cm" svg:height="0cm" svg:x="3.233cm" svg:y="0.284cm" svg:viewBox="0 0 215 0" draw:points="0,0 215,0"><text:p/></draw:polygon><draw:line draw:style-name="gr73" draw:text-style-name="P46" svg:x1="3.233cm" svg:y1="0.284cm" svg:x2="3.448cm" svg:y2="0.284cm"><text:p/></draw:line><draw:path draw:style-name="gr78" draw:text-style-name="P46" svg:width="0.359cm" svg:height="0.375cm" svg:x="3.6cm" svg:y="2.913cm" svg:viewBox="0 0 360 376" svg:d="M360 188c0 103-80 188-180 188-99 0-180-85-180-188 0-105 81-188 180-188 100 0 180 83 180 188z"><text:p/></draw:path><draw:path draw:style-name="gr83" draw:text-style-name="P46" svg:width="0.236cm" svg:height="0.152cm" svg:x="3.662cm" svg:y="3.024cm" svg:viewBox="0 0 237 153" svg:d="M0 77c0 0 42-173 118 0 76 171 119 0 119 0"><text:p/></draw:path><draw:line draw:style-name="gr63" draw:text-style-name="P46" svg:x1="3.074cm" svg:y1="3.099cm" svg:x2="3.527cm" svg:y2="3.099cm"><text:p/></draw:line><draw:path draw:style-name="gr64" draw:text-style-name="P53" svg:width="0.103cm" svg:height="0.12cm" svg:x="3.497cm" svg:y="3.04cm" svg:viewBox="0 0 104 121" svg:d="M104 60c-35 14-77 36-104 61l21-61-21-60c27 24 69 47 104 60z"><text:p/></draw:path><draw:line draw:style-name="gr63" draw:text-style-name="P46" svg:x1="4.486cm" svg:y1="3.099cm" svg:x2="4.032cm" svg:y2="3.099cm"><text:p/></draw:line><draw:path draw:style-name="gr64" draw:text-style-name="P53" svg:width="0.103cm" svg:height="0.12cm" svg:x="3.96cm" svg:y="3.04cm" svg:viewBox="0 0 104 121" svg:d="M0 60c34-13 77-36 104-60l-22 60 22 61c-27-25-70-47-104-61z"><text:p/></draw:path><draw:line draw:style-name="gr63" draw:text-style-name="P46" svg:x1="3.779cm" svg:y1="2.908cm" svg:x2="3.779cm" svg:y2="2.79cm"><text:p/></draw:line><draw:path draw:style-name="gr64" draw:text-style-name="P53" svg:width="0.115cm" svg:height="0.107cm" svg:x="3.722cm" svg:y="2.714cm" svg:viewBox="0 0 116 108" svg:d="M57 0c14 36 36 80 59 108l-59-23-57 23c23-28 45-72 57-108z"><text:p/></draw:path><draw:path draw:style-name="gr70" draw:text-style-name="P56" svg:width="0.377cm" svg:height="0.394cm" svg:x="3.59cm" svg:y="3.753cm" svg:viewBox="0 0 378 395" svg:d="M378 197c0 109-85 198-189 198s-189-89-189-198 85-197 189-197 189 88 189 197z"><text:p/></draw:path><draw:frame draw:style-name="gr88" draw:text-style-name="P58" svg:width="0.274cm" svg:height="0.373cm" svg:x="3.011cm" svg:y="0.104cm"><draw:text-box><text:p text:style-name="P47"><text:span text:style-name="T26">j</text:span></text:p></draw:text-box></draw:frame><draw:polygon draw:style-name="gr72" draw:text-style-name="P56" svg:width="0cm" svg:height="0.465cm" svg:x="3.779cm" svg:y="3.287cm" svg:viewBox="0 0 0 466" draw:points="0,466 0,0"><text:p/></draw:polygon><draw:line draw:style-name="gr73" draw:text-style-name="P46" svg:x1="3.779cm" svg:y1="3.753cm" svg:x2="3.779cm" svg:y2="3.287cm"><text:p/></draw:line><draw:path draw:style-name="gr70" draw:text-style-name="P56" svg:width="2.231cm" svg:height="0.443cm" svg:x="0.948cm" svg:y="4.477cm" svg:viewBox="0 0 2232 444" svg:d="M2020 444h-1807c-117 0-213-99-213-223 0-121 96-221 213-221h1807c117 0 212 100 212 221 0 124-95 223-212 223z"><text:p/></draw:path><draw:frame draw:style-name="gr88" draw:text-style-name="P58" svg:width="0.274cm" svg:height="0.373cm" svg:x="3.702cm" svg:y="3.771cm"><draw:text-box><text:p text:style-name="P47"><text:span text:style-name="T26">d</text:span></text:p></draw:text-box></draw:frame><draw:path draw:style-name="gr70" draw:text-style-name="P56" svg:width="2.23cm" svg:height="0.443cm" svg:x="4.372cm" svg:y="4.477cm" svg:viewBox="0 0 2231 444" svg:d="M2019 444h-1807c-118 0-212-99-212-223 0-121 94-221 212-221h1807c118 0 212 100 212 221 0 124-94 223-212 223z"><text:p/></draw:path><draw:frame draw:style-name="gr92" draw:text-style-name="P58" svg:width="1.396cm" svg:height="0.373cm" svg:x="1.564cm" svg:y="4.519cm"><draw:text-box><text:p text:style-name="P47"><text:span text:style-name="T26">Input #1</text:span></text:p></draw:text-box></draw:frame><draw:polygon draw:style-name="gr85" draw:text-style-name="P62" svg:width="0.332cm" svg:height="0.346cm" svg:x="2.784cm" svg:y="2.354cm" svg:viewBox="0 0 333 347" draw:points="333,347 0,347 0,0 333,0"><text:p/></draw:polygon><draw:polygon draw:style-name="gr85" draw:text-style-name="P62" svg:width="0.332cm" svg:height="0.346cm" svg:x="3.116cm" svg:y="2.354cm" svg:viewBox="0 0 333 347" draw:points="333,347 0,347 0,0 333,0"><text:p/></draw:polygon><draw:polygon draw:style-name="gr85" draw:text-style-name="P62" svg:width="0.331cm" svg:height="0.346cm" svg:x="3.448cm" svg:y="2.354cm" svg:viewBox="0 0 332 347" draw:points="332,347 0,347 0,0 332,0"><text:p/></draw:polygon><draw:polygon draw:style-name="gr86" draw:text-style-name="P63" svg:width="0.332cm" svg:height="0.346cm" svg:x="3.779cm" svg:y="2.354cm" svg:viewBox="0 0 333 347" draw:points="333,347 0,347 0,0 333,0"><text:p/></draw:polygon><draw:polygon draw:style-name="gr86" draw:text-style-name="P63" svg:width="0.331cm" svg:height="0.346cm" svg:x="4.111cm" svg:y="2.354cm" svg:viewBox="0 0 332 347" draw:points="332,347 0,347 0,0 332,0"><text:p/></draw:polygon><draw:polygon draw:style-name="gr86" draw:text-style-name="P63" svg:width="0.332cm" svg:height="0.346cm" svg:x="4.442cm" svg:y="2.354cm" svg:viewBox="0 0 333 347" draw:points="333,347 0,347 0,0 333,0"><text:p/></draw:polygon><draw:line draw:style-name="gr68" draw:text-style-name="P46" svg:x1="4.774cm" svg:y1="2.353cm" svg:x2="4.78cm" svg:y2="2.346cm"><text:p/></draw:line><draw:line draw:style-name="gr69" draw:text-style-name="P46" svg:x1="4.793cm" svg:y1="2.331cm" svg:x2="4.928cm" svg:y2="2.163cm"><text:p/></draw:line><draw:line draw:style-name="gr68" draw:text-style-name="P46" svg:x1="4.935cm" svg:y1="2.156cm" svg:x2="4.94cm" svg:y2="2.149cm"><text:p/></draw:line><draw:frame draw:style-name="gr92" draw:text-style-name="P58" svg:width="1.396cm" svg:height="0.373cm" svg:x="4.979cm" svg:y="4.519cm"><draw:text-box><text:p text:style-name="P47"><text:span text:style-name="T26">Input #2</text:span></text:p></draw:text-box></draw:frame></draw:g></text:p>
            <text:p text:style-name="P40"/>
            <text:p text:style-name="P40"/>
            <text:p text:style-name="P40"/>
            <text:p text:style-name="P40"/>
            <text:p text:style-name="P40"/>
            <text:p text:style-name="P40"/>
            <text:p text:style-name="P40"/>
            <text:p text:style-name="P40"/>
            <text:p text:style-name="P40"/>
            <text:p text:style-name="P40"/>
            <text:p text:style-name="P40"><text:soft-page-break/>Figure 2: The siamese BiLSTM model for sentence matching, with shared encoder weights for both sentences. </text:p>
            <text:p text:style-name="P40">The labels are (a) BiLSTM, (b, c) final backward and forward hidden states, respectively, (d)</text:p>
            <text:p text:style-name="P40">concatenate–compare unit, (e, g) fully connected layer; (e) with ReLU, (f) hidden representation, (h) logit out-puts, (i) softmax activation, and (j) final probabilities.</text:p>
            <text:p text:style-name="P40"/>
            <text:p text:style-name="P40"/>
            <text:p text:style-name="P40">We then apply a standard concatenate–compare operation (Wang et al., 2018) between the two sentence vectors: </text:p>
            <text:p text:style-name="P40">f (h s1 , h s2 ) = [h s1 , h s2 , h s1,h s2 , |h s1 − h s2 |], </text:p>
            <text:p text:style-name="P40">where denotes elementwise multiplication.</text:p>
            <text:p text:style-name="P40"/>
            <text:p text:style-name="P40">We feed this output to a ReLU- activated classifier.</text:p>
            <text:p text:style-name="P40"/>
            <text:p text:style-name="P40">It should be emphasized that we restrict the </text:p>
            <text:p text:style-name="P40">architecture engineering to a minimum to revisit the <text:s/>representation power of BiLSTM itself. </text:p>
            <text:p text:style-name="P40"/>
            <text:p text:style-name="P40"/>
            <text:p text:style-name="P40">We avoid any additional tricks, such as attention and layer normalization.</text:p>
            <text:p text:style-name="P40"/>
            <text:p text:style-name="P40"/>
            <text:p text:style-name="P20">3.2 Distillation Objective</text:p>
            <text:p text:style-name="P40"/>
            <text:p text:style-name="P40">The distillation approach accomplishes knowl-</text:p>
            <text:p text:style-name="P41">edge transfer at the output level; that is, the student network learns to mimic a teacher network’s behavior given any data point. </text:p>
            <text:p text:style-name="P41"/>
            <text:p text:style-name="P41">In particular, Ba andCaruana (2014) posit that, in addition to a one-hot predicted label, the teacher’s predicted probability is also important. </text:p>
            <text:p text:style-name="P40"/>
            <text:p text:style-name="P40"/>
            <text:p text:style-name="P40">In binary sentiment classification, for example, some sentences have a strong sentiment polarity, whereas others appear neutral.</text:p>
            <text:p text:style-name="P40"/>
            <text:p text:style-name="P40"/>
            <text:p text:style-name="P40">If we use only the teacher’s predicted one-hot <text:soft-page-break/>label to train the student, we may lose valuable information about the prediction uncertainty.</text:p>
            <text:p text:style-name="P40"/>
            <text:p text:style-name="P40"/>
            <text:p text:style-name="P40"/>
            <text:p text:style-name="P40">The discrete probability output of a neural net-</text:p>
            <text:p text:style-name="P40">work is given by</text:p>
            <text:p text:style-name="P40"/>
            <text:p text:style-name="P40"><draw:g text:anchor-type="paragraph" draw:z-index="4" draw:name="Групповой объект 5" draw:style-name="gr1"><draw:frame draw:style-name="gr51" draw:text-style-name="P50" svg:width="0.385cm" svg:height="0.477cm" svg:x="0.016cm" svg:y="0.305cm"><draw:text-box><text:p text:style-name="P47"><text:span text:style-name="T22">e</text:span></text:p></draw:text-box></draw:frame><draw:frame draw:style-name="gr51" draw:text-style-name="P50" svg:width="0.385cm" svg:height="0.477cm" svg:x="0cm" svg:y="0.305cm"><draw:text-box><text:p text:style-name="P47"><text:span text:style-name="T21">y</text:span></text:p></draw:text-box></draw:frame><draw:frame draw:style-name="gr43" draw:text-style-name="P51" svg:width="0.281cm" svg:height="0.346cm" svg:x="0.189cm" svg:y="0.459cm"><draw:text-box><text:p text:style-name="P47"><text:span text:style-name="T20">i</text:span></text:p></draw:text-box></draw:frame><draw:frame draw:style-name="gr58" draw:text-style-name="P50" svg:width="3.125cm" svg:height="0.477cm" svg:x="0.415cm" svg:y="0.305cm"><draw:text-box><text:p text:style-name="P47"><text:span text:style-name="T22">= softmax(</text:span><text:span text:style-name="T24">z</text:span><text:span text:style-name="T22">) =</text:span></text:p></draw:text-box></draw:frame><draw:frame draw:style-name="gr59" draw:text-style-name="P50" svg:width="1.378cm" svg:height="0.479cm" svg:x="3.545cm" svg:y="0.044cm"><draw:text-box><text:p text:style-name="P47"><text:span text:style-name="T22">exp</text:span><text:span text:style-name="T21">{</text:span><text:span text:style-name="T24">w</text:span></text:p></draw:text-box></draw:frame><draw:frame draw:style-name="gr43" draw:text-style-name="P51" svg:width="0.281cm" svg:height="0.346cm" svg:x="4.657cm" svg:y="0.002cm"><draw:text-box><text:p text:style-name="P47"><text:span text:style-name="T20">&gt;</text:span></text:p></draw:text-box></draw:frame><draw:frame draw:style-name="gr43" draw:text-style-name="P51" svg:width="0.281cm" svg:height="0.346cm" svg:x="4.646cm" svg:y="0.249cm"><draw:text-box><text:p text:style-name="P47"><text:span text:style-name="T20">i</text:span></text:p></draw:text-box></draw:frame><draw:line draw:style-name="gr60" draw:text-style-name="P46" svg:x1="3.233cm" svg:y1="0.566cm" svg:x2="5.669cm" svg:y2="0.566cm"><text:p/></draw:line><draw:frame draw:style-name="gr61" draw:text-style-name="P50" svg:width="0.558cm" svg:height="0.479cm" svg:x="4.907cm" svg:y="0.044cm"><draw:text-box><text:p text:style-name="P47"><text:span text:style-name="T24">h</text:span><text:span text:style-name="T21">}</text:span></text:p></draw:text-box></draw:frame><draw:frame draw:style-name="gr51" draw:text-style-name="P50" svg:width="0.385cm" svg:height="0.479cm" svg:x="3.233cm" svg:y="0.302cm"><draw:text-box><text:p text:style-name="P47"><text:span text:style-name="T22">P</text:span></text:p></draw:text-box></draw:frame><draw:frame draw:style-name="gr43" draw:text-style-name="P51" svg:width="0.281cm" svg:height="0.346cm" svg:x="3.639cm" svg:y="0.801cm"><draw:text-box><text:p text:style-name="P47"><text:span text:style-name="T20">j</text:span></text:p></draw:text-box></draw:frame><draw:frame draw:style-name="gr59" draw:text-style-name="P50" svg:width="1.378cm" svg:height="0.477cm" svg:x="3.859cm" svg:y="0.591cm"><draw:text-box><text:p text:style-name="P47"><text:span text:style-name="T22">exp</text:span><text:span text:style-name="T21">{</text:span><text:span text:style-name="T24">w</text:span></text:p></draw:text-box></draw:frame><draw:frame draw:style-name="gr43" draw:text-style-name="P51" svg:width="0.281cm" svg:height="0.345cm" svg:x="4.969cm" svg:y="0.556cm"><draw:text-box><text:p text:style-name="P47"><text:span text:style-name="T20">&gt;</text:span></text:p></draw:text-box></draw:frame><draw:frame draw:style-name="gr43" draw:text-style-name="P51" svg:width="0.281cm" svg:height="0.345cm" svg:x="4.958cm" svg:y="0.803cm"><draw:text-box><text:p text:style-name="P47"><text:span text:style-name="T20">j</text:span></text:p></draw:text-box></draw:frame><draw:frame draw:style-name="gr61" draw:text-style-name="P50" svg:width="0.56cm" svg:height="0.477cm" svg:x="5.219cm" svg:y="0.591cm"><draw:text-box><text:p text:style-name="P47"><text:span text:style-name="T24">h</text:span><text:span text:style-name="T21">}</text:span></text:p></draw:text-box></draw:frame><draw:frame draw:style-name="gr49" draw:text-style-name="P50" svg:width="0.479cm" svg:height="0.398cm" svg:x="6.257cm" svg:y="0.401cm"><draw:text-box><text:p text:style-name="P47"><text:span text:style-name="T17">(1)</text:span></text:p></draw:text-box></draw:frame></draw:g></text:p>
            <text:p text:style-name="P40"/>
            <text:p text:style-name="P40"/>
            <text:p text:style-name="P40"/>
            <text:p text:style-name="P40">where w i denotes the i th row of softmax weight</text:p>
            <text:p text:style-name="P40">W , and z is equivalent to w &gt; h. The argument</text:p>
            <text:p text:style-name="P40">of the softmax function is known as logits. Train-</text:p>
            <text:p text:style-name="P40">ing on logits makes learning easier for the student</text:p>
            <text:p text:style-name="P40">model since the relationship learned by the teacher</text:p>
            <text:p text:style-name="P40">model across all of the targets are equally empha-</text:p>
            <text:p text:style-name="P40">sized (Ba and Caruana, 2014).</text:p>
            <text:p text:style-name="P40">The distillation objective is to penalize the</text:p>
            <text:p text:style-name="P40">mean-squared-error (MSE) loss between the stu-</text:p>
            <text:p text:style-name="P40">dent network’s logits against the teacher’s logits:</text:p>
            <text:p text:style-name="P42"/>
            <text:p text:style-name="P42"><draw:g text:anchor-type="paragraph" draw:z-index="6" draw:name="Групповой объект 7" draw:style-name="gr1"><draw:frame draw:style-name="gr51" draw:text-style-name="P50" svg:width="0.385cm" svg:height="0.479cm" svg:x="1.325cm" svg:y="0.087cm"><draw:text-box><text:p text:style-name="P47"><text:span text:style-name="T21">L</text:span></text:p></draw:text-box></draw:frame><draw:frame draw:style-name="gr48" draw:text-style-name="P51" svg:width="0.662cm" svg:height="0.294cm" svg:x="1.591cm" svg:y="0.311cm"><draw:text-box><text:p text:style-name="P47"><text:span text:style-name="T18">distill</text:span></text:p></draw:text-box></draw:frame><draw:frame draw:style-name="gr57" draw:text-style-name="P50" svg:width="0.955cm" svg:height="0.479cm" svg:x="2.357cm" svg:y="0.087cm"><draw:text-box><text:p text:style-name="P47"><text:span text:style-name="T22">=</text:span><text:span text:style-name="T21"> ||z</text:span></text:p></draw:text-box></draw:frame><draw:frame draw:style-name="gr51" draw:text-style-name="P50" svg:width="0.385cm" svg:height="0.477cm" svg:x="2.967cm" svg:y="0.076cm"><draw:text-box><text:p text:style-name="P47"><text:span text:style-name="T21">z</text:span></text:p></draw:text-box></draw:frame><draw:frame draw:style-name="gr51" draw:text-style-name="P50" svg:width="0.385cm" svg:height="0.479cm" svg:x="2.976cm" svg:y="0.087cm"><draw:text-box><text:p text:style-name="P47"><text:span text:style-name="T21">z</text:span></text:p></draw:text-box></draw:frame><draw:frame draw:style-name="gr56" draw:text-style-name="P50" svg:width="0.69cm" svg:height="0.479cm" svg:x="3.747cm" svg:y="0.087cm"><draw:text-box><text:p text:style-name="P47"><text:span text:style-name="T21">− </text:span><text:span text:style-name="T21">z</text:span></text:p></draw:text-box></draw:frame><draw:frame draw:style-name="gr51" draw:text-style-name="P50" svg:width="0.384cm" svg:height="0.477cm" svg:x="4.124cm" svg:y="0.076cm"><draw:text-box><text:p text:style-name="P47"><text:span text:style-name="T21">z</text:span></text:p></draw:text-box></draw:frame><draw:frame draw:style-name="gr51" draw:text-style-name="P50" svg:width="0.385cm" svg:height="0.479cm" svg:x="4.131cm" svg:y="0.087cm"><draw:text-box><text:p text:style-name="P47"><text:span text:style-name="T21">z</text:span></text:p></draw:text-box></draw:frame><draw:frame draw:style-name="gr51" draw:text-style-name="P50" svg:width="0.384cm" svg:height="0.479cm" svg:x="4.775cm" svg:y="0.087cm"><draw:text-box><text:p text:style-name="P47"><text:span text:style-name="T21">||</text:span></text:p></draw:text-box></draw:frame><draw:frame draw:style-name="gr43" draw:text-style-name="P51" svg:width="0.281cm" svg:height="0.345cm" svg:x="4.989cm" svg:y="0.279cm"><draw:text-box><text:p text:style-name="P47"><text:span text:style-name="T23">2</text:span></text:p></draw:text-box></draw:frame><draw:frame draw:style-name="gr49" draw:text-style-name="P50" svg:width="0.479cm" svg:height="0.398cm" svg:x="6.641cm" svg:y="0.182cm"><draw:text-box><text:p text:style-name="P47"><text:span text:style-name="T17">(2)</text:span></text:p></draw:text-box></draw:frame></draw:g></text:p>
            <text:p text:style-name="P42"/>
            <text:p text:style-name="P42"/>
            <text:p text:style-name="P42"/>
            <text:p text:style-name="P42"/>
            <text:p text:style-name="P42"/>
            <text:p text:style-name="P42"/>
            <text:p text:style-name="P42">where z (B)</text:p>
            <text:p text:style-name="P42">(2)</text:p>
            <text:p text:style-name="P42">and z (S)</text:p>
            <text:p text:style-name="P42">are the teacher’s and student’s</text:p>
            <text:p text:style-name="P42">logits, respectively. Other measures such as cross</text:p>
            <text:p text:style-name="P42">entropy with soft targets are viable as well (Hinton</text:p>
            <text:p text:style-name="P42">et al., 2015); however, in our preliminary experi-</text:p>
            <text:p text:style-name="P42">ments, we found MSE to perform slightly better.</text:p>
            <text:p text:style-name="P42">At training time, the distilling objective can</text:p>
            <text:p text:style-name="P42">be used in conjunction with a traditional cross-</text:p>
            <text:p text:style-name="P42">entropy loss against a one-hot label t, given by</text:p>
            <text:p text:style-name="P42"/>
            <text:p text:style-name="P42"/>
            <text:p text:style-name="P42"/>
            <text:p text:style-name="P42"/>
            <text:p text:style-name="P42"/>
            <text:p text:style-name="P42"/>
            <text:p text:style-name="P42"/>
            <text:p text:style-name="P42"><text:soft-page-break/></text:p>
            <text:p text:style-name="P42"><draw:g text:anchor-type="paragraph" draw:z-index="8" draw:name="Групповой объект 9" draw:style-name="gr1"><draw:frame draw:style-name="gr45" draw:text-style-name="P50" svg:width="1.696cm" svg:height="0.477cm" svg:x="0.399cm" svg:y="0.083cm"><draw:text-box><text:p text:style-name="P47"><text:span text:style-name="T21">L</text:span><text:span text:style-name="T22"> =</text:span><text:span text:style-name="T21"> α · L</text:span></text:p></draw:text-box></draw:frame><draw:frame draw:style-name="gr46" draw:text-style-name="P51" svg:width="0.373cm" svg:height="0.294cm" svg:x="2.064cm" svg:y="0.307cm"><draw:text-box><text:p text:style-name="P47"><text:span text:style-name="T18">CE</text:span></text:p></draw:text-box></draw:frame><draw:frame draw:style-name="gr47" draw:text-style-name="P50" svg:width="2.543cm" svg:height="0.477cm" svg:x="2.528cm" svg:y="0.083cm"><draw:text-box><text:p text:style-name="P47"><text:span text:style-name="T22">+ (1</text:span><text:span text:style-name="T21"> − α</text:span><text:span text:style-name="T22">)</text:span><text:span text:style-name="T21"> · L</text:span></text:p></draw:text-box></draw:frame><draw:frame draw:style-name="gr48" draw:text-style-name="P51" svg:width="0.664cm" svg:height="0.294cm" svg:x="4.666cm" svg:y="0.307cm"><draw:text-box><text:p text:style-name="P47"><text:span text:style-name="T18">distill</text:span></text:p></draw:text-box></draw:frame><draw:frame draw:style-name="gr49" draw:text-style-name="P50" svg:width="0.479cm" svg:height="0.399cm" svg:x="7.476cm" svg:y="0.176cm"><draw:text-box><text:p text:style-name="P47"><text:span text:style-name="T17">(3)</text:span></text:p></draw:text-box></draw:frame><draw:frame draw:style-name="gr50" draw:text-style-name="P50" svg:width="1.089cm" svg:height="0.477cm" svg:x="0.505cm" svg:y="0.782cm"><draw:text-box><text:p text:style-name="P47"><text:span text:style-name="T22">=</text:span><text:span text:style-name="T21"> −α</text:span></text:p></draw:text-box></draw:frame><draw:frame draw:style-name="gr51" draw:text-style-name="P50" svg:width="0.384cm" svg:height="0.479cm" svg:x="1.524cm" svg:y="0.415cm"><draw:text-box><text:p text:style-name="P47"><text:span text:style-name="T22">X</text:span></text:p></draw:text-box></draw:frame><draw:frame draw:style-name="gr43" draw:text-style-name="P51" svg:width="0.281cm" svg:height="0.346cm" svg:x="1.75cm" svg:y="1.339cm"><draw:text-box><text:p text:style-name="P47"><text:span text:style-name="T20">i</text:span></text:p></draw:text-box></draw:frame><draw:frame draw:style-name="gr51" draw:text-style-name="P50" svg:width="0.385cm" svg:height="0.477cm" svg:x="2.143cm" svg:y="0.782cm"><draw:text-box><text:p text:style-name="P47"><text:span text:style-name="T21">t</text:span></text:p></draw:text-box></draw:frame><draw:frame draw:style-name="gr43" draw:text-style-name="P51" svg:width="0.281cm" svg:height="0.346cm" svg:x="2.283cm" svg:y="0.935cm"><draw:text-box><text:p text:style-name="P47"><text:span text:style-name="T20">i</text:span></text:p></draw:text-box></draw:frame><draw:frame draw:style-name="gr52" draw:text-style-name="P50" svg:width="0.981cm" svg:height="0.477cm" svg:x="2.466cm" svg:y="0.782cm"><draw:text-box><text:p text:style-name="P47"><text:span text:style-name="T22">log</text:span><text:span text:style-name="T21"> y</text:span></text:p></draw:text-box></draw:frame><draw:frame draw:style-name="gr53" draw:text-style-name="P51" svg:width="0.401cm" svg:height="0.346cm" svg:x="3.23cm" svg:y="0.674cm"><draw:text-box><text:p text:style-name="P47"><text:span text:style-name="T23">(</text:span><text:span text:style-name="T20">S</text:span><text:span text:style-name="T23">)</text:span></text:p></draw:text-box></draw:frame><draw:frame draw:style-name="gr43" draw:text-style-name="P51" svg:width="0.281cm" svg:height="0.346cm" svg:x="3.216cm" svg:y="0.991cm"><draw:text-box><text:p text:style-name="P47"><text:span text:style-name="T20">i</text:span></text:p></draw:text-box></draw:frame><draw:frame draw:style-name="gr54" draw:text-style-name="P50" svg:width="2.41cm" svg:height="0.477cm" svg:x="3.763cm" svg:y="0.782cm"><draw:text-box><text:p text:style-name="P47"><text:span text:style-name="T21">−</text:span><text:span text:style-name="T22"> </text:span><text:span text:style-name="T22">(1</text:span><text:span text:style-name="T21"> − α</text:span><text:span text:style-name="T22">)</text:span><text:span text:style-name="T21">||z</text:span></text:p></draw:text-box></draw:frame><draw:frame draw:style-name="gr51" draw:text-style-name="P50" svg:width="0.385cm" svg:height="0.479cm" svg:x="5.562cm" svg:y="0.769cm"><draw:text-box><text:p text:style-name="P47"><text:span text:style-name="T21">z</text:span></text:p></draw:text-box></draw:frame><draw:frame draw:style-name="gr51" draw:text-style-name="P50" svg:width="0.385cm" svg:height="0.477cm" svg:x="5.571cm" svg:y="0.782cm"><draw:text-box><text:p text:style-name="P47"><text:span text:style-name="T21">z</text:span></text:p></draw:text-box></draw:frame><draw:frame draw:style-name="gr55" draw:text-style-name="P51" svg:width="0.428cm" svg:height="0.346cm" svg:x="5.767cm" svg:y="0.718cm"><draw:text-box><text:p text:style-name="P47"><text:span text:style-name="T23">(</text:span><text:span text:style-name="T20">B</text:span><text:span text:style-name="T23">)</text:span></text:p></draw:text-box></draw:frame><draw:frame draw:style-name="gr56" draw:text-style-name="P50" svg:width="0.69cm" svg:height="0.477cm" svg:x="6.342cm" svg:y="0.782cm"><draw:text-box><text:p text:style-name="P47"><text:span text:style-name="T21">− </text:span><text:span text:style-name="T21">z</text:span></text:p></draw:text-box></draw:frame><draw:frame draw:style-name="gr51" draw:text-style-name="P50" svg:width="0.385cm" svg:height="0.479cm" svg:x="6.717cm" svg:y="0.769cm"><draw:text-box><text:p text:style-name="P47"><text:span text:style-name="T21">z</text:span></text:p></draw:text-box></draw:frame><draw:frame draw:style-name="gr51" draw:text-style-name="P50" svg:width="0.384cm" svg:height="0.477cm" svg:x="6.726cm" svg:y="0.782cm"><draw:text-box><text:p text:style-name="P47"><text:span text:style-name="T21">z</text:span></text:p></draw:text-box></draw:frame><draw:frame draw:style-name="gr53" draw:text-style-name="P51" svg:width="0.401cm" svg:height="0.346cm" svg:x="6.922cm" svg:y="0.718cm"><draw:text-box><text:p text:style-name="P47"><text:span text:style-name="T23">(</text:span><text:span text:style-name="T20">S</text:span><text:span text:style-name="T23">)</text:span></text:p></draw:text-box></draw:frame><draw:frame draw:style-name="gr51" draw:text-style-name="P50" svg:width="0.385cm" svg:height="0.477cm" svg:x="7.37cm" svg:y="0.782cm"><draw:text-box><text:p text:style-name="P47"><text:span text:style-name="T21">||</text:span></text:p></draw:text-box></draw:frame><draw:frame draw:style-name="gr43" draw:text-style-name="P51" svg:width="0.281cm" svg:height="0.346cm" svg:x="7.583cm" svg:y="0.718cm"><draw:text-box><text:p text:style-name="P47"><text:span text:style-name="T23">2</text:span></text:p></draw:text-box></draw:frame><draw:frame draw:style-name="gr43" draw:text-style-name="P51" svg:width="0.281cm" svg:height="0.346cm" svg:x="7.583cm" svg:y="0.972cm"><draw:text-box><text:p text:style-name="P47"><text:span text:style-name="T23">2</text:span></text:p></draw:text-box></draw:frame></draw:g></text:p>
            <text:p text:style-name="P42"/>
            <text:p text:style-name="P42"/>
            <text:p text:style-name="P42"/>
            <text:p text:style-name="P42">When distilling with a labeled dataset, the one-hot</text:p>
            <text:p text:style-name="P42">target t is simply the ground-truth label. When</text:p>
            <text:p text:style-name="P42">distilling with an unlabeled dataset, we use the</text:p>
            <text:p text:style-name="P42">predicted label by the teacher, i.e., t i = 1 if</text:p>
            <text:p text:style-name="P42">i = argmax y (B) and 0 otherwise.</text:p>
            <text:p text:style-name="P42"/>
            <text:p text:style-name="P42"/>
            <text:p text:style-name="P42"/>
            <text:p text:style-name="P42"/>
            <text:p text:style-name="P22">3.3 Data Augmentation for Distillation</text:p>
            <text:p text:style-name="P43"/>
            <text:p text:style-name="P43">In the distillation approach, a small dataset may</text:p>
            <text:p text:style-name="P42">not suffice for the teacher model to fully express</text:p>
            <text:p text:style-name="P42">its knowledge (Ba and Caruana, 2014). Therefore,</text:p>
            <text:p text:style-name="P42">we augment the training set with a large, unla-</text:p>
            <text:p text:style-name="P42">beled dataset, with pseudo-labels provided by the</text:p>
            <text:p text:style-name="P42">teacher, to aid in effective knowledge distillation.</text:p>
            <text:p text:style-name="P42">Unfortunately, data augmentation in NLP is</text:p>
            <text:p text:style-name="P42">usually more difficult than in computer vision.</text:p>
            <text:p text:style-name="P42">First, there exist a large number of homologous</text:p>
            <text:p text:style-name="P42">images in computer vision tasks. CIFAR-10, for</text:p>
            <text:p text:style-name="P42">example, is a subset of the 80 million tiny images</text:p>
            <text:p text:style-name="P42">dataset (Krizhevsky, 2009). Second, it is possi-</text:p>
            <text:p text:style-name="P42">ble to synthesize a near-natural image by rotating,</text:p>
            <text:p text:style-name="P42">adding noise, and other distortions, but if we man-</text:p>
            <text:p text:style-name="P42">ually manipulate a natural language sentence, the</text:p>
            <text:p text:style-name="P42">sentence may not be fluent, and its effect in NLP</text:p>
            <text:p text:style-name="P42">data augmentation less clear.</text:p>
            <text:p text:style-name="P42">In our work, we propose a set of heuristics for</text:p>
            <text:p text:style-name="P42">task-agnostic data augmentation: we use the orig-</text:p>
            <text:p text:style-name="P42">inal sentences in the small dataset as blueprints,</text:p>
            <text:p text:style-name="P42">and then modify them with our heuristics, a pro-</text:p>
            <text:p text:style-name="P42">cess analogous to image distortion. Specifically,</text:p>
            <text:p text:style-name="P42">we randomly perform the following operations.</text:p>
            <text:p text:style-name="P42">Masking. With probability p mask , we randomly</text:p>
            <text:p text:style-name="P42">replace a word with [MASK], which corresponds</text:p>
            <text:p text:style-name="P42">to an unknown token in our models and the</text:p>
            <text:p text:style-name="P42">masked word token in BERT. Intuitively, this rule</text:p>
            <text:p text:style-name="P42">helps to clarify the contribution of each word to-</text:p>
            <text:p text:style-name="P42">ward the label, e.g., the teacher network produces</text:p>
            <text:p text:style-name="P42">less confident logits for “I [MASK] the comedy”</text:p>
            <text:p text:style-name="P42">than for “I loved the comedy.”</text:p>
            <text:p text:style-name="P42">POS-guided word replacement. With probabil-</text:p>
            <text:p text:style-name="P42"><text:soft-page-break/>ity p pos , we replace a word with another of the</text:p>
            <text:p text:style-name="P42">same POS tag. To preserve the original training</text:p>
            <text:p text:style-name="P42">distribution, the new word is sampled from the un-</text:p>
            <text:p text:style-name="P42">igram word distribution re-normalized by the part-</text:p>
            <text:p text:style-name="P42">of-speech (POS) tag. This rule perturbs the se-</text:p>
            <text:p text:style-name="P42">mantics of each example, e.g., “What do pigs eat?”</text:p>
            <text:p text:style-name="P42">is different from “How do pigs eat?”</text:p>
            <text:p text:style-name="P42">n -gram sampling. With probability p ng , we ran-</text:p>
            <text:p text:style-name="P42">domly sample an n-gram from the example, where</text:p>
            <text:p text:style-name="P42">n is randomly selected from {1, 2, . . . , 5}. This</text:p>
            <text:p text:style-name="P42">rule is conceptually equivalent to dropping out all</text:p>
            <text:p text:style-name="P42">other words in the example, which is a more ag-</text:p>
            <text:p text:style-name="P42">gressive form of masking.</text:p>
            <text:p text:style-name="P42">Our data augmentation procedure is as fol-</text:p>
            <text:p text:style-name="P42">lows: given a training example {w 1 , . . . w n }, we</text:p>
            <text:p text:style-name="P42">iterate over the words, drawing from the uniform</text:p>
            <text:p text:style-name="P42">distribution X i ∼ U NIFORM [0, 1] for each w i . If</text:p>
            <text:p text:style-name="P42">X i &lt; p mask , we apply masking to w i . If p mask ≤</text:p>
            <text:p text:style-name="P42">X i &lt; p mask + p pos , we apply POS-guided word</text:p>
            <text:p text:style-name="P42">replacement. We treat masking and POS-guided</text:p>
            <text:p text:style-name="P42">swapping as mutually exclusive: once one rule is</text:p>
            <text:p text:style-name="P42">applied, the other is disregarded. After iterating</text:p>
            <text:p text:style-name="P42">through the words, with probability p ng , we ap-</text:p>
            <text:p text:style-name="P42">ply n-gram sampling to this entire synthetic ex-</text:p>
            <text:p text:style-name="P42">ample. The final synthetic example is appended to</text:p>
            <text:p text:style-name="P42">the augmented, unlabeled dataset.</text:p>
            <text:p text:style-name="P42">We apply this procedure n iter times per example</text:p>
            <text:p text:style-name="P42">to generate up to n iter samples from a single exam-</text:p>
            <text:p text:style-name="P42">ple, with any duplicates discarded. For sentence-</text:p>
            <text:p text:style-name="P42">pair datasets, we cycle through augmenting the</text:p>
            <text:p text:style-name="P42">first sentence only (holding the second fixed), the</text:p>
            <text:p text:style-name="P42">second sentence only (holding the first fixed), and</text:p>
            <text:p text:style-name="P42">both sentences.</text:p>
            <text:p text:style-name="P42">4</text:p>
            <text:p text:style-name="P42">Experimental Setup</text:p>
            <text:p text:style-name="P42">For BERT, we use the large variant BERT LARGE</text:p>
            <text:p text:style-name="P42">(described below) as the teacher network, starting</text:p>
            <text:p text:style-name="P42">with the pretrained weights and following the orig-</text:p>
            <text:p text:style-name="P42">inal, task-specific fine-tuning procedure (Devlin</text:p>
            <text:p text:style-name="P42">et al., 2018). We fine-tune four models using the</text:p>
            <text:p text:style-name="P42">Adam optimizer with learning rates {2, 3, 4, 5} ×</text:p>
            <text:p text:style-name="P42"><text:soft-page-break/>10 −5 , picking the best model on the validation set.</text:p>
            <text:p text:style-name="P42">We avoid data augmentation during fine-tuning.</text:p>
            <text:p text:style-name="P42"/>
            <text:p text:style-name="P42">For our models, we feed the original dataset to-</text:p>
            <text:p text:style-name="P42">gether with the synthesized examples to the task-</text:p>
            <text:p text:style-name="P42">specific, fine-tuned BERT model to obtain the</text:p>
            <text:p text:style-name="P42">predicted logits. We denote our distilled BiL-</text:p>
            <text:p text:style-name="P42">STM trained on soft logit targets as BiLSTM SOFT ,</text:p>
            <text:p text:style-name="P42">which corresponds to choosing α = 0 in Sec-</text:p>
            <text:p text:style-name="P42">tion 3.2. Preliminary experiments suggest that us-</text:p>
            <text:p text:style-name="P42">ing only the distillation objective works best.</text:p>
            <text:p text:style-name="P42">4.1</text:p>
            <text:p text:style-name="P42">Datasets</text:p>
            <text:p text:style-name="P42">We conduct experiments on the General Language</text:p>
            <text:p text:style-name="P42">Understanding Evaluation (GLUE; Wang et al.,</text:p>
            <text:p text:style-name="P42">2018) benchmark, a collection of six natural lan-</text:p>
            <text:p text:style-name="P42">guage understanding tasks that are classified into</text:p>
            <text:p text:style-name="P42">three categories: single-sentence tasks, similarity</text:p>
            <text:p text:style-name="P42">and paraphrase tasks, and inference tasks. Due to</text:p>
            <text:p text:style-name="P42">restrictions in time and computational resources,</text:p>
            <text:p text:style-name="P42">we choose the most widely used dataset from each</text:p>
            <text:p text:style-name="P42">category, as detailed below.</text:p>
            <text:p text:style-name="P42">SST-2. Stanford Sentiment Treebank 2 (SST-2;</text:p>
            <text:p text:style-name="P42">Socher et al., 2013) comprises single sentences ex-</text:p>
            <text:p text:style-name="P42">tracted from movie reviews for binary sentiment</text:p>
            <text:p text:style-name="P42">classification (positive vs. negative). Following</text:p>
            <text:p text:style-name="P42">GLUE, we consider sentence-level sentiment only,</text:p>
            <text:p text:style-name="P42">ignoring the sentiment labels of phrases provided</text:p>
            <text:p text:style-name="P42">by the original dataset.</text:p>
            <text:p text:style-name="P42">MNLI. The Multi-genre Natural Language In-</text:p>
            <text:p text:style-name="P42">ference (MNLI; Williams et al., 2017) corpus</text:p>
            <text:p text:style-name="P42">is a large-scale, crowdsourced entailment clas-</text:p>
            <text:p text:style-name="P42">sification dataset. The objective is to predict</text:p>
            <text:p text:style-name="P42">the relationship between a pair of sentences as</text:p>
            <text:p text:style-name="P42">one of entailment, neutrality, or contradiction.</text:p>
            <text:p text:style-name="P42">MNLI-m uses development and test sets that con-</text:p>
            <text:p text:style-name="P42">tain the same genres from the training set, while</text:p>
            <text:p text:style-name="P42">MNLI-mm represents development and test sets</text:p>
            <text:p text:style-name="P42">from the remaining, mismatched genres.</text:p>
            <text:p text:style-name="P42">QQP. Quora Question Pairs (QQP; Shankar Iyer</text:p>
            <text:p text:style-name="P42">and Csernai, 2017) consists of pairs of poten-</text:p>
            <text:p text:style-name="P42">tially duplicate questions collected from Quora, a</text:p>
            <text:p text:style-name="P42">question-and-answer website. The binary label of</text:p>
            <text:p text:style-name="P42">each question pair indicates redundancy.</text:p>
            <text:p text:style-name="P42">4.2</text:p>
            <text:p text:style-name="P42"><text:soft-page-break/>Hyperparameters</text:p>
            <text:p text:style-name="P42">We choose either 150 or 300 hidden units for</text:p>
            <text:p text:style-name="P42">the BiLSTM, and 200 or 400 units in the ReLU-</text:p>
            <text:p text:style-name="P42">activated hidden layer, depending on the valida-</text:p>
            <text:p text:style-name="P42">tion set performance. Following Kim (2014),</text:p>
            <text:p text:style-name="P42">we use the traditional 300-dimensional word2vec</text:p>
            <text:p text:style-name="P42">embeddings trained on Google News and multi-</text:p>
            <text:p text:style-name="P42">channel embeddings. For optimization, we use</text:p>
            <text:p text:style-name="P42">AdaDelta (Zeiler, 2012) with its default learning</text:p>
            <text:p text:style-name="P42">rate of 1.0 and ρ = 0.95. For SST-2, we use a</text:p>
            <text:p text:style-name="P42">batch size of 50; for MNLI and QQP, due to their</text:p>
            <text:p text:style-name="P42">larger size, we choose 256 for the batch size.</text:p>
            <text:p text:style-name="P42">For our dataset augmentation hyperparameters,</text:p>
            <text:p text:style-name="P42">we fix p mask = p pos = 0.1 and p ng = 0.25 across</text:p>
            <text:p text:style-name="P42">all datasets. These values have not been tuned at</text:p>
            <text:p text:style-name="P42">all on the datasets—these are the first values we</text:p>
            <text:p text:style-name="P42">chose. We choose n iter = 20 for SST-2 and n iter =</text:p>
            <text:p text:style-name="P42">10 for both MNLI and QQP, since they are larger.</text:p>
            <text:p text:style-name="P42">4.3</text:p>
            <text:p text:style-name="P42">Baseline Models</text:p>
            <text:p text:style-name="P42">BERT (Devlin et al., 2018) is a multi-layer, bidi-</text:p>
            <text:p text:style-name="P42">rectional transformer encoder that comes in two</text:p>
            <text:p text:style-name="P42">variants: BERT BASE and the larger BERT LARGE .</text:p>
            <text:p text:style-name="P42">BERT BASE comprises 12 layers, 768 hidden units,</text:p>
            <text:p text:style-name="P42">12 self-attention heads, and 110M parameters.</text:p>
            <text:p text:style-name="P42">BERT LARGE uses 24 layers, 1024 hidden units, 16</text:p>
            <text:p text:style-name="P42">self-attention heads, and 340M parameters.</text:p>
            <text:p text:style-name="P42">OpenAI GPT (Radford et al., 2018) is, like BERT,</text:p>
            <text:p text:style-name="P42">a generative pretrained transformer (GPT) encoder</text:p>
            <text:p text:style-name="P42">fine-tuned on downstream tasks. Unlike BERT,</text:p>
            <text:p text:style-name="P42">however, GPT is unidirectional and only makes</text:p>
            <text:p text:style-name="P42">use of previous context at each time step.</text:p>
            <text:p text:style-name="P42">GLUE ELMo baselines. In the GLUE pa-</text:p>
            <text:p text:style-name="P42">per, Wang et al. (2018) provide a BiLSTM-based</text:p>
            <text:p text:style-name="P42">model baseline trained on top of ELMo and jointly</text:p>
            <text:p text:style-name="P42">fine-tuned across all tasks. This model contains</text:p>
            <text:p text:style-name="P42">4096 units in the ELMo BiLSTM and more than</text:p>
            <text:p text:style-name="P42">93 million total parameters. In the BERT paper,</text:p>
            <text:p text:style-name="P42">Devlin et al. (2018) provide the same model but a</text:p>
            <text:p text:style-name="P42">result slightly different from Wang et al. (2018).</text:p>
            <text:p text:style-name="P42">For fair comparison, we report both results.</text:p>
            <text:p text:style-name="P42">5</text:p>
            <text:p text:style-name="P42"><text:soft-page-break/>Results and Discussion</text:p>
            <text:p text:style-name="P42">We present the results of our models as well as</text:p>
            <text:p text:style-name="P42">baselines in Table 1. For QQP, we report both F 1</text:p>
            <text:p text:style-name="P42">and accuracy, since the dataset is slightly unbal-</text:p>
            <text:p text:style-name="P42">anced. Following GLUE, we report the average</text:p>
            <text:p text:style-name="P42">score of each model on the datasets.</text:p>
            <text:p text:style-name="P42">5.1</text:p>
            <text:p text:style-name="P42">Model Quality</text:p>
            <text:p text:style-name="P42">To verify the correctness of our implementation,</text:p>
            <text:p text:style-name="P42">we train the base BiLSTM model on the original</text:p>
            <text:p text:style-name="P42">labels, without using distillation (row 7). Across</text:p>
            <text:p text:style-name="P42">all three datasets, we achieve scores compara-</text:p>
            <text:p text:style-name="P42">ble with BiLSTMs from previous works (rows 8</text:p>
            <text:p text:style-name="P42">and 9), suggesting that our implementation is fair.</text:p>
            <text:p text:style-name="P42">Note that, on MNLI, the two baselines differ by</text:p>
            <text:p text:style-name="P42">4% in accuracy (rows 8 and 9). None of the non-</text:p>
            <text:p text:style-name="P42">distilled BiLSTM baselines outperform BERT’s</text:p>
            <text:p text:style-name="P42"/>
            <text:p text:style-name="P40"/>
          </table:table-cell>
          <table:table-cell table:style-name="Таблица1.B2" office:value-type="string">
            <text:p text:style-name="Table_20_Contents">А<text:span text:style-name="T1">ннотация</text:span></text:p>
            <text:p text:style-name="Table_20_Contents">В литературе по обработке естественного языка нейронные сети становятся все более</text:p>
            <text:p text:style-name="P2">глубже и сложнее. <text:s/></text:p>
            <text:p text:style-name="P2"/>
            <text:p text:style-name="P2">Недавн<text:span text:style-name="T1">им примером в тенденции является г</text:span>лубок<text:span text:style-name="T1">ая</text:span> языков<text:span text:style-name="T1">ая </text:span>репрезентативн<text:span text:style-name="T1">ая</text:span> модель, <text:span text:style-name="T1">которая </text:span>включа<text:span text:style-name="T6">ет</text:span> BERT, ELMo, и GPT. </text:p>
            <text:p text:style-name="P2"/>
            <text:p text:style-name="Table_20_Contents">Эти разработки привели к убеждению в том, что нейронные сети предыдущего поколения с более низким уровнем сложности для</text:p>
            <text:p text:style-name="Table_20_Contents">понимания языка устарели.</text:p>
            <text:p text:style-name="Table_20_Contents"/>
            <text:p text:style-name="P1">Однако в этой статье мы демонстрируем, что элементарные, легкие нейронные сети все еще могут быть конкурентоспособными</text:p>
            <text:p text:style-name="P3">без изменений архитектуры, внешних обучающих данных или дополнительных функций ввода. </text:p>
            <text:p text:style-name="P3"/>
            <text:p text:style-name="P3">Мы предлагаем извлечь знания из BERT, современной модели языкового представления, в однослойный BiLSTM, <text:s/>также <text:span text:style-name="T2">хорошо</text:span> его сиамский аналог для задач <text:span text:style-name="T2">для</text:span> пары предложений. </text:p>
            <text:p text:style-name="P3"/>
            <text:p text:style-name="P3">Используя множество наборов данных для <text:span text:style-name="T2">пара</text:span>фразирования, вывода на естественном языке и классификации настроений, мы достигаем сопоставимых результатов с ELM<text:span text:style-name="T2">o</text:span>,</text:p>
            <text:p text:style-name="P1">используя при этом примерно в 100 раз меньше параметров и в 15 раз меньше времени <text:span text:style-name="T2">для </text:span>вывода настроений.</text:p>
            <text:p text:style-name="P1"/>
            <text:p text:style-name="P4">1 Введение</text:p>
            <text:p text:style-name="P4"/>
            <text:p text:style-name="P4">В литературе по обработке естественного <text:soft-page-break/>языка (НЛП) развитие нейронных сетей было</text:p>
            <text:p text:style-name="P4">бесконечным, но предсказуемым, при этом новые архитектуры постоянно превосходили предыдущие не только по производительности и предполагаемой проницательности, но также</text:p>
            <text:p text:style-name="P5">по сложности и глубине. </text:p>
            <text:p text:style-name="P5"/>
            <text:p text:style-name="P5">В разгар всего этого нейронного прогресса становится легко отбросить более ранние нейронные сети “первого поколения” как</text:p>
            <text:p text:style-name="P5">ненужные. </text:p>
            <text:p text:style-name="P5"/>
            <text:p text:style-name="P5">По-видимому, это похоже на правду: Петерс и</text:p>
            <text:p text:style-name="P4">др. (2018) показывают, что использование предварительно подготовленных глубоких словесных представлений позволяет достичь современного уровня в различных</text:p>
            <text:p text:style-name="P5">задачах. </text:p>
            <text:p text:style-name="P5"/>
            <text:p text:style-name="P5">Недавно Девлин и др. (2018) опубликовали</text:p>
            <text:p text:style-name="P4"><text:span text:style-name="T3">в </text:span>это<text:span text:style-name="T3">м</text:span> направление работы еще дальше с</text:p>
            <text:p text:style-name="P4">помощью двухсекционных представлений кодировщика от transformers (BERT), более глубоких моделей, которые значительно улучшают современное состояние при решении большего числа задач.</text:p>
            <text:p text:style-name="P1"/>
            <text:p text:style-name="P1">Совсем недавно Open<text:span text:style-name="T5">A</text:span>I описал GPT-2, современную более крупнуюмодель трансформатора, обученную на еще большем количестве данных. <text:span text:style-name="T3">(</text:span>1<text:span text:style-name="T3">)</text:span></text:p>
            <text:p text:style-name="P1"/>
            <text:p text:style-name="P1">Такие большие нейронные сети, однако,</text:p>
            <text:p text:style-name="P6">являются проблематичными на практике. </text:p>
            <text:p text:style-name="P6"/>
            <text:p text:style-name="P6">Из-за большого количества параметров, например, BERT и GPT-2 не могут быть развернуты в системах с ограниченными ресурсами, таких как мобильные устройства. </text:p>
            <text:p text:style-name="P6"/>
            <text:p text:style-name="P6">Они также могут быть неприменимы в</text:p>
            <text:p text:style-name="P1">системах реального времени из-за низкой</text:p>
            <text:p text:style-name="P7">эффективности времени вывода. </text:p>
            <text:p text:style-name="P7"/>
            <text:p text:style-name="P7">Кроме того, продолжающееся замедление</text:p>
            <text:p text:style-name="P1">закона Мура и масштабирования Деннарда (Хан, 2017) предполагает, что существует момент времени, когда мы должны сжать наши <text:soft-page-break/>модели и тщательно оценить наш выбор нейронной архитектуры.</text:p>
            <text:p text:style-name="P1"/>
            <text:p text:style-name="P1">В этой статье мы предлагаем простой, но эффективный подход, который передает знания, относящиеся к конкретной задаче, от BERT к мелкой нейронной архитектуре - в</text:p>
            <text:p text:style-name="P1">частности, двунаправленной сети долговременной кратковременной памяти</text:p>
            <text:p text:style-name="P8">(BiLSTM). </text:p>
            <text:p text:style-name="P8"/>
            <text:p text:style-name="P8">Наша мотивация двоякая: мы</text:p>
            <text:p text:style-name="P1">задаемся вопросом, действительно ли простой архитектуре не хватает возможностей представления для моделирования текста, и</text:p>
            <text:p text:style-name="P1">мы хотим изучить эффективные подходы к передаче знаний от <text:span text:style-name="T4">BERT</text:span> до BiLSTM. </text:p>
            <text:p text:style-name="P1"/>
            <text:p text:style-name="P10">В частности, мы используем подход дистилляции знаний (Ба и Каруана, 2014; Хинтон и др., 2015Ba and Caruana, 2014; Hinton et al., 2015 ), где более крупная модель служит учителем и маленькая модель учится подражать учителю как ученик. </text:p>
            <text:p text:style-name="P8"/>
            <text:p text:style-name="P8">Этот подход не зависит от модели, что делает возможной передачу знаний между BERT и</text:p>
            <text:p text:style-name="P1">другой нейронной архитектурой, такой как однослойная Бильстм, в нашем случае.</text:p>
            <text:p text:style-name="P1"/>
            <text:p text:style-name="P1">Однако для содействия эффективной передаче знаний нам часто требуется большой немаркированный набор данных.</text:p>
            <text:p text:style-name="P1"/>
            <text:p text:style-name="P1">Модель учителя предоставляет логики вероятности и оценочные метки для этих</text:p>
            <text:p text:style-name="P11">необъявленных образцов, а сеть учащихся извлекает уроки из результатов учителя. </text:p>
            <text:p text:style-name="P11"/>
            <text:p text:style-name="P11">В компьютерном зрении немаркированные</text:p>
            <text:p text:style-name="P1">изображения обычно легко получить за счет</text:p>
            <text:p text:style-name="P1">увеличения данных с использованием вращения, аддитивного шума и других искажений.</text:p>
            <text:p text:style-name="P1"/>
            <text:p text:style-name="P11">Однако, получение дополнительных, даже немаркированных образцов для конкретной задачи может быть затруднено в НЛП. <text:soft-page-break/>Традиционная станция увеличения данных в НЛП, как правило, зависит от конкретной задачи (Wang and Eisner, 2016; Serban et al., 2016) и ее трудно распространить на другие задачи НЛП. </text:p>
            <text:p text:style-name="P11"/>
            <text:p text:style-name="P11">С этой целью мы далее предлагаем новый, основанный на правилах подход к увеличению текстовых данных для построения набора</text:p>
            <text:p text:style-name="P12">передачи знаний. </text:p>
            <text:p text:style-name="P12"/>
            <text:p text:style-name="P12">Хотя наши расширенные образцы не являются беглыми предложениями на естественном языке , экспериментальные результаты показывают, что наш подход удивительно хорошо работает для дистилляции знаний.</text:p>
            <text:p text:style-name="P12"/>
            <text:p text:style-name="P12">Мы оцениваем наш подход по трем задачам классификации предложений и подбора предложений. </text:p>
            <text:p text:style-name="P12"/>
            <text:p text:style-name="P15">Эксперты показывают, что наша процедура дистилляции знаний значительно превосходит обучение только оригинальной сети simpler. </text:p>
            <text:p text:style-name="P15"/>
            <text:p text:style-name="P15">Насколько нам известно, мы первые, кто изучает дистилляцию знаний от БЕРТА. </text:p>
            <text:p text:style-name="P15"/>
            <text:p text:style-name="P15">Благодаря нашему подходу модель на основе неглубокого BiLSTM достигает результатов</text:p>
            <text:p text:style-name="P16">, сопоставимых с результатами языковых моделей (ELMo; Peterset al., 2018), но использует примерно в 100 раз меньше</text:p>
            <text:p text:style-name="P12">параметров и выполняет вывод в 15 раз быстрее.</text:p>
            <text:p text:style-name="P12"/>
            <text:p text:style-name="P12">Таким образом, наша модель становится самой современной “маленькая” модель для нейронного НЛП.</text:p>
            <text:p text:style-name="P12"/>
            <text:p text:style-name="P18"><text:span text:style-name="T7">2 </text:span>Сопутствующая Работа</text:p>
            <text:p text:style-name="P18"/>
            <text:p text:style-name="P23">В прошлом исследователи разрабатывали и</text:p>
            <text:p text:style-name="P24">применяли различные нейронные архитектуры для НЛП, включая сверточные нейронные сети (Kalchbrenner et al., 2014; Kim, 2014), рекуррентные нейронные сети (Mikolov et al., 2010, 2011; Graves, 2013) и рекурсивные <text:soft-page-break/>нейронные сети (Сочер и др., 2010, 2011). </text:p>
            <text:p text:style-name="P24"/>
            <text:p text:style-name="P25">Эти общие архитектуры могут быть применены к таким задачам, как классификация предложений (Zhang et al.,</text:p>
            <text:p text:style-name="P25">2015; Conneau et al., 2016) и сопоставление предложений (Wan et al., 2016; He et al., 2016), но модель обучается только на данных конкретной задачи.</text:p>
            <text:p text:style-name="P23"/>
            <text:p text:style-name="P26">Недавно Peters et al. (2018) представили Embeddings from Language Models (ELMO), подход к изучению высококачественных, глубоких контекстуализированных представлений с использованием двунаправленных языковых моделей. С помощью ELMo они добиваются значительных улучшений в шести различных задачах НЛП. </text:p>
            <text:p text:style-name="P26"/>
            <text:p text:style-name="P26">Devlin et al. (2018) предлагают Bidirectional Encoder Representations from Transformers (BERT), новой модели языкового представления, которая позволяет получать самые современные результаты в одиннадцати задачах обработки естественного языка. </text:p>
            <text:p text:style-name="P26"/>
            <text:p text:style-name="P26">Обученный с массивными корпусами для языкового моделирования, BERT обладает сильными синтаксическими способностями (Goldberg, 2019) и улавливает общие языковые особенности. </text:p>
            <text:p text:style-name="P26"/>
            <text:p text:style-name="P26">Типичное последующее использование</text:p>
            <text:p text:style-name="P23">BERT заключается в точной настройке его для текущей задачи NLP.</text:p>
            <text:p text:style-name="P23"/>
            <text:p text:style-name="P23">Это повышает эффективность обучения, но</text:p>
            <text:p text:style-name="P23">с точки зрения эффективности вывода эти модели все еще значительно медленнее традиционных нейронных сетей.</text:p>
            <text:p text:style-name="P23"/>
            <text:p text:style-name="P26"><text:span text:style-name="T8">Сжатие модели.</text:span> </text:p>
            <text:p text:style-name="P26"/>
            <text:p text:style-name="P26">Заметное направление работы посвящено сжатию больших нейронных сетей для ускорения вывода. </text:p>
            <text:p text:style-name="P26"/>
            <text:p text:style-name="P26">Ранние новаторские работы включают LeCun et <text:soft-page-break/>al. (1990), которые предлагают метод, основанный на локальных ошибках, для сокращения неважных весов. </text:p>
            <text:p text:style-name="P26"/>
            <text:p text:style-name="P26">Недавно Han et al. (2015) предложили простой конвейер сжатия, позволяющий уменьшить размер модели в 40 раз без ущерба для точности.</text:p>
            <text:p text:style-name="P23"/>
            <text:p text:style-name="P23">К сожалению, эти методы приводят к неравномерной разреженности веса, что исключает высокооптимизированные</text:p>
            <text:p text:style-name="P26">процедуры вычислений. </text:p>
            <text:p text:style-name="P26"/>
            <text:p text:style-name="P27">Таким образом, другие исследуют возможность обрезки целых фильтров (Li et al., 2016; Liu et al., 2017), с некоторыми даже ориентированными на устройства показателями, такими как операции с плавающей запятой (Tang et al., 2018) и задержка (Chen et al., 2018). </text:p>
            <text:p text:style-name="P26"/>
            <text:p text:style-name="P27">Еще в других исследованиях рассматриваются квантование нейронных сетей (Wu et al., 2018); в крайнем случае, Courbariaux et al. (2016) <text:s/>предлагают бинаризованные сети как с</text:p>
            <text:p text:style-name="P23">двоичными весами, так и с двоичными активациями.</text:p>
            <text:p text:style-name="P23"/>
            <text:p text:style-name="P23">В отличие от вышеупомянутых методов,</text:p>
            <text:p text:style-name="P27">передовой подход к дистилляции (Ba and Caruana, 2014; Hinton et al., 2015) позволяет передавать знания из большой модели в меньшую “студенческую” сеть, которая в процессе совершенствуется. </text:p>
            <text:p text:style-name="P27"/>
            <text:p text:style-name="P27">Студенческая сеть может использовать совершенно иную архитектуру, поскольку дистилляция работает на исходном уровне. </text:p>
            <text:p text:style-name="P27"/>
            <text:p text:style-name="P27">Это важно в нашем случае, поскольку</text:p>
            <text:p text:style-name="P23">наша исследовательская цель состоит в том, чтобы изучить репрезентативную способность более мелких нейронных сетей для понимания языка, одновременно используя такие модели, как BERT; таким образом, мы следуем этому</text:p>
            <text:p text:style-name="P27">подход в нашей работе. </text:p>
            <text:p text:style-name="P27"/>
            <text:p text:style-name="P27"><text:soft-page-break/>В литературе по НЛП он ранее использовался при передаче нейронных машин (Kim and Rush, 2016) и языковом моделировании (Yu et al., 2018).</text:p>
            <text:p text:style-name="P27"/>
            <text:p text:style-name="P19"><text:span text:style-name="T9">3 </text:span>Наш Подход</text:p>
            <text:p text:style-name="P27"/>
            <text:p text:style-name="P27">Во-первых, мы выбираем желаемые модели учителя и ученика для подхода к дистилляции знаний.</text:p>
            <text:p text:style-name="P27"/>
            <text:p text:style-name="P27">Затем мы описываем нашу процедуру дистилляции, которая включает два основных компонента: во-первых, добавление цели логистической регрессии и , во-вторых, создание набора данных для передачи,</text:p>
            <text:p text:style-name="P27">который дополняет набор обучающих данных для более эффективной передачи знаний.</text:p>
            <text:p text:style-name="P27"/>
            <text:p text:style-name="P27"><draw:g text:anchor-type="paragraph" draw:z-index="1" draw:name="Групповой объект 2" draw:style-name="gr1"><draw:polygon draw:style-name="gr93" draw:text-style-name="P64" svg:width="0.463cm" svg:height="0.464cm" svg:x="1.002cm" svg:y="0.833cm" svg:viewBox="0 0 464 465" draw:points="464,465 0,465 0,0 464,0"><text:p/></draw:polygon><draw:polygon draw:style-name="gr93" draw:text-style-name="P64" svg:width="0.464cm" svg:height="0.464cm" svg:x="1.465cm" svg:y="0.833cm" svg:viewBox="0 0 465 465" draw:points="465,465 0,465 0,0 465,0"><text:p/></draw:polygon><draw:polygon draw:style-name="gr93" draw:text-style-name="P64" svg:width="0.464cm" svg:height="0.464cm" svg:x="1.929cm" svg:y="0.833cm" svg:viewBox="0 0 465 465" draw:points="465,465 0,465 0,0 465,0"><text:p/></draw:polygon><draw:polygon draw:style-name="gr93" draw:text-style-name="P64" svg:width="0.464cm" svg:height="0.464cm" svg:x="2.393cm" svg:y="0.833cm" svg:viewBox="0 0 465 465" draw:points="465,465 0,465 0,0 465,0"><text:p/></draw:polygon><draw:polygon draw:style-name="gr94" draw:text-style-name="P52" svg:width="0.582cm" svg:height="0.582cm" svg:x="3.38cm" svg:y="0.774cm" svg:viewBox="0 0 583 583" draw:points="583,583 0,583 0,0 583,0"><text:p/></draw:polygon><draw:line draw:style-name="gr95" draw:text-style-name="P46" svg:x1="2.862cm" svg:y1="1.065cm" svg:x2="3.288cm" svg:y2="1.065cm"><text:p/></draw:line><draw:path draw:style-name="gr64" draw:text-style-name="P53" svg:width="0.13cm" svg:height="0.145cm" svg:x="3.25cm" svg:y="0.993cm" svg:viewBox="0 0 131 146" svg:d="M131 73c-43 16-98 44-131 73l26-73-26-73c33 29 88 57 131 73z"><text:p/></draw:path><draw:line draw:style-name="gr95" draw:text-style-name="P46" svg:x1="2.862cm" svg:y1="1.912cm" svg:x2="3.288cm" svg:y2="1.912cm"><text:p/></draw:line><draw:path draw:style-name="gr64" draw:text-style-name="P53" svg:width="0.13cm" svg:height="0.145cm" svg:x="3.25cm" svg:y="1.839cm" svg:viewBox="0 0 131 146" svg:d="M131 74c-43 16-98 43-131 72l26-72-26-74c33 29 88 58 131 74z"><text:p/></draw:path><draw:line draw:style-name="gr95" draw:text-style-name="P46" svg:x1="2.862cm" svg:y1="3.605cm" svg:x2="3.288cm" svg:y2="3.605cm"><text:p/></draw:line><draw:path draw:style-name="gr64" draw:text-style-name="P53" svg:width="0.13cm" svg:height="0.145cm" svg:x="3.25cm" svg:y="3.533cm" svg:viewBox="0 0 131 146" svg:d="M131 72c-43 17-98 45-131 74l26-74-26-72c33 29 88 56 131 72z"><text:p/></draw:path><draw:line draw:style-name="gr96" draw:text-style-name="P46" svg:x1="3.526cm" svg:y1="1.346cm" svg:x2="3.526cm" svg:y2="1.513cm"><text:p/></draw:line><draw:path draw:style-name="gr64" draw:text-style-name="P53" svg:width="0.153cm" svg:height="0.137cm" svg:x="3.45cm" svg:y="1.473cm" svg:viewBox="0 0 154 138" svg:d="M78 138c-17-46-47-103-78-138l78 27 76-27c-30 35-59 92-76 138z"><text:p/></draw:path><draw:line draw:style-name="gr96" draw:text-style-name="P46" svg:x1="3.526cm" svg:y1="2.192cm" svg:x2="3.526cm" svg:y2="2.36cm"><text:p/></draw:line><draw:path draw:style-name="gr64" draw:text-style-name="P53" svg:width="0.153cm" svg:height="0.138cm" svg:x="3.45cm" svg:y="2.319cm" svg:viewBox="0 0 154 139" svg:d="M78 139c-17-46-47-104-78-139l78 28 76-28c-30 35-59 93-76 139z"><text:p/></draw:path><draw:line draw:style-name="gr96" draw:text-style-name="P46" svg:x1="3.526cm" svg:y1="3.032cm" svg:x2="3.526cm" svg:y2="3.199cm"><text:p/></draw:line><draw:path draw:style-name="gr64" draw:text-style-name="P53" svg:width="0.153cm" svg:height="0.137cm" svg:x="3.45cm" svg:y="3.159cm" svg:viewBox="0 0 154 138" svg:d="M78 138c-17-45-47-102-78-138l78 29 76-29c-30 36-59 93-76 138z"><text:p/></draw:path><draw:line draw:style-name="gr96" draw:text-style-name="P46" svg:x1="3.817cm" svg:y1="3.296cm" svg:x2="3.817cm" svg:y2="3.129cm"><text:p/></draw:line><draw:path draw:style-name="gr64" draw:text-style-name="P53" svg:width="0.153cm" svg:height="0.137cm" svg:x="3.741cm" svg:y="3.032cm" svg:viewBox="0 0 154 138" svg:d="M78 0c17 46 46 103 76 138l-76-27-78 27c31-35 61-92 78-138z"><text:p/></draw:path><draw:line draw:style-name="gr96" draw:text-style-name="P46" svg:x1="3.817cm" svg:y1="2.478cm" svg:x2="3.817cm" svg:y2="2.31cm"><text:p/></draw:line><draw:path draw:style-name="gr64" draw:text-style-name="P53" svg:width="0.153cm" svg:height="0.138cm" svg:x="3.741cm" svg:y="2.213cm" svg:viewBox="0 0 154 139" svg:d="M78 0c17 47 46 104 76 139l-76-28-78 28c31-35 61-92 78-139z"><text:p/></draw:path><draw:line draw:style-name="gr96" draw:text-style-name="P46" svg:x1="3.817cm" svg:y1="1.631cm" svg:x2="3.817cm" svg:y2="1.464cm"><text:p/></draw:line><draw:path draw:style-name="gr64" draw:text-style-name="P53" svg:width="0.153cm" svg:height="0.137cm" svg:x="3.741cm" svg:y="1.367cm" svg:viewBox="0 0 154 138" svg:d="M78 0c17 46 46 103 76 138l-76-27-78 27c31-35 61-92 78-138z"><text:p/></draw:path><draw:polygon draw:style-name="gr94" draw:text-style-name="P52" svg:width="0.582cm" svg:height="0.582cm" svg:x="3.38cm" svg:y="1.621cm" svg:viewBox="0 0 583 583" draw:points="583,583 0,583 0,0 583,0"><text:p/></draw:polygon><draw:polygon draw:style-name="gr94" draw:text-style-name="P52" svg:width="0.582cm" svg:height="0.582cm" svg:x="3.38cm" svg:y="3.314cm" svg:viewBox="0 0 583 583" draw:points="583,583 0,583 0,0 583,0"><text:p/></draw:polygon><draw:polygon draw:style-name="gr93" draw:text-style-name="P64" svg:width="0.463cm" svg:height="0.464cm" svg:x="1.002cm" svg:y="1.68cm" svg:viewBox="0 0 464 465" draw:points="464,465 0,465 0,0 464,0"><text:p/></draw:polygon><draw:polygon draw:style-name="gr93" draw:text-style-name="P64" svg:width="0.464cm" svg:height="0.464cm" svg:x="1.465cm" svg:y="1.68cm" svg:viewBox="0 0 465 465" draw:points="465,465 0,465 0,0 465,0"><text:p/></draw:polygon><draw:polygon draw:style-name="gr93" draw:text-style-name="P64" svg:width="0.464cm" svg:height="0.464cm" svg:x="1.929cm" svg:y="1.68cm" svg:viewBox="0 0 465 465" draw:points="465,465 0,465 0,0 465,0"><text:p/></draw:polygon><draw:polygon draw:style-name="gr93" draw:text-style-name="P64" svg:width="0.464cm" svg:height="0.464cm" svg:x="2.393cm" svg:y="1.68cm" svg:viewBox="0 0 465 465" draw:points="465,465 0,465 0,0 465,0"><text:p/></draw:polygon><draw:polygon draw:style-name="gr93" draw:text-style-name="P64" svg:width="0.463cm" svg:height="0.464cm" svg:x="1.002cm" svg:y="3.373cm" svg:viewBox="0 0 464 465" draw:points="464,465 0,465 0,0 464,0"><text:p/></draw:polygon><draw:polygon draw:style-name="gr93" draw:text-style-name="P64" svg:width="0.464cm" svg:height="0.464cm" svg:x="1.465cm" svg:y="3.373cm" svg:viewBox="0 0 465 465" draw:points="465,465 0,465 0,0 465,0"><text:p/></draw:polygon><draw:polygon draw:style-name="gr93" draw:text-style-name="P64" svg:width="0.464cm" svg:height="0.464cm" svg:x="1.929cm" svg:y="3.373cm" svg:viewBox="0 0 465 465" draw:points="465,465 0,465 0,0 465,0"><text:p/></draw:polygon><draw:polygon draw:style-name="gr93" draw:text-style-name="P64" svg:width="0.464cm" svg:height="0.464cm" svg:x="2.393cm" svg:y="3.373cm" svg:viewBox="0 0 465 465" draw:points="465,465 0,465 0,0 465,0"><text:p/></draw:polygon><draw:polygon draw:style-name="gr97" draw:text-style-name="P54" svg:width="0.464cm" svg:height="0.464cm" svg:x="4.47cm" svg:y="0.943cm" svg:viewBox="0 0 465 465" draw:points="0,0 465,0 465,465 0,465"><text:p/></draw:polygon><draw:polygon draw:style-name="gr97" draw:text-style-name="P54" svg:width="0.464cm" svg:height="0.464cm" svg:x="4.47cm" svg:y="1.407cm" svg:viewBox="0 0 465 465" draw:points="0,0 465,0 465,465 0,465"><text:p/></draw:polygon><draw:polygon draw:style-name="gr97" draw:text-style-name="P54" svg:width="0.464cm" svg:height="0.464cm" svg:x="4.47cm" svg:y="1.871cm" svg:viewBox="0 0 465 465" draw:points="0,0 465,0 465,465 0,465"><text:p/></draw:polygon><draw:polygon draw:style-name="gr98" draw:text-style-name="P55" svg:width="0.464cm" svg:height="0.464cm" svg:x="4.47cm" svg:y="2.335cm" svg:viewBox="0 0 465 465" draw:points="0,0 465,0 465,465 0,465"><text:p/></draw:polygon><draw:polygon draw:style-name="gr98" draw:text-style-name="P55" svg:width="0.464cm" svg:height="0.464cm" svg:x="4.47cm" svg:y="2.799cm" svg:viewBox="0 0 465 465" draw:points="0,0 465,0 465,465 0,465"><text:p/></draw:polygon><draw:polygon draw:style-name="gr98" draw:text-style-name="P55" svg:width="0.464cm" svg:height="0.464cm" svg:x="4.47cm" svg:y="3.263cm" svg:viewBox="0 0 465 465" draw:points="0,0 465,0 465,465 0,465"><text:p/></draw:polygon><draw:polyline draw:style-name="gr95" draw:text-style-name="P46" svg:width="0.42cm" svg:height="0.574cm" svg:x="3.962cm" svg:y="1.065cm" svg:viewBox="0 0 421 575" draw:points="0,0 255,0 255,575 421,575"><text:p/></draw:polyline><draw:path draw:style-name="gr64" draw:text-style-name="P53" svg:width="0.125cm" svg:height="0.14cm" svg:x="4.346cm" svg:y="1.57cm" svg:viewBox="0 0 126 141" svg:d="M126 70c-42 16-94 42-126 71l26-71-26-70c32 29 84 55 126 70z"><text:p/></draw:path><draw:polyline draw:style-name="gr95" draw:text-style-name="P46" svg:width="0.42cm" svg:height="0.574cm" svg:x="3.962cm" svg:y="3.031cm" svg:viewBox="0 0 421 575" draw:points="0,575 255,575 255,0 421,0"><text:p/></draw:polyline><draw:path draw:style-name="gr64" draw:text-style-name="P53" svg:width="0.125cm" svg:height="0.139cm" svg:x="4.346cm" svg:y="2.962cm" svg:viewBox="0 0 126 140" svg:d="M126 70c-41 15-93 41-126 70l27-71-26-69c32 28 84 54 125 70z"><text:p/></draw:path><draw:frame draw:style-name="gr99" draw:text-style-name="P65" svg:width="0.435cm" svg:height="0.511cm" draw:transform="rotate (-1.5707963267949) translate (4.05341666666667cm 2.58586111111111cm)"><draw:text-box><text:p text:style-name="P47"><text:span text:style-name="T27">...</text:span></text:p></draw:text-box></draw:frame><draw:polygon draw:style-name="gr100" draw:text-style-name="P66" svg:width="0.249cm" svg:height="0.154cm" svg:x="1.002cm" svg:y="0.679cm" svg:viewBox="0 0 250 155" draw:points="250,155 0,155 0,0 154,0"><text:p/></draw:polygon><draw:frame draw:style-name="gr99" draw:text-style-name="P65" svg:width="0.435cm" svg:height="0.509cm" draw:transform="rotate (-1.5707963267949) translate (2.33186111111111cm 2.58586111111111cm)"><draw:text-box><text:p text:style-name="P47"><text:span text:style-name="T27">...</text:span></text:p></draw:text-box></draw:frame><draw:polygon draw:style-name="gr100" draw:text-style-name="P66" svg:width="0.249cm" svg:height="0.154cm" svg:x="1.002cm" svg:y="1.52cm" svg:viewBox="0 0 250 155" draw:points="250,155 0,155 0,0 154,0"><text:p/></draw:polygon><draw:frame draw:style-name="gr101" draw:text-style-name="P67" svg:width="0.151cm" svg:height="0.167cm" svg:x="1.028cm" svg:y="0.672cm"><draw:text-box><text:p text:style-name="P47"><text:span text:style-name="T28">1</text:span></text:p></draw:text-box></draw:frame><draw:polygon draw:style-name="gr100" draw:text-style-name="P66" svg:width="0.249cm" svg:height="0.155cm" svg:x="1.002cm" svg:y="3.219cm" svg:viewBox="0 0 250 156" draw:points="250,156 0,156 0,0 154,0"><text:p/></draw:polygon><draw:frame draw:style-name="gr101" draw:text-style-name="P67" svg:width="0.151cm" svg:height="0.167cm" svg:x="1.028cm" svg:y="1.513cm"><draw:text-box><text:p text:style-name="P47"><text:span text:style-name="T28">2</text:span></text:p></draw:text-box></draw:frame><draw:polygon draw:style-name="gr102" draw:text-style-name="P59" svg:width="0.464cm" svg:height="0.464cm" svg:x="5.211cm" svg:y="1.175cm" svg:viewBox="0 0 465 465" draw:points="0,0 465,0 465,465 0,465"><text:p/></draw:polygon><draw:polygon draw:style-name="gr102" draw:text-style-name="P59" svg:width="0.464cm" svg:height="0.464cm" svg:x="5.211cm" svg:y="1.639cm" svg:viewBox="0 0 465 465" draw:points="0,0 465,0 465,465 0,465"><text:p/></draw:polygon><draw:polygon draw:style-name="gr102" draw:text-style-name="P59" svg:width="0.464cm" svg:height="0.464cm" svg:x="5.211cm" svg:y="2.103cm" svg:viewBox="0 0 465 465" draw:points="0,0 465,0 465,465 0,465"><text:p/></draw:polygon><draw:polygon draw:style-name="gr102" draw:text-style-name="P59" svg:width="0.464cm" svg:height="0.464cm" svg:x="5.211cm" svg:y="0.711cm" svg:viewBox="0 0 465 465" draw:points="0,0 465,0 465,465 0,465"><text:p/></draw:polygon><draw:polygon draw:style-name="gr102" draw:text-style-name="P59" svg:width="0.464cm" svg:height="0.464cm" svg:x="5.211cm" svg:y="2.567cm" svg:viewBox="0 0 465 465" draw:points="0,0 465,0 465,465 0,465"><text:p/></draw:polygon><draw:polygon draw:style-name="gr102" draw:text-style-name="P59" svg:width="0.464cm" svg:height="0.464cm" svg:x="5.211cm" svg:y="3.031cm" svg:viewBox="0 0 465 465" draw:points="0,0 465,0 465,465 0,465"><text:p/></draw:polygon><draw:polygon draw:style-name="gr102" draw:text-style-name="P59" svg:width="0.464cm" svg:height="0.464cm" svg:x="5.211cm" svg:y="3.495cm" svg:viewBox="0 0 465 465" draw:points="0,0 465,0 465,465 0,465"><text:p/></draw:polygon><draw:polygon draw:style-name="gr103" draw:text-style-name="P60" svg:width="0.464cm" svg:height="0.464cm" svg:x="5.952cm" svg:y="1.871cm" svg:viewBox="0 0 465 465" draw:points="0,0 465,0 465,465 0,465"><text:p/></draw:polygon><draw:polygon draw:style-name="gr103" draw:text-style-name="P60" svg:width="0.464cm" svg:height="0.464cm" svg:x="5.952cm" svg:y="2.335cm" svg:viewBox="0 0 465 465" draw:points="0,0 465,0 465,465 0,465"><text:p/></draw:polygon><draw:line draw:style-name="gr104" draw:text-style-name="P46" svg:x1="4.934cm" svg:y1="0.944cm" svg:x2="4.943cm" svg:y2="0.937cm"><text:p/></draw:line><draw:line draw:style-name="gr105" draw:text-style-name="P46" svg:x1="4.966cm" svg:y1="0.918cm" svg:x2="5.192cm" svg:y2="0.728cm"><text:p/></draw:line><draw:line draw:style-name="gr104" draw:text-style-name="P46" svg:x1="5.204cm" svg:y1="0.719cm" svg:x2="5.213cm" svg:y2="0.711cm"><text:p/></draw:line><draw:line draw:style-name="gr104" draw:text-style-name="P46" svg:x1="4.934cm" svg:y1="3.727cm" svg:x2="4.943cm" svg:y2="3.735cm"><text:p/></draw:line><draw:line draw:style-name="gr105" draw:text-style-name="P46" svg:x1="4.966cm" svg:y1="3.753cm" svg:x2="5.192cm" svg:y2="3.943cm"><text:p/></draw:line><draw:line draw:style-name="gr104" draw:text-style-name="P46" svg:x1="5.204cm" svg:y1="3.952cm" svg:x2="5.213cm" svg:y2="3.961cm"><text:p/></draw:line><draw:line draw:style-name="gr104" draw:text-style-name="P46" svg:x1="5.676cm" svg:y1="3.96cm" svg:x2="5.679cm" svg:y2="3.948cm"><text:p/></draw:line><draw:line draw:style-name="gr106" draw:text-style-name="P46" svg:x1="5.685cm" svg:y1="3.919cm" svg:x2="5.947cm" svg:y2="2.824cm"><text:p/></draw:line><draw:line draw:style-name="gr104" draw:text-style-name="P46" svg:x1="5.949cm" svg:y1="2.81cm" svg:x2="5.954cm" svg:y2="2.799cm"><text:p/></draw:line><draw:line draw:style-name="gr104" draw:text-style-name="P46" svg:x1="5.676cm" svg:y1="0.711cm" svg:x2="5.679cm" svg:y2="0.723cm"><text:p/></draw:line><draw:line draw:style-name="gr106" draw:text-style-name="P46" svg:x1="5.685cm" svg:y1="0.752cm" svg:x2="5.947cm" svg:y2="1.847cm"><text:p/></draw:line><draw:line draw:style-name="gr104" draw:text-style-name="P46" svg:x1="5.949cm" svg:y1="1.861cm" svg:x2="5.954cm" svg:y2="1.872cm"><text:p/></draw:line><draw:path draw:style-name="gr107" draw:text-style-name="P46" svg:width="0.502cm" svg:height="0.502cm" svg:x="6.692cm" svg:y="2.084cm" svg:viewBox="0 0 503 503" svg:d="M503 251c0 140-112 252-251 252-140 0-252-112-252-252 0-139 112-251 252-251 139 0 251 112 251 251z"><text:p/></draw:path><draw:path draw:style-name="gr108" draw:text-style-name="P46" svg:width="0.332cm" svg:height="0.259cm" svg:x="6.777cm" svg:y="2.206cm" svg:viewBox="0 0 333 260" svg:d="M0 260c93 0 167 0 167-131 0-129 75-129 166-129"><text:p/></draw:path><draw:line draw:style-name="gr107" draw:text-style-name="P46" svg:x1="6.416cm" svg:y1="2.335cm" svg:x2="6.59cm" svg:y2="2.335cm"><text:p/></draw:line><draw:path draw:style-name="gr80" draw:text-style-name="P61" svg:width="0.144cm" svg:height="0.16cm" svg:x="6.548cm" svg:y="2.255cm" svg:viewBox="0 0 145 161" svg:d="M145 80c-48 18-107 49-145 81l30-81-30-80c38 32 97 62 145 80z"><text:p/></draw:path><draw:polygon draw:style-name="gr109" draw:text-style-name="P56" svg:width="0.464cm" svg:height="0.464cm" svg:x="7.475cm" svg:y="1.871cm" svg:viewBox="0 0 465 465" draw:points="0,0 465,0 465,465 0,465"><text:p/></draw:polygon><draw:polygon draw:style-name="gr109" draw:text-style-name="P56" svg:width="0.464cm" svg:height="0.464cm" svg:x="7.475cm" svg:y="2.335cm" svg:viewBox="0 0 465 465" draw:points="0,0 465,0 465,465 0,465"><text:p/></draw:polygon><draw:line draw:style-name="gr107" draw:text-style-name="P46" svg:x1="7.184cm" svg:y1="2.335cm" svg:x2="7.358cm" svg:y2="2.335cm"><text:p/></draw:line><draw:path draw:style-name="gr80" draw:text-style-name="P61" svg:width="0.144cm" svg:height="0.16cm" svg:x="7.316cm" svg:y="2.255cm" svg:viewBox="0 0 145 161" svg:d="M145 80c-49 18-108 49-145 81l29-81-29-80c37 32 96 62 145 80z"><text:p/></draw:path><draw:path draw:style-name="gr110" draw:text-style-name="P56" svg:width="0.527cm" svg:height="0.527cm" svg:x="1.666cm" svg:y="0cm" svg:viewBox="0 0 528 528" svg:d="M528 264c0 146-118 264-265 264-145 0-263-118-263-264 0-145 118-264 263-264 147 0 265 119 265 264z"><text:p/></draw:path><draw:frame draw:style-name="gr101" draw:text-style-name="P67" svg:width="0.151cm" svg:height="0.167cm" svg:x="1.028cm" svg:y="3.212cm"><draw:text-box><text:p text:style-name="P47"><text:span text:style-name="T29">n</text:span></text:p></draw:text-box></draw:frame><draw:polygon draw:style-name="gr72" draw:text-style-name="P56" svg:width="0cm" svg:height="0.305cm" svg:x="1.929cm" svg:y="0.527cm" svg:viewBox="0 0 0 306" draw:points="0,0 0,306"><text:p/></draw:polygon><draw:line draw:style-name="gr111" draw:text-style-name="P46" svg:x1="1.929cm" svg:y1="0.527cm" svg:x2="1.929cm" svg:y2="0.833cm"><text:p/></draw:line><draw:path draw:style-name="gr110" draw:text-style-name="P56" svg:width="0.528cm" svg:height="0.527cm" svg:x="3.407cm" svg:y="0cm" svg:viewBox="0 0 529 528" svg:d="M529 264c0 146-118 264-264 264s-265-118-265-264c0-145 119-264 265-264s264 119 264 264z"><text:p/></draw:path><draw:frame draw:style-name="gr112" draw:text-style-name="P68" svg:width="0.38cm" svg:height="0.447cm" svg:x="1.838cm" svg:y="0.021cm"><draw:text-box><text:p text:style-name="P47"><text:span text:style-name="T30">a</text:span></text:p></draw:text-box></draw:frame><draw:polygon draw:style-name="gr72" draw:text-style-name="P56" svg:width="0cm" svg:height="0.263cm" svg:x="3.671cm" svg:y="0.527cm" svg:viewBox="0 0 0 264" draw:points="0,0 0,264"><text:p/></draw:polygon><draw:line draw:style-name="gr111" draw:text-style-name="P46" svg:x1="3.671cm" svg:y1="0.527cm" svg:x2="3.671cm" svg:y2="0.791cm"><text:p/></draw:line><draw:path draw:style-name="gr110" draw:text-style-name="P56" svg:width="0.527cm" svg:height="0.527cm" svg:x="4.153cm" svg:y="0cm" svg:viewBox="0 0 528 528" svg:d="M528 264c0 146-119 264-265 264-145 0-263-118-263-264 0-145 118-264 263-264 146 0 265 119 265 264z"><text:p/></draw:path><draw:frame draw:style-name="gr112" draw:text-style-name="P68" svg:width="0.38cm" svg:height="0.447cm" svg:x="3.563cm" svg:y="0.021cm"><draw:text-box><text:p text:style-name="P47"><text:span text:style-name="T30">b</text:span></text:p></draw:text-box></draw:frame><draw:polygon draw:style-name="gr72" draw:text-style-name="P56" svg:width="0.11cm" svg:height="0.505cm" svg:x="4.47cm" svg:y="0.527cm" svg:viewBox="0 0 111 506" draw:points="0,0 111,506"><text:p/></draw:polygon><draw:line draw:style-name="gr111" draw:text-style-name="P46" svg:x1="4.47cm" svg:y1="0.527cm" svg:x2="4.581cm" svg:y2="1.033cm"><text:p/></draw:line><draw:path draw:style-name="gr110" draw:text-style-name="P56" svg:width="0.527cm" svg:height="0.527cm" svg:x="4.798cm" svg:y="0cm" svg:viewBox="0 0 528 528" svg:d="M528 264c0 146-118 264-264 264s-264-118-264-264c0-145 118-264 264-264s264 119 264 264z"><text:p/></draw:path><draw:frame draw:style-name="gr112" draw:text-style-name="P68" svg:width="0.38cm" svg:height="0.447cm" svg:x="4.332cm" svg:y="0.021cm"><draw:text-box><text:p text:style-name="P47"><text:span text:style-name="T30">c</text:span></text:p></draw:text-box></draw:frame><draw:polygon draw:style-name="gr72" draw:text-style-name="P56" svg:width="0cm" svg:height="0.3cm" svg:x="5.062cm" svg:y="0.527cm" svg:viewBox="0 0 0 301" draw:points="0,0 0,301"><text:p/></draw:polygon><draw:line draw:style-name="gr111" draw:text-style-name="P46" svg:x1="5.062cm" svg:y1="0.527cm" svg:x2="5.062cm" svg:y2="0.828cm"><text:p/></draw:line><draw:path draw:style-name="gr110" draw:text-style-name="P56" svg:width="0.528cm" svg:height="0.527cm" svg:x="4.438cm" svg:y="3.959cm" svg:viewBox="0 0 529 528" svg:d="M529 263c0 147-118 265-264 265s-265-118-265-265c0-145 119-263 265-263s264 118 264 263z"><text:p/></draw:path><draw:frame draw:style-name="gr112" draw:text-style-name="P68" svg:width="0.38cm" svg:height="0.447cm" svg:x="4.967cm" svg:y="0.021cm"><draw:text-box><text:p text:style-name="P47"><text:span text:style-name="T30">e</text:span></text:p></draw:text-box></draw:frame><draw:polygon draw:style-name="gr72" draw:text-style-name="P56" svg:width="0cm" svg:height="0.416cm" svg:x="4.702cm" svg:y="3.542cm" svg:viewBox="0 0 0 417" draw:points="0,417 0,0"><text:p/></draw:polygon><draw:line draw:style-name="gr111" draw:text-style-name="P46" svg:x1="4.702cm" svg:y1="3.959cm" svg:x2="4.702cm" svg:y2="3.542cm"><text:p/></draw:line><draw:path draw:style-name="gr110" draw:text-style-name="P56" svg:width="0.528cm" svg:height="0.527cm" svg:x="5.92cm" svg:y="1.043cm" svg:viewBox="0 0 529 528" svg:d="M529 265c0 145-119 263-265 263s-264-118-264-263c0-146 118-265 264-265s265 119 265 265z"><text:p/></draw:path><draw:frame draw:style-name="gr112" draw:text-style-name="P68" svg:width="0.38cm" svg:height="0.447cm" svg:x="4.595cm" svg:y="3.981cm"><draw:text-box><text:p text:style-name="P47"><text:span text:style-name="T30">d</text:span></text:p></draw:text-box></draw:frame><draw:polygon draw:style-name="gr72" draw:text-style-name="P56" svg:width="0cm" svg:height="0.3cm" svg:x="6.184cm" svg:y="1.57cm" svg:viewBox="0 0 0 301" draw:points="0,0 0,301"><text:p/></draw:polygon><draw:line draw:style-name="gr111" draw:text-style-name="P46" svg:x1="6.184cm" svg:y1="1.57cm" svg:x2="6.184cm" svg:y2="1.871cm"><text:p/></draw:line><draw:path draw:style-name="gr110" draw:text-style-name="P56" svg:width="0.528cm" svg:height="0.527cm" svg:x="6.024cm" svg:y="3.191cm" svg:viewBox="0 0 529 528" svg:d="M529 264c0 145-118 264-264 264-147 0-265-119-265-264 0-146 118-264 265-264 146 0 264 118 264 264z"><text:p/></draw:path><draw:frame draw:style-name="gr112" draw:text-style-name="P68" svg:width="0.382cm" svg:height="0.445cm" svg:x="6.078cm" svg:y="1.065cm"><draw:text-box><text:p text:style-name="P47"><text:span text:style-name="T30">h</text:span></text:p></draw:text-box></draw:frame><draw:polygon draw:style-name="gr72" draw:text-style-name="P56" svg:width="0.213cm" svg:height="0.095cm" svg:x="5.852cm" svg:y="3.219cm" svg:viewBox="0 0 214 96" draw:points="0,0 214,96"><text:p/></draw:polygon><draw:line draw:style-name="gr111" draw:text-style-name="P46" svg:x1="5.852cm" svg:y1="3.219cm" svg:x2="6.066cm" svg:y2="3.315cm"><text:p/></draw:line><draw:path draw:style-name="gr110" draw:text-style-name="P56" svg:width="0.528cm" svg:height="0.527cm" svg:x="6.679cm" svg:y="1.043cm" svg:viewBox="0 0 529 528" svg:d="M529 265c0 145-118 263-264 263-145 0-265-118-265-263 0-146 120-265 265-265 146 0 264 119 264 265z"><text:p/></draw:path><draw:frame draw:style-name="gr112" draw:text-style-name="P68" svg:width="0.38cm" svg:height="0.447cm" svg:x="6.183cm" svg:y="3.212cm"><draw:text-box><text:p text:style-name="P47"><text:span text:style-name="T30">g</text:span></text:p></draw:text-box></draw:frame><draw:polygon draw:style-name="gr72" draw:text-style-name="P56" svg:width="0cm" svg:height="0.501cm" svg:x="6.943cm" svg:y="1.57cm" svg:viewBox="0 0 0 502" draw:points="0,0 0,502"><text:p/></draw:polygon><draw:line draw:style-name="gr111" draw:text-style-name="P46" svg:x1="6.943cm" svg:y1="1.57cm" svg:x2="6.943cm" svg:y2="2.072cm"><text:p/></draw:line><draw:path draw:style-name="gr110" draw:text-style-name="P56" svg:width="0.527cm" svg:height="0.527cm" svg:x="7.444cm" svg:y="1.043cm" svg:viewBox="0 0 528 528" svg:d="M528 265c0 145-118 263-265 263-145 0-263-118-263-263 0-146 118-265 263-265 147 0 265 119 265 265z"><text:p/></draw:path><draw:frame draw:style-name="gr112" draw:text-style-name="P68" svg:width="0.382cm" svg:height="0.445cm" svg:x="6.899cm" svg:y="1.065cm"><draw:text-box><text:p text:style-name="P47"><text:span text:style-name="T30">i</text:span></text:p></draw:text-box></draw:frame><draw:polygon draw:style-name="gr72" draw:text-style-name="P56" svg:width="0cm" svg:height="0.3cm" svg:x="7.708cm" svg:y="1.57cm" svg:viewBox="0 0 0 301" draw:points="0,0 0,301"><text:p/></draw:polygon><draw:line draw:style-name="gr111" draw:text-style-name="P46" svg:x1="7.708cm" svg:y1="1.57cm" svg:x2="7.708cm" svg:y2="1.871cm"><text:p/></draw:line><draw:path draw:style-name="gr72" draw:text-style-name="P56" svg:width="0.527cm" svg:height="0.527cm" svg:x="5.497cm" svg:y="0cm" svg:viewBox="0 0 528 528" svg:d="M528 264c0 146-118 264-263 264-147 0-265-118-265-264 0-145 118-264 265-264 145 0 263 119 263 264z"><text:p/></draw:path><draw:path draw:style-name="gr111" draw:text-style-name="P46" svg:width="0.527cm" svg:height="0.527cm" svg:x="5.497cm" svg:y="0cm" svg:viewBox="0 0 528 528" svg:d="M528 264c0 146-118 264-263 264-147 0-265-118-265-264 0-145 118-264 265-264 145 0 263 119 263 264z"><text:p/></draw:path><draw:frame draw:style-name="gr112" draw:text-style-name="P68" svg:width="0.38cm" svg:height="0.445cm" svg:x="7.662cm" svg:y="1.065cm"><draw:text-box><text:p text:style-name="P47"><text:span text:style-name="T30">j</text:span></text:p></draw:text-box></draw:frame><draw:polygon draw:style-name="gr72" draw:text-style-name="P56" svg:width="0.159cm" svg:height="0.237cm" svg:x="5.443cm" svg:y="0.474cm" svg:viewBox="0 0 160 238" draw:points="160,0 0,238"><text:p/></draw:polygon><draw:line draw:style-name="gr111" draw:text-style-name="P46" svg:x1="5.603cm" svg:y1="0.474cm" svg:x2="5.443cm" svg:y2="0.712cm"><text:p/></draw:line><draw:frame draw:style-name="gr112" draw:text-style-name="P68" svg:width="0.382cm" svg:height="0.447cm" svg:x="5.705cm" svg:y="0.021cm"><draw:text-box><text:p text:style-name="P47"><text:span text:style-name="T30">f</text:span></text:p></draw:text-box></draw:frame></draw:g></text:p>
            <text:p text:style-name="P27"/>
            <text:p text:style-name="P27"/>
            <text:p text:style-name="P27"/>
            <text:p text:style-name="P27"/>
            <text:p text:style-name="P27"/>
            <text:p text:style-name="P27"/>
            <text:p text:style-name="P27"/>
            <text:p text:style-name="P27"/>
            <text:p text:style-name="P27"/>
            <text:p text:style-name="P27">Рисунок 1: Модель BiLSTM для <text:span text:style-name="T9">к</text:span>лассификации из одного предложения. Метки представляют собой (a) вложения ввода, (b) BiLSTM, (c, d) скрытые состояния назад и вперед соответственно, (e, g) полностью подключенный слой; (e) с ReLU, (f) скрытое представление, (h) логические выходы, (i) активация softmax и (j) конечные вероятности</text:p>
            <text:p text:style-name="P27"/>
            <text:p text:style-name="P19">3.1 Архитектура модели</text:p>
            <text:p text:style-name="P27"/>
            <text:p text:style-name="P27">Для сети учителей мы используем предварительно обученную, точно настроенную модель BERT (Devlin et al., 2018),</text:p>
            <text:p text:style-name="P28">глубокий двунаправленный преобразователь-кодер, который обеспечивает выполнение самых современных задач по пониманию различных языков. </text:p>
            <text:p text:style-name="P28"/>
            <text:p text:style-name="P29"><text:soft-page-break/>Из входного предложения (пары) BERT вычисляет вектор признаков h ∈ R d ,</text:p>
            <text:p text:style-name="P28">на основе которого мы строим классификатор для задачи. </text:p>
            <text:p text:style-name="P28"/>
            <text:p text:style-name="P28">Для классификации из одного предложения мы непосредственно строим слой softmax, т.е. <text:span text:style-name="T10">п</text:span>рогнозируемые вероятности равны</text:p>
            <text:p text:style-name="P27">y (B) = softmax(W h), где W ∈ R k× d</text:p>
            <text:p text:style-name="P27">- матрица весов softmax, а k - количество <text:span text:style-name="T10">меток</text:span>. </text:p>
            <text:p text:style-name="P28"/>
            <text:p text:style-name="P28">Для задач с парами предложений мы объединяем функции BERT обоих предложений и передаем их в слой softmax. </text:p>
            <text:p text:style-name="P28"/>
            <text:p text:style-name="P28">Во время обучения мы совместно настраиваем параметры BERT и классификатора,</text:p>
            <text:p text:style-name="P27">максимизируя вероятность правильной метки,</text:p>
            <text:p text:style-name="P27">используя потерю перекрестной энтропии.</text:p>
            <text:p text:style-name="P27"/>
            <text:p text:style-name="P28">Напротив, наша студенческая модель представляет собой однослойную BiLSTM с нелинейным классификатором. </text:p>
            <text:p text:style-name="P28"/>
            <text:p text:style-name="P28">После ввода вложений входных слов в BiLSTM</text:p>
            <text:p text:style-name="P28">скрытые состояния последнего шага в каждом направлении объединяются и передаются на полностью подключенный слой с выпрямленными линейными единицами (ReLUs), выход которых затем передается на слой softmax для классификации (рис. 1). </text:p>
            <text:p text:style-name="P28"/>
            <text:p text:style-name="P28"><draw:g text:anchor-type="paragraph" draw:z-index="3" draw:name="Групповой объект 4" draw:style-name="gr1"><draw:polygon draw:style-name="gr62" draw:text-style-name="P52" svg:width="0.405cm" svg:height="0.395cm" svg:x="1.381cm" svg:y="5.56cm" svg:viewBox="0 0 406 396" draw:points="406,396 0,396 0,0 406,0"><text:p/></draw:polygon><draw:line draw:style-name="gr63" draw:text-style-name="P46" svg:x1="1.584cm" svg:y1="6.309cm" svg:x2="1.584cm" svg:y2="6.019cm"><text:p/></draw:line><draw:path draw:style-name="gr64" draw:text-style-name="P53" svg:width="0.101cm" svg:height="0.089cm" svg:x="1.533cm" svg:y="5.956cm" svg:viewBox="0 0 102 90" svg:d="M51 0c11 30 30 67 51 90l-51-18-51 18c21-23 39-60 51-90z"><text:p/></draw:path><draw:line draw:style-name="gr63" draw:text-style-name="P46" svg:x1="2.172cm" svg:y1="6.309cm" svg:x2="2.172cm" svg:y2="6.019cm"><text:p/></draw:line><draw:path draw:style-name="gr64" draw:text-style-name="P53" svg:width="0.101cm" svg:height="0.089cm" svg:x="2.122cm" svg:y="5.956cm" svg:viewBox="0 0 102 90" svg:d="M50 0c12 30 30 67 52 90l-52-18-50 18c20-23 39-60 50-90z"><text:p/></draw:path><draw:line draw:style-name="gr63" draw:text-style-name="P46" svg:x1="3.349cm" svg:y1="6.309cm" svg:x2="3.349cm" svg:y2="6.019cm"><text:p/></draw:line><draw:path draw:style-name="gr64" draw:text-style-name="P53" svg:width="0.101cm" svg:height="0.089cm" svg:x="3.3cm" svg:y="5.956cm" svg:viewBox="0 0 102 90" svg:d="M51 0c12 30 31 67 51 90l-51-18-51 18c21-23 40-60 51-90z"><text:p/></draw:path><draw:line draw:style-name="gr65" draw:text-style-name="P46" svg:x1="1.778cm" svg:y1="5.858cm" svg:x2="1.895cm" svg:y2="5.858cm"><text:p/></draw:line><draw:path draw:style-name="gr64" draw:text-style-name="P53" svg:width="0.096cm" svg:height="0.104cm" svg:x="1.867cm" svg:y="5.806cm" svg:viewBox="0 0 97 105" svg:d="M97 53c-32 11-71 31-97 52l20-52-20-53c26 22 65 42 97 53z"><text:p/></draw:path><draw:line draw:style-name="gr65" draw:text-style-name="P46" svg:x1="2.368cm" svg:y1="5.858cm" svg:x2="2.485cm" svg:y2="5.858cm"><text:p/></draw:line><draw:path draw:style-name="gr64" draw:text-style-name="P53" svg:width="0.095cm" svg:height="0.104cm" svg:x="2.456cm" svg:y="5.806cm" svg:viewBox="0 0 96 105" svg:d="M96 53c-33 11-72 31-96 52l19-52-19-53c24 22 63 42 96 53z"><text:p/></draw:path><draw:line draw:style-name="gr65" draw:text-style-name="P46" svg:x1="2.952cm" svg:y1="5.858cm" svg:x2="3.068cm" svg:y2="5.858cm"><text:p/></draw:line><draw:path draw:style-name="gr64" draw:text-style-name="P53" svg:width="0.095cm" svg:height="0.104cm" svg:x="3.04cm" svg:y="5.806cm" svg:viewBox="0 0 96 105" svg:d="M96 53c-33 11-72 31-96 52l19-52-19-53c24 22 63 42 96 53z"><text:p/></draw:path><draw:line draw:style-name="gr65" draw:text-style-name="P46" svg:x1="3.135cm" svg:y1="5.66cm" svg:x2="3.019cm" svg:y2="5.66cm"><text:p/></draw:line><draw:path draw:style-name="gr64" draw:text-style-name="P53" svg:width="0.095cm" svg:height="0.103cm" svg:x="2.952cm" svg:y="5.608cm" svg:viewBox="0 0 96 104" svg:d="M0 52c32-11 72-31 96-52l-19 52 19 52c-24-20-64-40-96-52z"><text:p/></draw:path><draw:line draw:style-name="gr65" draw:text-style-name="P46" svg:x1="2.566cm" svg:y1="5.66cm" svg:x2="2.45cm" svg:y2="5.66cm"><text:p/></draw:line><draw:path draw:style-name="gr64" draw:text-style-name="P53" svg:width="0.095cm" svg:height="0.103cm" svg:x="2.383cm" svg:y="5.608cm" svg:viewBox="0 0 96 104" svg:d="M0 52c32-11 72-31 96-52l-19 52 19 52c-24-20-64-40-96-52z"><text:p/></draw:path><draw:line draw:style-name="gr65" draw:text-style-name="P46" svg:x1="1.978cm" svg:y1="5.66cm" svg:x2="1.861cm" svg:y2="5.66cm"><text:p/></draw:line><draw:path draw:style-name="gr64" draw:text-style-name="P53" svg:width="0.096cm" svg:height="0.103cm" svg:x="1.793cm" svg:y="5.608cm" svg:viewBox="0 0 97 104" svg:d="M0 52c32-11 71-31 97-52l-20 52 20 52c-26-20-65-40-97-52z"><text:p/></draw:path><draw:polygon draw:style-name="gr62" draw:text-style-name="P52" svg:width="0.405cm" svg:height="0.395cm" svg:x="1.97cm" svg:y="5.56cm" svg:viewBox="0 0 406 396" draw:points="406,396 0,396 0,0 406,0"><text:p/></draw:polygon><draw:polygon draw:style-name="gr62" draw:text-style-name="P52" svg:width="0.405cm" svg:height="0.395cm" svg:x="3.147cm" svg:y="5.56cm" svg:viewBox="0 0 406 396" draw:points="406,396 0,396 0,0 406,0"><text:p/></draw:polygon><draw:polygon draw:style-name="gr66" draw:text-style-name="P54" svg:width="0.323cm" svg:height="0.316cm" svg:x="1.499cm" svg:y="4.9cm" svg:viewBox="0 0 324 317" draw:points="324,317 0,317 0,0 324,0"><text:p/></draw:polygon><draw:polygon draw:style-name="gr66" draw:text-style-name="P54" svg:width="0.322cm" svg:height="0.316cm" svg:x="1.822cm" svg:y="4.9cm" svg:viewBox="0 0 323 317" draw:points="323,317 0,317 0,0 323,0"><text:p/></draw:polygon><draw:polygon draw:style-name="gr66" draw:text-style-name="P54" svg:width="0.323cm" svg:height="0.316cm" svg:x="2.144cm" svg:y="4.9cm" svg:viewBox="0 0 324 317" draw:points="324,317 0,317 0,0 324,0"><text:p/></draw:polygon><draw:polygon draw:style-name="gr67" draw:text-style-name="P55" svg:width="0.323cm" svg:height="0.316cm" svg:x="2.467cm" svg:y="4.9cm" svg:viewBox="0 0 324 317" draw:points="324,317 0,317 0,0 324,0"><text:p/></draw:polygon><draw:polygon draw:style-name="gr67" draw:text-style-name="P55" svg:width="0.322cm" svg:height="0.316cm" svg:x="2.79cm" svg:y="4.9cm" svg:viewBox="0 0 323 317" draw:points="323,317 0,317 0,0 323,0"><text:p/></draw:polygon><draw:polygon draw:style-name="gr67" draw:text-style-name="P55" svg:width="0.323cm" svg:height="0.316cm" svg:x="3.111cm" svg:y="4.9cm" svg:viewBox="0 0 324 317" draw:points="324,317 0,317 0,0 324,0"><text:p/></draw:polygon><draw:polyline draw:style-name="gr63" draw:text-style-name="P46" svg:width="0.399cm" svg:height="0.285cm" svg:x="1.584cm" svg:y="5.275cm" svg:viewBox="0 0 400 286" draw:points="0,286 0,113 400,113 400,0"><text:p/></draw:polyline><draw:path draw:style-name="gr64" draw:text-style-name="P53" svg:width="0.097cm" svg:height="0.085cm" svg:x="1.934cm" svg:y="5.216cm" svg:viewBox="0 0 98 86" svg:d="M49 0c11 28 29 64 49 86l-49-17-49 17c19-22 38-58 49-86z"><text:p/></draw:path><draw:polyline draw:style-name="gr63" draw:text-style-name="P46" svg:width="0.399cm" svg:height="0.285cm" svg:x="2.951cm" svg:y="5.275cm" svg:viewBox="0 0 400 286" draw:points="400,286 400,113 0,113 0,0"><text:p/></draw:polyline><draw:path draw:style-name="gr64" draw:text-style-name="P53" svg:width="0.097cm" svg:height="0.085cm" svg:x="2.902cm" svg:y="5.216cm" svg:viewBox="0 0 98 86" svg:d="M50 0c10 28 28 64 48 86l-49-17-49 17c20-22 39-58 50-86z"><text:p/></draw:path><draw:line draw:style-name="gr68" draw:text-style-name="P46" svg:x1="3.17cm" svg:y1="4.378cm" svg:x2="3.165cm" svg:y2="4.371cm"><text:p/></draw:line><draw:line draw:style-name="gr69" draw:text-style-name="P46" svg:x1="3.151cm" svg:y1="4.356cm" svg:x2="3.019cm" svg:y2="4.203cm"><text:p/></draw:line><draw:line draw:style-name="gr68" draw:text-style-name="P46" svg:x1="3.015cm" svg:y1="4.197cm" svg:x2="3.008cm" svg:y2="4.19cm"><text:p/></draw:line><draw:path draw:style-name="gr70" draw:text-style-name="P56" svg:width="0.366cm" svg:height="0.358cm" svg:x="0.843cm" svg:y="5.58cm" svg:viewBox="0 0 367 359" svg:d="M367 179c0 99-82 180-183 180-102 0-184-81-184-180s82-179 184-179c101 0 183 80 183 179z"><text:p/></draw:path><draw:frame draw:style-name="gr71" draw:text-style-name="P57" svg:width="0.352cm" svg:height="0.426cm" svg:x="2.642cm" svg:y="5.501cm"><draw:text-box><text:p text:style-name="P47"><text:span text:style-name="T25">...</text:span></text:p></draw:text-box></draw:frame><draw:polygon draw:style-name="gr72" draw:text-style-name="P56" svg:width="0.183cm" svg:height="0cm" svg:x="1.209cm" svg:y="5.759cm" svg:viewBox="0 0 184 0" draw:points="0,0 184,0"><text:p/></draw:polygon><draw:line draw:style-name="gr73" draw:text-style-name="P46" svg:x1="1.209cm" svg:y1="5.759cm" svg:x2="1.393cm" svg:y2="5.759cm"><text:p/></draw:line><draw:path draw:style-name="gr70" draw:text-style-name="P56" svg:width="0.366cm" svg:height="0.358cm" svg:x="0.843cm" svg:y="5.073cm" svg:viewBox="0 0 367 359" svg:d="M367 180c0 99-82 179-183 179-102 0-184-80-184-179 0-100 82-180 184-180 101 0 183 80 183 180z"><text:p/></draw:path><draw:frame draw:style-name="gr74" draw:text-style-name="P58" svg:width="0.265cm" svg:height="0.373cm" svg:x="0.965cm" svg:y="5.593cm"><draw:text-box><text:p text:style-name="P47"><text:span text:style-name="T26">a</text:span></text:p></draw:text-box></draw:frame><draw:polygon draw:style-name="gr72" draw:text-style-name="P56" svg:width="0.351cm" svg:height="0.074cm" svg:x="1.209cm" svg:y="5.142cm" svg:viewBox="0 0 352 75" draw:points="0,75 352,0"><text:p/></draw:polygon><draw:line draw:style-name="gr73" draw:text-style-name="P46" svg:x1="1.209cm" svg:y1="5.217cm" svg:x2="1.561cm" svg:y2="5.142cm"><text:p/></draw:line><draw:path draw:style-name="gr70" draw:text-style-name="P56" svg:width="0.366cm" svg:height="0.359cm" svg:x="2.606cm" svg:y="4.354cm" svg:viewBox="0 0 367 360" svg:d="M367 180c0 100-82 180-183 180-102 0-184-80-184-180 0-99 82-180 184-180 101 0 183 81 183 180z"><text:p/></draw:path><draw:frame draw:style-name="gr75" draw:text-style-name="P58" svg:width="0.264cm" svg:height="0.373cm" svg:x="0.954cm" svg:y="5.087cm"><draw:text-box><text:p text:style-name="P47"><text:span text:style-name="T26">b</text:span></text:p></draw:text-box></draw:frame><draw:polygon draw:style-name="gr72" draw:text-style-name="P56" svg:width="0.138cm" svg:height="0.111cm" svg:x="2.951cm" svg:y="4.311cm" svg:viewBox="0 0 139 112" draw:points="0,112 139,0"><text:p/></draw:polygon><draw:line draw:style-name="gr73" draw:text-style-name="P46" svg:x1="2.951cm" svg:y1="4.423cm" svg:x2="3.09cm" svg:y2="4.311cm"><text:p/></draw:line><draw:path draw:style-name="gr70" draw:text-style-name="P56" svg:width="0.366cm" svg:height="0.359cm" svg:x="3.566cm" svg:y="5.26cm" svg:viewBox="0 0 367 360" svg:d="M367 179c0 99-82 181-183 181-102 0-184-82-184-181s82-179 184-179c101 0 183 80 183 179z"><text:p/></draw:path><draw:frame draw:style-name="gr75" draw:text-style-name="P58" svg:width="0.264cm" svg:height="0.373cm" svg:x="2.727cm" svg:y="4.367cm"><draw:text-box><text:p text:style-name="P47"><text:span text:style-name="T26">e</text:span></text:p></draw:text-box></draw:frame><draw:polygon draw:style-name="gr72" draw:text-style-name="P56" svg:width="0.205cm" svg:height="0.201cm" svg:x="3.389cm" svg:y="5.138cm" svg:viewBox="0 0 206 202" draw:points="206,202 0,0"><text:p/></draw:polygon><draw:line draw:style-name="gr73" draw:text-style-name="P46" svg:x1="3.595cm" svg:y1="5.34cm" svg:x2="3.389cm" svg:y2="5.138cm"><text:p/></draw:line><draw:path draw:style-name="gr70" draw:text-style-name="P56" svg:width="0.367cm" svg:height="0.358cm" svg:x="2.423cm" svg:y="3.899cm" svg:viewBox="0 0 368 359" svg:d="M368 179c0 100-83 180-184 180s-184-80-184-180c0-99 83-179 184-179s184 80 184 179z"><text:p/></draw:path><draw:frame draw:style-name="gr75" draw:text-style-name="P58" svg:width="0.264cm" svg:height="0.373cm" svg:x="3.693cm" svg:y="5.274cm"><draw:text-box><text:p text:style-name="P47"><text:span text:style-name="T26">c</text:span></text:p></draw:text-box></draw:frame><draw:polygon draw:style-name="gr72" draw:text-style-name="P56" svg:width="0.302cm" svg:height="0.002cm" svg:x="2.79cm" svg:y="4.084cm" svg:viewBox="0 0 303 3" draw:points="0,0 303,3"><text:p/></draw:polygon><draw:line draw:style-name="gr73" draw:text-style-name="P46" svg:x1="2.79cm" svg:y1="4.084cm" svg:x2="3.093cm" svg:y2="4.087cm"><text:p/></draw:line><draw:polygon draw:style-name="gr62" draw:text-style-name="P52" svg:width="0.405cm" svg:height="0.395cm" svg:x="4.721cm" svg:y="5.56cm" svg:viewBox="0 0 406 396" draw:points="406,396 0,396 0,0 406,0"><text:p/></draw:polygon><draw:line draw:style-name="gr63" draw:text-style-name="P46" svg:x1="4.924cm" svg:y1="6.309cm" svg:x2="4.924cm" svg:y2="6.019cm"><text:p/></draw:line><draw:path draw:style-name="gr64" draw:text-style-name="P53" svg:width="0.1cm" svg:height="0.089cm" svg:x="4.873cm" svg:y="5.956cm" svg:viewBox="0 0 101 90" svg:d="M51 0c11 30 30 67 50 90l-50-18-51 18c20-23 39-60 51-90z"><text:p/></draw:path><draw:line draw:style-name="gr63" draw:text-style-name="P46" svg:x1="5.513cm" svg:y1="6.309cm" svg:x2="5.513cm" svg:y2="6.019cm"><text:p/></draw:line><draw:path draw:style-name="gr64" draw:text-style-name="P53" svg:width="0.101cm" svg:height="0.089cm" svg:x="5.462cm" svg:y="5.956cm" svg:viewBox="0 0 102 90" svg:d="M51 0c12 30 31 67 51 90l-51-18-51 18c20-23 39-60 51-90z"><text:p/></draw:path><draw:line draw:style-name="gr63" draw:text-style-name="P46" svg:x1="6.691cm" svg:y1="6.309cm" svg:x2="6.691cm" svg:y2="6.019cm"><text:p/></draw:line><draw:path draw:style-name="gr64" draw:text-style-name="P53" svg:width="0.101cm" svg:height="0.089cm" svg:x="6.64cm" svg:y="5.956cm" svg:viewBox="0 0 102 90" svg:d="M51 0c11 30 30 67 51 90l-51-18-51 18c20-23 39-60 51-90z"><text:p/></draw:path><draw:line draw:style-name="gr65" draw:text-style-name="P46" svg:x1="5.119cm" svg:y1="5.858cm" svg:x2="5.235cm" svg:y2="5.858cm"><text:p/></draw:line><draw:path draw:style-name="gr64" draw:text-style-name="P53" svg:width="0.095cm" svg:height="0.104cm" svg:x="5.208cm" svg:y="5.806cm" svg:viewBox="0 0 96 105" svg:d="M96 53c-32 11-71 31-96 52l20-52-20-53c25 22 64 42 96 53z"><text:p/></draw:path><draw:line draw:style-name="gr65" draw:text-style-name="P46" svg:x1="5.707cm" svg:y1="5.858cm" svg:x2="5.824cm" svg:y2="5.858cm"><text:p/></draw:line><draw:path draw:style-name="gr64" draw:text-style-name="P53" svg:width="0.096cm" svg:height="0.104cm" svg:x="5.796cm" svg:y="5.806cm" svg:viewBox="0 0 97 105" svg:d="M97 53c-33 11-73 31-97 52l19-52-19-53c24 22 64 42 97 53z"><text:p/></draw:path><draw:line draw:style-name="gr65" draw:text-style-name="P46" svg:x1="6.292cm" svg:y1="5.858cm" svg:x2="6.408cm" svg:y2="5.858cm"><text:p/></draw:line><draw:path draw:style-name="gr64" draw:text-style-name="P53" svg:width="0.095cm" svg:height="0.104cm" svg:x="6.38cm" svg:y="5.806cm" svg:viewBox="0 0 96 105" svg:d="M96 53c-33 11-72 31-96 52l19-52-19-53c24 22 63 42 96 53z"><text:p/></draw:path><draw:line draw:style-name="gr65" draw:text-style-name="P46" svg:x1="6.475cm" svg:y1="5.66cm" svg:x2="6.359cm" svg:y2="5.66cm"><text:p/></draw:line><draw:path draw:style-name="gr64" draw:text-style-name="P53" svg:width="0.095cm" svg:height="0.103cm" svg:x="6.292cm" svg:y="5.608cm" svg:viewBox="0 0 96 104" svg:d="M0 52c32-11 72-31 96-52l-19 52 19 52c-24-20-64-40-96-52z"><text:p/></draw:path><draw:line draw:style-name="gr65" draw:text-style-name="P46" svg:x1="5.906cm" svg:y1="5.66cm" svg:x2="5.79cm" svg:y2="5.66cm"><text:p/></draw:line><draw:path draw:style-name="gr64" draw:text-style-name="P53" svg:width="0.095cm" svg:height="0.103cm" svg:x="5.722cm" svg:y="5.608cm" svg:viewBox="0 0 96 104" svg:d="M0 52c32-11 72-31 96-52l-19 52 19 52c-24-20-64-40-96-52z"><text:p/></draw:path><draw:line draw:style-name="gr65" draw:text-style-name="P46" svg:x1="5.318cm" svg:y1="5.66cm" svg:x2="5.201cm" svg:y2="5.66cm"><text:p/></draw:line><draw:path draw:style-name="gr64" draw:text-style-name="P53" svg:width="0.096cm" svg:height="0.103cm" svg:x="5.133cm" svg:y="5.608cm" svg:viewBox="0 0 97 104" svg:d="M0 52c32-11 72-31 97-52l-19 52 19 52c-25-20-65-40-97-52z"><text:p/></draw:path><draw:polygon draw:style-name="gr62" draw:text-style-name="P52" svg:width="0.405cm" svg:height="0.395cm" svg:x="5.31cm" svg:y="5.56cm" svg:viewBox="0 0 406 396" draw:points="406,396 0,396 0,0 406,0"><text:p/></draw:polygon><draw:polygon draw:style-name="gr62" draw:text-style-name="P52" svg:width="0.405cm" svg:height="0.395cm" svg:x="6.487cm" svg:y="5.56cm" svg:viewBox="0 0 406 396" draw:points="406,396 0,396 0,0 406,0"><text:p/></draw:polygon><draw:polygon draw:style-name="gr66" draw:text-style-name="P54" svg:width="0.322cm" svg:height="0.316cm" svg:x="4.839cm" svg:y="4.9cm" svg:viewBox="0 0 323 317" draw:points="323,317 0,317 0,0 323,0"><text:p/></draw:polygon><draw:polygon draw:style-name="gr66" draw:text-style-name="P54" svg:width="0.323cm" svg:height="0.316cm" svg:x="5.162cm" svg:y="4.9cm" svg:viewBox="0 0 324 317" draw:points="324,317 0,317 0,0 324,0"><text:p/></draw:polygon><draw:polygon draw:style-name="gr66" draw:text-style-name="P54" svg:width="0.322cm" svg:height="0.316cm" svg:x="5.485cm" svg:y="4.9cm" svg:viewBox="0 0 323 317" draw:points="323,317 0,317 0,0 323,0"><text:p/></draw:polygon><draw:polygon draw:style-name="gr67" draw:text-style-name="P55" svg:width="0.323cm" svg:height="0.316cm" svg:x="5.807cm" svg:y="4.9cm" svg:viewBox="0 0 324 317" draw:points="324,317 0,317 0,0 324,0"><text:p/></draw:polygon><draw:polygon draw:style-name="gr67" draw:text-style-name="P55" svg:width="0.322cm" svg:height="0.316cm" svg:x="6.129cm" svg:y="4.9cm" svg:viewBox="0 0 323 317" draw:points="323,317 0,317 0,0 323,0"><text:p/></draw:polygon><draw:polygon draw:style-name="gr67" draw:text-style-name="P55" svg:width="0.323cm" svg:height="0.316cm" svg:x="6.452cm" svg:y="4.9cm" svg:viewBox="0 0 324 317" draw:points="324,317 0,317 0,0 324,0"><text:p/></draw:polygon><draw:polyline draw:style-name="gr63" draw:text-style-name="P46" svg:width="0.399cm" svg:height="0.285cm" svg:x="4.924cm" svg:y="5.275cm" svg:viewBox="0 0 400 286" draw:points="0,286 0,113 400,113 400,0"><text:p/></draw:polyline><draw:path draw:style-name="gr64" draw:text-style-name="P53" svg:width="0.096cm" svg:height="0.085cm" svg:x="5.275cm" svg:y="5.216cm" svg:viewBox="0 0 97 86" svg:d="M48 0c11 28 30 64 49 86l-49-17-48 17c19-22 38-58 48-86z"><text:p/></draw:path><draw:polyline draw:style-name="gr63" draw:text-style-name="P46" svg:width="0.4cm" svg:height="0.285cm" svg:x="6.291cm" svg:y="5.275cm" svg:viewBox="0 0 401 286" draw:points="401,286 401,113 0,113 1,0"><text:p/></draw:polyline><draw:path draw:style-name="gr64" draw:text-style-name="P53" svg:width="0.096cm" svg:height="0.085cm" svg:x="6.243cm" svg:y="5.216cm" svg:viewBox="0 0 97 86" svg:d="M49 0c11 28 29 64 48 86l-48-17-49 17c19-22 38-58 49-86z"><text:p/></draw:path><draw:frame draw:style-name="gr75" draw:text-style-name="P58" svg:width="0.264cm" svg:height="0.373cm" svg:x="2.57cm" svg:y="3.916cm"><draw:text-box><text:p text:style-name="P47"><text:span text:style-name="T26">f</text:span></text:p></draw:text-box></draw:frame><draw:polygon draw:style-name="gr76" draw:text-style-name="P59" svg:width="0.322cm" svg:height="0.316cm" svg:x="3.331cm" svg:y="3.875cm" svg:viewBox="0 0 323 317" draw:points="323,317 0,317 0,0 323,0"><text:p/></draw:polygon><draw:polygon draw:style-name="gr76" draw:text-style-name="P59" svg:width="0.323cm" svg:height="0.316cm" svg:x="3.653cm" svg:y="3.875cm" svg:viewBox="0 0 324 317" draw:points="324,317 0,317 0,0 324,0"><text:p/></draw:polygon><draw:polygon draw:style-name="gr76" draw:text-style-name="P59" svg:width="0.322cm" svg:height="0.316cm" svg:x="3.976cm" svg:y="3.875cm" svg:viewBox="0 0 323 317" draw:points="323,317 0,317 0,0 323,0"><text:p/></draw:polygon><draw:polygon draw:style-name="gr76" draw:text-style-name="P59" svg:width="0.323cm" svg:height="0.316cm" svg:x="3.008cm" svg:y="3.875cm" svg:viewBox="0 0 324 317" draw:points="324,317 0,317 0,0 324,0"><text:p/></draw:polygon><draw:polygon draw:style-name="gr76" draw:text-style-name="P59" svg:width="0.323cm" svg:height="0.316cm" svg:x="4.297cm" svg:y="3.875cm" svg:viewBox="0 0 324 317" draw:points="324,317 0,317 0,0 324,0"><text:p/></draw:polygon><draw:polygon draw:style-name="gr76" draw:text-style-name="P59" svg:width="0.323cm" svg:height="0.316cm" svg:x="4.621cm" svg:y="3.875cm" svg:viewBox="0 0 324 317" draw:points="324,317 0,317 0,0 324,0"><text:p/></draw:polygon><draw:polygon draw:style-name="gr76" draw:text-style-name="P59" svg:width="0.322cm" svg:height="0.316cm" svg:x="4.944cm" svg:y="3.875cm" svg:viewBox="0 0 323 317" draw:points="323,317 0,317 0,0 323,0"><text:p/></draw:polygon><draw:polygon draw:style-name="gr77" draw:text-style-name="P60" svg:width="0.322cm" svg:height="0.316cm" svg:x="3.815cm" svg:y="3.371cm" svg:viewBox="0 0 323 317" draw:points="323,317 0,317 0,0 323,0"><text:p/></draw:polygon><draw:polygon draw:style-name="gr77" draw:text-style-name="P60" svg:width="0.323cm" svg:height="0.316cm" svg:x="4.137cm" svg:y="3.371cm" svg:viewBox="0 0 324 317" draw:points="324,317 0,317 0,0 324,0"><text:p/></draw:polygon><draw:line draw:style-name="gr68" draw:text-style-name="P46" svg:x1="5.267cm" svg:y1="3.874cm" svg:x2="5.259cm" svg:y2="3.872cm"><text:p/></draw:line><draw:line draw:style-name="gr69" draw:text-style-name="P46" svg:x1="5.238cm" svg:y1="3.869cm" svg:x2="4.477cm" svg:y2="3.691cm"><text:p/></draw:line><draw:line draw:style-name="gr68" draw:text-style-name="P46" svg:x1="4.468cm" svg:y1="3.688cm" svg:x2="4.46cm" svg:y2="3.686cm"><text:p/></draw:line><draw:line draw:style-name="gr68" draw:text-style-name="P46" svg:x1="3.008cm" svg:y1="3.874cm" svg:x2="3.016cm" svg:y2="3.872cm"><text:p/></draw:line><draw:line draw:style-name="gr69" draw:text-style-name="P46" svg:x1="3.036cm" svg:y1="3.869cm" svg:x2="3.797cm" svg:y2="3.691cm"><text:p/></draw:line><draw:line draw:style-name="gr68" draw:text-style-name="P46" svg:x1="3.807cm" svg:y1="3.688cm" svg:x2="3.815cm" svg:y2="3.686cm"><text:p/></draw:line><draw:path draw:style-name="gr78" draw:text-style-name="P46" svg:width="0.35cm" svg:height="0.342cm" svg:x="3.962cm" svg:y="2.841cm" svg:viewBox="0 0 351 343" svg:d="M351 171c0 95-79 172-176 172-96 0-175-77-175-172 0-94 79-171 175-171 97 0 176 77 176 171z"><text:p/></draw:path><draw:path draw:style-name="gr79" draw:text-style-name="P46" svg:width="0.23cm" svg:height="0.175cm" svg:x="4.022cm" svg:y="2.924cm" svg:viewBox="0 0 231 176" svg:d="M0 176c63 0 115 0 115-88s52-88 116-88"><text:p/></draw:path><draw:line draw:style-name="gr78" draw:text-style-name="P46" svg:x1="4.137cm" svg:y1="3.37cm" svg:x2="4.137cm" svg:y2="3.251cm"><text:p/></draw:line><draw:path draw:style-name="gr80" draw:text-style-name="P61" svg:width="0.112cm" svg:height="0.098cm" svg:x="4.081cm" svg:y="3.184cm" svg:viewBox="0 0 113 99" svg:d="M56 0c13 33 34 73 57 99l-57-20-56 20c23-26 43-66 56-99z"><text:p/></draw:path><draw:polygon draw:style-name="gr81" draw:text-style-name="P56" svg:width="0.322cm" svg:height="0.316cm" svg:x="3.815cm" svg:y="2.335cm" svg:viewBox="0 0 323 317" draw:points="323,317 0,317 0,0 323,0"><text:p/></draw:polygon><draw:polygon draw:style-name="gr81" draw:text-style-name="P56" svg:width="0.323cm" svg:height="0.316cm" svg:x="4.137cm" svg:y="2.335cm" svg:viewBox="0 0 324 317" draw:points="324,317 0,317 0,0 324,0"><text:p/></draw:polygon><draw:line draw:style-name="gr78" draw:text-style-name="P46" svg:x1="4.137cm" svg:y1="2.848cm" svg:x2="4.137cm" svg:y2="2.729cm"><text:p/></draw:line><draw:path draw:style-name="gr80" draw:text-style-name="P61" svg:width="0.112cm" svg:height="0.098cm" svg:x="4.081cm" svg:y="2.66cm" svg:viewBox="0 0 113 99" svg:d="M56 0c13 33 34 73 57 99l-57-20-56 20c23-26 43-66 56-99z"><text:p/></draw:path><draw:path draw:style-name="gr70" draw:text-style-name="P56" svg:width="0.367cm" svg:height="0.358cm" svg:x="3.237cm" svg:y="3.349cm" svg:viewBox="0 0 368 359" svg:d="M368 179c0 100-83 180-184 180s-184-80-184-180c0-98 83-179 184-179s184 81 184 179z"><text:p/></draw:path><draw:frame draw:style-name="gr71" draw:text-style-name="P57" svg:width="0.352cm" svg:height="0.426cm" svg:x="5.983cm" svg:y="5.5cm"><draw:text-box><text:p text:style-name="P47"><text:span text:style-name="T25">...</text:span></text:p></draw:text-box></draw:frame><draw:polygon draw:style-name="gr72" draw:text-style-name="P56" svg:width="0.208cm" svg:height="0cm" svg:x="3.605cm" svg:y="3.528cm" svg:viewBox="0 0 209 0" draw:points="0,0 209,0"><text:p/></draw:polygon><draw:line draw:style-name="gr73" draw:text-style-name="P46" svg:x1="3.605cm" svg:y1="3.528cm" svg:x2="3.814cm" svg:y2="3.528cm"><text:p/></draw:line><draw:path draw:style-name="gr70" draw:text-style-name="P56" svg:width="0.367cm" svg:height="0.358cm" svg:x="4.731cm" svg:y="3.279cm" svg:viewBox="0 0 368 359" svg:d="M368 180c0 99-83 179-184 179s-184-80-184-179c0-100 83-180 184-180s184 80 184 180z"><text:p/></draw:path><draw:frame draw:style-name="gr82" draw:text-style-name="P58" svg:width="0.267cm" svg:height="0.373cm" svg:x="3.346cm" svg:y="3.365cm"><draw:text-box><text:p text:style-name="P47"><text:span text:style-name="T26">h</text:span></text:p></draw:text-box></draw:frame><draw:polygon draw:style-name="gr72" draw:text-style-name="P56" svg:width="0.066cm" svg:height="0.145cm" svg:x="4.752cm" svg:y="3.609cm" svg:viewBox="0 0 67 146" draw:points="0,146 67,0"><text:p/></draw:polygon><draw:line draw:style-name="gr73" draw:text-style-name="P46" svg:x1="4.752cm" svg:y1="3.755cm" svg:x2="4.819cm" svg:y2="3.609cm"><text:p/></draw:line><draw:path draw:style-name="gr70" draw:text-style-name="P56" svg:width="0.367cm" svg:height="0.358cm" svg:x="3.237cm" svg:y="2.834cm" svg:viewBox="0 0 368 359" svg:d="M368 179c0 100-83 180-184 180s-184-80-184-180c0-99 83-179 184-179s184 80 184 179z"><text:p/></draw:path><draw:frame draw:style-name="gr74" draw:text-style-name="P58" svg:width="0.265cm" svg:height="0.373cm" svg:x="4.84cm" svg:y="3.296cm"><draw:text-box><text:p text:style-name="P47"><text:span text:style-name="T26">g</text:span></text:p></draw:text-box></draw:frame><draw:polygon draw:style-name="gr72" draw:text-style-name="P56" svg:width="0.348cm" svg:height="0cm" svg:x="3.605cm" svg:y="3.012cm" svg:viewBox="0 0 349 0" draw:points="0,0 349,0"><text:p/></draw:polygon><draw:line draw:style-name="gr73" draw:text-style-name="P46" svg:x1="3.605cm" svg:y1="3.012cm" svg:x2="3.954cm" svg:y2="3.012cm"><text:p/></draw:line><draw:path draw:style-name="gr70" draw:text-style-name="P56" svg:width="0.367cm" svg:height="0.358cm" svg:x="3.237cm" svg:y="2.314cm" svg:viewBox="0 0 368 359" svg:d="M368 180c0 99-83 179-184 179s-184-80-184-179 83-180 184-180 184 81 184 180z"><text:p/></draw:path><draw:frame draw:style-name="gr74" draw:text-style-name="P58" svg:width="0.265cm" svg:height="0.373cm" svg:x="3.394cm" svg:y="2.848cm"><draw:text-box><text:p text:style-name="P47"><text:span text:style-name="T26">i</text:span></text:p></draw:text-box></draw:frame><draw:polygon draw:style-name="gr72" draw:text-style-name="P56" svg:width="0.208cm" svg:height="0cm" svg:x="3.605cm" svg:y="2.493cm" svg:viewBox="0 0 209 0" draw:points="0,0 209,0"><text:p/></draw:polygon><draw:line draw:style-name="gr73" draw:text-style-name="P46" svg:x1="3.605cm" svg:y1="2.493cm" svg:x2="3.814cm" svg:y2="2.493cm"><text:p/></draw:line><draw:path draw:style-name="gr78" draw:text-style-name="P46" svg:width="0.35cm" svg:height="0.341cm" svg:x="3.962cm" svg:y="4.885cm" svg:viewBox="0 0 351 342" svg:d="M351 171c0 94-79 171-176 171-96 0-175-77-175-171 0-95 79-171 175-171 97 0 176 76 176 171z"><text:p/></draw:path><draw:path draw:style-name="gr83" draw:text-style-name="P46" svg:width="0.229cm" svg:height="0.138cm" svg:x="4.022cm" svg:y="4.986cm" svg:viewBox="0 0 230 139" svg:d="M0 70c0 0 41-157 115 0 74 155 115 0 115 0"><text:p/></draw:path><draw:line draw:style-name="gr63" draw:text-style-name="P46" svg:x1="3.451cm" svg:y1="5.056cm" svg:x2="3.892cm" svg:y2="5.056cm"><text:p/></draw:line><draw:path draw:style-name="gr64" draw:text-style-name="P53" svg:width="0.1cm" svg:height="0.109cm" svg:x="3.862cm" svg:y="5cm" svg:viewBox="0 0 101 110" svg:d="M101 55c-33 12-75 32-101 55l20-55-20-55c26 22 68 42 101 55z"><text:p/></draw:path><draw:line draw:style-name="gr63" draw:text-style-name="P46" svg:x1="4.824cm" svg:y1="5.056cm" svg:x2="4.383cm" svg:y2="5.056cm"><text:p/></draw:line><draw:path draw:style-name="gr64" draw:text-style-name="P53" svg:width="0.1cm" svg:height="0.109cm" svg:x="4.313cm" svg:y="5cm" svg:viewBox="0 0 101 110" svg:d="M0 55c33-13 75-33 101-55l-21 55 21 55c-26-23-68-43-101-55z"><text:p/></draw:path><draw:line draw:style-name="gr63" draw:text-style-name="P46" svg:x1="4.137cm" svg:y1="4.882cm" svg:x2="4.137cm" svg:y2="4.774cm"><text:p/></draw:line><draw:path draw:style-name="gr64" draw:text-style-name="P53" svg:width="0.112cm" svg:height="0.098cm" svg:x="4.081cm" svg:y="4.705cm" svg:viewBox="0 0 113 99" svg:d="M56 0c13 33 34 73 57 99l-57-21-56 21c23-26 43-66 56-99z"><text:p/></draw:path><draw:path draw:style-name="gr70" draw:text-style-name="P56" svg:width="0.367cm" svg:height="0.358cm" svg:x="3.953cm" svg:y="5.65cm" svg:viewBox="0 0 368 359" svg:d="M368 179c0 99-83 180-184 180s-184-81-184-180 83-179 184-179 184 80 184 179z"><text:p/></draw:path><draw:frame draw:style-name="gr74" draw:text-style-name="P58" svg:width="0.265cm" svg:height="0.373cm" svg:x="3.388cm" svg:y="2.326cm"><draw:text-box><text:p text:style-name="P47"><text:span text:style-name="T26">j</text:span></text:p></draw:text-box></draw:frame><draw:polygon draw:style-name="gr72" draw:text-style-name="P56" svg:width="-0.001cm" svg:height="0.423cm" svg:x="4.137cm" svg:y="5.226cm" svg:viewBox="0 0 0 424" draw:points="0,424 0,0"><text:p/></draw:polygon><draw:line draw:style-name="gr73" draw:text-style-name="P46" svg:x1="4.137cm" svg:y1="5.65cm" svg:x2="4.137cm" svg:y2="5.226cm"><text:p/></draw:line><draw:path draw:style-name="gr70" draw:text-style-name="P56" svg:width="2.171cm" svg:height="0.403cm" svg:x="1.381cm" svg:y="6.309cm" svg:viewBox="0 0 2172 404" svg:d="M1966 404h-1759c-114 0-207-90-207-202 0-111 93-202 207-202h1759c114 0 206 91 206 202 0 112-92 202-206 202z"><text:p/></draw:path><draw:frame draw:style-name="gr74" draw:text-style-name="P58" svg:width="0.265cm" svg:height="0.373cm" svg:x="4.064cm" svg:y="5.665cm"><draw:text-box><text:p text:style-name="P47"><text:span text:style-name="T26">d</text:span></text:p></draw:text-box></draw:frame><draw:path draw:style-name="gr70" draw:text-style-name="P56" svg:width="2.17cm" svg:height="0.403cm" svg:x="4.714cm" svg:y="6.309cm" svg:viewBox="0 0 2171 404" svg:d="M1965 404h-1759c-114 0-206-90-206-202 0-111 92-202 206-202h1759c115 0 206 91 206 202 0 112-91 202-206 202z"><text:p/></draw:path><draw:frame draw:style-name="gr84" draw:text-style-name="P58" svg:width="1.396cm" svg:height="0.373cm" svg:x="1.979cm" svg:y="6.346cm"><draw:text-box><text:p text:style-name="P47"><text:span text:style-name="T26">Input #1</text:span></text:p></draw:text-box></draw:frame><draw:polygon draw:style-name="gr85" draw:text-style-name="P62" svg:width="0.323cm" svg:height="0.315cm" svg:x="3.169cm" svg:y="4.376cm" svg:viewBox="0 0 324 316" draw:points="324,316 0,316 0,0 324,0"><text:p/></draw:polygon><draw:polygon draw:style-name="gr85" draw:text-style-name="P62" svg:width="0.323cm" svg:height="0.315cm" svg:x="3.491cm" svg:y="4.376cm" svg:viewBox="0 0 324 316" draw:points="324,316 0,316 0,0 324,0"><text:p/></draw:polygon><draw:polygon draw:style-name="gr85" draw:text-style-name="P62" svg:width="0.322cm" svg:height="0.315cm" svg:x="3.815cm" svg:y="4.376cm" svg:viewBox="0 0 323 316" draw:points="323,316 0,316 0,0 323,0"><text:p/></draw:polygon><draw:polygon draw:style-name="gr86" draw:text-style-name="P63" svg:width="0.323cm" svg:height="0.315cm" svg:x="4.137cm" svg:y="4.376cm" svg:viewBox="0 0 324 316" draw:points="324,316 0,316 0,0 324,0"><text:p/></draw:polygon><draw:polygon draw:style-name="gr86" draw:text-style-name="P63" svg:width="0.322cm" svg:height="0.315cm" svg:x="4.46cm" svg:y="4.376cm" svg:viewBox="0 0 323 316" draw:points="323,316 0,316 0,0 323,0"><text:p/></draw:polygon><draw:polygon draw:style-name="gr86" draw:text-style-name="P63" svg:width="0.323cm" svg:height="0.315cm" svg:x="4.782cm" svg:y="4.376cm" svg:viewBox="0 0 324 316" draw:points="324,316 0,316 0,0 324,0"><text:p/></draw:polygon><draw:line draw:style-name="gr68" draw:text-style-name="P46" svg:x1="5.105cm" svg:y1="4.378cm" svg:x2="5.111cm" svg:y2="4.371cm"><text:p/></draw:line><draw:line draw:style-name="gr69" draw:text-style-name="P46" svg:x1="5.123cm" svg:y1="4.356cm" svg:x2="5.255cm" svg:y2="4.203cm"><text:p/></draw:line><draw:line draw:style-name="gr68" draw:text-style-name="P46" svg:x1="5.262cm" svg:y1="4.197cm" svg:x2="5.267cm" svg:y2="4.19cm"><text:p/></draw:line><draw:frame draw:style-name="gr84" draw:text-style-name="P58" svg:width="1.396cm" svg:height="0.373cm" svg:x="5.304cm" svg:y="6.346cm"><draw:text-box><text:p text:style-name="P47"><text:span text:style-name="T26">Input #2</text:span></text:p></draw:text-box></draw:frame></draw:g>Для задач, связанных с парами предложений, мы разделяем Кодер BiLSTM взвешивает веса в сиамской архитектуре между двумя кодерами предложений, создавая векторы предложений h s1 и h s2 (рис. 2). </text:p>
            <text:p text:style-name="P28"/>
            <text:p text:style-name="P28"/>
            <text:p text:style-name="P28"/>
            <text:p text:style-name="P28"/>
            <text:p text:style-name="P28"/>
            <text:p text:style-name="P28"/>
            <text:p text:style-name="P28"/>
            <text:p text:style-name="P28"/>
            <text:p text:style-name="P28"/>
            <text:p text:style-name="P28"/>
            <text:p text:style-name="P28"><text:soft-page-break/>Рисунок 2: Сиамская модель BiLSTM для</text:p>
            <text:p text:style-name="P30">сопоставления предложений с общими весами кодировщика для обоих времен. </text:p>
            <text:p text:style-name="P30">Метки представляют собой (a) BiLSTM, (b, c) конечные скрытые состояния назад и вперед соответственно, (d) блок объединения–сравнения, (e, g) полностью подключенный слой; (e) с ReLU, (f) скрытым представлением, (h) выводами логита , (i) активацией softmax и (j) конечными вероятностями.</text:p>
            <text:p text:style-name="P28"/>
            <text:p text:style-name="P28"/>
            <text:p text:style-name="P30">Затем мы применяем стандартную операцию сравнения конкатенации (Wang et al., 2018) между двумя векторами значений: </text:p>
            <text:p text:style-name="P30">f (h s1 , h s2 ) = [h s1 , h s2 , h s1 h s2 , |h s1 − h s2 |], </text:p>
            <text:p text:style-name="P30">где обозначает поэлементное умножение.</text:p>
            <text:p text:style-name="P27"/>
            <text:p text:style-name="P27">Мы передаем этот вывод в активированный ReLU классификатор.</text:p>
            <text:p text:style-name="P27"/>
            <text:p text:style-name="P27">Следует подчеркнуть, что мы ограничиваем</text:p>
            <text:p text:style-name="P30">проектирование архитектуры до минимума, чтобы пересмотреть возможности представления самого BiLSTM. </text:p>
            <text:p text:style-name="P30"/>
            <text:p text:style-name="P30">Мы избегаем любых дополнительных трюков, таких как внимание и нормализация слоев.</text:p>
            <text:p text:style-name="P30"/>
            <text:p text:style-name="P20">3.2 Цель Дистилляции</text:p>
            <text:p text:style-name="P30"/>
            <text:p text:style-name="P30">Подход дистилляции обеспечивает передачу знаний на выходном уровне; то есть сеть учащихся учится имитировать поведение сети учителей при любой точке данных. </text:p>
            <text:p text:style-name="P30"/>
            <text:p text:style-name="P31">В частности, Ba andCaruana (2014) <text:s/>утверждают, что в дополнение к однократной</text:p>
            <text:p text:style-name="P30">предсказанной метке также важна предсказанная вероятность учителя</text:p>
            <text:p text:style-name="P30">. </text:p>
            <text:p text:style-name="P30">Например, в бинарной классификации настроений некоторые предложения имеют сильную полярность настроений, в то время как другие кажутся нейтральными.</text:p>
            <text:p text:style-name="P30"/>
            <text:p text:style-name="P30">Если мы будем использовать только <text:soft-page-break/>предсказанную учителем метку "один горячий</text:p>
            <text:p text:style-name="P30">" для обучения ученика, мы можем потерять ценную информацию- информация о неопределенности прогноза.</text:p>
            <text:p text:style-name="P30"/>
            <text:p text:style-name="P30">Дискретный вероятностный вывод нейронной сети <text:s/>задается</text:p>
            <text:p text:style-name="P30"><draw:g text:anchor-type="paragraph" draw:z-index="5" draw:name="Групповой объект 6" draw:style-name="gr1"><draw:frame draw:style-name="gr51" draw:text-style-name="P50" svg:width="0.385cm" svg:height="0.477cm" svg:x="0.214cm" svg:y="0.437cm"><draw:text-box><text:p text:style-name="P47"><text:span text:style-name="T22">e</text:span></text:p></draw:text-box></draw:frame><draw:frame draw:style-name="gr51" draw:text-style-name="P50" svg:width="0.385cm" svg:height="0.477cm" svg:x="0.198cm" svg:y="0.437cm"><draw:text-box><text:p text:style-name="P47"><text:span text:style-name="T21">y</text:span></text:p></draw:text-box></draw:frame><draw:frame draw:style-name="gr43" draw:text-style-name="P51" svg:width="0.281cm" svg:height="0.346cm" svg:x="0.387cm" svg:y="0.591cm"><draw:text-box><text:p text:style-name="P47"><text:span text:style-name="T20">i</text:span></text:p></draw:text-box></draw:frame><draw:frame draw:style-name="gr58" draw:text-style-name="P50" svg:width="3.125cm" svg:height="0.477cm" svg:x="0.613cm" svg:y="0.437cm"><draw:text-box><text:p text:style-name="P47"><text:span text:style-name="T22">= softmax(</text:span><text:span text:style-name="T24">z</text:span><text:span text:style-name="T22">) =</text:span></text:p></draw:text-box></draw:frame><draw:frame draw:style-name="gr59" draw:text-style-name="P50" svg:width="1.378cm" svg:height="0.479cm" svg:x="3.743cm" svg:y="0.176cm"><draw:text-box><text:p text:style-name="P47"><text:span text:style-name="T22">exp</text:span><text:span text:style-name="T21">{</text:span><text:span text:style-name="T24">w</text:span></text:p></draw:text-box></draw:frame><draw:frame draw:style-name="gr43" draw:text-style-name="P51" svg:width="0.281cm" svg:height="0.346cm" svg:x="4.855cm" svg:y="0.134cm"><draw:text-box><text:p text:style-name="P47"><text:span text:style-name="T20">&gt;</text:span></text:p></draw:text-box></draw:frame><draw:frame draw:style-name="gr43" draw:text-style-name="P51" svg:width="0.281cm" svg:height="0.346cm" svg:x="4.844cm" svg:y="0.381cm"><draw:text-box><text:p text:style-name="P47"><text:span text:style-name="T20">i</text:span></text:p></draw:text-box></draw:frame><draw:line draw:style-name="gr60" draw:text-style-name="P46" svg:x1="3.43cm" svg:y1="0.697cm" svg:x2="5.866cm" svg:y2="0.697cm"><text:p/></draw:line><draw:frame draw:style-name="gr61" draw:text-style-name="P50" svg:width="0.558cm" svg:height="0.479cm" svg:x="5.105cm" svg:y="0.176cm"><draw:text-box><text:p text:style-name="P47"><text:span text:style-name="T24">h</text:span><text:span text:style-name="T21">}</text:span></text:p></draw:text-box></draw:frame><draw:frame draw:style-name="gr51" draw:text-style-name="P50" svg:width="0.385cm" svg:height="0.479cm" svg:x="3.431cm" svg:y="0.434cm"><draw:text-box><text:p text:style-name="P47"><text:span text:style-name="T22">P</text:span></text:p></draw:text-box></draw:frame><draw:frame draw:style-name="gr43" draw:text-style-name="P51" svg:width="0.281cm" svg:height="0.346cm" svg:x="3.837cm" svg:y="0.933cm"><draw:text-box><text:p text:style-name="P47"><text:span text:style-name="T20">j</text:span></text:p></draw:text-box></draw:frame><draw:frame draw:style-name="gr59" draw:text-style-name="P50" svg:width="1.378cm" svg:height="0.477cm" svg:x="4.057cm" svg:y="0.723cm"><draw:text-box><text:p text:style-name="P47"><text:span text:style-name="T22">exp</text:span><text:span text:style-name="T21">{</text:span><text:span text:style-name="T24">w</text:span></text:p></draw:text-box></draw:frame><draw:frame draw:style-name="gr43" draw:text-style-name="P51" svg:width="0.281cm" svg:height="0.345cm" svg:x="5.167cm" svg:y="0.688cm"><draw:text-box><text:p text:style-name="P47"><text:span text:style-name="T20">&gt;</text:span></text:p></draw:text-box></draw:frame><draw:frame draw:style-name="gr43" draw:text-style-name="P51" svg:width="0.281cm" svg:height="0.345cm" svg:x="5.156cm" svg:y="0.935cm"><draw:text-box><text:p text:style-name="P47"><text:span text:style-name="T20">j</text:span></text:p></draw:text-box></draw:frame><draw:frame draw:style-name="gr61" draw:text-style-name="P50" svg:width="0.56cm" svg:height="0.477cm" svg:x="5.417cm" svg:y="0.723cm"><draw:text-box><text:p text:style-name="P47"><text:span text:style-name="T24">h</text:span><text:span text:style-name="T21">}</text:span></text:p></draw:text-box></draw:frame><draw:frame draw:style-name="gr49" draw:text-style-name="P50" svg:width="0.479cm" svg:height="0.398cm" svg:x="6.455cm" svg:y="0.533cm"><draw:text-box><text:p text:style-name="P47"><text:span text:style-name="T17">(1)</text:span></text:p></draw:text-box></draw:frame></draw:g></text:p>
            <text:p text:style-name="P30"/>
            <text:p text:style-name="P30"/>
            <text:p text:style-name="P30"/>
            <text:p text:style-name="P30"/>
            <text:p text:style-name="P30">где w i обозначает i-ю строку веса softmax</text:p>
            <text:p text:style-name="P30">W , а z эквивалентно w &gt; h. Аргумент</text:p>
            <text:p text:style-name="P30">функции softmax известен как логиты. </text:p>
            <text:p text:style-name="P30">Обучение по логитам облегчает обучение модели ученика , поскольку отношения, усвоенные учителем модель для всех целей одинаково важна</text:p>
            <text:p text:style-name="P30">(Ба и Каруана, 2014).</text:p>
            <text:p text:style-name="P30">Основная цель состоит в том, чтобы компенсировать</text:p>
            <text:p text:style-name="P30">потерю среднеквадратичной ошибки (MSE) между</text:p>
            <text:p text:style-name="P30">логитами сети студентов и логитами преподавателя:</text:p>
            <text:p text:style-name="P30"><draw:g text:anchor-type="paragraph" draw:z-index="7" draw:name="Групповой объект 8" draw:style-name="gr1"><draw:frame draw:style-name="gr51" draw:text-style-name="P50" svg:width="0.385cm" svg:height="0.479cm" svg:x="1.034cm" svg:y="0.44cm"><draw:text-box><text:p text:style-name="P47"><text:span text:style-name="T21">L</text:span></text:p></draw:text-box></draw:frame><draw:frame draw:style-name="gr48" draw:text-style-name="P51" svg:width="0.662cm" svg:height="0.294cm" svg:x="1.3cm" svg:y="0.664cm"><draw:text-box><text:p text:style-name="P47"><text:span text:style-name="T18">distill</text:span></text:p></draw:text-box></draw:frame><draw:frame draw:style-name="gr57" draw:text-style-name="P50" svg:width="0.955cm" svg:height="0.479cm" svg:x="2.066cm" svg:y="0.44cm"><draw:text-box><text:p text:style-name="P47"><text:span text:style-name="T22">=</text:span><text:span text:style-name="T21"> ||z</text:span></text:p></draw:text-box></draw:frame><draw:frame draw:style-name="gr51" draw:text-style-name="P50" svg:width="0.385cm" svg:height="0.477cm" svg:x="2.676cm" svg:y="0.429cm"><draw:text-box><text:p text:style-name="P47"><text:span text:style-name="T21">z</text:span></text:p></draw:text-box></draw:frame><draw:frame draw:style-name="gr51" draw:text-style-name="P50" svg:width="0.385cm" svg:height="0.479cm" svg:x="2.685cm" svg:y="0.44cm"><draw:text-box><text:p text:style-name="P47"><text:span text:style-name="T21">z</text:span></text:p></draw:text-box></draw:frame><draw:frame draw:style-name="gr56" draw:text-style-name="P50" svg:width="0.69cm" svg:height="0.479cm" svg:x="3.456cm" svg:y="0.44cm"><draw:text-box><text:p text:style-name="P47"><text:span text:style-name="T21">− </text:span><text:span text:style-name="T21">z</text:span></text:p></draw:text-box></draw:frame><draw:frame draw:style-name="gr51" draw:text-style-name="P50" svg:width="0.384cm" svg:height="0.477cm" svg:x="3.833cm" svg:y="0.429cm"><draw:text-box><text:p text:style-name="P47"><text:span text:style-name="T21">z</text:span></text:p></draw:text-box></draw:frame><draw:frame draw:style-name="gr51" draw:text-style-name="P50" svg:width="0.385cm" svg:height="0.479cm" svg:x="3.84cm" svg:y="0.44cm"><draw:text-box><text:p text:style-name="P47"><text:span text:style-name="T21">z</text:span></text:p></draw:text-box></draw:frame><draw:frame draw:style-name="gr51" draw:text-style-name="P50" svg:width="0.384cm" svg:height="0.479cm" svg:x="4.484cm" svg:y="0.44cm"><draw:text-box><text:p text:style-name="P47"><text:span text:style-name="T21">||</text:span></text:p></draw:text-box></draw:frame><draw:frame draw:style-name="gr43" draw:text-style-name="P51" svg:width="0.281cm" svg:height="0.345cm" svg:x="4.698cm" svg:y="0.632cm"><draw:text-box><text:p text:style-name="P47"><text:span text:style-name="T23">2</text:span></text:p></draw:text-box></draw:frame><draw:frame draw:style-name="gr49" draw:text-style-name="P50" svg:width="0.479cm" svg:height="0.398cm" svg:x="6.35cm" svg:y="0.535cm"><draw:text-box><text:p text:style-name="P47"><text:span text:style-name="T17">(2)</text:span></text:p></draw:text-box></draw:frame></draw:g></text:p>
            <text:p text:style-name="P30"/>
            <text:p text:style-name="P30"/>
            <text:p text:style-name="P30"/>
            <text:p text:style-name="P30">где z (B)</text:p>
            <text:p text:style-name="P30">(2)</text:p>
            <text:p text:style-name="P30">и z (S)</text:p>
            <text:p text:style-name="P30">- логиты учителя и ученика</text:p>
            <text:p text:style-name="P30">соответственно. Другие меры, такие как перекрестная</text:p>
            <text:p text:style-name="P30">энтропия с мягкими целями, также являются жизнеспособными (Хинтон</text:p>
            <text:p text:style-name="P30">и др., 2015); однако в наших предварительных</text:p>
            <text:p text:style-name="P30">экспериментах мы обнаружили, что MSE работает немного лучше.</text:p>
            <text:p text:style-name="P30">Во время обучения цель дистилляции может</text:p>
            <text:p text:style-name="P30">использоваться в сочетании с традиционной потерей перекрестной</text:p>
            <text:p text:style-name="P30">энтропии по сравнению с одной горячей меткой t, заданной</text:p>
            <text:p text:style-name="P30"/>
            <text:p text:style-name="P30"/>
            <text:p text:style-name="P30"><text:soft-page-break/></text:p>
            <text:p text:style-name="P30"><draw:g text:anchor-type="paragraph" draw:z-index="9" draw:name="Групповой объект 10" draw:style-name="gr1"><draw:frame draw:style-name="gr45" draw:text-style-name="P50" svg:width="1.696cm" svg:height="0.477cm" svg:x="0.363cm" svg:y="0.166cm"><draw:text-box><text:p text:style-name="P47"><text:span text:style-name="T21">L</text:span><text:span text:style-name="T22"> =</text:span><text:span text:style-name="T21"> α · L</text:span></text:p></draw:text-box></draw:frame><draw:frame draw:style-name="gr46" draw:text-style-name="P51" svg:width="0.373cm" svg:height="0.294cm" svg:x="2.028cm" svg:y="0.39cm"><draw:text-box><text:p text:style-name="P47"><text:span text:style-name="T18">CE</text:span></text:p></draw:text-box></draw:frame><draw:frame draw:style-name="gr47" draw:text-style-name="P50" svg:width="2.543cm" svg:height="0.477cm" svg:x="2.492cm" svg:y="0.166cm"><draw:text-box><text:p text:style-name="P47"><text:span text:style-name="T22">+ (1</text:span><text:span text:style-name="T21"> − α</text:span><text:span text:style-name="T22">)</text:span><text:span text:style-name="T21"> · L</text:span></text:p></draw:text-box></draw:frame><draw:frame draw:style-name="gr48" draw:text-style-name="P51" svg:width="0.664cm" svg:height="0.294cm" svg:x="4.63cm" svg:y="0.39cm"><draw:text-box><text:p text:style-name="P47"><text:span text:style-name="T18">distill</text:span></text:p></draw:text-box></draw:frame><draw:frame draw:style-name="gr49" draw:text-style-name="P50" svg:width="0.479cm" svg:height="0.399cm" svg:x="7.44cm" svg:y="0.259cm"><draw:text-box><text:p text:style-name="P47"><text:span text:style-name="T17">(3)</text:span></text:p></draw:text-box></draw:frame><draw:frame draw:style-name="gr50" draw:text-style-name="P50" svg:width="1.089cm" svg:height="0.477cm" svg:x="0.469cm" svg:y="0.865cm"><draw:text-box><text:p text:style-name="P47"><text:span text:style-name="T22">=</text:span><text:span text:style-name="T21"> −α</text:span></text:p></draw:text-box></draw:frame><draw:frame draw:style-name="gr51" draw:text-style-name="P50" svg:width="0.384cm" svg:height="0.479cm" svg:x="1.488cm" svg:y="0.498cm"><draw:text-box><text:p text:style-name="P47"><text:span text:style-name="T22">X</text:span></text:p></draw:text-box></draw:frame><draw:frame draw:style-name="gr43" draw:text-style-name="P51" svg:width="0.281cm" svg:height="0.346cm" svg:x="1.714cm" svg:y="1.422cm"><draw:text-box><text:p text:style-name="P47"><text:span text:style-name="T20">i</text:span></text:p></draw:text-box></draw:frame><draw:frame draw:style-name="gr51" draw:text-style-name="P50" svg:width="0.385cm" svg:height="0.477cm" svg:x="2.107cm" svg:y="0.865cm"><draw:text-box><text:p text:style-name="P47"><text:span text:style-name="T21">t</text:span></text:p></draw:text-box></draw:frame><draw:frame draw:style-name="gr43" draw:text-style-name="P51" svg:width="0.281cm" svg:height="0.346cm" svg:x="2.247cm" svg:y="1.018cm"><draw:text-box><text:p text:style-name="P47"><text:span text:style-name="T20">i</text:span></text:p></draw:text-box></draw:frame><draw:frame draw:style-name="gr52" draw:text-style-name="P50" svg:width="0.981cm" svg:height="0.477cm" svg:x="2.43cm" svg:y="0.865cm"><draw:text-box><text:p text:style-name="P47"><text:span text:style-name="T22">log</text:span><text:span text:style-name="T21"> y</text:span></text:p></draw:text-box></draw:frame><draw:frame draw:style-name="gr53" draw:text-style-name="P51" svg:width="0.401cm" svg:height="0.346cm" svg:x="3.194cm" svg:y="0.757cm"><draw:text-box><text:p text:style-name="P47"><text:span text:style-name="T23">(</text:span><text:span text:style-name="T20">S</text:span><text:span text:style-name="T23">)</text:span></text:p></draw:text-box></draw:frame><draw:frame draw:style-name="gr43" draw:text-style-name="P51" svg:width="0.281cm" svg:height="0.346cm" svg:x="3.18cm" svg:y="1.074cm"><draw:text-box><text:p text:style-name="P47"><text:span text:style-name="T20">i</text:span></text:p></draw:text-box></draw:frame><draw:frame draw:style-name="gr54" draw:text-style-name="P50" svg:width="2.41cm" svg:height="0.477cm" svg:x="3.727cm" svg:y="0.865cm"><draw:text-box><text:p text:style-name="P47"><text:span text:style-name="T21">−</text:span><text:span text:style-name="T22"> </text:span><text:span text:style-name="T22">(1</text:span><text:span text:style-name="T21"> − α</text:span><text:span text:style-name="T22">)</text:span><text:span text:style-name="T21">||z</text:span></text:p></draw:text-box></draw:frame><draw:frame draw:style-name="gr51" draw:text-style-name="P50" svg:width="0.385cm" svg:height="0.479cm" svg:x="5.526cm" svg:y="0.852cm"><draw:text-box><text:p text:style-name="P47"><text:span text:style-name="T21">z</text:span></text:p></draw:text-box></draw:frame><draw:frame draw:style-name="gr51" draw:text-style-name="P50" svg:width="0.385cm" svg:height="0.477cm" svg:x="5.535cm" svg:y="0.865cm"><draw:text-box><text:p text:style-name="P47"><text:span text:style-name="T21">z</text:span></text:p></draw:text-box></draw:frame><draw:frame draw:style-name="gr55" draw:text-style-name="P51" svg:width="0.428cm" svg:height="0.346cm" svg:x="5.731cm" svg:y="0.801cm"><draw:text-box><text:p text:style-name="P47"><text:span text:style-name="T23">(</text:span><text:span text:style-name="T20">B</text:span><text:span text:style-name="T23">)</text:span></text:p></draw:text-box></draw:frame><draw:frame draw:style-name="gr56" draw:text-style-name="P50" svg:width="0.69cm" svg:height="0.477cm" svg:x="6.306cm" svg:y="0.865cm"><draw:text-box><text:p text:style-name="P47"><text:span text:style-name="T21">− </text:span><text:span text:style-name="T21">z</text:span></text:p></draw:text-box></draw:frame><draw:frame draw:style-name="gr51" draw:text-style-name="P50" svg:width="0.385cm" svg:height="0.479cm" svg:x="6.681cm" svg:y="0.852cm"><draw:text-box><text:p text:style-name="P47"><text:span text:style-name="T21">z</text:span></text:p></draw:text-box></draw:frame><draw:frame draw:style-name="gr51" draw:text-style-name="P50" svg:width="0.384cm" svg:height="0.477cm" svg:x="6.69cm" svg:y="0.865cm"><draw:text-box><text:p text:style-name="P47"><text:span text:style-name="T21">z</text:span></text:p></draw:text-box></draw:frame><draw:frame draw:style-name="gr53" draw:text-style-name="P51" svg:width="0.401cm" svg:height="0.346cm" svg:x="6.886cm" svg:y="0.801cm"><draw:text-box><text:p text:style-name="P47"><text:span text:style-name="T23">(</text:span><text:span text:style-name="T20">S</text:span><text:span text:style-name="T23">)</text:span></text:p></draw:text-box></draw:frame><draw:frame draw:style-name="gr51" draw:text-style-name="P50" svg:width="0.385cm" svg:height="0.477cm" svg:x="7.334cm" svg:y="0.865cm"><draw:text-box><text:p text:style-name="P47"><text:span text:style-name="T21">||</text:span></text:p></draw:text-box></draw:frame><draw:frame draw:style-name="gr43" draw:text-style-name="P51" svg:width="0.281cm" svg:height="0.346cm" svg:x="7.547cm" svg:y="0.801cm"><draw:text-box><text:p text:style-name="P47"><text:span text:style-name="T23">2</text:span></text:p></draw:text-box></draw:frame><draw:frame draw:style-name="gr43" draw:text-style-name="P51" svg:width="0.281cm" svg:height="0.346cm" svg:x="7.547cm" svg:y="1.055cm"><draw:text-box><text:p text:style-name="P47"><text:span text:style-name="T23">2</text:span></text:p></draw:text-box></draw:frame></draw:g></text:p>
            <text:p text:style-name="P30"/>
            <text:p text:style-name="P30"/>
            <text:p text:style-name="P30"/>
            <text:p text:style-name="P30">При перегонке с помеченным набором данных одноразовая</text:p>
            <text:p text:style-name="P30">цель t - это просто метка истины. При</text:p>
            <text:p text:style-name="P30">перегонке с немаркированным набором данных мы используем</text:p>
            <text:p text:style-name="P30">предсказанную учителем метку, т.е. t i = 1, если</text:p>
            <text:p text:style-name="P30">i = argmax y (B) и 0 в противном случае.</text:p>
            <text:p text:style-name="P30"/>
            <text:p text:style-name="P30"/>
            <text:p text:style-name="P20">3.3 Увеличение данных для дистилляции</text:p>
            <text:p text:style-name="P30"/>
            <text:p text:style-name="P32">При подходе дистилляции небольшого набора данных может быть недостаточно для того, чтобы модель учителя могла полностью выразить свои знания (Ба и Каруана, 2014).</text:p>
            <text:p text:style-name="P32"/>
            <text:p text:style-name="P32">Поэтому мы дополняем обучающий набор большим, несвязанным набором данных с псевдомаркировками, предоставленными</text:p>
            <text:p text:style-name="P30">преподавателем, чтобы помочь в эффективной перегонке знаний.</text:p>
            <text:p text:style-name="P30"/>
            <text:p text:style-name="P30">К сожалению, увеличение данных в НЛП</text:p>
            <text:p text:style-name="P30">обычно сложнее, чем в компьютерном зрении.</text:p>
            <text:p text:style-name="P30"/>
            <text:p text:style-name="P30">Во-первых, в задачах компьютерного зрения существует большое количество гомологичных</text:p>
            <text:p text:style-name="P32">изображений. </text:p>
            <text:p text:style-name="P32"/>
            <text:p text:style-name="P32">CIFAR-10, например, представляет собой подмножество из 80 миллионов крошечных изображений набор данных (Крижевский, 2009). </text:p>
            <text:p text:style-name="P32"/>
            <text:p text:style-name="P32">Во-вторых, возможно синтезировать почти естественное изображение путем поворота,</text:p>
            <text:p text:style-name="P30">добавления шума и других искажений, но если мы вручную манипулируем предложением на естественном языке, предложение может быть не очень плавным, и его эффект при <text:span text:style-name="T11">у</text:span>величении данных NLP менее очевиден.</text:p>
            <text:p text:style-name="P30"/>
            <text:p text:style-name="P32">В нашей работе мы предлагаем набор эвристик <text:soft-page-break/>для увеличения данных, не зависящих от задач: мы используем исходные предложения в небольшом наборе данных в качестве чертежей, к неизвестному знаку в наших моделях и замаскированному словесному знаку в BERT. </text:p>
            <text:p text:style-name="P32"/>
            <text:p text:style-name="P32">Интуитивно это правило помогает уточнить вклад каждого слова в обозначение, например, сеть учителей производит менее уверенные логики для “Я [МАСКИРУЮ] комедию”</text:p>
            <text:p text:style-name="P30">, чем для “Я любил комедию”.</text:p>
            <text:p text:style-name="P30"/>
            <text:p text:style-name="P32">Управляемая POS замена слов. </text:p>
            <text:p text:style-name="P32"/>
            <text:p text:style-name="P32">С вероятностью p pos мы заменяем слово другим с тем же тегом POS. </text:p>
            <text:p text:style-name="P32"/>
            <text:p text:style-name="P32">Чтобы сохранить исходное распределение обучения, новое слово выбирается из</text:p>
            <text:p text:style-name="P32">распределения слов без играммы, повторно нормализованного тегом части речи (POS). </text:p>
            <text:p text:style-name="P32"/>
            <text:p text:style-name="P32">Это правило возмущает <text:span text:style-name="T11">се</text:span>мантики каждого примера, например: “Что едят свиньи?”</text:p>
            <text:p text:style-name="P30">отличается от вопроса “Как едят свиньи?”</text:p>
            <text:p text:style-name="P32">n -граммовый отбор проб. </text:p>
            <text:p text:style-name="P32"/>
            <text:p text:style-name="P32">С вероятностью p ng мы <text:s/>произвольно выберем n-грамм из примера, где n выбирается случайным образом из {1, 2, . . . , 5}. </text:p>
            <text:p text:style-name="P32"/>
            <text:p text:style-name="P32">Это правило концептуально эквивалентно исключению всех остальных слов в примере, что является более агрессивной формой маскировки.</text:p>
            <text:p text:style-name="P32"/>
            <text:p text:style-name="P32">Наша процедура увеличения данных выглядит следующим образом: учитывая обучающий пример {w 1 , . . . w n }, мы перебираем слова, основываясь на равномерном распределении X i ∼ U ФОРМА [0, 1] для каждого w i . </text:p>
            <text:p text:style-name="P32"/>
            <text:p text:style-name="P32">Если X i &lt; p маска , мы применяем маскировку к w i . </text:p>
            <text:p text:style-name="P32"/>
            <text:p text:style-name="P32">Если p маска ≤ X i &lt; p маска + p pos , мы применяем POS-ориентированную замену <text:soft-page-break/>слов. </text:p>
            <text:p text:style-name="P32"/>
            <text:p text:style-name="P32">Мы рассматриваем маскировку и обмен, управляемый POS, как взаимоисключающие: как только применяется одно правило, другое игнорируется. </text:p>
            <text:p text:style-name="P32"/>
            <text:p text:style-name="P32">После перебора слов с вероятностью p ng мы</text:p>
            <text:p text:style-name="P32">применяем n-граммовую выборку ко всему этому синтетическому примеру.</text:p>
            <text:p text:style-name="P32"/>
            <text:p text:style-name="P32">Окончательный синтетический пример добавляется к дополненному, немаркированному набору данных.</text:p>
            <text:p text:style-name="P32"/>
            <text:p text:style-name="P32">Мы применяем эту процедуру n итераций раз для каждого примера, чтобы сгенерировать до n итераций образцов из одного примера, при этом все дубликаты отбрасываются. </text:p>
            <text:p text:style-name="P32"/>
            <text:p text:style-name="P32">Для приговора соединяя наборы данных, мы циклически увеличиваем только первое предложение (удерживая второе фиксированным), только второе предложение (удерживая первое фиксированным) и оба предложения.</text:p>
            <text:p text:style-name="P30"/>
            <text:p text:style-name="P20">4 Экспериментальная установка</text:p>
            <text:p text:style-name="P30"/>
            <text:p text:style-name="P32">Для BERT мы используем большой вариант BERT LARGE (описанный ниже) в качестве сети учителей, начиная с предварительно подготовленных весов и следуя первоначальной процедуре тонкой настройки для конкретной задачи (Девлин и др., 2018). </text:p>
            <text:p text:style-name="P32"/>
            <text:p text:style-name="P32">Мы точно настраиваем четыре модели, используя Оптимизатор Adam со скоростью обучения {2, 3, 4, 5} ×10 -5 , выбираем лучшую модель из набора для проверки.</text:p>
            <text:p text:style-name="P30"/>
            <text:p text:style-name="P30">Мы избегаем увеличения данных во время тонкой настройки.</text:p>
            <text:p text:style-name="P30"/>
            <text:p text:style-name="P30">Для наших моделей мы передаем исходный набор данных вместе с синтезированными примерами в конкретную задачу, точно настроенную модель BERT для получения</text:p>
            <text:p text:style-name="P32"><text:soft-page-break/>прогнозируемых логических значений. </text:p>
            <text:p text:style-name="P32"/>
            <text:p text:style-name="P32">Мы обозначаем наш дистиллированный БиЛ-</text:p>
            <text:p text:style-name="P30">STM обучался на мягких логит-целях как BiLSTM SOFT, что соответствует выбору α = 0 в разделе 3.2. </text:p>
            <text:p text:style-name="P32"/>
            <text:p text:style-name="P32">Предварительные эксперименты показывают, что использование только цели дистилляции работает лучше всего.</text:p>
            <text:p text:style-name="P32"/>
            <text:p text:style-name="P20">4.1 Наборы данных</text:p>
            <text:p text:style-name="P30"/>
            <text:p text:style-name="P30">Мы проводим эксперименты над Общим языком Оценка понимания (GLUE; Ван и др.,</text:p>
            <text:p text:style-name="P30">2018) эталонный показатель, набор из шести</text:p>
            <text:p text:style-name="P32">задач на понимание естественного языка, которые классифицируются на три категории: задачи из одного предложения, задачи на сходство и перефразирование, а также задачи на вывод. </text:p>
            <text:p text:style-name="P32"/>
            <text:p text:style-name="P32">Из-за ограничений во времени и вычислительных ресурсах мы выбираем наиболее широко используемый набор данных из каждой категории, как подробно описано ниже.</text:p>
            <text:p text:style-name="P32"/>
            <text:p text:style-name="P33">ССТ-2. Стэнфордский Сентиментальный банк деревьев 2 (SST-2; Сочер и др., 2013) содержит отдельные предложения, извлеченные из обзоров фильмов для классификации бинарных настроений (положительных и отрицательных). </text:p>
            <text:p text:style-name="P33"/>
            <text:p text:style-name="P33">Следующий </text:p>
            <text:p text:style-name="P30">Кроме того, мы рассматриваем только настроения на уровне предложений, игнорируя метки настроений фраз, предоставленные исходным набором данных.</text:p>
            <text:p text:style-name="P30"/>
            <text:p text:style-name="P30"/>
            <text:p text:style-name="P30">МНЛИ. Многожанровый Естественный Язык В-ference (MNLI; Уильямс и др., 2017) корпус</text:p>
            <text:p text:style-name="P30">представляет собой крупномасштабный</text:p>
            <text:p text:style-name="P33">набор данных для классификации последствий, основанный на краудсорсинге.</text:p>
            <text:p text:style-name="P33"/>
            <text:p text:style-name="P33"><text:soft-page-break/>Цель состоит в том, чтобы предсказать</text:p>
            <text:p text:style-name="P30">взаимосвязь между парой предложений как</text:p>
            <text:p text:style-name="P30">одно из следствий, нейтральности или противоречия.</text:p>
            <text:p text:style-name="P30"/>
            <text:p text:style-name="P30">MNLI-m использует наборы для разработки и тестирования, которые содержат те же жанры, что и в обучающем наборе, в то время как</text:p>
            <text:p text:style-name="P30">MNLI-mm представляет наборы для разработки и тестирования из оставшихся, несовпадающих жанров.</text:p>
            <text:p text:style-name="P30"/>
            <text:p text:style-name="P30">QQP. Пары вопросов Quora (QQP; Шанкар Айер и Цернаи, 2017) состоят из пар</text:p>
            <text:p text:style-name="P33">потенциально повторяющихся вопросов, собранных в Quora, a веб-сайт вопросов и ответов. </text:p>
            <text:p text:style-name="P33"/>
            <text:p text:style-name="P33">Двоичная метка каждой пары вопросов указывает на избыточность.</text:p>
            <text:p text:style-name="P33"/>
            <text:p text:style-name="P20">4.2 Гиперпараметры</text:p>
            <text:p text:style-name="P30"/>
            <text:p text:style-name="P30">Мы выбираем 150 или 300 скрытых единиц для BiLSTM и 200 или 400 единиц в повторно</text:p>
            <text:p text:style-name="P34">активированном скрытом слое, в зависимости от производительности набора проверки. </text:p>
            <text:p text:style-name="P34"/>
            <text:p text:style-name="P34">Вслед за Кимом (2014) мы используем традиционные 300-мерные встраивания word2vec, обученные новостям Google, и многоканальные встраивания. </text:p>
            <text:p text:style-name="P34"/>
            <text:p text:style-name="P34">Для оптимизации мы используем</text:p>
            <text:p text:style-name="P30">AdaDelta (Zeiler, 2012) с его обучением по умолчанию коэффициент 1,0 и ρ = 0,95. Для SST-2 мы используем размер партии 50; для MNLI и QQP, из-за их большего размера, мы выбираем 256 для размера партии.</text:p>
            <text:p text:style-name="P30"/>
            <text:p text:style-name="P34">Для наших гиперпараметров увеличения набора данных мы фиксируем p mask = p pos = 0,1 и p ng = 0,25 во всех наборах данных. </text:p>
            <text:p text:style-name="P34"/>
            <text:p text:style-name="P34">Эти значения вообще не были настроены в</text:p>
            <text:p text:style-name="P34">наборах данных — это первые значения, которые мы выбрали. </text:p>
            <text:p text:style-name="P34"/>
            <text:p text:style-name="P34"><text:soft-page-break/>Мы выбираем n итераций = 20 для SST-2 и n итераций =10 как для MNLI, так и для QQP, поскольку они больше.</text:p>
            <text:p text:style-name="P34"/>
            <text:p text:style-name="P20">4.3 Базовые модели</text:p>
            <text:p text:style-name="P30"/>
            <text:p text:style-name="P30">БЕРТ (Девлин и др., 2018) представляет собой многослойный двунаправленный</text:p>
            <text:p text:style-name="P30">трансформаторный кодер, который поставляется в двух варианты: BERT BASE и более крупный BERT LARGE.</text:p>
            <text:p text:style-name="P30"/>
            <text:p text:style-name="P30">БАЗА BERT состоит из 12 слоев, 768 скрытых блоков, 12 головок самоконтроля и 110 метров параметров.</text:p>
            <text:p text:style-name="P30"/>
            <text:p text:style-name="P30">БЕРТ ЛАРДЖ использует 24 слоя, 1024 скрытых блока, 16 головок самоконтроля и 340 миллионов параметров.</text:p>
            <text:p text:style-name="P30"/>
            <text:p text:style-name="P30">OpenAI GPT (Рэдфорд и др., 2018), как и БЕРТ,</text:p>
            <text:p text:style-name="P30">является генеративным предварительно обученным преобразователем (GPT), точно настроенным для последующих задач. </text:p>
            <text:p text:style-name="P30"/>
            <text:p text:style-name="P30">Однако, в отличие от BERT, GPT является однонаправленным и использует только предыдущий контекст на каждом временном шаге.</text:p>
            <text:p text:style-name="P30"/>
            <text:p text:style-name="P30">ПРИКЛЕЙТЕ базовые линии ЭЛМо. В статье "КЛЕЙ" Ван и др. (2018) предоставляют основанный на BiLSTM базовая модель, обученная поверх ELMo и совместно</text:p>
            <text:p text:style-name="P34">отлаженная для всех задач. </text:p>
            <text:p text:style-name="P34"/>
            <text:p text:style-name="P34">Эта модель содержит 4096 единиц в Elmo BiLSTM и более 93 миллионов общих параметров. </text:p>
            <text:p text:style-name="P34"/>
            <text:p text:style-name="P34">В статье БЕРТА Девлин и др. (2018) предлагают ту же модель, но результат немного отличается от Ванга и др. (2018).</text:p>
            <text:p text:style-name="P30"/>
            <text:p text:style-name="P30">Для справедливого сравнения мы сообщаем об обоих результатах.</text:p>
            <text:p text:style-name="P30"/>
            <text:p text:style-name="P30"/>
            <text:p text:style-name="P20"><text:soft-page-break/>5 Результаты и обсуждение</text:p>
            <text:p text:style-name="P30"/>
            <text:p text:style-name="P34">Мы представляем результаты наших моделей, а также исходные данные в таблице 1. </text:p>
            <text:p text:style-name="P34"/>
            <text:p text:style-name="P34">Для QQP мы сообщаем как о F 1, так и о точности, поскольку набор данных немного несбалансирован. </text:p>
            <text:p text:style-name="P34"/>
            <text:p text:style-name="P34">После этого мы сообщаем средний балл каждой модели в наборах данных.</text:p>
            <text:p text:style-name="P30"/>
            <text:p text:style-name="P20">5.1 Качество модели</text:p>
            <text:p text:style-name="P30"/>
            <text:p text:style-name="P34">Чтобы проверить правильность нашей реализации, мы обучаем базовую модель BiLSTM на оригинальных этикетках без использования дистилляции (строка 7). </text:p>
            <text:p text:style-name="P34"/>
            <text:p text:style-name="P34">По всем трем наборам данных мы получаем оценки , сопоставимые с показателями BILSTM из предыдущих работ (строки 8</text:p>
            <text:p text:style-name="P30">и 9), что свидетельствует о том, что наша реализация справедлива.</text:p>
            <text:p text:style-name="P30"/>
            <text:p text:style-name="P34">Обратите внимание, что в MNLI две базовые линии отличаются точностью на 4% (строки 8 и 9). </text:p>
            <text:p text:style-name="P34"/>
            <text:p text:style-name="P34">Ни один из базовых показателей BiLSTM без дистилляции не превосходит показатели БЕРТА а затем модифицируем их с помощью нашей эвристики, процесс, аналогичный искажению изображения. </text:p>
            <text:p text:style-name="P34"/>
            <text:p text:style-name="P34">В частности, мы случайным образом выполняем следующие операции.</text:p>
            <text:p text:style-name="P30"/>
            <text:p text:style-name="P30">Маскировка. С вероятностью p маска, мы случайным образом заменяем слово на [МАСКА], которая соответствует</text:p>
            <text:p text:style-name="P30">к неизвестному знаку в наших моделях и</text:p>
            <text:p text:style-name="P34">замаскированному словесному знаку в BERT. </text:p>
            <text:p text:style-name="P34"/>
            <text:p text:style-name="P34">Интуитивно это правило помогает уточнить вклад каждого слова в обозначение, например, сеть учителей производит менее уверенные логики для “Я [МАСКИРУЮ] комедию”</text:p>
            <text:p text:style-name="P30"><text:soft-page-break/>, чем для “Я любил комедию”.</text:p>
            <text:p text:style-name="P30"/>
            <text:p text:style-name="P34">Управляемая POS замена слов. </text:p>
            <text:p text:style-name="P34"/>
            <text:p text:style-name="P34">С вероятностью p pos мы заменяем слово другим с тем же тегом POS. </text:p>
            <text:p text:style-name="P34"/>
            <text:p text:style-name="P34">Чтобы сохранить исходное распределение обучения, новое слово выбирается из</text:p>
            <text:p text:style-name="P30">распределения слов без играммы, повторно нормализованного тегом части речи (POS). </text:p>
            <text:p text:style-name="P34"/>
            <text:p text:style-name="P34">Это правило возмущает <text:span text:style-name="T12">се</text:span>мантики каждого примера, например: “Что едят свиньи?”</text:p>
            <text:p text:style-name="P30">отличается от вопроса “Как едят свиньи?”</text:p>
            <text:p text:style-name="P34">n -граммовый отбор проб. С вероятностью p ng мы произвольно выберем n-грамм из примера, где n выбирается случайным образом из {1, 2, . . . , 5}. </text:p>
            <text:p text:style-name="P34"/>
            <text:p text:style-name="P34">Это правило концептуально эквивалентно исключению всех остальных слов в примере, что является более агрессивной формой маскировки.</text:p>
            <text:p text:style-name="P34"/>
            <text:p text:style-name="P34">Наша процедура увеличения данных выглядит следующим образом: учитывая обучающий пример {w 1 , . . . w n }, мы перебираем слова, основываясь на равномерном распределении X i ∼ U ФОРМА [0, 1] для каждого w i . </text:p>
            <text:p text:style-name="P34"/>
            <text:p text:style-name="P34">Если X i &lt; p маска , мы применяем маскировку к w i . </text:p>
            <text:p text:style-name="P34"/>
            <text:p text:style-name="P34">Если p маска ≤ X i &lt; p маска + p pos , мы применяем POS-ориентированную замену слов. </text:p>
            <text:p text:style-name="P34"/>
            <text:p text:style-name="P34">Мы рассматриваем маскировку и обмен, управляемый POS, как взаимоисключающие: как только применяется одно правило, другое игнорируется. </text:p>
            <text:p text:style-name="P34"/>
            <text:p text:style-name="P34">После перебора слов с вероятностью p ng мы</text:p>
            <text:p text:style-name="P34">применяем n-граммовую выборку ко всему этому синтетическому примеру. </text:p>
            <text:p text:style-name="P34"/>
            <text:p text:style-name="P34">Окончательный синтетический пример <text:soft-page-break/>добавляется к дополненному, немаркированному набору данных.</text:p>
            <text:p text:style-name="P30"/>
            <text:p text:style-name="P34">Мы применяем эту процедуру n итераций раз для каждого примера, чтобы сгенерировать до n итераций образцов из одного примера, при этом все дубликаты отбрасываются. </text:p>
            <text:p text:style-name="P34"/>
            <text:p text:style-name="P34">Для приговора соединяя наборы данных, мы циклически увеличиваем только первое предложение (удерживая второе фиксированным), только второе предложение (удерживая первое фиксированным) и оба предложения.</text:p>
            <text:p text:style-name="P34"/>
            <text:p text:style-name="P20">4 Экспериментальная установка</text:p>
            <text:p text:style-name="P30"/>
            <text:p text:style-name="P34">Для BERT мы используем большой вариант BERT LARGE (описанный ниже) в качестве сети учителей, начиная с предварительно подготовленных весов и следуя первоначальной процедуре тонкой настройки для конкретной задачи (Девлин и др., 2018). </text:p>
            <text:p text:style-name="P34"/>
            <text:p text:style-name="P34">Мы точно настраиваем четыре модели, используя Оптимизатор Adam со скоростью обучения {2, 3, 4, 5} × 10 -5 , выбираем лучшую модель из набора для проверки.</text:p>
            <text:p text:style-name="P34"/>
            <text:p text:style-name="P30">Мы избегаем увеличения данных во время тонкой настройки.</text:p>
            <text:p text:style-name="P30"/>
            <text:p text:style-name="P30"/>
            <text:p text:style-name="P30"/>
            <text:p text:style-name="P30"/>
          </table:table-cell>
        </table:table-row>
        <table:table-row table:style-name="Таблица1.3">
          <table:table-cell table:style-name="Таблица1.B2" table:number-columns-spanned="2" office:value-type="string">
            <text:p text:style-name="Table_20_Contents"/>
            <text:p text:style-name="Table_20_Contents"><draw:g text:anchor-type="paragraph" draw:z-index="10" draw:name="Групповой объект 11" draw:style-name="gr1"><draw:line draw:style-name="gr18" draw:text-style-name="P46" svg:x1="1.108cm" svg:y1="0.436cm" svg:x2="16.005cm" svg:y2="0.436cm"><text:p/></draw:line><draw:frame draw:style-name="gr19" draw:text-style-name="P50" svg:width="0.385cm" svg:height="0.399cm" svg:x="1.108cm" svg:y="0.872cm"><draw:text-box><text:p text:style-name="P47"><text:span text:style-name="T16">#</text:span></text:p></draw:text-box></draw:frame><draw:frame draw:style-name="gr20" draw:text-style-name="P50" svg:width="1.061cm" svg:height="0.399cm" svg:x="1.722cm" svg:y="0.872cm"><draw:text-box><text:p text:style-name="P47"><text:span text:style-name="T17">Model</text:span></text:p></draw:text-box></draw:frame><draw:frame draw:style-name="gr21" draw:text-style-name="P50" svg:width="1.008cm" svg:height="0.399cm" svg:x="8.76cm" svg:y="0.634cm"><draw:text-box><text:p text:style-name="P47"><text:span text:style-name="T17">SST-2</text:span></text:p></draw:text-box></draw:frame><draw:frame draw:style-name="gr22" draw:text-style-name="P50" svg:width="0.798cm" svg:height="0.399cm" svg:x="10.594cm" svg:y="0.634cm"><draw:text-box><text:p text:style-name="P47"><text:span text:style-name="T17">QQP</text:span></text:p></draw:text-box></draw:frame><draw:frame draw:style-name="gr23" draw:text-style-name="P50" svg:width="1.458cm" svg:height="0.399cm" svg:x="12.252cm" svg:y="0.634cm"><draw:text-box><text:p text:style-name="P47"><text:span text:style-name="T17">MNLI-m</text:span></text:p></draw:text-box></draw:frame><draw:line draw:style-name="gr24" draw:text-style-name="P46" svg:x1="8.741cm" svg:y1="1.112cm" svg:x2="16.005cm" svg:y2="1.112cm"><text:p/></draw:line><draw:frame draw:style-name="gr25" draw:text-style-name="P50" svg:width="1.775cm" svg:height="0.399cm" svg:x="14.085cm" svg:y="0.634cm"><draw:text-box><text:p text:style-name="P47"><text:span text:style-name="T17">MNLI-mm</text:span></text:p></draw:text-box></draw:frame><draw:frame draw:style-name="gr26" draw:text-style-name="P50" svg:width="0.664cm" svg:height="0.399cm" svg:x="8.924cm" svg:y="1.297cm"><draw:text-box><text:p text:style-name="P47"><text:span text:style-name="T17">Acc</text:span></text:p></draw:text-box></draw:frame><draw:frame draw:style-name="gr19" draw:text-style-name="P50" svg:width="0.385cm" svg:height="0.399cm" svg:x="10.43cm" svg:y="1.297cm"><draw:text-box><text:p text:style-name="P47"><text:span text:style-name="T17">F</text:span></text:p></draw:text-box></draw:frame><draw:frame draw:style-name="gr27" draw:text-style-name="P51" svg:width="0.281cm" svg:height="0.294cm" svg:x="10.645cm" svg:y="1.427cm"><draw:text-box><text:p text:style-name="P47"><text:span text:style-name="T18">1</text:span></text:p></draw:text-box></draw:frame><draw:frame draw:style-name="gr28" draw:text-style-name="P50" svg:width="0.77cm" svg:height="0.399cm" svg:x="10.802cm" svg:y="1.297cm"><draw:text-box><text:p text:style-name="P47"><text:span text:style-name="T17">/Acc</text:span></text:p></draw:text-box></draw:frame><draw:frame draw:style-name="gr26" draw:text-style-name="P50" svg:width="0.664cm" svg:height="0.399cm" svg:x="12.647cm" svg:y="1.297cm"><draw:text-box><text:p text:style-name="P47"><text:span text:style-name="T17">Acc</text:span></text:p></draw:text-box></draw:frame><draw:line draw:style-name="gr29" draw:text-style-name="P46" svg:x1="1.108cm" svg:y1="1.779cm" svg:x2="16.005cm" svg:y2="1.779cm"><text:p/></draw:line><draw:frame draw:style-name="gr26" draw:text-style-name="P50" svg:width="0.664cm" svg:height="0.399cm" svg:x="14.736cm" svg:y="1.297cm"><draw:text-box><text:p text:style-name="P47"><text:span text:style-name="T17">Acc</text:span></text:p></draw:text-box></draw:frame><draw:frame draw:style-name="gr19" draw:text-style-name="P50" svg:width="0.385cm" svg:height="0.398cm" svg:x="1.108cm" svg:y="1.969cm"><draw:text-box><text:p text:style-name="P47"><text:span text:style-name="T17">1</text:span></text:p></draw:text-box></draw:frame><draw:frame draw:style-name="gr21" draw:text-style-name="P50" svg:width="1.008cm" svg:height="0.398cm" svg:x="1.722cm" svg:y="1.969cm"><draw:text-box><text:p text:style-name="P47"><text:span text:style-name="T17">BERT</text:span></text:p></draw:text-box></draw:frame><draw:frame draw:style-name="gr30" draw:text-style-name="P51" svg:width="0.981cm" svg:height="0.294cm" svg:x="2.683cm" svg:y="2.098cm"><draw:text-box><text:p text:style-name="P47"><text:span text:style-name="T18">LARGE</text:span></text:p></draw:text-box></draw:frame><draw:frame draw:style-name="gr31" draw:text-style-name="P50" svg:width="3.336cm" svg:height="0.398cm" svg:x="3.734cm" svg:y="1.969cm"><draw:text-box><text:p text:style-name="P47"><text:span text:style-name="T17">(</text:span><text:span text:style-name="T19">Devlin et al.</text:span><text:span text:style-name="T17">,</text:span><text:span text:style-name="T19"> 2018</text:span><text:span text:style-name="T17">)</text:span></text:p></draw:text-box></draw:frame><draw:frame draw:style-name="gr32" draw:text-style-name="P50" svg:width="0.743cm" svg:height="0.398cm" svg:x="8.897cm" svg:y="1.969cm"><draw:text-box><text:p text:style-name="P47"><text:span text:style-name="T17">94.9</text:span></text:p></draw:text-box></draw:frame><draw:frame draw:style-name="gr33" draw:text-style-name="P50" svg:width="1.59cm" svg:height="0.398cm" svg:x="10.254cm" svg:y="1.969cm"><draw:text-box><text:p text:style-name="P47"><text:span text:style-name="T17">72.1/89.3</text:span></text:p></draw:text-box></draw:frame><draw:frame draw:style-name="gr32" draw:text-style-name="P50" svg:width="0.743cm" svg:height="0.398cm" svg:x="12.621cm" svg:y="1.969cm"><draw:text-box><text:p text:style-name="P47"><text:span text:style-name="T17">86.7</text:span></text:p></draw:text-box></draw:frame><draw:frame draw:style-name="gr32" draw:text-style-name="P50" svg:width="0.743cm" svg:height="0.398cm" svg:x="14.709cm" svg:y="1.969cm"><draw:text-box><text:p text:style-name="P47"><text:span text:style-name="T17">85.9</text:span></text:p></draw:text-box></draw:frame><draw:frame draw:style-name="gr19" draw:text-style-name="P50" svg:width="0.385cm" svg:height="0.398cm" svg:x="1.108cm" svg:y="2.447cm"><draw:text-box><text:p text:style-name="P47"><text:span text:style-name="T17">2</text:span></text:p></draw:text-box></draw:frame><draw:frame draw:style-name="gr21" draw:text-style-name="P50" svg:width="1.008cm" svg:height="0.398cm" svg:x="1.722cm" svg:y="2.447cm"><draw:text-box><text:p text:style-name="P47"><text:span text:style-name="T17">BERT</text:span></text:p></draw:text-box></draw:frame><draw:frame draw:style-name="gr34" draw:text-style-name="P51" svg:width="0.743cm" svg:height="0.294cm" svg:x="2.683cm" svg:y="2.576cm"><draw:text-box><text:p text:style-name="P47"><text:span text:style-name="T18">BASE</text:span></text:p></draw:text-box></draw:frame><draw:frame draw:style-name="gr31" draw:text-style-name="P50" svg:width="3.338cm" svg:height="0.398cm" svg:x="3.505cm" svg:y="2.447cm"><draw:text-box><text:p text:style-name="P47"><text:span text:style-name="T17">(</text:span><text:span text:style-name="T19">Devlin et al.</text:span><text:span text:style-name="T17">,</text:span><text:span text:style-name="T19"> 2018</text:span><text:span text:style-name="T17">)</text:span></text:p></draw:text-box></draw:frame><draw:frame draw:style-name="gr32" draw:text-style-name="P50" svg:width="0.743cm" svg:height="0.398cm" svg:x="8.897cm" svg:y="2.447cm"><draw:text-box><text:p text:style-name="P47"><text:span text:style-name="T17">93.5</text:span></text:p></draw:text-box></draw:frame><draw:frame draw:style-name="gr33" draw:text-style-name="P50" svg:width="1.59cm" svg:height="0.398cm" svg:x="10.254cm" svg:y="2.447cm"><draw:text-box><text:p text:style-name="P47"><text:span text:style-name="T17">71.2/89.2</text:span></text:p></draw:text-box></draw:frame><draw:frame draw:style-name="gr32" draw:text-style-name="P50" svg:width="0.743cm" svg:height="0.398cm" svg:x="12.621cm" svg:y="2.447cm"><draw:text-box><text:p text:style-name="P47"><text:span text:style-name="T17">84.6</text:span></text:p></draw:text-box></draw:frame><draw:frame draw:style-name="gr32" draw:text-style-name="P50" svg:width="0.743cm" svg:height="0.398cm" svg:x="14.709cm" svg:y="2.447cm"><draw:text-box><text:p text:style-name="P47"><text:span text:style-name="T17">83.4</text:span></text:p></draw:text-box></draw:frame><draw:frame draw:style-name="gr19" draw:text-style-name="P50" svg:width="0.385cm" svg:height="0.398cm" svg:x="1.108cm" svg:y="2.925cm"><draw:text-box><text:p text:style-name="P47"><text:span text:style-name="T17">3</text:span></text:p></draw:text-box></draw:frame><draw:frame draw:style-name="gr35" draw:text-style-name="P50" svg:width="5.852cm" svg:height="0.398cm" svg:x="1.722cm" svg:y="2.925cm"><draw:text-box><text:p text:style-name="P47"><text:span text:style-name="T17">OpenAI GPT (</text:span><text:span text:style-name="T19">Radford et al.</text:span><text:span text:style-name="T17">,</text:span><text:span text:style-name="T19"> 2018</text:span><text:span text:style-name="T17">)</text:span></text:p></draw:text-box></draw:frame><draw:frame draw:style-name="gr32" draw:text-style-name="P50" svg:width="0.745cm" svg:height="0.398cm" svg:x="8.897cm" svg:y="2.925cm"><draw:text-box><text:p text:style-name="P47"><text:span text:style-name="T17">91.3</text:span></text:p></draw:text-box></draw:frame><draw:frame draw:style-name="gr33" draw:text-style-name="P50" svg:width="1.59cm" svg:height="0.398cm" svg:x="10.254cm" svg:y="2.925cm"><draw:text-box><text:p text:style-name="P47"><text:span text:style-name="T17">70.3/88.5</text:span></text:p></draw:text-box></draw:frame><draw:frame draw:style-name="gr32" draw:text-style-name="P50" svg:width="0.743cm" svg:height="0.398cm" svg:x="12.621cm" svg:y="2.925cm"><draw:text-box><text:p text:style-name="P47"><text:span text:style-name="T17">82.1</text:span></text:p></draw:text-box></draw:frame><draw:frame draw:style-name="gr32" draw:text-style-name="P50" svg:width="0.743cm" svg:height="0.398cm" svg:x="14.709cm" svg:y="2.925cm"><draw:text-box><text:p text:style-name="P47"><text:span text:style-name="T17">81.4</text:span></text:p></draw:text-box></draw:frame><draw:frame draw:style-name="gr19" draw:text-style-name="P50" svg:width="0.385cm" svg:height="0.398cm" svg:x="1.108cm" svg:y="3.403cm"><draw:text-box><text:p text:style-name="P47"><text:span text:style-name="T17">4</text:span></text:p></draw:text-box></draw:frame><draw:frame draw:style-name="gr36" draw:text-style-name="P50" svg:width="7.04cm" svg:height="0.398cm" svg:x="1.722cm" svg:y="3.403cm"><draw:text-box><text:p text:style-name="P47"><text:span text:style-name="T17">BERT ELMo baseline (</text:span><text:span text:style-name="T19">Devlin et al.</text:span><text:span text:style-name="T17">,</text:span><text:span text:style-name="T19"> 2018</text:span><text:span text:style-name="T17">)</text:span></text:p></draw:text-box></draw:frame><draw:frame draw:style-name="gr32" draw:text-style-name="P50" svg:width="0.745cm" svg:height="0.398cm" svg:x="8.897cm" svg:y="3.403cm"><draw:text-box><text:p text:style-name="P47"><text:span text:style-name="T17">90.4</text:span></text:p></draw:text-box></draw:frame><draw:frame draw:style-name="gr33" draw:text-style-name="P50" svg:width="1.59cm" svg:height="0.398cm" svg:x="10.254cm" svg:y="3.403cm"><draw:text-box><text:p text:style-name="P47"><text:span text:style-name="T17">64.8/84.7</text:span></text:p></draw:text-box></draw:frame><draw:frame draw:style-name="gr32" draw:text-style-name="P50" svg:width="0.743cm" svg:height="0.398cm" svg:x="12.621cm" svg:y="3.403cm"><draw:text-box><text:p text:style-name="P47"><text:span text:style-name="T17">76.4</text:span></text:p></draw:text-box></draw:frame><draw:frame draw:style-name="gr32" draw:text-style-name="P50" svg:width="0.743cm" svg:height="0.398cm" svg:x="14.709cm" svg:y="3.403cm"><draw:text-box><text:p text:style-name="P47"><text:span text:style-name="T17">76.1</text:span></text:p></draw:text-box></draw:frame><draw:frame draw:style-name="gr19" draw:text-style-name="P50" svg:width="0.385cm" svg:height="0.398cm" svg:x="1.108cm" svg:y="3.881cm"><draw:text-box><text:p text:style-name="P47"><text:span text:style-name="T17">5</text:span></text:p></draw:text-box></draw:frame><draw:frame draw:style-name="gr37" draw:text-style-name="P50" svg:width="6.961cm" svg:height="0.398cm" svg:x="1.722cm" svg:y="3.881cm"><draw:text-box><text:p text:style-name="P47"><text:span text:style-name="T17">GLUE ELMo baseline (</text:span><text:span text:style-name="T19">Wang et al.</text:span><text:span text:style-name="T17">,</text:span><text:span text:style-name="T19"> 2018</text:span><text:span text:style-name="T17">)</text:span></text:p></draw:text-box></draw:frame><draw:frame draw:style-name="gr32" draw:text-style-name="P50" svg:width="0.745cm" svg:height="0.398cm" svg:x="8.897cm" svg:y="3.881cm"><draw:text-box><text:p text:style-name="P47"><text:span text:style-name="T17">90.4</text:span></text:p></draw:text-box></draw:frame><draw:frame draw:style-name="gr33" draw:text-style-name="P50" svg:width="1.59cm" svg:height="0.398cm" svg:x="10.254cm" svg:y="3.881cm"><draw:text-box><text:p text:style-name="P47"><text:span text:style-name="T17">63.1/84.3</text:span></text:p></draw:text-box></draw:frame><draw:frame draw:style-name="gr32" draw:text-style-name="P50" svg:width="0.743cm" svg:height="0.398cm" svg:x="12.621cm" svg:y="3.881cm"><draw:text-box><text:p text:style-name="P47"><text:span text:style-name="T17">74.1</text:span></text:p></draw:text-box></draw:frame><draw:line draw:style-name="gr29" draw:text-style-name="P46" svg:x1="1.108cm" svg:y1="4.362cm" svg:x2="16.005cm" svg:y2="4.362cm"><text:p/></draw:line><draw:frame draw:style-name="gr32" draw:text-style-name="P50" svg:width="0.743cm" svg:height="0.398cm" svg:x="14.709cm" svg:y="3.881cm"><draw:text-box><text:p text:style-name="P47"><text:span text:style-name="T17">74.5</text:span></text:p></draw:text-box></draw:frame><draw:frame draw:style-name="gr19" draw:text-style-name="P50" svg:width="0.385cm" svg:height="0.399cm" svg:x="1.108cm" svg:y="4.551cm"><draw:text-box><text:p text:style-name="P47"><text:span text:style-name="T17">6</text:span></text:p></draw:text-box></draw:frame><draw:frame draw:style-name="gr38" draw:text-style-name="P50" svg:width="2.886cm" svg:height="0.399cm" svg:x="1.722cm" svg:y="4.551cm"><draw:text-box><text:p text:style-name="P47"><text:span text:style-name="T17">Distilled BiLSTM</text:span></text:p></draw:text-box></draw:frame><draw:frame draw:style-name="gr39" draw:text-style-name="P51" svg:width="0.717cm" svg:height="0.292cm" svg:x="4.533cm" svg:y="4.682cm"><draw:text-box><text:p text:style-name="P47"><text:span text:style-name="T18">SOFT</text:span></text:p></draw:text-box></draw:frame><draw:frame draw:style-name="gr32" draw:text-style-name="P50" svg:width="0.743cm" svg:height="0.399cm" svg:x="8.897cm" svg:y="4.551cm"><draw:text-box><text:p text:style-name="P47"><text:span text:style-name="T16">90.7</text:span></text:p></draw:text-box></draw:frame><draw:frame draw:style-name="gr33" draw:text-style-name="P50" svg:width="1.59cm" svg:height="0.399cm" svg:x="10.254cm" svg:y="4.551cm"><draw:text-box><text:p text:style-name="P47"><text:span text:style-name="T16">68.2/88.1</text:span></text:p></draw:text-box></draw:frame><draw:frame draw:style-name="gr32" draw:text-style-name="P50" svg:width="0.743cm" svg:height="0.399cm" svg:x="12.621cm" svg:y="4.551cm"><draw:text-box><text:p text:style-name="P47"><text:span text:style-name="T16">73.0</text:span></text:p></draw:text-box></draw:frame><draw:frame draw:style-name="gr32" draw:text-style-name="P50" svg:width="0.743cm" svg:height="0.399cm" svg:x="14.709cm" svg:y="4.551cm"><draw:text-box><text:p text:style-name="P47"><text:span text:style-name="T16">72.6</text:span></text:p></draw:text-box></draw:frame><draw:frame draw:style-name="gr19" draw:text-style-name="P50" svg:width="0.385cm" svg:height="0.399cm" svg:x="1.108cm" svg:y="5.029cm"><draw:text-box><text:p text:style-name="P47"><text:span text:style-name="T17">7</text:span></text:p></draw:text-box></draw:frame><draw:frame draw:style-name="gr40" draw:text-style-name="P50" svg:width="5.003cm" svg:height="0.399cm" svg:x="1.722cm" svg:y="5.029cm"><draw:text-box><text:p text:style-name="P47"><text:span text:style-name="T17">BiLSTM (our implementation)</text:span></text:p></draw:text-box></draw:frame><draw:frame draw:style-name="gr32" draw:text-style-name="P50" svg:width="0.745cm" svg:height="0.399cm" svg:x="8.897cm" svg:y="5.029cm"><draw:text-box><text:p text:style-name="P47"><text:span text:style-name="T17">86.7</text:span></text:p></draw:text-box></draw:frame><draw:frame draw:style-name="gr33" draw:text-style-name="P50" svg:width="1.59cm" svg:height="0.399cm" svg:x="10.254cm" svg:y="5.029cm"><draw:text-box><text:p text:style-name="P47"><text:span text:style-name="T17">63.7/86.2</text:span></text:p></draw:text-box></draw:frame><draw:frame draw:style-name="gr32" draw:text-style-name="P50" svg:width="0.743cm" svg:height="0.399cm" svg:x="12.621cm" svg:y="5.029cm"><draw:text-box><text:p text:style-name="P47"><text:span text:style-name="T17">68.7</text:span></text:p></draw:text-box></draw:frame><draw:frame draw:style-name="gr32" draw:text-style-name="P50" svg:width="0.743cm" svg:height="0.399cm" svg:x="14.709cm" svg:y="5.029cm"><draw:text-box><text:p text:style-name="P47"><text:span text:style-name="T17">68.3</text:span></text:p></draw:text-box></draw:frame><draw:frame draw:style-name="gr19" draw:text-style-name="P50" svg:width="0.385cm" svg:height="0.399cm" svg:x="1.108cm" svg:y="5.507cm"><draw:text-box><text:p text:style-name="P47"><text:span text:style-name="T17">8</text:span></text:p></draw:text-box></draw:frame><draw:frame draw:style-name="gr41" draw:text-style-name="P50" svg:width="4.844cm" svg:height="0.399cm" svg:x="1.722cm" svg:y="5.507cm"><draw:text-box><text:p text:style-name="P47"><text:span text:style-name="T17">BiLSTM (reported by GLUE)</text:span></text:p></draw:text-box></draw:frame><draw:frame draw:style-name="gr32" draw:text-style-name="P50" svg:width="0.745cm" svg:height="0.399cm" svg:x="8.897cm" svg:y="5.507cm"><draw:text-box><text:p text:style-name="P47"><text:span text:style-name="T17">85.9</text:span></text:p></draw:text-box></draw:frame><draw:frame draw:style-name="gr33" draw:text-style-name="P50" svg:width="1.59cm" svg:height="0.399cm" svg:x="10.254cm" svg:y="5.507cm"><draw:text-box><text:p text:style-name="P47"><text:span text:style-name="T17">61.4/81.7</text:span></text:p></draw:text-box></draw:frame><draw:frame draw:style-name="gr32" draw:text-style-name="P50" svg:width="0.743cm" svg:height="0.399cm" svg:x="12.621cm" svg:y="5.507cm"><draw:text-box><text:p text:style-name="P47"><text:span text:style-name="T17">70.3</text:span></text:p></draw:text-box></draw:frame><draw:frame draw:style-name="gr32" draw:text-style-name="P50" svg:width="0.743cm" svg:height="0.399cm" svg:x="14.709cm" svg:y="5.507cm"><draw:text-box><text:p text:style-name="P47"><text:span text:style-name="T17">70.8</text:span></text:p></draw:text-box></draw:frame><draw:frame draw:style-name="gr19" draw:text-style-name="P50" svg:width="0.385cm" svg:height="0.399cm" svg:x="1.108cm" svg:y="5.985cm"><draw:text-box><text:p text:style-name="P47"><text:span text:style-name="T17">9</text:span></text:p></draw:text-box></draw:frame><draw:frame draw:style-name="gr42" draw:text-style-name="P50" svg:width="5.823cm" svg:height="0.399cm" svg:x="1.722cm" svg:y="5.985cm"><draw:text-box><text:p text:style-name="P47"><text:span text:style-name="T17">BiLSTM (reported by other papers)</text:span></text:p></draw:text-box></draw:frame><draw:frame draw:style-name="gr32" draw:text-style-name="P50" svg:width="0.745cm" svg:height="0.399cm" svg:x="8.821cm" svg:y="5.985cm"><draw:text-box><text:p text:style-name="P47"><text:span text:style-name="T17">87.6</text:span></text:p></draw:text-box></draw:frame><draw:frame draw:style-name="gr43" draw:text-style-name="P51" svg:width="0.281cm" svg:height="0.346cm" svg:x="9.495cm" svg:y="5.848cm"><draw:text-box><text:p text:style-name="P47"><text:span text:style-name="T20">†</text:span></text:p></draw:text-box></draw:frame><draw:frame draw:style-name="gr19" draw:text-style-name="P50" svg:width="0.384cm" svg:height="0.399cm" svg:x="10.42cm" svg:y="5.985cm"><draw:text-box><text:p text:style-name="P47"><text:span text:style-name="T17">–</text:span></text:p></draw:text-box></draw:frame><draw:frame draw:style-name="gr44" draw:text-style-name="P50" svg:width="0.851cm" svg:height="0.399cm" svg:x="10.899cm" svg:y="5.985cm"><draw:text-box><text:p text:style-name="P47"><text:span text:style-name="T17">/82.6</text:span></text:p></draw:text-box></draw:frame><draw:frame draw:style-name="gr43" draw:text-style-name="P51" svg:width="0.279cm" svg:height="0.346cm" svg:x="11.681cm" svg:y="5.848cm"><draw:text-box><text:p text:style-name="P47"><text:span text:style-name="T20">‡</text:span></text:p></draw:text-box></draw:frame><draw:frame draw:style-name="gr32" draw:text-style-name="P50" svg:width="0.743cm" svg:height="0.399cm" svg:x="12.639cm" svg:y="5.985cm"><draw:text-box><text:p text:style-name="P47"><text:span text:style-name="T17">66.9</text:span></text:p></draw:text-box></draw:frame><draw:frame draw:style-name="gr27" draw:text-style-name="P51" svg:width="0.281cm" svg:height="0.292cm" svg:x="13.312cm" svg:y="5.918cm"><draw:text-box><text:p text:style-name="P47"><text:span text:style-name="T18">*</text:span></text:p></draw:text-box></draw:frame><draw:frame draw:style-name="gr32" draw:text-style-name="P50" svg:width="0.745cm" svg:height="0.399cm" svg:x="14.725cm" svg:y="5.985cm"><draw:text-box><text:p text:style-name="P47"><text:span text:style-name="T17">66.9</text:span></text:p></draw:text-box></draw:frame><draw:line draw:style-name="gr18" draw:text-style-name="P46" svg:x1="1.108cm" svg:y1="6.476cm" svg:x2="16.005cm" svg:y2="6.476cm"><text:p/></draw:line><draw:frame draw:style-name="gr27" draw:text-style-name="P51" svg:width="0.281cm" svg:height="0.292cm" svg:x="15.399cm" svg:y="5.918cm"><draw:text-box><text:p text:style-name="P47"><text:span text:style-name="T18">*</text:span></text:p></draw:text-box></draw:frame></draw:g></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style-name="Таблица1.3">
          <table:table-cell table:style-name="Таблица1.A2" office:value-type="string">
            <text:p text:style-name="Table_20_Contents">Table 1: Test results on different datasets. The BiLSTM results reported by other papers are drawn from Zhou</text:p>
            <text:p text:style-name="Table_20_Contents">et al. (2016), † Wang et al. (2017), ‡ and Williams et al. (2017). ∗ All of our test results are obtained from the GLUE</text:p>
            <text:p text:style-name="Table_20_Contents">benchmark website.</text:p>
            <text:p text:style-name="Table_20_Contents"/>
            <text:p text:style-name="Table_20_Contents"/>
            <text:p text:style-name="Table_20_Contents">ELMo baseline (row 4)—our implementation, al-</text:p>
            <text:p text:style-name="Table_20_Contents">though attaining a higher accuracy for QQP, falls</text:p>
            <text:p text:style-name="Table_20_Contents">short in F 1 score.</text:p>
            <text:p text:style-name="Table_20_Contents">We apply our distillation approach of match-</text:p>
            <text:p text:style-name="Table_20_Contents">ing logits using the augmented training dataset,</text:p>
            <text:p text:style-name="Table_20_Contents">and achieve an absolute improvement of 1.9–</text:p>
            <text:p text:style-name="Table_20_Contents">4.5 points against our base BiLSTM. On SST-2</text:p>
            <text:p text:style-name="Table_20_Contents">and QQP, we outperform the best reported ELMo</text:p>
            <text:p text:style-name="Table_20_Contents">model (row 4), coming close to GPT. On MNLI,</text:p>
            <text:p text:style-name="Table_20_Contents">our results trail ELMo’s by a few points; how-</text:p>
            <text:p text:style-name="Table_20_Contents">ever, they still represent a 4.3-point improvement</text:p>
            <text:p text:style-name="Table_20_Contents">against our BiLSTM, and a 1.8–2.7-point increase</text:p>
            <text:p text:style-name="Table_20_Contents">over the previous best BiLSTM (row 8). Overall,</text:p>
            <text:p text:style-name="Table_20_Contents">our distilled model is competitive with two previ-</text:p>
            <text:p text:style-name="Table_20_Contents">ous implementations of ELMo BiLSTMs (rows 4–</text:p>
            <text:p text:style-name="Table_20_Contents">5), suggesting that shallow BiLSTMs have greater</text:p>
            <text:p text:style-name="Table_20_Contents">representation power than previously thought.</text:p>
            <text:p text:style-name="Table_20_Contents">We do not, however, outperform the deep trans-</text:p>
            <text:p text:style-name="Table_20_Contents">former models (rows 1–3), doing 4–7 points</text:p>
            <text:p text:style-name="Table_20_Contents">worse, on average. Nevertheless, our model has</text:p>
            <text:p text:style-name="Table_20_Contents">much fewer parameters and better efficiency, as</text:p>
            <text:p text:style-name="Table_20_Contents">detailed in the following section.</text:p>
            <text:p text:style-name="Table_20_Contents">5.2</text:p>
            <text:p text:style-name="Table_20_Contents">Inference Efficiency</text:p>
            <text:p text:style-name="Table_20_Contents">For our inference speed and parameter analysis,</text:p>
            <text:p text:style-name="Table_20_Contents">we use the open-source PyTorch implementations</text:p>
            <text:p text:style-name="Table_20_Contents">for BERT 2 and ELMo (Gardner et al., 2017). On</text:p>
            <text:p text:style-name="Table_20_Contents">a single NVIDIA V100 GPU, we perform model</text:p>
            <text:p text:style-name="Table_20_Contents">inference with a batch size of 512 on all 67350</text:p>
            <text:p text:style-name="Table_20_Contents">sentences of the SST-2 training set. As shown</text:p>
            <text:p text:style-name="Table_20_Contents">in Table 2, our single-sentence model uses 98</text:p>
            <text:p text:style-name="Table_20_Contents"><text:soft-page-break/>and 349 times fewer parameters than ELMo and</text:p>
            <text:p text:style-name="Table_20_Contents">BERT LARGE , respectively, and is 15 and 434 times</text:p>
            <text:p text:style-name="Table_20_Contents">https://goo.gl/iRPhjP</text:p>
          </table:table-cell>
          <table:table-cell table:style-name="Таблица1.B2" office:value-type="string">
            <text:p text:style-name="Table_20_Contents">Таблица 1: Результаты тестирования на различных наборах данных. Результаты BiLSTM, представленные в других статьях, взяты из Чжоу и др. (2016), † Ван и др. (2017), ‡ и Уильямс и др. (2017). ∗ Все результаты наших тестов получены с веб-сайта GLUE benchmark.</text:p>
            <text:p text:style-name="Table_20_Contents"/>
            <text:p text:style-name="Table_20_Contents">Базовый уровень Elmo (строка 4) — наша реализация, несмотря на достижение более высокой точности для QQP, не дотягивает до 1 балла.</text:p>
            <text:p text:style-name="Table_20_Contents"/>
            <text:p text:style-name="Table_20_Contents">Мы применяем наш собственный подход к сопоставлению логик с использованием расширенного набора обучающих данных</text:p>
            <text:p text:style-name="Table_20_Contents">и достигаем абсолютного улучшения в 1,9–</text:p>
            <text:p text:style-name="P44">4,5 очка против нашего базового Билстма. По SST-2 и QQP мы превосходим модель Elmo с лучшими показателями (строка 4), приближаясь к GPT. </text:p>
            <text:p text:style-name="P44"/>
            <text:p text:style-name="P44">На MNLI наши результаты отстают от результатов ELMO на несколько пунктов; тем</text:p>
            <text:p text:style-name="Table_20_Contents">не менее, они по-прежнему представляют собой улучшение на 4,3 пункта по сравнению</text:p>
            <text:p text:style-name="P44">с нашим BiLSTM и увеличение на 1,8-2,7 пункта по сравнению с предыдущим лучшим BiLSTM (строка 8). </text:p>
            <text:p text:style-name="P44"/>
            <text:p text:style-name="P44">В целом, наша дистиллированная модель конкурирует с двумя предыдущими реализациями Elmo BiLSTMs (строки 4–</text:p>
            <text:p text:style-name="Table_20_Contents">5), предполагая, что неглубокие БиЛСТМы обладают большей репрезентативной способностью, чем считалось ранее.</text:p>
            <text:p text:style-name="Table_20_Contents"/>
            <text:p text:style-name="P44">Однако мы не превосходим модели с глубоким преобразованием (строки 1-3), в среднем на 4-7 пунктов хуже. </text:p>
            <text:p text:style-name="P44"><text:soft-page-break/>Тем не менее, наша модель имеет гораздо меньше параметров и более высокую эффективность, как подробно описано в следующем разделе.</text:p>
            <text:p text:style-name="P44"/>
            <text:p text:style-name="P21">5.2 Эффективность вывода</text:p>
            <text:p text:style-name="Table_20_Contents"/>
            <text:p text:style-name="P44">Для нашей скорости вывода и анализа параметров мы используем реализации PyTorch с открытым исходным кодом для BERT 2 и Elmo (Гарднер и др., 2017). </text:p>
            <text:p text:style-name="P44"/>
            <text:p text:style-name="P44">На используя один графический процессор NVIDIA V100, мы выполняем вывод модели с размером пакета 512 для всех 67350</text:p>
            <text:p text:style-name="Table_20_Contents">предложений обучающего набора SST-2. Как показано в таблице 2, наша модель из одного предложения использует в 98 и 349 раз меньше параметров, чем у ЭЛМо и БЕРТА ЛАРДЖА соответственно, и составляет 15 и 434 раза</text:p>
            <text:p text:style-name="Table_20_Contents">https://goo.gl/iRPhjP</text:p>
          </table:table-cell>
        </table:table-row>
        <table:table-row table:style-name="Таблица1.6">
          <table:table-cell table:style-name="Таблица1.B2" table:number-columns-spanned="2" office:value-type="string">
            <text:p text:style-name="Table_20_Contents"><draw:g text:anchor-type="paragraph" draw:z-index="11" draw:name="Групповой объект 12" draw:style-name="gr1"><draw:line draw:style-name="gr2" draw:text-style-name="P46" svg:x1="4.253cm" svg:y1="0.643cm" svg:x2="11.392cm" svg:y2="0.643cm"><text:p/></draw:line><draw:frame draw:style-name="gr3" draw:text-style-name="P48" svg:width="1.325cm" svg:height="0.373cm" svg:x="7.091cm" svg:y="0.831cm"><draw:text-box><text:p text:style-name="P47"><text:span text:style-name="T13"># of Par.</text:span></text:p></draw:text-box></draw:frame><draw:line draw:style-name="gr4" draw:text-style-name="P46" svg:x1="4.253cm" svg:y1="1.288cm" svg:x2="11.392cm" svg:y2="1.288cm"><text:p/></draw:line><draw:frame draw:style-name="gr5" draw:text-style-name="P48" svg:width="2.304cm" svg:height="0.373cm" svg:x="8.963cm" svg:y="0.831cm"><draw:text-box><text:p text:style-name="P47"><text:span text:style-name="T13">Inference Time</text:span></text:p></draw:text-box></draw:frame><draw:frame draw:style-name="gr6" draw:text-style-name="P48" svg:width="0.955cm" svg:height="0.373cm" svg:x="4.454cm" svg:y="1.468cm"><draw:text-box><text:p text:style-name="P47"><text:span text:style-name="T13">BERT</text:span></text:p></draw:text-box></draw:frame><draw:frame draw:style-name="gr7" draw:text-style-name="P49" svg:width="0.884cm" svg:height="0.269cm" svg:x="5.366cm" svg:y="1.593cm"><draw:text-box><text:p text:style-name="P47"><text:span text:style-name="T14">LARGE</text:span></text:p></draw:text-box></draw:frame><draw:frame draw:style-name="gr8" draw:text-style-name="P48" svg:width="1.352cm" svg:height="0.373cm" svg:x="6.844cm" svg:y="1.468cm"><draw:text-box><text:p text:style-name="P47"><text:span text:style-name="T13">335 (349</text:span></text:p></draw:text-box></draw:frame><draw:frame draw:style-name="gr9" draw:text-style-name="P48" svg:width="0.366cm" svg:height="0.426cm" svg:x="8.155cm" svg:y="1.38cm"><draw:text-box><text:p text:style-name="P47"><text:span text:style-name="T15">×</text:span></text:p></draw:text-box></draw:frame><draw:frame draw:style-name="gr10" draw:text-style-name="P48" svg:width="0.366cm" svg:height="0.373cm" svg:x="8.439cm" svg:y="1.468cm"><draw:text-box><text:p text:style-name="P47"><text:span text:style-name="T13">)</text:span></text:p></draw:text-box></draw:frame><draw:frame draw:style-name="gr11" draw:text-style-name="P48" svg:width="1.539cm" svg:height="0.373cm" svg:x="9.127cm" svg:y="1.468cm"><draw:text-box><text:p text:style-name="P47"><text:span text:style-name="T13">1060 (434</text:span></text:p></draw:text-box></draw:frame><draw:frame draw:style-name="gr9" draw:text-style-name="P48" svg:width="0.366cm" svg:height="0.426cm" svg:x="10.621cm" svg:y="1.38cm"><draw:text-box><text:p text:style-name="P47"><text:span text:style-name="T15">×</text:span></text:p></draw:text-box></draw:frame><draw:frame draw:style-name="gr10" draw:text-style-name="P48" svg:width="0.366cm" svg:height="0.373cm" svg:x="10.905cm" svg:y="1.468cm"><draw:text-box><text:p text:style-name="P47"><text:span text:style-name="T13">)</text:span></text:p></draw:text-box></draw:frame><draw:frame draw:style-name="gr12" draw:text-style-name="P48" svg:width="0.981cm" svg:height="0.373cm" svg:x="4.454cm" svg:y="1.923cm"><draw:text-box><text:p text:style-name="P47"><text:span text:style-name="T13">ELMo</text:span></text:p></draw:text-box></draw:frame><draw:frame draw:style-name="gr13" draw:text-style-name="P48" svg:width="1.273cm" svg:height="0.373cm" svg:x="6.892cm" svg:y="1.923cm"><draw:text-box><text:p text:style-name="P47"><text:span text:style-name="T13">93.6 (98</text:span></text:p></draw:text-box></draw:frame><draw:frame draw:style-name="gr9" draw:text-style-name="P48" svg:width="0.366cm" svg:height="0.426cm" svg:x="8.109cm" svg:y="1.833cm"><draw:text-box><text:p text:style-name="P47"><text:span text:style-name="T15">×</text:span></text:p></draw:text-box></draw:frame><draw:frame draw:style-name="gr10" draw:text-style-name="P48" svg:width="0.366cm" svg:height="0.373cm" svg:x="8.393cm" svg:y="1.923cm"><draw:text-box><text:p text:style-name="P47"><text:span text:style-name="T13">)</text:span></text:p></draw:text-box></draw:frame><draw:frame draw:style-name="gr14" draw:text-style-name="P48" svg:width="1.458cm" svg:height="0.373cm" svg:x="9.172cm" svg:y="1.923cm"><draw:text-box><text:p text:style-name="P47"><text:span text:style-name="T13">36.71 (15</text:span></text:p></draw:text-box></draw:frame><draw:frame draw:style-name="gr9" draw:text-style-name="P48" svg:width="0.364cm" svg:height="0.426cm" svg:x="10.575cm" svg:y="1.833cm"><draw:text-box><text:p text:style-name="P47"><text:span text:style-name="T15">×</text:span></text:p></draw:text-box></draw:frame><draw:frame draw:style-name="gr10" draw:text-style-name="P48" svg:width="0.366cm" svg:height="0.373cm" svg:x="10.859cm" svg:y="1.923cm"><draw:text-box><text:p text:style-name="P47"><text:span text:style-name="T13">)</text:span></text:p></draw:text-box></draw:frame><draw:frame draw:style-name="gr15" draw:text-style-name="P48" svg:width="1.352cm" svg:height="0.373cm" svg:x="4.454cm" svg:y="2.376cm"><draw:text-box><text:p text:style-name="P47"><text:span text:style-name="T13">BiLSTM</text:span></text:p></draw:text-box></draw:frame><draw:frame draw:style-name="gr16" draw:text-style-name="P49" svg:width="0.664cm" svg:height="0.269cm" svg:x="5.773cm" svg:y="2.5cm"><draw:text-box><text:p text:style-name="P47"><text:span text:style-name="T14">SOFT</text:span></text:p></draw:text-box></draw:frame><draw:frame draw:style-name="gr17" draw:text-style-name="P48" svg:width="1.087cm" svg:height="0.373cm" svg:x="6.982cm" svg:y="2.376cm"><draw:text-box><text:p text:style-name="P47"><text:span text:style-name="T13">0.96 (1</text:span></text:p></draw:text-box></draw:frame><draw:frame draw:style-name="gr9" draw:text-style-name="P48" svg:width="0.366cm" svg:height="0.426cm" svg:x="8.017cm" svg:y="2.288cm"><draw:text-box><text:p text:style-name="P47"><text:span text:style-name="T15">×</text:span></text:p></draw:text-box></draw:frame><draw:frame draw:style-name="gr10" draw:text-style-name="P48" svg:width="0.366cm" svg:height="0.373cm" svg:x="8.301cm" svg:y="2.376cm"><draw:text-box><text:p text:style-name="P47"><text:span text:style-name="T13">)</text:span></text:p></draw:text-box></draw:frame><draw:frame draw:style-name="gr17" draw:text-style-name="P48" svg:width="1.087cm" svg:height="0.373cm" svg:x="9.356cm" svg:y="2.376cm"><draw:text-box><text:p text:style-name="P47"><text:span text:style-name="T13">2.44 (1</text:span></text:p></draw:text-box></draw:frame><draw:frame draw:style-name="gr9" draw:text-style-name="P48" svg:width="0.366cm" svg:height="0.426cm" svg:x="10.391cm" svg:y="2.288cm"><draw:text-box><text:p text:style-name="P47"><text:span text:style-name="T15">×</text:span></text:p></draw:text-box></draw:frame><draw:line draw:style-name="gr2" draw:text-style-name="P46" svg:x1="4.253cm" svg:y1="2.842cm" svg:x2="11.392cm" svg:y2="2.842cm"><text:p/></draw:line><draw:frame draw:style-name="gr10" draw:text-style-name="P48" svg:width="0.366cm" svg:height="0.373cm" svg:x="10.675cm" svg:y="2.376cm"><draw:text-box><text:p text:style-name="P47"><text:span text:style-name="T13">)</text:span></text:p></draw:text-box></draw:frame></draw:g></text:p>
          </table:table-cell>
          <table:covered-table-cell/>
        </table:table-row>
        <table:table-row table:style-name="Таблица1.7">
          <table:table-cell table:style-name="Таблица1.A2" office:value-type="string">
            <text:p text:style-name="Table_20_Contents">Table 2: Single-sentence model size and inference</text:p>
            <text:p text:style-name="Table_20_Contents">speed on SST-2. # of Par. denotes number of millions</text:p>
            <text:p text:style-name="Table_20_Contents">of parameters, and inference time is in seconds.</text:p>
            <text:p text:style-name="Table_20_Contents"/>
            <text:p text:style-name="Table_20_Contents">faster. At 2.2 million parameters, the variant with</text:p>
            <text:p text:style-name="Table_20_Contents">300-dimensional LSTM units is twice as large,</text:p>
            <text:p text:style-name="Table_20_Contents">though still substantially smaller than ELMo. For</text:p>
            <text:p text:style-name="Table_20_Contents">sentence-pair tasks, the siamese counterpart uses</text:p>
            <text:p text:style-name="Table_20_Contents">no pairwise word interactions, unlike previous</text:p>
            <text:p text:style-name="Table_20_Contents">state of the art (He and Lin, 2016); its runtime thus</text:p>
            <text:p text:style-name="Table_20_Contents">scales linearly with sentence length.</text:p>
            <text:p text:style-name="Table_20_Contents">6</text:p>
            <text:p text:style-name="Table_20_Contents">Conclusion and Future Work</text:p>
            <text:p text:style-name="Table_20_Contents">In this paper, we explore distilling the knowledge</text:p>
            <text:p text:style-name="Table_20_Contents">from BERT into a simple BiLSTM-based model.</text:p>
            <text:p text:style-name="Table_20_Contents">The distilled model achieves comparable results</text:p>
            <text:p text:style-name="Table_20_Contents">with ELMo, while using much fewer parameters</text:p>
            <text:p text:style-name="Table_20_Contents">and less inference time. Our results suggest that</text:p>
            <text:p text:style-name="Table_20_Contents"><text:soft-page-break/>shallow BiLSTMs are more expressive for natural</text:p>
            <text:p text:style-name="Table_20_Contents">language tasks than previously thought.</text:p>
            <text:p text:style-name="Table_20_Contents">One direction of future work is to explore ex-</text:p>
            <text:p text:style-name="Table_20_Contents">tremely simple architectures in the extreme, such</text:p>
            <text:p text:style-name="Table_20_Contents">as convolutional neural networks and even sup-</text:p>
            <text:p text:style-name="Table_20_Contents">port vector machines and logistic regression. An-</text:p>
            <text:p text:style-name="Table_20_Contents">other opposite direction is to explore slightly more</text:p>
            <text:p text:style-name="Table_20_Contents">complicated architectures using tricks like pair-</text:p>
            <text:p text:style-name="Table_20_Contents">wise word interaction and attention.</text:p>
            <text:p text:style-name="Table_20_Contents">Acknowledgements</text:p>
            <text:p text:style-name="Table_20_Contents">This research was enabled in part by resources</text:p>
            <text:p text:style-name="Table_20_Contents">provided by Compute Ontario and Compute</text:p>
            <text:p text:style-name="Table_20_Contents">Canada. This research was also supported by the</text:p>
            <text:p text:style-name="Table_20_Contents">Natural Sciences and Engineering Research Coun-</text:p>
            <text:p text:style-name="Table_20_Contents">cil (NSERC) of Canada.</text:p>
            <text:p text:style-name="Table_20_Contents"/>
            <text:p text:style-name="Table_20_Contents"/>
            <text:p text:style-name="P21">https://github.com/huggingface/transformers</text:p>
          </table:table-cell>
          <table:table-cell table:style-name="Таблица1.B2" office:value-type="string">
            <text:p text:style-name="Table_20_Contents">Таблица 2: Размер модели из одного предложения и скорость вывода на SST-2. Количество пар. обозначает количество миллионов параметров, а время вывода выражается в секундах быстрее. При 2,2 миллионах параметров вариант с</text:p>
            <text:p text:style-name="Table_20_Contents">300-мерные блоки LSTM в два раза больше,</text:p>
            <text:p text:style-name="Table_20_Contents">хотя все еще существенно меньше, чем ELMO. Для задач с парами предложений сиамский аналог не использует парных взаимодействий слов, в отличие от предыдущего уровня техники (Он и Лин, 2016); таким образом, его время выполнения линейно зависит от длины предложения.</text:p>
            <text:p text:style-name="Table_20_Contents"/>
            <text:p text:style-name="P21">6 Заключение и будущая работа</text:p>
            <text:p text:style-name="Table_20_Contents"/>
            <text:p text:style-name="Table_20_Contents">В этой статье мы исследуем переработку знаний, полученных от BERT, в простую модель, основанную на BiLSTM.</text:p>
            <text:p text:style-name="P44"><text:soft-page-break/>Дистиллированная модель достигает сопоставимых результатов с ELMo, используя при этом гораздо меньше параметров и меньше времени на вывод. </text:p>
            <text:p text:style-name="P44"/>
            <text:p text:style-name="P44">Наши результаты показывают, что неглубокие двуязычные тексты более выразительны для</text:p>
            <text:p text:style-name="Table_20_Contents">задач на естественном языке, чем считалось ранее.</text:p>
            <text:p text:style-name="Table_20_Contents"/>
            <text:p text:style-name="Table_20_Contents">Одним из направлений будущей работы является изучение чрезвычайно простых архитектур в экстремальных условиях, таких</text:p>
            <text:p text:style-name="Table_20_Contents">как сверточные нейронные сети и даже</text:p>
            <text:p text:style-name="Table_20_Contents">вспомогательные векторные машины и логистическая регрессия. </text:p>
            <text:p text:style-name="Table_20_Contents"/>
            <text:p text:style-name="Table_20_Contents">Другое противоположное направление состоит в том, чтобы исследовать несколько более</text:p>
            <text:p text:style-name="Table_20_Contents">сложные архитектуры, используя такие приемы, как парное взаимодействие слов и внимание.</text:p>
            <text:p text:style-name="Table_20_Contents"/>
            <text:p text:style-name="P21">Признание</text:p>
            <text:p text:style-name="Table_20_Contents"/>
            <text:p text:style-name="P44">Это исследование было частично проведено благодаря ресурсам , предоставленным Compute Ontario и Compute Канада. </text:p>
            <text:p text:style-name="P44"/>
            <text:p text:style-name="P44">Это исследование также было поддержано Советом по естественным наукам и инженерным исследованиям Канады (NSERC).</text:p>
            <text:p text:style-name="Table_20_Contents"/>
            <text:p text:style-name="Table_20_Contents"/>
          </table:table-cell>
        </table:table-row>
        <table:table-row table:style-name="Таблица1.7">
          <table:table-cell table:style-name="Таблица1.A2" office:value-type="string">
            <text:p text:style-name="Table_20_Contents">References</text:p>
            <text:p text:style-name="Table_20_Contents">Jimmy Ba and Rich Caruana. 2014. Do deep nets really</text:p>
            <text:p text:style-name="Table_20_Contents">need to be deep? In Advances in neural information</text:p>
            <text:p text:style-name="Table_20_Contents">processing systems, pages 2654–2662.</text:p>
            <text:p text:style-name="Table_20_Contents">Changan Chen, Frederick Tung, Naveen Vedula, and</text:p>
            <text:p text:style-name="Table_20_Contents">Greg Mori. 2018. Constraint-aware deep neural</text:p>
            <text:p text:style-name="Table_20_Contents">network compression. In Proceedings of the Eu-</text:p>
            <text:p text:style-name="Table_20_Contents">ropean Conference on Computer Vision (ECCV),</text:p>
            <text:p text:style-name="Table_20_Contents">pages 400–415.</text:p>
            <text:p text:style-name="Table_20_Contents">Alexis Conneau, Holger Schwenk, Loı̈c Barrault, and</text:p>
            <text:p text:style-name="Table_20_Contents"><text:soft-page-break/>Yann Lecun. 2016. Very deep convolutional net-</text:p>
            <text:p text:style-name="Table_20_Contents">works for text classification. arXiv:1606.01781.</text:p>
            <text:p text:style-name="Table_20_Contents">Matthieu Courbariaux, Itay Hubara, Daniel Soudry,</text:p>
            <text:p text:style-name="Table_20_Contents">Ran El-Yaniv, and Yoshua Bengio. 2016. Bina-</text:p>
            <text:p text:style-name="Table_20_Contents">rized neural networks: Training deep neural net-</text:p>
            <text:p text:style-name="Table_20_Contents">works with weights and activations constrained to</text:p>
            <text:p text:style-name="Table_20_Contents">+1 or -1. arXiv:1602.02830.</text:p>
            <text:p text:style-name="Table_20_Contents">Jacob Devlin, Ming-Wei Chang, Kenton Lee, and</text:p>
            <text:p text:style-name="Table_20_Contents">Kristina Toutanova. 2018. BERT: Pre-training of</text:p>
            <text:p text:style-name="Table_20_Contents">deep bidirectional transformers for language under-</text:p>
            <text:p text:style-name="Table_20_Contents">standing. arXiv:1810.04805.</text:p>
            <text:p text:style-name="Table_20_Contents">Matt Gardner, Joel Grus, Mark Neumann, Oyvind</text:p>
            <text:p text:style-name="Table_20_Contents">Tafjord, Pradeep Dasigi, Nelson F. Liu, Matthew</text:p>
            <text:p text:style-name="Table_20_Contents">Peters, Michael Schmitz, and Luke S. Zettlemoyer.</text:p>
            <text:p text:style-name="Table_20_Contents">2017. AllenNLP: A deep semantic natural language</text:p>
            <text:p text:style-name="Table_20_Contents">processing platform. arXiv:1803.07640.</text:p>
            <text:p text:style-name="Table_20_Contents">Yoav Goldberg. 2019. Assessing BERT’s syntactic</text:p>
            <text:p text:style-name="Table_20_Contents">abilities. arXiv:1901.05287.</text:p>
            <text:p text:style-name="Table_20_Contents">Alex Graves. 2013. Generating sequences with recur-</text:p>
            <text:p text:style-name="Table_20_Contents">rent neural networks. arXiv:1308.0850.</text:p>
            <text:p text:style-name="Table_20_Contents">Song Han. 2017. Efficient methods and hardware for</text:p>
            <text:p text:style-name="Table_20_Contents">deep learning.</text:p>
            <text:p text:style-name="Table_20_Contents">Song Han, Huizi Mao, and William J Dally. 2015.</text:p>
            <text:p text:style-name="Table_20_Contents">Deep compression: Compressing deep neural net-</text:p>
            <text:p text:style-name="Table_20_Contents">works with pruning, trained quantization and Huff-</text:p>
            <text:p text:style-name="Table_20_Contents">man coding. arXiv:1510.00149.</text:p>
            <text:p text:style-name="Table_20_Contents">Hua He and Jimmy Lin. 2016. Pairwise word interac-</text:p>
            <text:p text:style-name="Table_20_Contents">tion modeling with deep neural networks for seman-</text:p>
            <text:p text:style-name="Table_20_Contents">tic similarity measurement. In Proceedings of the</text:p>
            <text:p text:style-name="Table_20_Contents">2016 Conference of the North American Chapter of</text:p>
            <text:p text:style-name="Table_20_Contents">the Association for Computational Linguistics: Hu-</text:p>
            <text:p text:style-name="Table_20_Contents">man Language Technologies, pages 937–948.</text:p>
            <text:p text:style-name="Table_20_Contents"/>
            <text:p text:style-name="Table_20_Contents">Hua He, John Wieting, Kevin Gimpel, Jinfeng Rao, and</text:p>
            <text:p text:style-name="Table_20_Contents">Jimmy Lin. 2016. UMD-TTIC-UW at SemEval-</text:p>
            <text:p text:style-name="Table_20_Contents">2016 task 1: Attention-based multi-perspective <text:soft-page-break/>con-</text:p>
            <text:p text:style-name="Table_20_Contents">volutional neural networks for textual similarity</text:p>
            <text:p text:style-name="Table_20_Contents">measurement. In Proceedings of the 10th Interna-</text:p>
            <text:p text:style-name="Table_20_Contents">tional Workshop on Semantic Evaluation (SemEval-</text:p>
            <text:p text:style-name="Table_20_Contents">2016), pages 1103–1108.</text:p>
            <text:p text:style-name="Table_20_Contents">Geoffrey Hinton, Oriol Vinyals, and Jeff Dean. 2015.</text:p>
            <text:p text:style-name="Table_20_Contents">Distilling the knowledge in a neural network.</text:p>
            <text:p text:style-name="Table_20_Contents">arXiv:1503.02531.</text:p>
            <text:p text:style-name="Table_20_Contents">Nal Kalchbrenner, Edward Grefenstette, and Phil Blun-</text:p>
            <text:p text:style-name="Table_20_Contents">som. 2014. A convolutional neural network for</text:p>
            <text:p text:style-name="Table_20_Contents">modelling sentences. arXiv:1404.2188.</text:p>
            <text:p text:style-name="Table_20_Contents">Yoon Kim. 2014. Convolutional neural networks for</text:p>
            <text:p text:style-name="Table_20_Contents">sentence classification. In Proceedings of the 2014</text:p>
            <text:p text:style-name="Table_20_Contents">Conference on Empirical Methods in Natural Lan-</text:p>
            <text:p text:style-name="Table_20_Contents">guage Processing (EMNLP), pages 1746–1751.</text:p>
            <text:p text:style-name="Table_20_Contents">Yoon Kim and Alexander M. Rush. 2016. Sequence-</text:p>
            <text:p text:style-name="Table_20_Contents">level knowledge distillation. In Proceedings of the</text:p>
            <text:p text:style-name="Table_20_Contents">2016 Conference on Empirical Methods in Natural</text:p>
            <text:p text:style-name="Table_20_Contents">Language Processing, pages 1317–1327.</text:p>
            <text:p text:style-name="Table_20_Contents">Alex Krizhevsky. 2009. Learning multiple layers of</text:p>
            <text:p text:style-name="Table_20_Contents">features from tiny images. Technical report, Univer-</text:p>
            <text:p text:style-name="Table_20_Contents">sity of Toronto.</text:p>
            <text:p text:style-name="Table_20_Contents">Yann LeCun, John S. Denker, and Sara A. Solla. 1990.</text:p>
            <text:p text:style-name="Table_20_Contents">Optimal brain damage. In Advances in neural infor-</text:p>
            <text:p text:style-name="Table_20_Contents">mation processing systems, pages 598–605.</text:p>
            <text:p text:style-name="Table_20_Contents">Hao Li, Asim Kadav, Igor Durdanovic, Hanan Samet,</text:p>
            <text:p text:style-name="Table_20_Contents">and Hans Peter Graf. 2016. Pruning filters for effi-</text:p>
            <text:p text:style-name="Table_20_Contents">cient convnets. arXiv:1608.08710.</text:p>
            <text:p text:style-name="Table_20_Contents">Zhuang Liu, Jianguo Li, Zhiqiang Shen, Gao Huang,</text:p>
            <text:p text:style-name="Table_20_Contents">Shoumeng Yan, and Changshui Zhang. 2017.</text:p>
            <text:p text:style-name="Table_20_Contents">Learning efficient convolutional networks through</text:p>
            <text:p text:style-name="Table_20_Contents">network slimming. In Proceedings of the IEEE In-</text:p>
            <text:p text:style-name="Table_20_Contents">ternational Conference on Computer Vision, pages</text:p>
            <text:p text:style-name="Table_20_Contents">2736–2744.</text:p>
            <text:p text:style-name="Table_20_Contents">Tomáš Mikolov, Martin Karafiát, Lukáš Burget, Jan</text:p>
            <text:p text:style-name="Table_20_Contents"><text:soft-page-break/>Černockỳ, and Sanjeev Khudanpur. 2010. Recurrent</text:p>
            <text:p text:style-name="Table_20_Contents">neural network based language model. In Eleventh</text:p>
            <text:p text:style-name="Table_20_Contents">annual conference of the international speech com-</text:p>
            <text:p text:style-name="Table_20_Contents">munication association.</text:p>
            <text:p text:style-name="Table_20_Contents">Tomáš Mikolov, Stefan Kombrink, Lukáš Burget, Jan</text:p>
            <text:p text:style-name="Table_20_Contents">Černockỳ, and Sanjeev Khudanpur. 2011. Exten-</text:p>
            <text:p text:style-name="Table_20_Contents">sions of recurrent neural network language model.</text:p>
            <text:p text:style-name="Table_20_Contents">In 2011 IEEE International Conference on Acous-</text:p>
            <text:p text:style-name="Table_20_Contents">tics, Speech and Signal Processing (ICASSP), pages</text:p>
            <text:p text:style-name="Table_20_Contents">5528–5531.</text:p>
            <text:p text:style-name="Table_20_Contents">Matthew Peters, Mark Neumann, Mohit Iyyer, Matt</text:p>
            <text:p text:style-name="Table_20_Contents">Gardner, Christopher Clark, Kenton Lee, and Luke</text:p>
            <text:p text:style-name="Table_20_Contents">Zettlemoyer. 2018. Deep contextualized word repre-</text:p>
            <text:p text:style-name="Table_20_Contents">sentations. In Proceedings of the 2018 Conference</text:p>
            <text:p text:style-name="Table_20_Contents">of the North American Chapter of the Association</text:p>
            <text:p text:style-name="Table_20_Contents">for Computational Linguistics: Human Language</text:p>
            <text:p text:style-name="Table_20_Contents">Technologies, Volume 1 (Long Papers), volume 1,</text:p>
            <text:p text:style-name="Table_20_Contents">pages 2227–2237</text:p>
            <text:p text:style-name="Table_20_Contents"/>
            <text:p text:style-name="Table_20_Contents">Alec Radford, Karthik Narasimhan, Time Salimans,</text:p>
            <text:p text:style-name="Table_20_Contents">and Ilya Sutskever. 2018. Improving language un-</text:p>
            <text:p text:style-name="Table_20_Contents">derstanding with unsupervised learning. Technical</text:p>
            <text:p text:style-name="Table_20_Contents">report, Technical report, OpenAI.</text:p>
            <text:p text:style-name="Table_20_Contents"/>
            <text:p text:style-name="Table_20_Contents">Iulian Vlad Serban, Alberto Garcı́a-Durán, Caglar</text:p>
            <text:p text:style-name="Table_20_Contents">Gulcehre, Sungjin Ahn, Sarath Chandar, Aaron</text:p>
            <text:p text:style-name="Table_20_Contents">Courville, and Yoshua Bengio. 2016. Generat-</text:p>
            <text:p text:style-name="Table_20_Contents">ing factoid questions with recurrent neural net-</text:p>
            <text:p text:style-name="Table_20_Contents">works: The 30m factoid question-answer corpus.</text:p>
            <text:p text:style-name="Table_20_Contents">ArXiv:1603.06807</text:p>
            <text:p text:style-name="Table_20_Contents"/>
            <text:p text:style-name="Table_20_Contents">Nikhil Dandekar Shankar Iyer and Kornl Csernai.</text:p>
            <text:p text:style-name="Table_20_Contents">2017. First Quora dataset release: Question pairs.</text:p>
            <text:p text:style-name="Table_20_Contents">Richard Socher, Cliff C. Lin, Chris Manning, and An-</text:p>
            <text:p text:style-name="Table_20_Contents">drew Y Ng. 2011. Parsing natural scenes and natu-</text:p>
            <text:p text:style-name="Table_20_Contents">ral language with recursive neural networks. In Pro-</text:p>
            <text:p text:style-name="Table_20_Contents">ceedings of the 28th international conference on ma-</text:p>
            <text:p text:style-name="Table_20_Contents"><text:soft-page-break/>chine learning (ICML-11), pages 129–136.</text:p>
            <text:p text:style-name="Table_20_Contents">Richard Socher, Christopher D. Manning, and An-</text:p>
            <text:p text:style-name="Table_20_Contents">drew Y. Ng. 2010. Learning continuous phrase</text:p>
            <text:p text:style-name="Table_20_Contents">representations and syntactic parsing with recursive</text:p>
            <text:p text:style-name="Table_20_Contents">neural networks. In Proceedings of the NIPS-2010</text:p>
            <text:p text:style-name="Table_20_Contents">Deep Learning and Unsupervised Feature Learning</text:p>
            <text:p text:style-name="Table_20_Contents">Workshop, volume 2010, pages 1–9.</text:p>
            <text:p text:style-name="Table_20_Contents">Richard Socher, Alex Perelygin, Jean Wu, Jason</text:p>
            <text:p text:style-name="Table_20_Contents">Chuang, Christopher D. Manning, Andrew Ng, and</text:p>
            <text:p text:style-name="Table_20_Contents">Christopher Potts. 2013. Recursive deep models</text:p>
            <text:p text:style-name="Table_20_Contents">for semantic compositionality over a sentiment tree-</text:p>
            <text:p text:style-name="Table_20_Contents">bank. In Proceedings of the 2013 conference on</text:p>
            <text:p text:style-name="Table_20_Contents">empirical methods in natural language processing,</text:p>
            <text:p text:style-name="Table_20_Contents">pages 1631–1642.</text:p>
            <text:p text:style-name="Table_20_Contents">Raphael Tang, Ashutosh Adhikari, and Jimmy Lin.</text:p>
            <text:p text:style-name="Table_20_Contents">2018. FLOPs as a direct optimization objective for</text:p>
            <text:p text:style-name="Table_20_Contents">learning sparse neural networks. arXiv:1811.03060.</text:p>
            <text:p text:style-name="Table_20_Contents">Shengxian Wan, Yanyan Lan, Jiafeng Guo, Jun Xu,</text:p>
            <text:p text:style-name="Table_20_Contents">Liang Pang, and Xueqi Cheng. 2016. A deep ar-</text:p>
            <text:p text:style-name="Table_20_Contents">chitecture for semantic matching with multiple po-</text:p>
            <text:p text:style-name="Table_20_Contents">sitional sentence representations. In Thirtieth AAAI</text:p>
            <text:p text:style-name="Table_20_Contents">Conference on Artificial Intelligence.</text:p>
            <text:p text:style-name="Table_20_Contents">Alex Wang, Amapreet Singh, Julian Michael, Fe-</text:p>
            <text:p text:style-name="Table_20_Contents">lix Hill, Omer Levy, and Samuel R. Bowman.</text:p>
            <text:p text:style-name="Table_20_Contents">2018. GLUE: A multi-task benchmark and anal-</text:p>
            <text:p text:style-name="Table_20_Contents">ysis platform for natural language understanding.</text:p>
            <text:p text:style-name="Table_20_Contents">arXiv:1804.07461.</text:p>
            <text:p text:style-name="Table_20_Contents">Dingquan Wang and Jason Eisner. 2016. The galactic</text:p>
            <text:p text:style-name="Table_20_Contents">dependencies treebanks: Getting more data by syn-</text:p>
            <text:p text:style-name="Table_20_Contents">thesizing new languages. Transactions of the Asso-</text:p>
            <text:p text:style-name="Table_20_Contents">ciation for Computational Linguistics, 4:491–505.</text:p>
            <text:p text:style-name="Table_20_Contents">Zhiguo Wang, Wael Hamza, and Radu Florian. 2017.</text:p>
            <text:p text:style-name="Table_20_Contents">Bilateral multi-perspective matching for natural lan-</text:p>
            <text:p text:style-name="Table_20_Contents">guage sentences. In Proceedings of the 26th Inter-</text:p>
            <text:p text:style-name="Table_20_Contents">national Joint Conference on Artificial <text:soft-page-break/>Intelligence,</text:p>
            <text:p text:style-name="Table_20_Contents">pages 4144–4150.</text:p>
            <text:p text:style-name="Table_20_Contents">Adina Williams, Nikita Nangia, and Samuel R. Bow-</text:p>
            <text:p text:style-name="Table_20_Contents">man. 2017.</text:p>
            <text:p text:style-name="Table_20_Contents">A broad-coverage challenge cor-</text:p>
            <text:p text:style-name="Table_20_Contents">pus for sentence understanding through inference.</text:p>
            <text:p text:style-name="Table_20_Contents">arXiv:1704.05426.</text:p>
            <text:p text:style-name="Table_20_Contents"/>
            <text:p text:style-name="Table_20_Contents">Shuang Wu, Guoqi Li, Feng Chen, and Luping Shi.</text:p>
            <text:p text:style-name="Table_20_Contents">2018. Training and inference with integers in deep</text:p>
            <text:p text:style-name="Table_20_Contents">neural networks. In International Conference on</text:p>
            <text:p text:style-name="Table_20_Contents">Learning Representations.</text:p>
            <text:p text:style-name="Table_20_Contents"/>
            <text:p text:style-name="Table_20_Contents">Seunghak Yu, Nilesh Kulkarni, Haejun Lee, and Jihie</text:p>
            <text:p text:style-name="Table_20_Contents">Kim. 2018. On-device neural language model based</text:p>
            <text:p text:style-name="Table_20_Contents">word prediction. Proceedings of COLING 2018,</text:p>
            <text:p text:style-name="Table_20_Contents">the 28th International Conference on Computational</text:p>
            <text:p text:style-name="Table_20_Contents">Linguistics: Technical Papers, page 128.</text:p>
            <text:p text:style-name="Table_20_Contents"/>
            <text:p text:style-name="Table_20_Contents">Matthew D. Zeiler. 2012. ADADELTA: an adaptive</text:p>
            <text:p text:style-name="Table_20_Contents">learning rate method. ArXiv:1212.5701.</text:p>
            <text:p text:style-name="Table_20_Contents"/>
            <text:p text:style-name="Table_20_Contents">Xiang Zhang, Junbo Zhao, and Yann LeCun. 2015.</text:p>
            <text:p text:style-name="Table_20_Contents">Character-level convolutional networks for text clas-</text:p>
            <text:p text:style-name="Table_20_Contents">sification. In Advances in neural information pro-</text:p>
            <text:p text:style-name="Table_20_Contents">cessing systems, pages 649–657.</text:p>
            <text:p text:style-name="Table_20_Contents">Peng Zhou, Zhenyu Qi, Suncong Zheng, Jiaming Xu,</text:p>
            <text:p text:style-name="Table_20_Contents">Hongyun Bao, and Bo Xu. 2016. Text classifi-</text:p>
            <text:p text:style-name="Table_20_Contents">cation improved by integrating bidirectional LSTM</text:p>
            <text:p text:style-name="Table_20_Contents">with two-dimensional max pooling. In Proceedings</text:p>
            <text:p text:style-name="Table_20_Contents">of COLING 2016, the 26th International Confer-</text:p>
            <text:p text:style-name="Table_20_Contents">ence on Computational Linguistics: Technical Pa-</text:p>
            <text:p text:style-name="Table_20_Contents">pers, pages 3485–3495.</text:p>
            <text:p text:style-name="Table_20_Contents"/>
          </table:table-cell>
          <table:table-cell table:style-name="Таблица1.B2" office:value-type="string">
            <text:p text:style-name="P45">Ссылки</text:p>
            <text:p text:style-name="Table_20_Contents"/>
            <text:p text:style-name="Table_20_Contents">Джимми Ба и Рич Каруана, 2014 год. Действительно ли глубокие сети</text:p>
            <text:p text:style-name="Table_20_Contents">должны быть глубокими? В книге "Достижения в области нейронных</text:p>
            <text:p text:style-name="Table_20_Contents">систем обработки информации", страницы 2654-2662.</text:p>
            <text:p text:style-name="Table_20_Contents">Чанань Чен, Фредерик Тунг, Навин Ведула и</text:p>
            <text:p text:style-name="Table_20_Contents">Грег Мори. 2018 год. Глубокое</text:p>
            <text:p text:style-name="Table_20_Contents">сжатие нейронной сети с учетом ограничений. В материалах Европейской</text:p>
            <text:p text:style-name="Table_20_Contents">конференции по компьютерному зрению (ECCV),</text:p>
            <text:p text:style-name="Table_20_Contents"><text:soft-page-break/>страницы 400-415.</text:p>
            <text:p text:style-name="Table_20_Contents">Алексис Конно, Хольгер Швенк, Лоик Барро и</text:p>
            <text:p text:style-name="Table_20_Contents">Ян Лекун. 2016 год. Очень глубокие сверточные сети</text:p>
            <text:p text:style-name="Table_20_Contents">для классификации текста. arXiv: 1606.01781.</text:p>
            <text:p text:style-name="Table_20_Contents">Матье Курбарио, Итай Хубара, Даниэль Соудри,</text:p>
            <text:p text:style-name="Table_20_Contents">Ран Эль-Янив и Йошуа Бенгио. 2016. Бина-</text:p>
            <text:p text:style-name="Table_20_Contents">оптимизированные нейронные сети: обучение глубоким нейронным сетям -</text:p>
            <text:p text:style-name="Table_20_Contents">работает с весами и активациями, ограниченными</text:p>
            <text:p text:style-name="Table_20_Contents">+1 или -1. arXiv: 1602.02830.</text:p>
            <text:p text:style-name="Table_20_Contents">Джейкоб Девлин, Минг-Вей Чанг, Кентон Ли и</text:p>
            <text:p text:style-name="Table_20_Contents">Кристина Тутанова. 2018 год. БЕРТ: Предварительная подготовка</text:p>
            <text:p text:style-name="Table_20_Contents">глубоких двунаправленных преобразователей для</text:p>
            <text:p text:style-name="Table_20_Contents">понимания языка. arXiv: 1810.04805.</text:p>
            <text:p text:style-name="Table_20_Contents">Мэтт Гарднер, Джоэл Грас, Марк Нойманн, Ойвинд</text:p>
            <text:p text:style-name="Table_20_Contents">Тафьорд, Прадип Дасиги, Нельсон Ф. Лью, Мэтью</text:p>
            <text:p text:style-name="Table_20_Contents">Питерс, Майкл Шмитц и Люк С. Зеттлмойер.</text:p>
            <text:p text:style-name="Table_20_Contents">2017. AllenNLP: Платформа глубокой семантической</text:p>
            <text:p text:style-name="Table_20_Contents">обработки естественного языка. arXiv: 1803.07640.</text:p>
            <text:p text:style-name="Table_20_Contents">Йоав Голдберг. 2019 год. Оценивая синтаксический</text:p>
            <text:p text:style-name="Table_20_Contents">способности. arXiv: 1901.05287.</text:p>
            <text:p text:style-name="Table_20_Contents">Алекс Грейвс. 2013 год. Генерация последовательностей с помощью повторяющихся</text:p>
            <text:p text:style-name="Table_20_Contents">нейронных сетей. arXiv: 1308.0850.</text:p>
            <text:p text:style-name="Table_20_Contents">Сон Хан. 2017 год. Эффективные методы и аппаратные средства для</text:p>
            <text:p text:style-name="Table_20_Contents">глубокого обучения.</text:p>
            <text:p text:style-name="Table_20_Contents">Сон Хан, Хуэйцзы Мао и Уильям Джей Далли. 2015.</text:p>
            <text:p text:style-name="Table_20_Contents">Глубокое сжатие: Сжатие глубоких нейронных сетей -</text:p>
            <text:p text:style-name="Table_20_Contents">работает с обрезкой, обученным квантованием и кодированием</text:p>
            <text:p text:style-name="Table_20_Contents">Хаффмана. arXiv: 1510.00149.</text:p>
            <text:p text:style-name="Table_20_Contents">Хуа Хэ и Джимми Лин. 2016 год. </text:p>
            <text:p text:style-name="Table_20_Contents">Моделирование попарного взаимодействия слов с использованием глубоких нейронных <text:soft-page-break/>сетей для измерения семантического</text:p>
            <text:p text:style-name="Table_20_Contents">сходства. В материалах</text:p>
            <text:p text:style-name="Table_20_Contents">Конференции Североамериканского отделения 2016 года</text:p>
            <text:p text:style-name="Table_20_Contents">Ассоциация компьютерной лингвистики:</text:p>
            <text:p text:style-name="Table_20_Contents">Технологии человеческого языка, страницы 937-948.</text:p>
            <text:p text:style-name="Table_20_Contents"/>
            <text:p text:style-name="Table_20_Contents">Хуа Хе, Джон Витинг, Кевин Гимпел, Цзиньфэн Рао и</text:p>
            <text:p text:style-name="Table_20_Contents">Джимми Лин. 2016 год. UMD-TTIC-UW на SemEval-</text:p>
            <text:p text:style-name="Table_20_Contents">2016 задача 1: Основанные на внимании</text:p>
            <text:p text:style-name="Table_20_Contents">многоперспективные нейронные сети для измерения текстового сходства</text:p>
            <text:p text:style-name="Table_20_Contents">. В материалах 10-го</text:p>
            <text:p text:style-name="Table_20_Contents">Международного семинара по семантической оценке (SemEval-</text:p>
            <text:p text:style-name="Table_20_Contents">2016), страницы 1103-1108.</text:p>
            <text:p text:style-name="Table_20_Contents">Джеффри Хинтон, Ориол Виньялс и Джефф Дин. 2015 год.</text:p>
            <text:p text:style-name="Table_20_Contents">Обработка знаний в нейронной сети.</text:p>
            <text:p text:style-name="Table_20_Contents">arXiv: 1503.02531.</text:p>
            <text:p text:style-name="Table_20_Contents">Нал Калчбреннер, Эдвард Грефенштетт и Фил Блун-</text:p>
            <text:p text:style-name="Table_20_Contents">сом. 2014. Сверточная нейронная сеть для</text:p>
            <text:p text:style-name="Table_20_Contents">моделирования предложений. arXiv: 1404.2188.</text:p>
            <text:p text:style-name="Table_20_Contents">Юн Ким. 2014 год. Сверточные нейронные сети для</text:p>
            <text:p text:style-name="Table_20_Contents">классификации предложений. В материалах 2014 года</text:p>
            <text:p text:style-name="Table_20_Contents">Конференция по эмпирическим методам</text:p>
            <text:p text:style-name="Table_20_Contents">обработки естественного языка (EMNLP), страницы 1746-1751.</text:p>
            <text:p text:style-name="Table_20_Contents">Юн Ким и Александр М. Раш. 2016. </text:p>
            <text:p text:style-name="Table_20_Contents">Дистилляция знаний на уровне последовательности. В материалах Конференции</text:p>
            <text:p text:style-name="Table_20_Contents">2016 года по эмпирическим методам в естественных</text:p>
            <text:p text:style-name="Table_20_Contents">Языковая обработка, страницы 1317-1327.</text:p>
            <text:p text:style-name="Table_20_Contents">Алекс Крижевский. 2009. Изучение нескольких слоев</text:p>
            <text:p text:style-name="Table_20_Contents">функций по крошечным изображениям. Технический отчет,</text:p>
            <text:p text:style-name="Table_20_Contents">Университет Торонто.</text:p>
            <text:p text:style-name="Table_20_Contents">Ян Лекун, Джон С. Денкер и Сара А. Солла. 1990.</text:p>
            <text:p text:style-name="Table_20_Contents"><text:soft-page-break/>Оптимальное повреждение головного мозга. В книге "Достижения в области нейронных</text:p>
            <text:p text:style-name="Table_20_Contents">систем обработки информации", страницы 598-605.</text:p>
            <text:p text:style-name="Table_20_Contents">Хао Ли, Асим Кадав, Игорь Дурданович, Ханан Самет</text:p>
            <text:p text:style-name="Table_20_Contents">и Ханс Петер Граф. 2016. Обрезающие фильтры для</text:p>
            <text:p text:style-name="Table_20_Contents">эффективных сетей. arXiv: 1608.08710.</text:p>
            <text:p text:style-name="Table_20_Contents">Чжуан Лю, Цзяньго Ли, Чжицян Шэнь, Гао Хуан,</text:p>
            <text:p text:style-name="Table_20_Contents">Шоумен Янь и Чаншуй Чжан. 2017.</text:p>
            <text:p text:style-name="Table_20_Contents">Изучение эффективных сверточных сетей с помощью</text:p>
            <text:p text:style-name="Table_20_Contents">оптимизации сети. В материалах</text:p>
            <text:p text:style-name="Table_20_Contents">Международной конференции IEEE по компьютерному зрению, страницы</text:p>
            <text:p text:style-name="Table_20_Contents">2736–2744.</text:p>
            <text:p text:style-name="Table_20_Contents">Томаш Миколов, Мартин Карафиат, Лукаш Бургет, Ян</text:p>
            <text:p text:style-name="Table_20_Contents">Черноцкий и Санджив Худанпур. 2010. Рекуррентная</text:p>
            <text:p text:style-name="Table_20_Contents">языковая модель на основе нейронной сети. На одиннадцатой</text:p>
            <text:p text:style-name="Table_20_Contents">ежегодной конференции международной</text:p>
            <text:p text:style-name="Table_20_Contents">ассоциации речевой коммуникации.</text:p>
            <text:p text:style-name="Table_20_Contents">Томаш Миколов, Стефан Комбринк, Лукаш Бургет, Ян</text:p>
            <text:p text:style-name="Table_20_Contents">Черноцкий и Санджив Худанпур. 2011. </text:p>
            <text:p text:style-name="Table_20_Contents">Расширения языковой модели рекуррентной нейронной сети.</text:p>
            <text:p text:style-name="Table_20_Contents">В 2011 году Международная конференция IEEE по</text:p>
            <text:p text:style-name="Table_20_Contents">акустике, обработке речи и сигналов (ICASSP), страницы</text:p>
            <text:p text:style-name="Table_20_Contents">5528–5531.</text:p>
            <text:p text:style-name="Table_20_Contents">Мэтью Питерс, Марк Нойманн, Мохит Айер, Мэтт</text:p>
            <text:p text:style-name="Table_20_Contents">Гарднер, Кристофер Кларк, Кентон Ли и Люк</text:p>
            <text:p text:style-name="Table_20_Contents">Зеттлмойер. 2018 год. Глубоко контекстуализированное слово представляет-</text:p>
            <text:p text:style-name="Table_20_Contents">послания. В материалах Конференции</text:p>
            <text:p text:style-name="Table_20_Contents">Североамериканского отделения Ассоциации</text:p>
            <text:p text:style-name="Table_20_Contents">компьютерной лингвистики 2018 года: Человеческий язык</text:p>
            <text:p text:style-name="Table_20_Contents">Технологии, Том 1 (Длинные статьи), том 1,</text:p>
            <text:p text:style-name="Table_20_Contents">страницы 2227-2237</text:p>
            <text:p text:style-name="Table_20_Contents"/>
            <text:p text:style-name="Table_20_Contents"><text:soft-page-break/>Алек Рэдфорд, Картик Нарасимхан, Тайм Салиманс</text:p>
            <text:p text:style-name="Table_20_Contents">и Илья Суцкевер. 2018. Улучшение понимания языка</text:p>
            <text:p text:style-name="Table_20_Contents">с помощью обучения без присмотра. Технический</text:p>
            <text:p text:style-name="Table_20_Contents">отчет, Технический отчет, открытый отчет.</text:p>
            <text:p text:style-name="Table_20_Contents"/>
            <text:p text:style-name="Table_20_Contents">Юлиан Влад Сербан, Альберто Гарсия-Дуран, Чаглар</text:p>
            <text:p text:style-name="Table_20_Contents">Гульчере, Сунгджин Ан, Сарат Чандар, Аарон</text:p>
            <text:p text:style-name="Table_20_Contents">Курвиль и Йошуа Бенгио. 2016 год. </text:p>
            <text:p text:style-name="Table_20_Contents">Генерация фактоидных вопросов с помощью рекуррентной нейронной сети-</text:p>
            <text:p text:style-name="Table_20_Contents">работы: 30-миллионный фактоидный корпус вопросов и ответов.</text:p>
            <text:p text:style-name="Table_20_Contents">arXiv: 1603.06807</text:p>
            <text:p text:style-name="Table_20_Contents"/>
            <text:p text:style-name="Table_20_Contents">Нихил Дандекар Шанкар Айер и Корнл Цернаи.</text:p>
            <text:p text:style-name="Table_20_Contents">2017. Первый выпуск набора данных Quora: Пары вопросов.</text:p>
            <text:p text:style-name="Table_20_Contents">Ричард Сочер, Клифф К. Лин, Крис Мэннинг и Ан-</text:p>
            <text:p text:style-name="Table_20_Contents">Дрю в 2011 году. Анализ естественных сцен и</text:p>
            <text:p text:style-name="Table_20_Contents">естественного языка с помощью рекурсивных нейронных сетей. В</text:p>
            <text:p text:style-name="Table_20_Contents">материалах 28-й международной конференции по</text:p>
            <text:p text:style-name="Table_20_Contents">машинному обучению (ICML-11), стр. 129-136.</text:p>
            <text:p text:style-name="Table_20_Contents">Ричард Сочер, Кристофер Д. Мэннинг и Ан-</text:p>
            <text:p text:style-name="Table_20_Contents">Дрю Ю. Нг. 2010. Изучение непрерывного</text:p>
            <text:p text:style-name="Table_20_Contents">представления фраз и синтаксического анализа с помощью рекурсивного</text:p>
            <text:p text:style-name="Table_20_Contents">нейронные сети. В материалах NIPS-2010</text:p>
            <text:p text:style-name="Table_20_Contents">Глубокое Обучение и неконтролируемое изучение функций</text:p>
            <text:p text:style-name="Table_20_Contents">Семинар, том 2010, страницы 1-9.</text:p>
            <text:p text:style-name="Table_20_Contents">Ричард Сочер, Алекс Перелыгин, Джин Ву, Джейсон</text:p>
            <text:p text:style-name="Table_20_Contents">Чжуан, Кристофер Д. Мэннинг, Эндрю Нг и</text:p>
            <text:p text:style-name="Table_20_Contents">Кристофер Поттс. 2013 год. Рекурсивные глубокие модели</text:p>
            <text:p text:style-name="Table_20_Contents">семантической композиционности над древовидным</text:p>
            <text:p text:style-name="Table_20_Contents">банком настроений. В материалах конференции 2013 года по</text:p>
            <text:p text:style-name="Table_20_Contents">эмпирическим методам обработки <text:soft-page-break/>естественного языка,</text:p>
            <text:p text:style-name="Table_20_Contents">страницы 1631-1642.</text:p>
            <text:p text:style-name="Table_20_Contents">Рафаэль Тан, Ашутош Адхикари и Джимми Лин.</text:p>
            <text:p text:style-name="Table_20_Contents">2018. Провалы как прямая цель оптимизации для</text:p>
            <text:p text:style-name="Table_20_Contents">обучения разреженным нейронным сетям. arXiv: 1811.03060.</text:p>
            <text:p text:style-name="Table_20_Contents">Шэнсянь Ван, Яньянь Лан, Цзяфэн Го, Цзюнь Сюй,</text:p>
            <text:p text:style-name="Table_20_Contents">Лян Панг и Сюэци Чэн. 2016 год. Глубокая</text:p>
            <text:p text:style-name="Table_20_Contents">архитектура для семантического сопоставления с несколькими</text:p>
            <text:p text:style-name="Table_20_Contents">представлениями предложений. В Тридцатом ААА</text:p>
            <text:p text:style-name="Table_20_Contents">Конференция по искусственному интеллекту.</text:p>
            <text:p text:style-name="Table_20_Contents">Алекс Ван, Амаприт Сингх, Джулиан</text:p>
            <text:p text:style-name="Table_20_Contents">Майкл, Феликс Хилл, Омер Леви и Сэмюэл Р. Боуман.</text:p>
            <text:p text:style-name="Table_20_Contents">2018. КЛЕЙ: многозадачный тест и</text:p>
            <text:p text:style-name="Table_20_Contents">аналитическая платформа для понимания естественного языка.</text:p>
            <text:p text:style-name="Table_20_Contents">arXiv: 1804.07461.</text:p>
            <text:p text:style-name="Table_20_Contents">Динцюань Ван и Джейсон Эйснер. 2016 год. Банки деревьев галактических</text:p>
            <text:p text:style-name="Table_20_Contents">зависимостей: Получение большего количества данных за счет синтеза</text:p>
            <text:p text:style-name="Table_20_Contents">новых языков. Сделки Ассоциации-</text:p>
            <text:p text:style-name="Table_20_Contents">институт компьютерной лингвистики, 4: 491-505.</text:p>
            <text:p text:style-name="Table_20_Contents">Чжигуо Ван, Ваэль Хамза и Раду Флориан. 2017.</text:p>
            <text:p text:style-name="Table_20_Contents">Двустороннее многоперспективное сопоставление предложений на естественном языке</text:p>
            <text:p text:style-name="Table_20_Contents">. В материалах 26-</text:p>
            <text:p text:style-name="Table_20_Contents">й Международной совместной конференции по искусственному интеллекту,</text:p>
            <text:p text:style-name="Table_20_Contents">страницы 4144-4150.</text:p>
            <text:p text:style-name="Table_20_Contents">Адина Уильямс, Никита Нангия и Сэмюэл Р. Боумен</text:p>
            <text:p text:style-name="Table_20_Contents">. 2017.</text:p>
            <text:p text:style-name="Table_20_Contents">Задача широкого охвата</text:p>
            <text:p text:style-name="Table_20_Contents">, связанная с пониманием предложений посредством вывода.</text:p>
            <text:p text:style-name="Table_20_Contents">arXiv: 1704.05426.</text:p>
            <text:p text:style-name="Table_20_Contents"/>
            <text:p text:style-name="Table_20_Contents">Шуан Ву, Гоци Ли, Фэн Чен и Люпин Ши.</text:p>
            <text:p text:style-name="Table_20_Contents"><text:soft-page-break/>2018. Обучение и вывод с целыми числами в глубоких</text:p>
            <text:p text:style-name="Table_20_Contents">нейронных сетях. На Международной конференции по</text:p>
            <text:p text:style-name="Table_20_Contents">Обучающие Представления.</text:p>
            <text:p text:style-name="Table_20_Contents"/>
            <text:p text:style-name="Table_20_Contents">Сынгхак Ю, Нилеш Кулкарни, Хэджун Ли и Джихи</text:p>
            <text:p text:style-name="Table_20_Contents">Ким. 2018 год. Предсказание слов на основе нейронной языковой модели на устройстве</text:p>
            <text:p text:style-name="Table_20_Contents">. Материалы</text:p>
            <text:p text:style-name="Table_20_Contents">28-й Международной конференции COLING 2018 по вычислительной</text:p>
            <text:p text:style-name="Table_20_Contents">Лингвистика: Технические документы, страница 128.</text:p>
            <text:p text:style-name="Table_20_Contents"/>
            <text:p text:style-name="Table_20_Contents">Мэтью Д. Зейлер. 2012. ADADELTA: метод адаптивной</text:p>
            <text:p text:style-name="Table_20_Contents">скорости обучения. arXiv: 1212.5701.</text:p>
            <text:p text:style-name="Table_20_Contents"/>
            <text:p text:style-name="Table_20_Contents">Сян Чжан, Чжунбо Чжао и Янн ЛеКун. 2015 год.</text:p>
            <text:p text:style-name="Table_20_Contents">Сверточные сети символьного уровня для классификации текста</text:p>
            <text:p text:style-name="Table_20_Contents">. В книге "Достижения в</text:p>
            <text:p text:style-name="Table_20_Contents">области систем обработки нейронной информации", страницы 649-657.</text:p>
            <text:p text:style-name="Table_20_Contents">Пэн Чжоу, Чжэнью Ци, Сунцун Чжэн, Цзямин Сюй,</text:p>
            <text:p text:style-name="Table_20_Contents">Хунъюнь Бао и Бо Сюй. 2016 год. Классификация текста</text:p>
            <text:p text:style-name="Table_20_Contents">улучшена за счет интеграции двунаправленного LSTM</text:p>
            <text:p text:style-name="Table_20_Contents">с двумерным максимальным объединением. В материалах</text:p>
            <text:p text:style-name="Table_20_Contents">COLING 2016, 26</text:p>
            <text:p text:style-name="Table_20_Contents">-й Международной конференции по компьютерной лингвистике: Технические</text:p>
            <text:p text:style-name="Table_20_Contents">материалы, страницы 3485-3495.</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mputer Modern" svg:font-family="'Computer 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yriadProular" svg:font-family="MyriadProular"/>
    <style:font-face style:name="Nimbus Roman No9 L" svg:font-family="'Nimbus Roman No9 L'"/>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stroke-dash105" draw:style="rect" draw:dots1="1" draw:dots1-length="0.011cm" draw:distance="0.017cm"/>
    <draw:stroke-dash draw:name="stroke-dash116" draw:style="rect" draw:dots1="1" draw:dots1-length="0.011cm" draw:distance="0.018cm"/>
    <draw:stroke-dash draw:name="stroke-dash129" draw:style="rect" draw:dots1="1" draw:dots1-length="0.01cm" draw:distance="0.014cm"/>
    <draw:stroke-dash draw:name="stroke-dash69" draw:style="rect" draw:dots1="1" draw:dots1-length="0.012cm" draw:distance="0.012cm"/>
    <draw:stroke-dash draw:name="stroke-dash78" draw:style="rect" draw:dots1="1" draw:dots1-length="0.01cm" draw:distance="0.0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06:47:56.249355993</meta:creation-date>
    <dc:date>2022-01-30T22:03:59.991567526</dc:date>
    <meta:editing-duration>P2DT5H28M46S</meta:editing-duration>
    <meta:editing-cycles>5</meta:editing-cycles>
    <meta:generator>LibreOffice/7.2.5.2$Linux_X86_64 LibreOffice_project/20$Build-2</meta:generator>
    <meta:document-statistic meta:table-count="1" meta:image-count="0" meta:object-count="0" meta:page-count="28" meta:paragraph-count="1070" meta:word-count="9797" meta:character-count="66664" meta:non-whitespace-character-count="57806"/>
  </office:meta>
</office:document-meta>
</file>